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" table:style-name="ta1">
        <table:table-column table:style-name="co1" table:number-columns-repeated="5" table:default-cell-style-name="Default"/>
        <table:table-row table:style-name="ro1">
          <table:table-cell office:value-type="float" office:value="32.55" calcext:value-type="float">
            <text:p>32.55</text:p>
          </table:table-cell>
          <table:table-cell office:value-type="string" calcext:value-type="string">
            <text:p><text:s/>L </text:p>
          </table:table-cell>
          <table:table-cell office:value-type="float" office:value="813.967407" calcext:value-type="float">
            <text:p>813.967407</text:p>
          </table:table-cell>
          <table:table-cell office:value-type="float" office:value="0.275191" calcext:value-type="float">
            <text:p>0.27519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79818" calcext:value-type="float">
            <text:p>810.79818</text:p>
          </table:table-cell>
          <table:table-cell office:value-type="float" office:value="1.65675" calcext:value-type="float">
            <text:p>1.6567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3.120944" calcext:value-type="float">
            <text:p>803.120944</text:p>
          </table:table-cell>
          <table:table-cell office:value-type="float" office:value="2.778555" calcext:value-type="float">
            <text:p>2.778555</text:p>
          </table:table-cell>
        </table:table-row>
        <table:table-row table:style-name="ro1">
          <table:table-cell office:value-type="float" office:value="32.65" calcext:value-type="float">
            <text:p>32.65</text:p>
          </table:table-cell>
          <table:table-cell office:value-type="string" calcext:value-type="string">
            <text:p><text:s/>L </text:p>
          </table:table-cell>
          <table:table-cell office:value-type="float" office:value="814.002598" calcext:value-type="float">
            <text:p>814.002598</text:p>
          </table:table-cell>
          <table:table-cell office:value-type="float" office:value="0.275272" calcext:value-type="float">
            <text:p>0.27527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824979" calcext:value-type="float">
            <text:p>810.824979</text:p>
          </table:table-cell>
          <table:table-cell office:value-type="float" office:value="0.775636" calcext:value-type="float">
            <text:p>0.77563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3.64888" calcext:value-type="float">
            <text:p>803.64888</text:p>
          </table:table-cell>
          <table:table-cell office:value-type="float" office:value="2.911008" calcext:value-type="float">
            <text:p>2.911008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string" calcext:value-type="string">
            <text:p><text:s/>L </text:p>
          </table:table-cell>
          <table:table-cell office:value-type="float" office:value="814.019054" calcext:value-type="float">
            <text:p>814.019054</text:p>
          </table:table-cell>
          <table:table-cell office:value-type="float" office:value="0.280841" calcext:value-type="float">
            <text:p>0.2808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849612" calcext:value-type="float">
            <text:p>810.849612</text:p>
          </table:table-cell>
          <table:table-cell office:value-type="float" office:value="0.855654" calcext:value-type="float">
            <text:p>0.85565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3.825731" calcext:value-type="float">
            <text:p>803.825731</text:p>
          </table:table-cell>
          <table:table-cell office:value-type="float" office:value="1.935654" calcext:value-type="float">
            <text:p>1.935654</text:p>
          </table:table-cell>
        </table:table-row>
        <table:table-row table:style-name="ro1">
          <table:table-cell office:value-type="float" office:value="32.85" calcext:value-type="float">
            <text:p>32.85</text:p>
          </table:table-cell>
          <table:table-cell office:value-type="string" calcext:value-type="string">
            <text:p><text:s/>L </text:p>
          </table:table-cell>
          <table:table-cell office:value-type="float" office:value="814.039617" calcext:value-type="float">
            <text:p>814.039617</text:p>
          </table:table-cell>
          <table:table-cell office:value-type="float" office:value="0.287508" calcext:value-type="float">
            <text:p>0.28750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87476" calcext:value-type="float">
            <text:p>810.87476</text:p>
          </table:table-cell>
          <table:table-cell office:value-type="float" office:value="0.924882" calcext:value-type="float">
            <text:p>0.92488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4.223703" calcext:value-type="float">
            <text:p>804.223703</text:p>
          </table:table-cell>
          <table:table-cell office:value-type="float" office:value="2.025452" calcext:value-type="float">
            <text:p>2.025452</text:p>
          </table:table-cell>
        </table:table-row>
        <table:table-row table:style-name="ro1">
          <table:table-cell office:value-type="float" office:value="32.95" calcext:value-type="float">
            <text:p>32.95</text:p>
          </table:table-cell>
          <table:table-cell office:value-type="string" calcext:value-type="string">
            <text:p><text:s/>L </text:p>
          </table:table-cell>
          <table:table-cell office:value-type="float" office:value="814.065707" calcext:value-type="float">
            <text:p>814.065707</text:p>
          </table:table-cell>
          <table:table-cell office:value-type="float" office:value="0.282846" calcext:value-type="float">
            <text:p>0.28284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906252" calcext:value-type="float">
            <text:p>810.906252</text:p>
          </table:table-cell>
          <table:table-cell office:value-type="float" office:value="0.930647" calcext:value-type="float">
            <text:p>0.93064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4.604318" calcext:value-type="float">
            <text:p>804.604318</text:p>
          </table:table-cell>
          <table:table-cell office:value-type="float" office:value="2.226514" calcext:value-type="float">
            <text:p>2.226514</text:p>
          </table:table-cell>
        </table:table-row>
        <table:table-row table:style-name="ro1">
          <table:table-cell office:value-type="float" office:value="33.05" calcext:value-type="float">
            <text:p>33.05</text:p>
          </table:table-cell>
          <table:table-cell office:value-type="string" calcext:value-type="string">
            <text:p><text:s/>L </text:p>
          </table:table-cell>
          <table:table-cell office:value-type="float" office:value="814.092218" calcext:value-type="float">
            <text:p>814.092218</text:p>
          </table:table-cell>
          <table:table-cell office:value-type="float" office:value="0.288357" calcext:value-type="float">
            <text:p>0.28835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958114" calcext:value-type="float">
            <text:p>810.958114</text:p>
          </table:table-cell>
          <table:table-cell office:value-type="float" office:value="0.672093" calcext:value-type="float">
            <text:p>0.67209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4.864177" calcext:value-type="float">
            <text:p>804.864177</text:p>
          </table:table-cell>
          <table:table-cell office:value-type="float" office:value="1.954028" calcext:value-type="float">
            <text:p>1.954028</text:p>
          </table:table-cell>
        </table:table-row>
        <table:table-row table:style-name="ro1">
          <table:table-cell office:value-type="float" office:value="33.15" calcext:value-type="float">
            <text:p>33.15</text:p>
          </table:table-cell>
          <table:table-cell office:value-type="string" calcext:value-type="string">
            <text:p><text:s/>L </text:p>
          </table:table-cell>
          <table:table-cell office:value-type="float" office:value="814.115989" calcext:value-type="float">
            <text:p>814.115989</text:p>
          </table:table-cell>
          <table:table-cell office:value-type="float" office:value="0.292501" calcext:value-type="float">
            <text:p>0.2925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978854" calcext:value-type="float">
            <text:p>810.978854</text:p>
          </table:table-cell>
          <table:table-cell office:value-type="float" office:value="0.88906" calcext:value-type="float">
            <text:p>0.8890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5.287316" calcext:value-type="float">
            <text:p>805.287316</text:p>
          </table:table-cell>
          <table:table-cell office:value-type="float" office:value="1.9857" calcext:value-type="float">
            <text:p>1.9857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string" calcext:value-type="string">
            <text:p><text:s/>L </text:p>
          </table:table-cell>
          <table:table-cell office:value-type="float" office:value="814.138848" calcext:value-type="float">
            <text:p>814.138848</text:p>
          </table:table-cell>
          <table:table-cell office:value-type="float" office:value="0.298264" calcext:value-type="float">
            <text:p>0.29826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991849" calcext:value-type="float">
            <text:p>810.991849</text:p>
          </table:table-cell>
          <table:table-cell office:value-type="float" office:value="1.032307" calcext:value-type="float">
            <text:p>1.03230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5.615006" calcext:value-type="float">
            <text:p>805.615006</text:p>
          </table:table-cell>
          <table:table-cell office:value-type="float" office:value="2.734655" calcext:value-type="float">
            <text:p>2.734655</text:p>
          </table:table-cell>
        </table:table-row>
        <table:table-row table:style-name="ro1">
          <table:table-cell office:value-type="float" office:value="33.35" calcext:value-type="float">
            <text:p>33.35</text:p>
          </table:table-cell>
          <table:table-cell office:value-type="string" calcext:value-type="string">
            <text:p><text:s/>L </text:p>
          </table:table-cell>
          <table:table-cell office:value-type="float" office:value="814.173681" calcext:value-type="float">
            <text:p>814.173681</text:p>
          </table:table-cell>
          <table:table-cell office:value-type="float" office:value="0.310342" calcext:value-type="float">
            <text:p>0.3103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039677" calcext:value-type="float">
            <text:p>811.039677</text:p>
          </table:table-cell>
          <table:table-cell office:value-type="float" office:value="0.900887" calcext:value-type="float">
            <text:p>0.90088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6.028323" calcext:value-type="float">
            <text:p>806.028323</text:p>
          </table:table-cell>
          <table:table-cell office:value-type="float" office:value="2.095978" calcext:value-type="float">
            <text:p>2.095978</text:p>
          </table:table-cell>
        </table:table-row>
        <table:table-row table:style-name="ro1">
          <table:table-cell office:value-type="float" office:value="33.45" calcext:value-type="float">
            <text:p>33.45</text:p>
          </table:table-cell>
          <table:table-cell office:value-type="string" calcext:value-type="string">
            <text:p><text:s/>L </text:p>
          </table:table-cell>
          <table:table-cell office:value-type="float" office:value="814.2008" calcext:value-type="float">
            <text:p>814.2008</text:p>
          </table:table-cell>
          <table:table-cell office:value-type="float" office:value="0.322758" calcext:value-type="float">
            <text:p>0.32275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080347" calcext:value-type="float">
            <text:p>811.080347</text:p>
          </table:table-cell>
          <table:table-cell office:value-type="float" office:value="0.924673" calcext:value-type="float">
            <text:p>0.92467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6.326035" calcext:value-type="float">
            <text:p>806.326035</text:p>
          </table:table-cell>
          <table:table-cell office:value-type="float" office:value="2.016829" calcext:value-type="float">
            <text:p>2.016829</text:p>
          </table:table-cell>
        </table:table-row>
        <table:table-row table:style-name="ro1">
          <table:table-cell office:value-type="float" office:value="33.55" calcext:value-type="float">
            <text:p>33.55</text:p>
          </table:table-cell>
          <table:table-cell office:value-type="string" calcext:value-type="string">
            <text:p><text:s/>L </text:p>
          </table:table-cell>
          <table:table-cell office:value-type="float" office:value="814.229956" calcext:value-type="float">
            <text:p>814.229956</text:p>
          </table:table-cell>
          <table:table-cell office:value-type="float" office:value="0.33355" calcext:value-type="float">
            <text:p>0.3335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123277" calcext:value-type="float">
            <text:p>811.123277</text:p>
          </table:table-cell>
          <table:table-cell office:value-type="float" office:value="0.776614" calcext:value-type="float">
            <text:p>0.77661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6.618089" calcext:value-type="float">
            <text:p>806.618089</text:p>
          </table:table-cell>
          <table:table-cell office:value-type="float" office:value="1.945389" calcext:value-type="float">
            <text:p>1.945389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string" calcext:value-type="string">
            <text:p><text:s/>L </text:p>
          </table:table-cell>
          <table:table-cell office:value-type="float" office:value="814.263569" calcext:value-type="float">
            <text:p>814.263569</text:p>
          </table:table-cell>
          <table:table-cell office:value-type="float" office:value="0.346497" calcext:value-type="float">
            <text:p>0.3464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15241" calcext:value-type="float">
            <text:p>811.15241</text:p>
          </table:table-cell>
          <table:table-cell office:value-type="float" office:value="0.842368" calcext:value-type="float">
            <text:p>0.84236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6.975492" calcext:value-type="float">
            <text:p>806.975492</text:p>
          </table:table-cell>
          <table:table-cell office:value-type="float" office:value="2.063895" calcext:value-type="float">
            <text:p>2.063895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string" calcext:value-type="string">
            <text:p><text:s/>L </text:p>
          </table:table-cell>
          <table:table-cell office:value-type="float" office:value="814.296672" calcext:value-type="float">
            <text:p>814.296672</text:p>
          </table:table-cell>
          <table:table-cell office:value-type="float" office:value="0.357188" calcext:value-type="float">
            <text:p>0.35718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197265" calcext:value-type="float">
            <text:p>811.197265</text:p>
          </table:table-cell>
          <table:table-cell office:value-type="float" office:value="0.772448" calcext:value-type="float">
            <text:p>0.77244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7.260021" calcext:value-type="float">
            <text:p>807.260021</text:p>
          </table:table-cell>
          <table:table-cell office:value-type="float" office:value="1.901608" calcext:value-type="float">
            <text:p>1.901608</text:p>
          </table:table-cell>
        </table:table-row>
        <table:table-row table:style-name="ro1">
          <table:table-cell office:value-type="float" office:value="33.85" calcext:value-type="float">
            <text:p>33.85</text:p>
          </table:table-cell>
          <table:table-cell office:value-type="string" calcext:value-type="string">
            <text:p><text:s/>L </text:p>
          </table:table-cell>
          <table:table-cell office:value-type="float" office:value="814.346178" calcext:value-type="float">
            <text:p>814.346178</text:p>
          </table:table-cell>
          <table:table-cell office:value-type="float" office:value="0.362574" calcext:value-type="float">
            <text:p>0.36257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263055" calcext:value-type="float">
            <text:p>811.263055</text:p>
          </table:table-cell>
          <table:table-cell office:value-type="float" office:value="0.750567" calcext:value-type="float">
            <text:p>0.75056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7.668822" calcext:value-type="float">
            <text:p>807.668822</text:p>
          </table:table-cell>
          <table:table-cell office:value-type="float" office:value="1.814981" calcext:value-type="float">
            <text:p>1.814981</text:p>
          </table:table-cell>
        </table:table-row>
        <table:table-row table:style-name="ro1">
          <table:table-cell office:value-type="float" office:value="33.95" calcext:value-type="float">
            <text:p>33.95</text:p>
          </table:table-cell>
          <table:table-cell office:value-type="string" calcext:value-type="string">
            <text:p><text:s/>L </text:p>
          </table:table-cell>
          <table:table-cell office:value-type="float" office:value="814.376967" calcext:value-type="float">
            <text:p>814.376967</text:p>
          </table:table-cell>
          <table:table-cell office:value-type="float" office:value="0.383533" calcext:value-type="float">
            <text:p>0.38353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292065" calcext:value-type="float">
            <text:p>811.292065</text:p>
          </table:table-cell>
          <table:table-cell office:value-type="float" office:value="0.767357" calcext:value-type="float">
            <text:p>0.76735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7.968344" calcext:value-type="float">
            <text:p>807.968344</text:p>
          </table:table-cell>
          <table:table-cell office:value-type="float" office:value="1.771595" calcext:value-type="float">
            <text:p>1.771595</text:p>
          </table:table-cell>
        </table:table-row>
        <table:table-row table:style-name="ro1">
          <table:table-cell office:value-type="float" office:value="34.05" calcext:value-type="float">
            <text:p>34.05</text:p>
          </table:table-cell>
          <table:table-cell office:value-type="string" calcext:value-type="string">
            <text:p><text:s/>L </text:p>
          </table:table-cell>
          <table:table-cell office:value-type="float" office:value="814.420396" calcext:value-type="float">
            <text:p>814.420396</text:p>
          </table:table-cell>
          <table:table-cell office:value-type="float" office:value="0.398903" calcext:value-type="float">
            <text:p>0.39890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340734" calcext:value-type="float">
            <text:p>811.340734</text:p>
          </table:table-cell>
          <table:table-cell office:value-type="float" office:value="0.720756" calcext:value-type="float">
            <text:p>0.72075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8.250759" calcext:value-type="float">
            <text:p>808.250759</text:p>
          </table:table-cell>
          <table:table-cell office:value-type="float" office:value="1.713585" calcext:value-type="float">
            <text:p>1.713585</text:p>
          </table:table-cell>
        </table:table-row>
        <table:table-row table:style-name="ro1">
          <table:table-cell office:value-type="float" office:value="34.15" calcext:value-type="float">
            <text:p>34.15</text:p>
          </table:table-cell>
          <table:table-cell office:value-type="string" calcext:value-type="string">
            <text:p><text:s/>L </text:p>
          </table:table-cell>
          <table:table-cell office:value-type="float" office:value="814.475969" calcext:value-type="float">
            <text:p>814.475969</text:p>
          </table:table-cell>
          <table:table-cell office:value-type="float" office:value="0.416843" calcext:value-type="float">
            <text:p>0.41684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4147" calcext:value-type="float">
            <text:p>811.4147</text:p>
          </table:table-cell>
          <table:table-cell office:value-type="float" office:value="0.730509" calcext:value-type="float">
            <text:p>0.730509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8.57112" calcext:value-type="float">
            <text:p>808.57112</text:p>
          </table:table-cell>
          <table:table-cell office:value-type="float" office:value="1.646084" calcext:value-type="float">
            <text:p>1.646084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string" calcext:value-type="string">
            <text:p><text:s/>L </text:p>
          </table:table-cell>
          <table:table-cell office:value-type="float" office:value="814.5443" calcext:value-type="float">
            <text:p>814.5443</text:p>
          </table:table-cell>
          <table:table-cell office:value-type="float" office:value="0.520963" calcext:value-type="float">
            <text:p>0.5209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472062" calcext:value-type="float">
            <text:p>811.472062</text:p>
          </table:table-cell>
          <table:table-cell office:value-type="float" office:value="0.840988" calcext:value-type="float">
            <text:p>0.84098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8.825193" calcext:value-type="float">
            <text:p>808.825193</text:p>
          </table:table-cell>
          <table:table-cell office:value-type="float" office:value="1.575479" calcext:value-type="float">
            <text:p>1.575479</text:p>
          </table:table-cell>
        </table:table-row>
        <table:table-row table:style-name="ro1">
          <table:table-cell office:value-type="float" office:value="34.35" calcext:value-type="float">
            <text:p>34.35</text:p>
          </table:table-cell>
          <table:table-cell office:value-type="string" calcext:value-type="string">
            <text:p><text:s/>L </text:p>
          </table:table-cell>
          <table:table-cell office:value-type="float" office:value="814.573003" calcext:value-type="float">
            <text:p>814.573003</text:p>
          </table:table-cell>
          <table:table-cell office:value-type="float" office:value="0.465748" calcext:value-type="float">
            <text:p>0.4657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512384" calcext:value-type="float">
            <text:p>811.512384</text:p>
          </table:table-cell>
          <table:table-cell office:value-type="float" office:value="0.747092" calcext:value-type="float">
            <text:p>0.74709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9.062774" calcext:value-type="float">
            <text:p>809.062774</text:p>
          </table:table-cell>
          <table:table-cell office:value-type="float" office:value="1.496093" calcext:value-type="float">
            <text:p>1.496093</text:p>
          </table:table-cell>
        </table:table-row>
        <table:table-row table:style-name="ro1">
          <table:table-cell office:value-type="float" office:value="34.45" calcext:value-type="float">
            <text:p>34.45</text:p>
          </table:table-cell>
          <table:table-cell office:value-type="string" calcext:value-type="string">
            <text:p><text:s/>L </text:p>
          </table:table-cell>
          <table:table-cell office:value-type="float" office:value="814.648765" calcext:value-type="float">
            <text:p>814.648765</text:p>
          </table:table-cell>
          <table:table-cell office:value-type="float" office:value="0.446559" calcext:value-type="float">
            <text:p>0.44655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606753" calcext:value-type="float">
            <text:p>811.606753</text:p>
          </table:table-cell>
          <table:table-cell office:value-type="float" office:value="0.724083" calcext:value-type="float">
            <text:p>0.72408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9.362712" calcext:value-type="float">
            <text:p>809.362712</text:p>
          </table:table-cell>
          <table:table-cell office:value-type="float" office:value="1.338244" calcext:value-type="float">
            <text:p>1.338244</text:p>
          </table:table-cell>
        </table:table-row>
        <table:table-row table:style-name="ro1">
          <table:table-cell office:value-type="float" office:value="34.55" calcext:value-type="float">
            <text:p>34.55</text:p>
          </table:table-cell>
          <table:table-cell office:value-type="string" calcext:value-type="string">
            <text:p><text:s/>L </text:p>
          </table:table-cell>
          <table:table-cell office:value-type="float" office:value="814.72628" calcext:value-type="float">
            <text:p>814.72628</text:p>
          </table:table-cell>
          <table:table-cell office:value-type="float" office:value="0.447675" calcext:value-type="float">
            <text:p>0.44767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70567" calcext:value-type="float">
            <text:p>811.70567</text:p>
          </table:table-cell>
          <table:table-cell office:value-type="float" office:value="0.728752" calcext:value-type="float">
            <text:p>0.72875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9.573739" calcext:value-type="float">
            <text:p>809.573739</text:p>
          </table:table-cell>
          <table:table-cell office:value-type="float" office:value="1.236435" calcext:value-type="float">
            <text:p>1.236435</text:p>
          </table:table-cell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string" calcext:value-type="string">
            <text:p><text:s/>L </text:p>
          </table:table-cell>
          <table:table-cell office:value-type="float" office:value="814.803504" calcext:value-type="float">
            <text:p>814.803504</text:p>
          </table:table-cell>
          <table:table-cell office:value-type="float" office:value="0.451414" calcext:value-type="float">
            <text:p>0.45141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788561" calcext:value-type="float">
            <text:p>811.788561</text:p>
          </table:table-cell>
          <table:table-cell office:value-type="float" office:value="0.733541" calcext:value-type="float">
            <text:p>0.733541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9.775944" calcext:value-type="float">
            <text:p>809.775944</text:p>
          </table:table-cell>
          <table:table-cell office:value-type="float" office:value="1.132518" calcext:value-type="float">
            <text:p>1.132518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string" calcext:value-type="string">
            <text:p><text:s/>L </text:p>
          </table:table-cell>
          <table:table-cell office:value-type="float" office:value="814.871123" calcext:value-type="float">
            <text:p>814.871123</text:p>
          </table:table-cell>
          <table:table-cell office:value-type="float" office:value="0.450532" calcext:value-type="float">
            <text:p>0.4505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866863" calcext:value-type="float">
            <text:p>811.866863</text:p>
          </table:table-cell>
          <table:table-cell office:value-type="float" office:value="0.745957" calcext:value-type="float">
            <text:p>0.74595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9.909689" calcext:value-type="float">
            <text:p>809.909689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string" calcext:value-type="string">
            <text:p><text:s/>L </text:p>
          </table:table-cell>
          <table:table-cell office:value-type="float" office:value="814.95874" calcext:value-type="float">
            <text:p>814.95874</text:p>
          </table:table-cell>
          <table:table-cell office:value-type="float" office:value="0.451869" calcext:value-type="float">
            <text:p>0.45186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964995" calcext:value-type="float">
            <text:p>811.964995</text:p>
          </table:table-cell>
          <table:table-cell office:value-type="float" office:value="0.774165" calcext:value-type="float">
            <text:p>0.77416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042847" calcext:value-type="float">
            <text:p>810.042847</text:p>
          </table:table-cell>
          <table:table-cell office:value-type="float" office:value="0.997693" calcext:value-type="float">
            <text:p>0.997693</text:p>
          </table:table-cell>
        </table:table-row>
        <table:table-row table:style-name="ro1">
          <table:table-cell office:value-type="float" office:value="34.95" calcext:value-type="float">
            <text:p>34.95</text:p>
          </table:table-cell>
          <table:table-cell office:value-type="string" calcext:value-type="string">
            <text:p><text:s/>L </text:p>
          </table:table-cell>
          <table:table-cell office:value-type="float" office:value="815.089257" calcext:value-type="float">
            <text:p>815.089257</text:p>
          </table:table-cell>
          <table:table-cell office:value-type="float" office:value="0.449454" calcext:value-type="float">
            <text:p>0.44945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105647" calcext:value-type="float">
            <text:p>812.105647</text:p>
          </table:table-cell>
          <table:table-cell office:value-type="float" office:value="0.792968" calcext:value-type="float">
            <text:p>0.79296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192968" calcext:value-type="float">
            <text:p>810.192968</text:p>
          </table:table-cell>
          <table:table-cell office:value-type="float" office:value="0.916476" calcext:value-type="float">
            <text:p>0.916476</text:p>
          </table:table-cell>
        </table:table-row>
        <table:table-row table:style-name="ro1">
          <table:table-cell office:value-type="float" office:value="35.05" calcext:value-type="float">
            <text:p>35.05</text:p>
          </table:table-cell>
          <table:table-cell office:value-type="string" calcext:value-type="string">
            <text:p><text:s/>L </text:p>
          </table:table-cell>
          <table:table-cell office:value-type="float" office:value="815.203349" calcext:value-type="float">
            <text:p>815.203349</text:p>
          </table:table-cell>
          <table:table-cell office:value-type="float" office:value="0.423201" calcext:value-type="float">
            <text:p>0.4232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212874" calcext:value-type="float">
            <text:p>812.212874</text:p>
          </table:table-cell>
          <table:table-cell office:value-type="float" office:value="0.807065" calcext:value-type="float">
            <text:p>0.80706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282681" calcext:value-type="float">
            <text:p>810.282681</text:p>
          </table:table-cell>
          <table:table-cell office:value-type="float" office:value="0.838406" calcext:value-type="float">
            <text:p>0.838406</text:p>
          </table:table-cell>
        </table:table-row>
        <table:table-row table:style-name="ro1">
          <table:table-cell office:value-type="float" office:value="35.15" calcext:value-type="float">
            <text:p>35.15</text:p>
          </table:table-cell>
          <table:table-cell office:value-type="string" calcext:value-type="string">
            <text:p><text:s/>L </text:p>
          </table:table-cell>
          <table:table-cell office:value-type="float" office:value="815.327314" calcext:value-type="float">
            <text:p>815.327314</text:p>
          </table:table-cell>
          <table:table-cell office:value-type="float" office:value="0.387179" calcext:value-type="float">
            <text:p>0.38717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327327" calcext:value-type="float">
            <text:p>812.327327</text:p>
          </table:table-cell>
          <table:table-cell office:value-type="float" office:value="0.825982" calcext:value-type="float">
            <text:p>0.82598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360217" calcext:value-type="float">
            <text:p>810.360217</text:p>
          </table:table-cell>
          <table:table-cell office:value-type="float" office:value="0.785886" calcext:value-type="float">
            <text:p>0.785886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string" calcext:value-type="string">
            <text:p><text:s/>L </text:p>
          </table:table-cell>
          <table:table-cell office:value-type="float" office:value="815.484484" calcext:value-type="float">
            <text:p>815.484484</text:p>
          </table:table-cell>
          <table:table-cell office:value-type="float" office:value="0.335763" calcext:value-type="float">
            <text:p>0.3357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457834" calcext:value-type="float">
            <text:p>812.457834</text:p>
          </table:table-cell>
          <table:table-cell office:value-type="float" office:value="0.814184" calcext:value-type="float">
            <text:p>0.81418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438272" calcext:value-type="float">
            <text:p>810.438272</text:p>
          </table:table-cell>
          <table:table-cell office:value-type="float" office:value="0.743626" calcext:value-type="float">
            <text:p>0.743626</text:p>
          </table:table-cell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string" calcext:value-type="string">
            <text:p><text:s/>L </text:p>
          </table:table-cell>
          <table:table-cell office:value-type="float" office:value="815.615037" calcext:value-type="float">
            <text:p>815.615037</text:p>
          </table:table-cell>
          <table:table-cell office:value-type="float" office:value="0.300701" calcext:value-type="float">
            <text:p>0.3007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553796" calcext:value-type="float">
            <text:p>812.553796</text:p>
          </table:table-cell>
          <table:table-cell office:value-type="float" office:value="0.802975" calcext:value-type="float">
            <text:p>0.80297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485202" calcext:value-type="float">
            <text:p>810.485202</text:p>
          </table:table-cell>
          <table:table-cell office:value-type="float" office:value="0.717885" calcext:value-type="float">
            <text:p>0.717885</text:p>
          </table:table-cell>
        </table:table-row>
        <table:table-row table:style-name="ro1">
          <table:table-cell office:value-type="float" office:value="35.45" calcext:value-type="float">
            <text:p>35.45</text:p>
          </table:table-cell>
          <table:table-cell office:value-type="string" calcext:value-type="string">
            <text:p><text:s/>L </text:p>
          </table:table-cell>
          <table:table-cell office:value-type="float" office:value="815.866984" calcext:value-type="float">
            <text:p>815.866984</text:p>
          </table:table-cell>
          <table:table-cell office:value-type="float" office:value="0.248092" calcext:value-type="float">
            <text:p>0.2480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730851" calcext:value-type="float">
            <text:p>812.730851</text:p>
          </table:table-cell>
          <table:table-cell office:value-type="float" office:value="0.807136" calcext:value-type="float">
            <text:p>0.80713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586231" calcext:value-type="float">
            <text:p>810.586231</text:p>
          </table:table-cell>
          <table:table-cell office:value-type="float" office:value="0.693863" calcext:value-type="float">
            <text:p>0.693863</text:p>
          </table:table-cell>
        </table:table-row>
        <table:table-row table:style-name="ro1">
          <table:table-cell office:value-type="float" office:value="35.55" calcext:value-type="float">
            <text:p>35.55</text:p>
          </table:table-cell>
          <table:table-cell office:value-type="string" calcext:value-type="string">
            <text:p><text:s/>L </text:p>
          </table:table-cell>
          <table:table-cell office:value-type="float" office:value="816.103445" calcext:value-type="float">
            <text:p>816.103445</text:p>
          </table:table-cell>
          <table:table-cell office:value-type="float" office:value="0.213159" calcext:value-type="float">
            <text:p>0.21315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853754" calcext:value-type="float">
            <text:p>812.853754</text:p>
          </table:table-cell>
          <table:table-cell office:value-type="float" office:value="0.810256" calcext:value-type="float">
            <text:p>0.81025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632344" calcext:value-type="float">
            <text:p>810.632344</text:p>
          </table:table-cell>
          <table:table-cell office:value-type="float" office:value="0.720832" calcext:value-type="float">
            <text:p>0.720832</text:p>
          </table:table-cell>
        </table:table-row>
        <table:table-row table:style-name="ro1">
          <table:table-cell office:value-type="float" office:value="35.65" calcext:value-type="float">
            <text:p>35.65</text:p>
          </table:table-cell>
          <table:table-cell office:value-type="string" calcext:value-type="string">
            <text:p><text:s/>L </text:p>
          </table:table-cell>
          <table:table-cell office:value-type="float" office:value="816.306296" calcext:value-type="float">
            <text:p>816.306296</text:p>
          </table:table-cell>
          <table:table-cell office:value-type="float" office:value="0.188995" calcext:value-type="float">
            <text:p>0.18899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944662" calcext:value-type="float">
            <text:p>812.944662</text:p>
          </table:table-cell>
          <table:table-cell office:value-type="float" office:value="0.82366" calcext:value-type="float">
            <text:p>0.8236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657442" calcext:value-type="float">
            <text:p>810.657442</text:p>
          </table:table-cell>
          <table:table-cell office:value-type="float" office:value="0.785366" calcext:value-type="float">
            <text:p>0.785366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string" calcext:value-type="string">
            <text:p><text:s/>L </text:p>
          </table:table-cell>
          <table:table-cell office:value-type="float" office:value="816.529844" calcext:value-type="float">
            <text:p>816.529844</text:p>
          </table:table-cell>
          <table:table-cell office:value-type="float" office:value="0.168472" calcext:value-type="float">
            <text:p>0.16847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3.031395" calcext:value-type="float">
            <text:p>813.031395</text:p>
          </table:table-cell>
          <table:table-cell office:value-type="float" office:value="0.828396" calcext:value-type="float">
            <text:p>0.82839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668924" calcext:value-type="float">
            <text:p>810.668924</text:p>
          </table:table-cell>
          <table:table-cell office:value-type="float" office:value="0.98934" calcext:value-type="float">
            <text:p>0.98934</text:p>
          </table:table-cell>
        </table:table-row>
      </table:table>
      <table:table table:name="L1" table:style-name="ta1">
        <table:table-column table:style-name="co1" table:number-columns-repeated="5" table:default-cell-style-name="Default"/>
        <table:table-row table:style-name="ro1">
          <table:table-cell office:value-type="float" office:value="32.55" calcext:value-type="float">
            <text:p>32.55</text:p>
          </table:table-cell>
          <table:table-cell office:value-type="string" calcext:value-type="string">
            <text:p><text:s/>L </text:p>
          </table:table-cell>
          <table:table-cell office:value-type="float" office:value="813.967407" calcext:value-type="float">
            <text:p>813.967407</text:p>
          </table:table-cell>
          <table:table-cell office:value-type="float" office:value="0.275191" calcext:value-type="float">
            <text:p>0.27519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79818" calcext:value-type="float">
            <text:p>810.79818</text:p>
          </table:table-cell>
          <table:table-cell office:value-type="float" office:value="1.65675" calcext:value-type="float">
            <text:p>1.6567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3.120944" calcext:value-type="float">
            <text:p>803.120944</text:p>
          </table:table-cell>
          <table:table-cell office:value-type="float" office:value="2.778555" calcext:value-type="float">
            <text:p>2.778555</text:p>
          </table:table-cell>
        </table:table-row>
        <table:table-row table:style-name="ro1">
          <table:table-cell office:value-type="float" office:value="32.65" calcext:value-type="float">
            <text:p>32.65</text:p>
          </table:table-cell>
          <table:table-cell office:value-type="string" calcext:value-type="string">
            <text:p><text:s/>L </text:p>
          </table:table-cell>
          <table:table-cell office:value-type="float" office:value="814.002598" calcext:value-type="float">
            <text:p>814.002598</text:p>
          </table:table-cell>
          <table:table-cell office:value-type="float" office:value="0.275272" calcext:value-type="float">
            <text:p>0.27527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824979" calcext:value-type="float">
            <text:p>810.824979</text:p>
          </table:table-cell>
          <table:table-cell office:value-type="float" office:value="0.775636" calcext:value-type="float">
            <text:p>0.77563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3.64888" calcext:value-type="float">
            <text:p>803.64888</text:p>
          </table:table-cell>
          <table:table-cell office:value-type="float" office:value="2.911008" calcext:value-type="float">
            <text:p>2.911008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string" calcext:value-type="string">
            <text:p><text:s/>L </text:p>
          </table:table-cell>
          <table:table-cell office:value-type="float" office:value="814.019054" calcext:value-type="float">
            <text:p>814.019054</text:p>
          </table:table-cell>
          <table:table-cell office:value-type="float" office:value="0.280841" calcext:value-type="float">
            <text:p>0.2808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849612" calcext:value-type="float">
            <text:p>810.849612</text:p>
          </table:table-cell>
          <table:table-cell office:value-type="float" office:value="0.855654" calcext:value-type="float">
            <text:p>0.85565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3.825731" calcext:value-type="float">
            <text:p>803.825731</text:p>
          </table:table-cell>
          <table:table-cell office:value-type="float" office:value="1.935654" calcext:value-type="float">
            <text:p>1.935654</text:p>
          </table:table-cell>
        </table:table-row>
        <table:table-row table:style-name="ro1">
          <table:table-cell office:value-type="float" office:value="32.85" calcext:value-type="float">
            <text:p>32.85</text:p>
          </table:table-cell>
          <table:table-cell office:value-type="string" calcext:value-type="string">
            <text:p><text:s/>L </text:p>
          </table:table-cell>
          <table:table-cell office:value-type="float" office:value="814.039617" calcext:value-type="float">
            <text:p>814.039617</text:p>
          </table:table-cell>
          <table:table-cell office:value-type="float" office:value="0.287508" calcext:value-type="float">
            <text:p>0.28750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87476" calcext:value-type="float">
            <text:p>810.87476</text:p>
          </table:table-cell>
          <table:table-cell office:value-type="float" office:value="0.924882" calcext:value-type="float">
            <text:p>0.92488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4.223703" calcext:value-type="float">
            <text:p>804.223703</text:p>
          </table:table-cell>
          <table:table-cell office:value-type="float" office:value="2.025452" calcext:value-type="float">
            <text:p>2.025452</text:p>
          </table:table-cell>
        </table:table-row>
        <table:table-row table:style-name="ro1">
          <table:table-cell office:value-type="float" office:value="32.95" calcext:value-type="float">
            <text:p>32.95</text:p>
          </table:table-cell>
          <table:table-cell office:value-type="string" calcext:value-type="string">
            <text:p><text:s/>L </text:p>
          </table:table-cell>
          <table:table-cell office:value-type="float" office:value="814.065707" calcext:value-type="float">
            <text:p>814.065707</text:p>
          </table:table-cell>
          <table:table-cell office:value-type="float" office:value="0.282846" calcext:value-type="float">
            <text:p>0.28284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906252" calcext:value-type="float">
            <text:p>810.906252</text:p>
          </table:table-cell>
          <table:table-cell office:value-type="float" office:value="0.930647" calcext:value-type="float">
            <text:p>0.93064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4.604318" calcext:value-type="float">
            <text:p>804.604318</text:p>
          </table:table-cell>
          <table:table-cell office:value-type="float" office:value="2.226514" calcext:value-type="float">
            <text:p>2.226514</text:p>
          </table:table-cell>
        </table:table-row>
        <table:table-row table:style-name="ro1">
          <table:table-cell office:value-type="float" office:value="33.05" calcext:value-type="float">
            <text:p>33.05</text:p>
          </table:table-cell>
          <table:table-cell office:value-type="string" calcext:value-type="string">
            <text:p><text:s/>L </text:p>
          </table:table-cell>
          <table:table-cell office:value-type="float" office:value="814.092218" calcext:value-type="float">
            <text:p>814.092218</text:p>
          </table:table-cell>
          <table:table-cell office:value-type="float" office:value="0.288357" calcext:value-type="float">
            <text:p>0.28835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958114" calcext:value-type="float">
            <text:p>810.958114</text:p>
          </table:table-cell>
          <table:table-cell office:value-type="float" office:value="0.672093" calcext:value-type="float">
            <text:p>0.67209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4.864177" calcext:value-type="float">
            <text:p>804.864177</text:p>
          </table:table-cell>
          <table:table-cell office:value-type="float" office:value="1.954028" calcext:value-type="float">
            <text:p>1.954028</text:p>
          </table:table-cell>
        </table:table-row>
        <table:table-row table:style-name="ro1">
          <table:table-cell office:value-type="float" office:value="33.15" calcext:value-type="float">
            <text:p>33.15</text:p>
          </table:table-cell>
          <table:table-cell office:value-type="string" calcext:value-type="string">
            <text:p><text:s/>L </text:p>
          </table:table-cell>
          <table:table-cell office:value-type="float" office:value="814.115989" calcext:value-type="float">
            <text:p>814.115989</text:p>
          </table:table-cell>
          <table:table-cell office:value-type="float" office:value="0.292501" calcext:value-type="float">
            <text:p>0.2925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978854" calcext:value-type="float">
            <text:p>810.978854</text:p>
          </table:table-cell>
          <table:table-cell office:value-type="float" office:value="0.88906" calcext:value-type="float">
            <text:p>0.8890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5.287316" calcext:value-type="float">
            <text:p>805.287316</text:p>
          </table:table-cell>
          <table:table-cell office:value-type="float" office:value="1.9857" calcext:value-type="float">
            <text:p>1.9857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string" calcext:value-type="string">
            <text:p><text:s/>L </text:p>
          </table:table-cell>
          <table:table-cell office:value-type="float" office:value="814.138848" calcext:value-type="float">
            <text:p>814.138848</text:p>
          </table:table-cell>
          <table:table-cell office:value-type="float" office:value="0.298264" calcext:value-type="float">
            <text:p>0.29826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991849" calcext:value-type="float">
            <text:p>810.991849</text:p>
          </table:table-cell>
          <table:table-cell office:value-type="float" office:value="1.032307" calcext:value-type="float">
            <text:p>1.03230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5.615006" calcext:value-type="float">
            <text:p>805.615006</text:p>
          </table:table-cell>
          <table:table-cell office:value-type="float" office:value="2.734655" calcext:value-type="float">
            <text:p>2.734655</text:p>
          </table:table-cell>
        </table:table-row>
        <table:table-row table:style-name="ro1">
          <table:table-cell office:value-type="float" office:value="33.35" calcext:value-type="float">
            <text:p>33.35</text:p>
          </table:table-cell>
          <table:table-cell office:value-type="string" calcext:value-type="string">
            <text:p><text:s/>L </text:p>
          </table:table-cell>
          <table:table-cell office:value-type="float" office:value="814.173681" calcext:value-type="float">
            <text:p>814.173681</text:p>
          </table:table-cell>
          <table:table-cell office:value-type="float" office:value="0.310342" calcext:value-type="float">
            <text:p>0.3103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039677" calcext:value-type="float">
            <text:p>811.039677</text:p>
          </table:table-cell>
          <table:table-cell office:value-type="float" office:value="0.900887" calcext:value-type="float">
            <text:p>0.90088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6.028323" calcext:value-type="float">
            <text:p>806.028323</text:p>
          </table:table-cell>
          <table:table-cell office:value-type="float" office:value="2.095978" calcext:value-type="float">
            <text:p>2.095978</text:p>
          </table:table-cell>
        </table:table-row>
        <table:table-row table:style-name="ro1">
          <table:table-cell office:value-type="float" office:value="33.45" calcext:value-type="float">
            <text:p>33.45</text:p>
          </table:table-cell>
          <table:table-cell office:value-type="string" calcext:value-type="string">
            <text:p><text:s/>L </text:p>
          </table:table-cell>
          <table:table-cell office:value-type="float" office:value="814.2008" calcext:value-type="float">
            <text:p>814.2008</text:p>
          </table:table-cell>
          <table:table-cell office:value-type="float" office:value="0.322758" calcext:value-type="float">
            <text:p>0.32275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080347" calcext:value-type="float">
            <text:p>811.080347</text:p>
          </table:table-cell>
          <table:table-cell office:value-type="float" office:value="0.924673" calcext:value-type="float">
            <text:p>0.92467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6.326035" calcext:value-type="float">
            <text:p>806.326035</text:p>
          </table:table-cell>
          <table:table-cell office:value-type="float" office:value="2.016829" calcext:value-type="float">
            <text:p>2.016829</text:p>
          </table:table-cell>
        </table:table-row>
        <table:table-row table:style-name="ro1">
          <table:table-cell office:value-type="float" office:value="33.55" calcext:value-type="float">
            <text:p>33.55</text:p>
          </table:table-cell>
          <table:table-cell office:value-type="string" calcext:value-type="string">
            <text:p><text:s/>L </text:p>
          </table:table-cell>
          <table:table-cell office:value-type="float" office:value="814.229956" calcext:value-type="float">
            <text:p>814.229956</text:p>
          </table:table-cell>
          <table:table-cell office:value-type="float" office:value="0.33355" calcext:value-type="float">
            <text:p>0.3335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123277" calcext:value-type="float">
            <text:p>811.123277</text:p>
          </table:table-cell>
          <table:table-cell office:value-type="float" office:value="0.776614" calcext:value-type="float">
            <text:p>0.77661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6.618089" calcext:value-type="float">
            <text:p>806.618089</text:p>
          </table:table-cell>
          <table:table-cell office:value-type="float" office:value="1.945389" calcext:value-type="float">
            <text:p>1.945389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string" calcext:value-type="string">
            <text:p><text:s/>L </text:p>
          </table:table-cell>
          <table:table-cell office:value-type="float" office:value="814.263569" calcext:value-type="float">
            <text:p>814.263569</text:p>
          </table:table-cell>
          <table:table-cell office:value-type="float" office:value="0.346497" calcext:value-type="float">
            <text:p>0.3464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15241" calcext:value-type="float">
            <text:p>811.15241</text:p>
          </table:table-cell>
          <table:table-cell office:value-type="float" office:value="0.842368" calcext:value-type="float">
            <text:p>0.84236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6.975492" calcext:value-type="float">
            <text:p>806.975492</text:p>
          </table:table-cell>
          <table:table-cell office:value-type="float" office:value="2.063895" calcext:value-type="float">
            <text:p>2.063895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string" calcext:value-type="string">
            <text:p><text:s/>L </text:p>
          </table:table-cell>
          <table:table-cell office:value-type="float" office:value="814.296672" calcext:value-type="float">
            <text:p>814.296672</text:p>
          </table:table-cell>
          <table:table-cell office:value-type="float" office:value="0.357188" calcext:value-type="float">
            <text:p>0.35718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197265" calcext:value-type="float">
            <text:p>811.197265</text:p>
          </table:table-cell>
          <table:table-cell office:value-type="float" office:value="0.772448" calcext:value-type="float">
            <text:p>0.77244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7.260021" calcext:value-type="float">
            <text:p>807.260021</text:p>
          </table:table-cell>
          <table:table-cell office:value-type="float" office:value="1.901608" calcext:value-type="float">
            <text:p>1.901608</text:p>
          </table:table-cell>
        </table:table-row>
        <table:table-row table:style-name="ro1">
          <table:table-cell office:value-type="float" office:value="33.85" calcext:value-type="float">
            <text:p>33.85</text:p>
          </table:table-cell>
          <table:table-cell office:value-type="string" calcext:value-type="string">
            <text:p><text:s/>L </text:p>
          </table:table-cell>
          <table:table-cell office:value-type="float" office:value="814.346178" calcext:value-type="float">
            <text:p>814.346178</text:p>
          </table:table-cell>
          <table:table-cell office:value-type="float" office:value="0.362574" calcext:value-type="float">
            <text:p>0.36257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263055" calcext:value-type="float">
            <text:p>811.263055</text:p>
          </table:table-cell>
          <table:table-cell office:value-type="float" office:value="0.750567" calcext:value-type="float">
            <text:p>0.75056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7.668822" calcext:value-type="float">
            <text:p>807.668822</text:p>
          </table:table-cell>
          <table:table-cell office:value-type="float" office:value="1.814981" calcext:value-type="float">
            <text:p>1.814981</text:p>
          </table:table-cell>
        </table:table-row>
        <table:table-row table:style-name="ro1">
          <table:table-cell office:value-type="float" office:value="33.95" calcext:value-type="float">
            <text:p>33.95</text:p>
          </table:table-cell>
          <table:table-cell office:value-type="string" calcext:value-type="string">
            <text:p><text:s/>L </text:p>
          </table:table-cell>
          <table:table-cell office:value-type="float" office:value="814.376967" calcext:value-type="float">
            <text:p>814.376967</text:p>
          </table:table-cell>
          <table:table-cell office:value-type="float" office:value="0.383533" calcext:value-type="float">
            <text:p>0.38353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292065" calcext:value-type="float">
            <text:p>811.292065</text:p>
          </table:table-cell>
          <table:table-cell office:value-type="float" office:value="0.767357" calcext:value-type="float">
            <text:p>0.76735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7.968344" calcext:value-type="float">
            <text:p>807.968344</text:p>
          </table:table-cell>
          <table:table-cell office:value-type="float" office:value="1.771595" calcext:value-type="float">
            <text:p>1.771595</text:p>
          </table:table-cell>
        </table:table-row>
        <table:table-row table:style-name="ro1">
          <table:table-cell office:value-type="float" office:value="34.05" calcext:value-type="float">
            <text:p>34.05</text:p>
          </table:table-cell>
          <table:table-cell office:value-type="string" calcext:value-type="string">
            <text:p><text:s/>L </text:p>
          </table:table-cell>
          <table:table-cell office:value-type="float" office:value="814.420396" calcext:value-type="float">
            <text:p>814.420396</text:p>
          </table:table-cell>
          <table:table-cell office:value-type="float" office:value="0.398903" calcext:value-type="float">
            <text:p>0.39890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340734" calcext:value-type="float">
            <text:p>811.340734</text:p>
          </table:table-cell>
          <table:table-cell office:value-type="float" office:value="0.720756" calcext:value-type="float">
            <text:p>0.72075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8.250759" calcext:value-type="float">
            <text:p>808.250759</text:p>
          </table:table-cell>
          <table:table-cell office:value-type="float" office:value="1.713585" calcext:value-type="float">
            <text:p>1.713585</text:p>
          </table:table-cell>
        </table:table-row>
        <table:table-row table:style-name="ro1">
          <table:table-cell office:value-type="float" office:value="34.15" calcext:value-type="float">
            <text:p>34.15</text:p>
          </table:table-cell>
          <table:table-cell office:value-type="string" calcext:value-type="string">
            <text:p><text:s/>L </text:p>
          </table:table-cell>
          <table:table-cell office:value-type="float" office:value="814.475969" calcext:value-type="float">
            <text:p>814.475969</text:p>
          </table:table-cell>
          <table:table-cell office:value-type="float" office:value="0.416843" calcext:value-type="float">
            <text:p>0.41684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4147" calcext:value-type="float">
            <text:p>811.4147</text:p>
          </table:table-cell>
          <table:table-cell office:value-type="float" office:value="0.730509" calcext:value-type="float">
            <text:p>0.730509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8.57112" calcext:value-type="float">
            <text:p>808.57112</text:p>
          </table:table-cell>
          <table:table-cell office:value-type="float" office:value="1.646084" calcext:value-type="float">
            <text:p>1.646084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string" calcext:value-type="string">
            <text:p><text:s/>L </text:p>
          </table:table-cell>
          <table:table-cell office:value-type="float" office:value="814.5443" calcext:value-type="float">
            <text:p>814.5443</text:p>
          </table:table-cell>
          <table:table-cell office:value-type="float" office:value="0.520963" calcext:value-type="float">
            <text:p>0.5209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472062" calcext:value-type="float">
            <text:p>811.472062</text:p>
          </table:table-cell>
          <table:table-cell office:value-type="float" office:value="0.840988" calcext:value-type="float">
            <text:p>0.84098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8.825193" calcext:value-type="float">
            <text:p>808.825193</text:p>
          </table:table-cell>
          <table:table-cell office:value-type="float" office:value="1.575479" calcext:value-type="float">
            <text:p>1.575479</text:p>
          </table:table-cell>
        </table:table-row>
        <table:table-row table:style-name="ro1">
          <table:table-cell office:value-type="float" office:value="34.35" calcext:value-type="float">
            <text:p>34.35</text:p>
          </table:table-cell>
          <table:table-cell office:value-type="string" calcext:value-type="string">
            <text:p><text:s/>L </text:p>
          </table:table-cell>
          <table:table-cell office:value-type="float" office:value="814.573003" calcext:value-type="float">
            <text:p>814.573003</text:p>
          </table:table-cell>
          <table:table-cell office:value-type="float" office:value="0.465748" calcext:value-type="float">
            <text:p>0.4657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512384" calcext:value-type="float">
            <text:p>811.512384</text:p>
          </table:table-cell>
          <table:table-cell office:value-type="float" office:value="0.747092" calcext:value-type="float">
            <text:p>0.74709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9.062774" calcext:value-type="float">
            <text:p>809.062774</text:p>
          </table:table-cell>
          <table:table-cell office:value-type="float" office:value="1.496093" calcext:value-type="float">
            <text:p>1.496093</text:p>
          </table:table-cell>
        </table:table-row>
        <table:table-row table:style-name="ro1">
          <table:table-cell office:value-type="float" office:value="34.45" calcext:value-type="float">
            <text:p>34.45</text:p>
          </table:table-cell>
          <table:table-cell office:value-type="string" calcext:value-type="string">
            <text:p><text:s/>L </text:p>
          </table:table-cell>
          <table:table-cell office:value-type="float" office:value="814.648765" calcext:value-type="float">
            <text:p>814.648765</text:p>
          </table:table-cell>
          <table:table-cell office:value-type="float" office:value="0.446559" calcext:value-type="float">
            <text:p>0.44655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606753" calcext:value-type="float">
            <text:p>811.606753</text:p>
          </table:table-cell>
          <table:table-cell office:value-type="float" office:value="0.724083" calcext:value-type="float">
            <text:p>0.72408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9.362712" calcext:value-type="float">
            <text:p>809.362712</text:p>
          </table:table-cell>
          <table:table-cell office:value-type="float" office:value="1.338244" calcext:value-type="float">
            <text:p>1.338244</text:p>
          </table:table-cell>
        </table:table-row>
        <table:table-row table:style-name="ro1">
          <table:table-cell office:value-type="float" office:value="34.55" calcext:value-type="float">
            <text:p>34.55</text:p>
          </table:table-cell>
          <table:table-cell office:value-type="string" calcext:value-type="string">
            <text:p><text:s/>L </text:p>
          </table:table-cell>
          <table:table-cell office:value-type="float" office:value="814.72628" calcext:value-type="float">
            <text:p>814.72628</text:p>
          </table:table-cell>
          <table:table-cell office:value-type="float" office:value="0.447675" calcext:value-type="float">
            <text:p>0.44767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70567" calcext:value-type="float">
            <text:p>811.70567</text:p>
          </table:table-cell>
          <table:table-cell office:value-type="float" office:value="0.728752" calcext:value-type="float">
            <text:p>0.72875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9.573739" calcext:value-type="float">
            <text:p>809.573739</text:p>
          </table:table-cell>
          <table:table-cell office:value-type="float" office:value="1.236435" calcext:value-type="float">
            <text:p>1.236435</text:p>
          </table:table-cell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string" calcext:value-type="string">
            <text:p><text:s/>L </text:p>
          </table:table-cell>
          <table:table-cell office:value-type="float" office:value="814.803504" calcext:value-type="float">
            <text:p>814.803504</text:p>
          </table:table-cell>
          <table:table-cell office:value-type="float" office:value="0.451414" calcext:value-type="float">
            <text:p>0.45141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788561" calcext:value-type="float">
            <text:p>811.788561</text:p>
          </table:table-cell>
          <table:table-cell office:value-type="float" office:value="0.733541" calcext:value-type="float">
            <text:p>0.733541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9.775944" calcext:value-type="float">
            <text:p>809.775944</text:p>
          </table:table-cell>
          <table:table-cell office:value-type="float" office:value="1.132518" calcext:value-type="float">
            <text:p>1.132518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string" calcext:value-type="string">
            <text:p><text:s/>L </text:p>
          </table:table-cell>
          <table:table-cell office:value-type="float" office:value="814.871123" calcext:value-type="float">
            <text:p>814.871123</text:p>
          </table:table-cell>
          <table:table-cell office:value-type="float" office:value="0.450532" calcext:value-type="float">
            <text:p>0.4505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866863" calcext:value-type="float">
            <text:p>811.866863</text:p>
          </table:table-cell>
          <table:table-cell office:value-type="float" office:value="0.745957" calcext:value-type="float">
            <text:p>0.74595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9.909689" calcext:value-type="float">
            <text:p>809.909689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string" calcext:value-type="string">
            <text:p><text:s/>L </text:p>
          </table:table-cell>
          <table:table-cell office:value-type="float" office:value="814.95874" calcext:value-type="float">
            <text:p>814.95874</text:p>
          </table:table-cell>
          <table:table-cell office:value-type="float" office:value="0.451869" calcext:value-type="float">
            <text:p>0.45186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964995" calcext:value-type="float">
            <text:p>811.964995</text:p>
          </table:table-cell>
          <table:table-cell office:value-type="float" office:value="0.774165" calcext:value-type="float">
            <text:p>0.77416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042847" calcext:value-type="float">
            <text:p>810.042847</text:p>
          </table:table-cell>
          <table:table-cell office:value-type="float" office:value="0.997693" calcext:value-type="float">
            <text:p>0.997693</text:p>
          </table:table-cell>
        </table:table-row>
        <table:table-row table:style-name="ro1">
          <table:table-cell office:value-type="float" office:value="34.95" calcext:value-type="float">
            <text:p>34.95</text:p>
          </table:table-cell>
          <table:table-cell office:value-type="string" calcext:value-type="string">
            <text:p><text:s/>L </text:p>
          </table:table-cell>
          <table:table-cell office:value-type="float" office:value="815.089257" calcext:value-type="float">
            <text:p>815.089257</text:p>
          </table:table-cell>
          <table:table-cell office:value-type="float" office:value="0.449454" calcext:value-type="float">
            <text:p>0.44945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105647" calcext:value-type="float">
            <text:p>812.105647</text:p>
          </table:table-cell>
          <table:table-cell office:value-type="float" office:value="0.792968" calcext:value-type="float">
            <text:p>0.79296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192968" calcext:value-type="float">
            <text:p>810.192968</text:p>
          </table:table-cell>
          <table:table-cell office:value-type="float" office:value="0.916476" calcext:value-type="float">
            <text:p>0.916476</text:p>
          </table:table-cell>
        </table:table-row>
        <table:table-row table:style-name="ro1">
          <table:table-cell office:value-type="float" office:value="35.05" calcext:value-type="float">
            <text:p>35.05</text:p>
          </table:table-cell>
          <table:table-cell office:value-type="string" calcext:value-type="string">
            <text:p><text:s/>L </text:p>
          </table:table-cell>
          <table:table-cell office:value-type="float" office:value="815.203349" calcext:value-type="float">
            <text:p>815.203349</text:p>
          </table:table-cell>
          <table:table-cell office:value-type="float" office:value="0.423201" calcext:value-type="float">
            <text:p>0.4232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212874" calcext:value-type="float">
            <text:p>812.212874</text:p>
          </table:table-cell>
          <table:table-cell office:value-type="float" office:value="0.807065" calcext:value-type="float">
            <text:p>0.80706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282681" calcext:value-type="float">
            <text:p>810.282681</text:p>
          </table:table-cell>
          <table:table-cell office:value-type="float" office:value="0.838406" calcext:value-type="float">
            <text:p>0.838406</text:p>
          </table:table-cell>
        </table:table-row>
        <table:table-row table:style-name="ro1">
          <table:table-cell office:value-type="float" office:value="35.15" calcext:value-type="float">
            <text:p>35.15</text:p>
          </table:table-cell>
          <table:table-cell office:value-type="string" calcext:value-type="string">
            <text:p><text:s/>L </text:p>
          </table:table-cell>
          <table:table-cell office:value-type="float" office:value="815.327314" calcext:value-type="float">
            <text:p>815.327314</text:p>
          </table:table-cell>
          <table:table-cell office:value-type="float" office:value="0.387179" calcext:value-type="float">
            <text:p>0.38717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327327" calcext:value-type="float">
            <text:p>812.327327</text:p>
          </table:table-cell>
          <table:table-cell office:value-type="float" office:value="0.825982" calcext:value-type="float">
            <text:p>0.82598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360217" calcext:value-type="float">
            <text:p>810.360217</text:p>
          </table:table-cell>
          <table:table-cell office:value-type="float" office:value="0.785886" calcext:value-type="float">
            <text:p>0.785886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string" calcext:value-type="string">
            <text:p><text:s/>L </text:p>
          </table:table-cell>
          <table:table-cell office:value-type="float" office:value="815.484484" calcext:value-type="float">
            <text:p>815.484484</text:p>
          </table:table-cell>
          <table:table-cell office:value-type="float" office:value="0.335763" calcext:value-type="float">
            <text:p>0.3357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457834" calcext:value-type="float">
            <text:p>812.457834</text:p>
          </table:table-cell>
          <table:table-cell office:value-type="float" office:value="0.814184" calcext:value-type="float">
            <text:p>0.81418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438272" calcext:value-type="float">
            <text:p>810.438272</text:p>
          </table:table-cell>
          <table:table-cell office:value-type="float" office:value="0.743626" calcext:value-type="float">
            <text:p>0.743626</text:p>
          </table:table-cell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string" calcext:value-type="string">
            <text:p><text:s/>L </text:p>
          </table:table-cell>
          <table:table-cell office:value-type="float" office:value="815.615037" calcext:value-type="float">
            <text:p>815.615037</text:p>
          </table:table-cell>
          <table:table-cell office:value-type="float" office:value="0.300701" calcext:value-type="float">
            <text:p>0.3007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553796" calcext:value-type="float">
            <text:p>812.553796</text:p>
          </table:table-cell>
          <table:table-cell office:value-type="float" office:value="0.802975" calcext:value-type="float">
            <text:p>0.80297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485202" calcext:value-type="float">
            <text:p>810.485202</text:p>
          </table:table-cell>
          <table:table-cell office:value-type="float" office:value="0.717885" calcext:value-type="float">
            <text:p>0.717885</text:p>
          </table:table-cell>
        </table:table-row>
        <table:table-row table:style-name="ro1">
          <table:table-cell office:value-type="float" office:value="35.45" calcext:value-type="float">
            <text:p>35.45</text:p>
          </table:table-cell>
          <table:table-cell office:value-type="string" calcext:value-type="string">
            <text:p><text:s/>L </text:p>
          </table:table-cell>
          <table:table-cell office:value-type="float" office:value="815.866984" calcext:value-type="float">
            <text:p>815.866984</text:p>
          </table:table-cell>
          <table:table-cell office:value-type="float" office:value="0.248092" calcext:value-type="float">
            <text:p>0.2480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730851" calcext:value-type="float">
            <text:p>812.730851</text:p>
          </table:table-cell>
          <table:table-cell office:value-type="float" office:value="0.807136" calcext:value-type="float">
            <text:p>0.80713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586231" calcext:value-type="float">
            <text:p>810.586231</text:p>
          </table:table-cell>
          <table:table-cell office:value-type="float" office:value="0.693863" calcext:value-type="float">
            <text:p>0.693863</text:p>
          </table:table-cell>
        </table:table-row>
        <table:table-row table:style-name="ro1">
          <table:table-cell office:value-type="float" office:value="35.55" calcext:value-type="float">
            <text:p>35.55</text:p>
          </table:table-cell>
          <table:table-cell office:value-type="string" calcext:value-type="string">
            <text:p><text:s/>L </text:p>
          </table:table-cell>
          <table:table-cell office:value-type="float" office:value="816.103445" calcext:value-type="float">
            <text:p>816.103445</text:p>
          </table:table-cell>
          <table:table-cell office:value-type="float" office:value="0.213159" calcext:value-type="float">
            <text:p>0.21315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853754" calcext:value-type="float">
            <text:p>812.853754</text:p>
          </table:table-cell>
          <table:table-cell office:value-type="float" office:value="0.810256" calcext:value-type="float">
            <text:p>0.81025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632344" calcext:value-type="float">
            <text:p>810.632344</text:p>
          </table:table-cell>
          <table:table-cell office:value-type="float" office:value="0.720832" calcext:value-type="float">
            <text:p>0.720832</text:p>
          </table:table-cell>
        </table:table-row>
        <table:table-row table:style-name="ro1">
          <table:table-cell office:value-type="float" office:value="35.65" calcext:value-type="float">
            <text:p>35.65</text:p>
          </table:table-cell>
          <table:table-cell office:value-type="string" calcext:value-type="string">
            <text:p><text:s/>L </text:p>
          </table:table-cell>
          <table:table-cell office:value-type="float" office:value="816.306296" calcext:value-type="float">
            <text:p>816.306296</text:p>
          </table:table-cell>
          <table:table-cell office:value-type="float" office:value="0.188995" calcext:value-type="float">
            <text:p>0.18899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944662" calcext:value-type="float">
            <text:p>812.944662</text:p>
          </table:table-cell>
          <table:table-cell office:value-type="float" office:value="0.82366" calcext:value-type="float">
            <text:p>0.8236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657442" calcext:value-type="float">
            <text:p>810.657442</text:p>
          </table:table-cell>
          <table:table-cell office:value-type="float" office:value="0.785366" calcext:value-type="float">
            <text:p>0.785366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string" calcext:value-type="string">
            <text:p><text:s/>L </text:p>
          </table:table-cell>
          <table:table-cell office:value-type="float" office:value="816.529844" calcext:value-type="float">
            <text:p>816.529844</text:p>
          </table:table-cell>
          <table:table-cell office:value-type="float" office:value="0.168472" calcext:value-type="float">
            <text:p>0.16847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3.031395" calcext:value-type="float">
            <text:p>813.031395</text:p>
          </table:table-cell>
          <table:table-cell office:value-type="float" office:value="0.828396" calcext:value-type="float">
            <text:p>0.82839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668924" calcext:value-type="float">
            <text:p>810.668924</text:p>
          </table:table-cell>
          <table:table-cell office:value-type="float" office:value="0.98934" calcext:value-type="float">
            <text:p>0.98934</text:p>
          </table:table-cell>
        </table:table-row>
      </table:table>
      <table:table table:name="L2" table:style-name="ta1">
        <table:table-column table:style-name="co1" table:number-columns-repeated="5" table:default-cell-style-name="Default"/>
        <table:table-row table:style-name="ro1">
          <table:table-cell office:value-type="float" office:value="32.55" calcext:value-type="float">
            <text:p>32.55</text:p>
          </table:table-cell>
          <table:table-cell office:value-type="string" calcext:value-type="string">
            <text:p><text:s/>L </text:p>
          </table:table-cell>
          <table:table-cell office:value-type="float" office:value="813.967407" calcext:value-type="float">
            <text:p>813.967407</text:p>
          </table:table-cell>
          <table:table-cell office:value-type="float" office:value="0.275191" calcext:value-type="float">
            <text:p>0.27519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79818" calcext:value-type="float">
            <text:p>810.79818</text:p>
          </table:table-cell>
          <table:table-cell office:value-type="float" office:value="1.65675" calcext:value-type="float">
            <text:p>1.6567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3.120944" calcext:value-type="float">
            <text:p>803.120944</text:p>
          </table:table-cell>
          <table:table-cell office:value-type="float" office:value="2.778555" calcext:value-type="float">
            <text:p>2.778555</text:p>
          </table:table-cell>
        </table:table-row>
        <table:table-row table:style-name="ro1">
          <table:table-cell office:value-type="float" office:value="32.65" calcext:value-type="float">
            <text:p>32.65</text:p>
          </table:table-cell>
          <table:table-cell office:value-type="string" calcext:value-type="string">
            <text:p><text:s/>L </text:p>
          </table:table-cell>
          <table:table-cell office:value-type="float" office:value="814.002598" calcext:value-type="float">
            <text:p>814.002598</text:p>
          </table:table-cell>
          <table:table-cell office:value-type="float" office:value="0.275272" calcext:value-type="float">
            <text:p>0.27527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824979" calcext:value-type="float">
            <text:p>810.824979</text:p>
          </table:table-cell>
          <table:table-cell office:value-type="float" office:value="0.775636" calcext:value-type="float">
            <text:p>0.77563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3.64888" calcext:value-type="float">
            <text:p>803.64888</text:p>
          </table:table-cell>
          <table:table-cell office:value-type="float" office:value="2.911008" calcext:value-type="float">
            <text:p>2.911008</text:p>
          </table:table-cell>
        </table:table-row>
        <table:table-row table:style-name="ro1">
          <table:table-cell office:value-type="float" office:value="32.75" calcext:value-type="float">
            <text:p>32.75</text:p>
          </table:table-cell>
          <table:table-cell office:value-type="string" calcext:value-type="string">
            <text:p><text:s/>L </text:p>
          </table:table-cell>
          <table:table-cell office:value-type="float" office:value="814.019054" calcext:value-type="float">
            <text:p>814.019054</text:p>
          </table:table-cell>
          <table:table-cell office:value-type="float" office:value="0.280841" calcext:value-type="float">
            <text:p>0.2808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849612" calcext:value-type="float">
            <text:p>810.849612</text:p>
          </table:table-cell>
          <table:table-cell office:value-type="float" office:value="0.855654" calcext:value-type="float">
            <text:p>0.85565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3.825731" calcext:value-type="float">
            <text:p>803.825731</text:p>
          </table:table-cell>
          <table:table-cell office:value-type="float" office:value="1.935654" calcext:value-type="float">
            <text:p>1.935654</text:p>
          </table:table-cell>
        </table:table-row>
        <table:table-row table:style-name="ro1">
          <table:table-cell office:value-type="float" office:value="32.85" calcext:value-type="float">
            <text:p>32.85</text:p>
          </table:table-cell>
          <table:table-cell office:value-type="string" calcext:value-type="string">
            <text:p><text:s/>L </text:p>
          </table:table-cell>
          <table:table-cell office:value-type="float" office:value="814.039617" calcext:value-type="float">
            <text:p>814.039617</text:p>
          </table:table-cell>
          <table:table-cell office:value-type="float" office:value="0.287508" calcext:value-type="float">
            <text:p>0.28750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87476" calcext:value-type="float">
            <text:p>810.87476</text:p>
          </table:table-cell>
          <table:table-cell office:value-type="float" office:value="0.924882" calcext:value-type="float">
            <text:p>0.92488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4.223703" calcext:value-type="float">
            <text:p>804.223703</text:p>
          </table:table-cell>
          <table:table-cell office:value-type="float" office:value="2.025452" calcext:value-type="float">
            <text:p>2.025452</text:p>
          </table:table-cell>
        </table:table-row>
        <table:table-row table:style-name="ro1">
          <table:table-cell office:value-type="float" office:value="32.95" calcext:value-type="float">
            <text:p>32.95</text:p>
          </table:table-cell>
          <table:table-cell office:value-type="string" calcext:value-type="string">
            <text:p><text:s/>L </text:p>
          </table:table-cell>
          <table:table-cell office:value-type="float" office:value="814.065707" calcext:value-type="float">
            <text:p>814.065707</text:p>
          </table:table-cell>
          <table:table-cell office:value-type="float" office:value="0.282846" calcext:value-type="float">
            <text:p>0.28284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906252" calcext:value-type="float">
            <text:p>810.906252</text:p>
          </table:table-cell>
          <table:table-cell office:value-type="float" office:value="0.930647" calcext:value-type="float">
            <text:p>0.93064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4.604318" calcext:value-type="float">
            <text:p>804.604318</text:p>
          </table:table-cell>
          <table:table-cell office:value-type="float" office:value="2.226514" calcext:value-type="float">
            <text:p>2.226514</text:p>
          </table:table-cell>
        </table:table-row>
        <table:table-row table:style-name="ro1">
          <table:table-cell office:value-type="float" office:value="33.05" calcext:value-type="float">
            <text:p>33.05</text:p>
          </table:table-cell>
          <table:table-cell office:value-type="string" calcext:value-type="string">
            <text:p><text:s/>L </text:p>
          </table:table-cell>
          <table:table-cell office:value-type="float" office:value="814.092218" calcext:value-type="float">
            <text:p>814.092218</text:p>
          </table:table-cell>
          <table:table-cell office:value-type="float" office:value="0.288357" calcext:value-type="float">
            <text:p>0.28835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958114" calcext:value-type="float">
            <text:p>810.958114</text:p>
          </table:table-cell>
          <table:table-cell office:value-type="float" office:value="0.672093" calcext:value-type="float">
            <text:p>0.67209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4.864177" calcext:value-type="float">
            <text:p>804.864177</text:p>
          </table:table-cell>
          <table:table-cell office:value-type="float" office:value="1.954028" calcext:value-type="float">
            <text:p>1.954028</text:p>
          </table:table-cell>
        </table:table-row>
        <table:table-row table:style-name="ro1">
          <table:table-cell office:value-type="float" office:value="33.15" calcext:value-type="float">
            <text:p>33.15</text:p>
          </table:table-cell>
          <table:table-cell office:value-type="string" calcext:value-type="string">
            <text:p><text:s/>L </text:p>
          </table:table-cell>
          <table:table-cell office:value-type="float" office:value="814.115989" calcext:value-type="float">
            <text:p>814.115989</text:p>
          </table:table-cell>
          <table:table-cell office:value-type="float" office:value="0.292501" calcext:value-type="float">
            <text:p>0.2925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978854" calcext:value-type="float">
            <text:p>810.978854</text:p>
          </table:table-cell>
          <table:table-cell office:value-type="float" office:value="0.88906" calcext:value-type="float">
            <text:p>0.8890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5.287316" calcext:value-type="float">
            <text:p>805.287316</text:p>
          </table:table-cell>
          <table:table-cell office:value-type="float" office:value="1.9857" calcext:value-type="float">
            <text:p>1.9857</text:p>
          </table:table-cell>
        </table:table-row>
        <table:table-row table:style-name="ro1">
          <table:table-cell office:value-type="float" office:value="33.25" calcext:value-type="float">
            <text:p>33.25</text:p>
          </table:table-cell>
          <table:table-cell office:value-type="string" calcext:value-type="string">
            <text:p><text:s/>L </text:p>
          </table:table-cell>
          <table:table-cell office:value-type="float" office:value="814.138848" calcext:value-type="float">
            <text:p>814.138848</text:p>
          </table:table-cell>
          <table:table-cell office:value-type="float" office:value="0.298264" calcext:value-type="float">
            <text:p>0.29826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0.991849" calcext:value-type="float">
            <text:p>810.991849</text:p>
          </table:table-cell>
          <table:table-cell office:value-type="float" office:value="1.032307" calcext:value-type="float">
            <text:p>1.03230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5.615006" calcext:value-type="float">
            <text:p>805.615006</text:p>
          </table:table-cell>
          <table:table-cell office:value-type="float" office:value="2.734655" calcext:value-type="float">
            <text:p>2.734655</text:p>
          </table:table-cell>
        </table:table-row>
        <table:table-row table:style-name="ro1">
          <table:table-cell office:value-type="float" office:value="33.35" calcext:value-type="float">
            <text:p>33.35</text:p>
          </table:table-cell>
          <table:table-cell office:value-type="string" calcext:value-type="string">
            <text:p><text:s/>L </text:p>
          </table:table-cell>
          <table:table-cell office:value-type="float" office:value="814.173681" calcext:value-type="float">
            <text:p>814.173681</text:p>
          </table:table-cell>
          <table:table-cell office:value-type="float" office:value="0.310342" calcext:value-type="float">
            <text:p>0.3103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039677" calcext:value-type="float">
            <text:p>811.039677</text:p>
          </table:table-cell>
          <table:table-cell office:value-type="float" office:value="0.900887" calcext:value-type="float">
            <text:p>0.90088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6.028323" calcext:value-type="float">
            <text:p>806.028323</text:p>
          </table:table-cell>
          <table:table-cell office:value-type="float" office:value="2.095978" calcext:value-type="float">
            <text:p>2.095978</text:p>
          </table:table-cell>
        </table:table-row>
        <table:table-row table:style-name="ro1">
          <table:table-cell office:value-type="float" office:value="33.45" calcext:value-type="float">
            <text:p>33.45</text:p>
          </table:table-cell>
          <table:table-cell office:value-type="string" calcext:value-type="string">
            <text:p><text:s/>L </text:p>
          </table:table-cell>
          <table:table-cell office:value-type="float" office:value="814.2008" calcext:value-type="float">
            <text:p>814.2008</text:p>
          </table:table-cell>
          <table:table-cell office:value-type="float" office:value="0.322758" calcext:value-type="float">
            <text:p>0.32275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080347" calcext:value-type="float">
            <text:p>811.080347</text:p>
          </table:table-cell>
          <table:table-cell office:value-type="float" office:value="0.924673" calcext:value-type="float">
            <text:p>0.92467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6.326035" calcext:value-type="float">
            <text:p>806.326035</text:p>
          </table:table-cell>
          <table:table-cell office:value-type="float" office:value="2.016829" calcext:value-type="float">
            <text:p>2.016829</text:p>
          </table:table-cell>
        </table:table-row>
        <table:table-row table:style-name="ro1">
          <table:table-cell office:value-type="float" office:value="33.55" calcext:value-type="float">
            <text:p>33.55</text:p>
          </table:table-cell>
          <table:table-cell office:value-type="string" calcext:value-type="string">
            <text:p><text:s/>L </text:p>
          </table:table-cell>
          <table:table-cell office:value-type="float" office:value="814.229956" calcext:value-type="float">
            <text:p>814.229956</text:p>
          </table:table-cell>
          <table:table-cell office:value-type="float" office:value="0.33355" calcext:value-type="float">
            <text:p>0.3335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123277" calcext:value-type="float">
            <text:p>811.123277</text:p>
          </table:table-cell>
          <table:table-cell office:value-type="float" office:value="0.776614" calcext:value-type="float">
            <text:p>0.77661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6.618089" calcext:value-type="float">
            <text:p>806.618089</text:p>
          </table:table-cell>
          <table:table-cell office:value-type="float" office:value="1.945389" calcext:value-type="float">
            <text:p>1.945389</text:p>
          </table:table-cell>
        </table:table-row>
        <table:table-row table:style-name="ro1">
          <table:table-cell office:value-type="float" office:value="33.65" calcext:value-type="float">
            <text:p>33.65</text:p>
          </table:table-cell>
          <table:table-cell office:value-type="string" calcext:value-type="string">
            <text:p><text:s/>L </text:p>
          </table:table-cell>
          <table:table-cell office:value-type="float" office:value="814.263569" calcext:value-type="float">
            <text:p>814.263569</text:p>
          </table:table-cell>
          <table:table-cell office:value-type="float" office:value="0.346497" calcext:value-type="float">
            <text:p>0.3464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15241" calcext:value-type="float">
            <text:p>811.15241</text:p>
          </table:table-cell>
          <table:table-cell office:value-type="float" office:value="0.842368" calcext:value-type="float">
            <text:p>0.84236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6.975492" calcext:value-type="float">
            <text:p>806.975492</text:p>
          </table:table-cell>
          <table:table-cell office:value-type="float" office:value="2.063895" calcext:value-type="float">
            <text:p>2.063895</text:p>
          </table:table-cell>
        </table:table-row>
        <table:table-row table:style-name="ro1">
          <table:table-cell office:value-type="float" office:value="33.75" calcext:value-type="float">
            <text:p>33.75</text:p>
          </table:table-cell>
          <table:table-cell office:value-type="string" calcext:value-type="string">
            <text:p><text:s/>L </text:p>
          </table:table-cell>
          <table:table-cell office:value-type="float" office:value="814.296672" calcext:value-type="float">
            <text:p>814.296672</text:p>
          </table:table-cell>
          <table:table-cell office:value-type="float" office:value="0.357188" calcext:value-type="float">
            <text:p>0.35718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197265" calcext:value-type="float">
            <text:p>811.197265</text:p>
          </table:table-cell>
          <table:table-cell office:value-type="float" office:value="0.772448" calcext:value-type="float">
            <text:p>0.77244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7.260021" calcext:value-type="float">
            <text:p>807.260021</text:p>
          </table:table-cell>
          <table:table-cell office:value-type="float" office:value="1.901608" calcext:value-type="float">
            <text:p>1.901608</text:p>
          </table:table-cell>
        </table:table-row>
        <table:table-row table:style-name="ro1">
          <table:table-cell office:value-type="float" office:value="33.85" calcext:value-type="float">
            <text:p>33.85</text:p>
          </table:table-cell>
          <table:table-cell office:value-type="string" calcext:value-type="string">
            <text:p><text:s/>L </text:p>
          </table:table-cell>
          <table:table-cell office:value-type="float" office:value="814.346178" calcext:value-type="float">
            <text:p>814.346178</text:p>
          </table:table-cell>
          <table:table-cell office:value-type="float" office:value="0.362574" calcext:value-type="float">
            <text:p>0.36257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263055" calcext:value-type="float">
            <text:p>811.263055</text:p>
          </table:table-cell>
          <table:table-cell office:value-type="float" office:value="0.750567" calcext:value-type="float">
            <text:p>0.75056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7.668822" calcext:value-type="float">
            <text:p>807.668822</text:p>
          </table:table-cell>
          <table:table-cell office:value-type="float" office:value="1.814981" calcext:value-type="float">
            <text:p>1.814981</text:p>
          </table:table-cell>
        </table:table-row>
        <table:table-row table:style-name="ro1">
          <table:table-cell office:value-type="float" office:value="33.95" calcext:value-type="float">
            <text:p>33.95</text:p>
          </table:table-cell>
          <table:table-cell office:value-type="string" calcext:value-type="string">
            <text:p><text:s/>L </text:p>
          </table:table-cell>
          <table:table-cell office:value-type="float" office:value="814.376967" calcext:value-type="float">
            <text:p>814.376967</text:p>
          </table:table-cell>
          <table:table-cell office:value-type="float" office:value="0.383533" calcext:value-type="float">
            <text:p>0.38353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292065" calcext:value-type="float">
            <text:p>811.292065</text:p>
          </table:table-cell>
          <table:table-cell office:value-type="float" office:value="0.767357" calcext:value-type="float">
            <text:p>0.76735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7.968344" calcext:value-type="float">
            <text:p>807.968344</text:p>
          </table:table-cell>
          <table:table-cell office:value-type="float" office:value="1.771595" calcext:value-type="float">
            <text:p>1.771595</text:p>
          </table:table-cell>
        </table:table-row>
        <table:table-row table:style-name="ro1">
          <table:table-cell office:value-type="float" office:value="34.05" calcext:value-type="float">
            <text:p>34.05</text:p>
          </table:table-cell>
          <table:table-cell office:value-type="string" calcext:value-type="string">
            <text:p><text:s/>L </text:p>
          </table:table-cell>
          <table:table-cell office:value-type="float" office:value="814.420396" calcext:value-type="float">
            <text:p>814.420396</text:p>
          </table:table-cell>
          <table:table-cell office:value-type="float" office:value="0.398903" calcext:value-type="float">
            <text:p>0.39890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340734" calcext:value-type="float">
            <text:p>811.340734</text:p>
          </table:table-cell>
          <table:table-cell office:value-type="float" office:value="0.720756" calcext:value-type="float">
            <text:p>0.72075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8.250759" calcext:value-type="float">
            <text:p>808.250759</text:p>
          </table:table-cell>
          <table:table-cell office:value-type="float" office:value="1.713585" calcext:value-type="float">
            <text:p>1.713585</text:p>
          </table:table-cell>
        </table:table-row>
        <table:table-row table:style-name="ro1">
          <table:table-cell office:value-type="float" office:value="34.15" calcext:value-type="float">
            <text:p>34.15</text:p>
          </table:table-cell>
          <table:table-cell office:value-type="string" calcext:value-type="string">
            <text:p><text:s/>L </text:p>
          </table:table-cell>
          <table:table-cell office:value-type="float" office:value="814.475969" calcext:value-type="float">
            <text:p>814.475969</text:p>
          </table:table-cell>
          <table:table-cell office:value-type="float" office:value="0.416843" calcext:value-type="float">
            <text:p>0.41684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4147" calcext:value-type="float">
            <text:p>811.4147</text:p>
          </table:table-cell>
          <table:table-cell office:value-type="float" office:value="0.730509" calcext:value-type="float">
            <text:p>0.730509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8.57112" calcext:value-type="float">
            <text:p>808.57112</text:p>
          </table:table-cell>
          <table:table-cell office:value-type="float" office:value="1.646084" calcext:value-type="float">
            <text:p>1.646084</text:p>
          </table:table-cell>
        </table:table-row>
        <table:table-row table:style-name="ro1">
          <table:table-cell office:value-type="float" office:value="34.25" calcext:value-type="float">
            <text:p>34.25</text:p>
          </table:table-cell>
          <table:table-cell office:value-type="string" calcext:value-type="string">
            <text:p><text:s/>L </text:p>
          </table:table-cell>
          <table:table-cell office:value-type="float" office:value="814.5443" calcext:value-type="float">
            <text:p>814.5443</text:p>
          </table:table-cell>
          <table:table-cell office:value-type="float" office:value="0.520963" calcext:value-type="float">
            <text:p>0.5209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472062" calcext:value-type="float">
            <text:p>811.472062</text:p>
          </table:table-cell>
          <table:table-cell office:value-type="float" office:value="0.840988" calcext:value-type="float">
            <text:p>0.84098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8.825193" calcext:value-type="float">
            <text:p>808.825193</text:p>
          </table:table-cell>
          <table:table-cell office:value-type="float" office:value="1.575479" calcext:value-type="float">
            <text:p>1.575479</text:p>
          </table:table-cell>
        </table:table-row>
        <table:table-row table:style-name="ro1">
          <table:table-cell office:value-type="float" office:value="34.35" calcext:value-type="float">
            <text:p>34.35</text:p>
          </table:table-cell>
          <table:table-cell office:value-type="string" calcext:value-type="string">
            <text:p><text:s/>L </text:p>
          </table:table-cell>
          <table:table-cell office:value-type="float" office:value="814.573003" calcext:value-type="float">
            <text:p>814.573003</text:p>
          </table:table-cell>
          <table:table-cell office:value-type="float" office:value="0.465748" calcext:value-type="float">
            <text:p>0.46574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512384" calcext:value-type="float">
            <text:p>811.512384</text:p>
          </table:table-cell>
          <table:table-cell office:value-type="float" office:value="0.747092" calcext:value-type="float">
            <text:p>0.74709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9.062774" calcext:value-type="float">
            <text:p>809.062774</text:p>
          </table:table-cell>
          <table:table-cell office:value-type="float" office:value="1.496093" calcext:value-type="float">
            <text:p>1.496093</text:p>
          </table:table-cell>
        </table:table-row>
        <table:table-row table:style-name="ro1">
          <table:table-cell office:value-type="float" office:value="34.45" calcext:value-type="float">
            <text:p>34.45</text:p>
          </table:table-cell>
          <table:table-cell office:value-type="string" calcext:value-type="string">
            <text:p><text:s/>L </text:p>
          </table:table-cell>
          <table:table-cell office:value-type="float" office:value="814.648765" calcext:value-type="float">
            <text:p>814.648765</text:p>
          </table:table-cell>
          <table:table-cell office:value-type="float" office:value="0.446559" calcext:value-type="float">
            <text:p>0.44655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606753" calcext:value-type="float">
            <text:p>811.606753</text:p>
          </table:table-cell>
          <table:table-cell office:value-type="float" office:value="0.724083" calcext:value-type="float">
            <text:p>0.724083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9.362712" calcext:value-type="float">
            <text:p>809.362712</text:p>
          </table:table-cell>
          <table:table-cell office:value-type="float" office:value="1.338244" calcext:value-type="float">
            <text:p>1.338244</text:p>
          </table:table-cell>
        </table:table-row>
        <table:table-row table:style-name="ro1">
          <table:table-cell office:value-type="float" office:value="34.55" calcext:value-type="float">
            <text:p>34.55</text:p>
          </table:table-cell>
          <table:table-cell office:value-type="string" calcext:value-type="string">
            <text:p><text:s/>L </text:p>
          </table:table-cell>
          <table:table-cell office:value-type="float" office:value="814.72628" calcext:value-type="float">
            <text:p>814.72628</text:p>
          </table:table-cell>
          <table:table-cell office:value-type="float" office:value="0.447675" calcext:value-type="float">
            <text:p>0.44767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70567" calcext:value-type="float">
            <text:p>811.70567</text:p>
          </table:table-cell>
          <table:table-cell office:value-type="float" office:value="0.728752" calcext:value-type="float">
            <text:p>0.72875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9.573739" calcext:value-type="float">
            <text:p>809.573739</text:p>
          </table:table-cell>
          <table:table-cell office:value-type="float" office:value="1.236435" calcext:value-type="float">
            <text:p>1.236435</text:p>
          </table:table-cell>
        </table:table-row>
        <table:table-row table:style-name="ro1">
          <table:table-cell office:value-type="float" office:value="34.65" calcext:value-type="float">
            <text:p>34.65</text:p>
          </table:table-cell>
          <table:table-cell office:value-type="string" calcext:value-type="string">
            <text:p><text:s/>L </text:p>
          </table:table-cell>
          <table:table-cell office:value-type="float" office:value="814.803504" calcext:value-type="float">
            <text:p>814.803504</text:p>
          </table:table-cell>
          <table:table-cell office:value-type="float" office:value="0.451414" calcext:value-type="float">
            <text:p>0.45141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788561" calcext:value-type="float">
            <text:p>811.788561</text:p>
          </table:table-cell>
          <table:table-cell office:value-type="float" office:value="0.733541" calcext:value-type="float">
            <text:p>0.733541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9.775944" calcext:value-type="float">
            <text:p>809.775944</text:p>
          </table:table-cell>
          <table:table-cell office:value-type="float" office:value="1.132518" calcext:value-type="float">
            <text:p>1.132518</text:p>
          </table:table-cell>
        </table:table-row>
        <table:table-row table:style-name="ro1">
          <table:table-cell office:value-type="float" office:value="34.75" calcext:value-type="float">
            <text:p>34.75</text:p>
          </table:table-cell>
          <table:table-cell office:value-type="string" calcext:value-type="string">
            <text:p><text:s/>L </text:p>
          </table:table-cell>
          <table:table-cell office:value-type="float" office:value="814.871123" calcext:value-type="float">
            <text:p>814.871123</text:p>
          </table:table-cell>
          <table:table-cell office:value-type="float" office:value="0.450532" calcext:value-type="float">
            <text:p>0.4505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866863" calcext:value-type="float">
            <text:p>811.866863</text:p>
          </table:table-cell>
          <table:table-cell office:value-type="float" office:value="0.745957" calcext:value-type="float">
            <text:p>0.745957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09.909689" calcext:value-type="float">
            <text:p>809.909689</text:p>
          </table:table-cell>
          <table:table-cell office:value-type="float" office:value="1.06755" calcext:value-type="float">
            <text:p>1.06755</text:p>
          </table:table-cell>
        </table:table-row>
        <table:table-row table:style-name="ro1">
          <table:table-cell office:value-type="float" office:value="34.85" calcext:value-type="float">
            <text:p>34.85</text:p>
          </table:table-cell>
          <table:table-cell office:value-type="string" calcext:value-type="string">
            <text:p><text:s/>L </text:p>
          </table:table-cell>
          <table:table-cell office:value-type="float" office:value="814.95874" calcext:value-type="float">
            <text:p>814.95874</text:p>
          </table:table-cell>
          <table:table-cell office:value-type="float" office:value="0.451869" calcext:value-type="float">
            <text:p>0.45186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1.964995" calcext:value-type="float">
            <text:p>811.964995</text:p>
          </table:table-cell>
          <table:table-cell office:value-type="float" office:value="0.774165" calcext:value-type="float">
            <text:p>0.77416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042847" calcext:value-type="float">
            <text:p>810.042847</text:p>
          </table:table-cell>
          <table:table-cell office:value-type="float" office:value="0.997693" calcext:value-type="float">
            <text:p>0.997693</text:p>
          </table:table-cell>
        </table:table-row>
        <table:table-row table:style-name="ro1">
          <table:table-cell office:value-type="float" office:value="34.95" calcext:value-type="float">
            <text:p>34.95</text:p>
          </table:table-cell>
          <table:table-cell office:value-type="string" calcext:value-type="string">
            <text:p><text:s/>L </text:p>
          </table:table-cell>
          <table:table-cell office:value-type="float" office:value="815.089257" calcext:value-type="float">
            <text:p>815.089257</text:p>
          </table:table-cell>
          <table:table-cell office:value-type="float" office:value="0.449454" calcext:value-type="float">
            <text:p>0.44945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105647" calcext:value-type="float">
            <text:p>812.105647</text:p>
          </table:table-cell>
          <table:table-cell office:value-type="float" office:value="0.792968" calcext:value-type="float">
            <text:p>0.792968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192968" calcext:value-type="float">
            <text:p>810.192968</text:p>
          </table:table-cell>
          <table:table-cell office:value-type="float" office:value="0.916476" calcext:value-type="float">
            <text:p>0.916476</text:p>
          </table:table-cell>
        </table:table-row>
        <table:table-row table:style-name="ro1">
          <table:table-cell office:value-type="float" office:value="35.05" calcext:value-type="float">
            <text:p>35.05</text:p>
          </table:table-cell>
          <table:table-cell office:value-type="string" calcext:value-type="string">
            <text:p><text:s/>L </text:p>
          </table:table-cell>
          <table:table-cell office:value-type="float" office:value="815.203349" calcext:value-type="float">
            <text:p>815.203349</text:p>
          </table:table-cell>
          <table:table-cell office:value-type="float" office:value="0.423201" calcext:value-type="float">
            <text:p>0.4232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212874" calcext:value-type="float">
            <text:p>812.212874</text:p>
          </table:table-cell>
          <table:table-cell office:value-type="float" office:value="0.807065" calcext:value-type="float">
            <text:p>0.80706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282681" calcext:value-type="float">
            <text:p>810.282681</text:p>
          </table:table-cell>
          <table:table-cell office:value-type="float" office:value="0.838406" calcext:value-type="float">
            <text:p>0.838406</text:p>
          </table:table-cell>
        </table:table-row>
        <table:table-row table:style-name="ro1">
          <table:table-cell office:value-type="float" office:value="35.15" calcext:value-type="float">
            <text:p>35.15</text:p>
          </table:table-cell>
          <table:table-cell office:value-type="string" calcext:value-type="string">
            <text:p><text:s/>L </text:p>
          </table:table-cell>
          <table:table-cell office:value-type="float" office:value="815.327314" calcext:value-type="float">
            <text:p>815.327314</text:p>
          </table:table-cell>
          <table:table-cell office:value-type="float" office:value="0.387179" calcext:value-type="float">
            <text:p>0.38717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327327" calcext:value-type="float">
            <text:p>812.327327</text:p>
          </table:table-cell>
          <table:table-cell office:value-type="float" office:value="0.825982" calcext:value-type="float">
            <text:p>0.825982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360217" calcext:value-type="float">
            <text:p>810.360217</text:p>
          </table:table-cell>
          <table:table-cell office:value-type="float" office:value="0.785886" calcext:value-type="float">
            <text:p>0.785886</text:p>
          </table:table-cell>
        </table:table-row>
        <table:table-row table:style-name="ro1">
          <table:table-cell office:value-type="float" office:value="35.25" calcext:value-type="float">
            <text:p>35.25</text:p>
          </table:table-cell>
          <table:table-cell office:value-type="string" calcext:value-type="string">
            <text:p><text:s/>L </text:p>
          </table:table-cell>
          <table:table-cell office:value-type="float" office:value="815.484484" calcext:value-type="float">
            <text:p>815.484484</text:p>
          </table:table-cell>
          <table:table-cell office:value-type="float" office:value="0.335763" calcext:value-type="float">
            <text:p>0.33576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457834" calcext:value-type="float">
            <text:p>812.457834</text:p>
          </table:table-cell>
          <table:table-cell office:value-type="float" office:value="0.814184" calcext:value-type="float">
            <text:p>0.814184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438272" calcext:value-type="float">
            <text:p>810.438272</text:p>
          </table:table-cell>
          <table:table-cell office:value-type="float" office:value="0.743626" calcext:value-type="float">
            <text:p>0.743626</text:p>
          </table:table-cell>
        </table:table-row>
        <table:table-row table:style-name="ro1">
          <table:table-cell office:value-type="float" office:value="35.35" calcext:value-type="float">
            <text:p>35.35</text:p>
          </table:table-cell>
          <table:table-cell office:value-type="string" calcext:value-type="string">
            <text:p><text:s/>L </text:p>
          </table:table-cell>
          <table:table-cell office:value-type="float" office:value="815.615037" calcext:value-type="float">
            <text:p>815.615037</text:p>
          </table:table-cell>
          <table:table-cell office:value-type="float" office:value="0.300701" calcext:value-type="float">
            <text:p>0.30070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553796" calcext:value-type="float">
            <text:p>812.553796</text:p>
          </table:table-cell>
          <table:table-cell office:value-type="float" office:value="0.802975" calcext:value-type="float">
            <text:p>0.802975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485202" calcext:value-type="float">
            <text:p>810.485202</text:p>
          </table:table-cell>
          <table:table-cell office:value-type="float" office:value="0.717885" calcext:value-type="float">
            <text:p>0.717885</text:p>
          </table:table-cell>
        </table:table-row>
        <table:table-row table:style-name="ro1">
          <table:table-cell office:value-type="float" office:value="35.45" calcext:value-type="float">
            <text:p>35.45</text:p>
          </table:table-cell>
          <table:table-cell office:value-type="string" calcext:value-type="string">
            <text:p><text:s/>L </text:p>
          </table:table-cell>
          <table:table-cell office:value-type="float" office:value="815.866984" calcext:value-type="float">
            <text:p>815.866984</text:p>
          </table:table-cell>
          <table:table-cell office:value-type="float" office:value="0.248092" calcext:value-type="float">
            <text:p>0.2480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730851" calcext:value-type="float">
            <text:p>812.730851</text:p>
          </table:table-cell>
          <table:table-cell office:value-type="float" office:value="0.807136" calcext:value-type="float">
            <text:p>0.80713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586231" calcext:value-type="float">
            <text:p>810.586231</text:p>
          </table:table-cell>
          <table:table-cell office:value-type="float" office:value="0.693863" calcext:value-type="float">
            <text:p>0.693863</text:p>
          </table:table-cell>
        </table:table-row>
        <table:table-row table:style-name="ro1">
          <table:table-cell office:value-type="float" office:value="35.55" calcext:value-type="float">
            <text:p>35.55</text:p>
          </table:table-cell>
          <table:table-cell office:value-type="string" calcext:value-type="string">
            <text:p><text:s/>L </text:p>
          </table:table-cell>
          <table:table-cell office:value-type="float" office:value="816.103445" calcext:value-type="float">
            <text:p>816.103445</text:p>
          </table:table-cell>
          <table:table-cell office:value-type="float" office:value="0.213159" calcext:value-type="float">
            <text:p>0.21315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853754" calcext:value-type="float">
            <text:p>812.853754</text:p>
          </table:table-cell>
          <table:table-cell office:value-type="float" office:value="0.810256" calcext:value-type="float">
            <text:p>0.81025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632344" calcext:value-type="float">
            <text:p>810.632344</text:p>
          </table:table-cell>
          <table:table-cell office:value-type="float" office:value="0.720832" calcext:value-type="float">
            <text:p>0.720832</text:p>
          </table:table-cell>
        </table:table-row>
        <table:table-row table:style-name="ro1">
          <table:table-cell office:value-type="float" office:value="35.65" calcext:value-type="float">
            <text:p>35.65</text:p>
          </table:table-cell>
          <table:table-cell office:value-type="string" calcext:value-type="string">
            <text:p><text:s/>L </text:p>
          </table:table-cell>
          <table:table-cell office:value-type="float" office:value="816.306296" calcext:value-type="float">
            <text:p>816.306296</text:p>
          </table:table-cell>
          <table:table-cell office:value-type="float" office:value="0.188995" calcext:value-type="float">
            <text:p>0.18899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2.944662" calcext:value-type="float">
            <text:p>812.944662</text:p>
          </table:table-cell>
          <table:table-cell office:value-type="float" office:value="0.82366" calcext:value-type="float">
            <text:p>0.8236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657442" calcext:value-type="float">
            <text:p>810.657442</text:p>
          </table:table-cell>
          <table:table-cell office:value-type="float" office:value="0.785366" calcext:value-type="float">
            <text:p>0.785366</text:p>
          </table:table-cell>
        </table:table-row>
        <table:table-row table:style-name="ro1">
          <table:table-cell office:value-type="float" office:value="35.75" calcext:value-type="float">
            <text:p>35.75</text:p>
          </table:table-cell>
          <table:table-cell office:value-type="string" calcext:value-type="string">
            <text:p><text:s/>L </text:p>
          </table:table-cell>
          <table:table-cell office:value-type="float" office:value="816.529844" calcext:value-type="float">
            <text:p>816.529844</text:p>
          </table:table-cell>
          <table:table-cell office:value-type="float" office:value="0.168472" calcext:value-type="float">
            <text:p>0.16847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1 </text:p>
          </table:table-cell>
          <table:table-cell office:value-type="float" office:value="813.031395" calcext:value-type="float">
            <text:p>813.031395</text:p>
          </table:table-cell>
          <table:table-cell office:value-type="float" office:value="0.828396" calcext:value-type="float">
            <text:p>0.828396</text:p>
          </table:table-cell>
        </table:table-row>
        <table:table-row table:style-name="ro1"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L2 </text:p>
          </table:table-cell>
          <table:table-cell office:value-type="float" office:value="810.668924" calcext:value-type="float">
            <text:p>810.668924</text:p>
          </table:table-cell>
          <table:table-cell office:value-type="float" office:value="0.98934" calcext:value-type="float">
            <text:p>0.98934</text:p>
          </table:table-cell>
        </table:table-row>
      </table:table>
      <table:table table:name="A" table:style-name="ta1">
        <table:table-column table:style-name="co1" table:number-columns-repeated="8" table:default-cell-style-name="Default"/>
        <table:table-row table:style-name="ro1" table:number-rows-repeated="29"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L0 </text:p>
          </table:table-cell>
          <table:table-cell office:value-type="float" office:value="812.343271" calcext:value-type="float">
            <text:p>812.343271</text:p>
          </table:table-cell>
          <table:table-cell office:value-type="float" office:value="0.015006" calcext:value-type="float">
            <text:p>0.015006</text:p>
          </table:table-cell>
          <table:table-cell office:value-type="float" office:value="2.910855" calcext:value-type="float">
            <text:p>2.910855</text:p>
          </table:table-cell>
          <table:table-cell office:value-type="float" office:value="0.073679" calcext:value-type="float">
            <text:p>0.073679</text:p>
          </table:table-cell>
          <table:table-cell office:value-type="float" office:value="9124.718067" calcext:value-type="float">
            <text:p>9124.718067</text:p>
          </table:table-cell>
          <table:table-cell office:value-type="float" office:value="41721.497817" calcext:value-type="float">
            <text:p>41721.497817</text:p>
          </table:table-cell>
        </table:table-row>
        <table:table-row table:style-name="ro1">
          <table:table-cell office:value-type="float" office:value="22.75" calcext:value-type="float">
            <text:p>22.75</text:p>
          </table:table-cell>
          <table:table-cell office:value-type="string" calcext:value-type="string">
            <text:p><text:s/>L3 </text:p>
          </table:table-cell>
          <table:table-cell office:value-type="float" office:value="813.479505" calcext:value-type="float">
            <text:p>813.479505</text:p>
          </table:table-cell>
          <table:table-cell office:value-type="float" office:value="0.042519" calcext:value-type="float">
            <text:p>0.042519</text:p>
          </table:table-cell>
          <table:table-cell office:value-type="float" office:value="0.995163" calcext:value-type="float">
            <text:p>0.995163</text:p>
          </table:table-cell>
          <table:table-cell office:value-type="float" office:value="0.152192" calcext:value-type="float">
            <text:p>0.152192</text:p>
          </table:table-cell>
          <table:table-cell office:value-type="float" office:value="113.639332" calcext:value-type="float">
            <text:p>113.639332</text:p>
          </table:table-cell>
          <table:table-cell office:value-type="float" office:value="18.005663" calcext:value-type="float">
            <text:p>18.005663</text:p>
          </table:table-cell>
        </table:table-row>
        <table:table-row table:style-name="ro1">
          <table:table-cell office:value-type="float" office:value="24.75" calcext:value-type="float">
            <text:p>24.75</text:p>
          </table:table-cell>
          <table:table-cell office:value-type="string" calcext:value-type="string">
            <text:p><text:s/>L3 </text:p>
          </table:table-cell>
          <table:table-cell office:value-type="float" office:value="813.677425" calcext:value-type="float">
            <text:p>813.677425</text:p>
          </table:table-cell>
          <table:table-cell office:value-type="float" office:value="0.020824" calcext:value-type="float">
            <text:p>0.020824</text:p>
          </table:table-cell>
          <table:table-cell office:value-type="float" office:value="1.062037" calcext:value-type="float">
            <text:p>1.062037</text:p>
          </table:table-cell>
          <table:table-cell office:value-type="float" office:value="0.049694" calcext:value-type="float">
            <text:p>0.049694</text:p>
          </table:table-cell>
          <table:table-cell office:value-type="float" office:value="1843.34895" calcext:value-type="float">
            <text:p>1843.34895</text:p>
          </table:table-cell>
          <table:table-cell office:value-type="float" office:value="311.578904" calcext:value-type="float">
            <text:p>311.5789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L3 </text:p>
          </table:table-cell>
          <table:table-cell office:value-type="float" office:value="813.685653" calcext:value-type="float">
            <text:p>813.685653</text:p>
          </table:table-cell>
          <table:table-cell office:value-type="float" office:value="0.031498" calcext:value-type="float">
            <text:p>0.031498</text:p>
          </table:table-cell>
          <table:table-cell office:value-type="float" office:value="1.016191" calcext:value-type="float">
            <text:p>1.016191</text:p>
          </table:table-cell>
          <table:table-cell office:value-type="float" office:value="0.081454" calcext:value-type="float">
            <text:p>0.081454</text:p>
          </table:table-cell>
          <table:table-cell office:value-type="float" office:value="488.902583" calcext:value-type="float">
            <text:p>488.902583</text:p>
          </table:table-cell>
          <table:table-cell office:value-type="float" office:value="79.072765" calcext:value-type="float">
            <text:p>79.072765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string" calcext:value-type="string">
            <text:p><text:s/>L3 </text:p>
          </table:table-cell>
          <table:table-cell office:value-type="float" office:value="813.688611" calcext:value-type="float">
            <text:p>813.688611</text:p>
          </table:table-cell>
          <table:table-cell office:value-type="float" office:value="0.034622" calcext:value-type="float">
            <text:p>0.034622</text:p>
          </table:table-cell>
          <table:table-cell office:value-type="float" office:value="0.921523" calcext:value-type="float">
            <text:p>0.921523</text:p>
          </table:table-cell>
          <table:table-cell office:value-type="float" office:value="0.10023" calcext:value-type="float">
            <text:p>0.10023</text:p>
          </table:table-cell>
          <table:table-cell office:value-type="float" office:value="250.259313" calcext:value-type="float">
            <text:p>250.259313</text:p>
          </table:table-cell>
          <table:table-cell office:value-type="float" office:value="36.707154" calcext:value-type="float">
            <text:p>36.707154</text:p>
          </table:table-cell>
        </table:table-row>
        <table:table-row table:style-name="ro1">
          <table:table-cell office:value-type="float" office:value="23.25" calcext:value-type="float">
            <text:p>23.25</text:p>
          </table:table-cell>
          <table:table-cell office:value-type="string" calcext:value-type="string">
            <text:p><text:s/>L3 </text:p>
          </table:table-cell>
          <table:table-cell office:value-type="float" office:value="813.701311" calcext:value-type="float">
            <text:p>813.701311</text:p>
          </table:table-cell>
          <table:table-cell office:value-type="float" office:value="0.036724" calcext:value-type="float">
            <text:p>0.036724</text:p>
          </table:table-cell>
          <table:table-cell office:value-type="float" office:value="0.806821" calcext:value-type="float">
            <text:p>0.806821</text:p>
          </table:table-cell>
          <table:table-cell office:value-type="float" office:value="0.111624" calcext:value-type="float">
            <text:p>0.111624</text:p>
          </table:table-cell>
          <table:table-cell office:value-type="float" office:value="205.73055" calcext:value-type="float">
            <text:p>205.73055</text:p>
          </table:table-cell>
          <table:table-cell office:value-type="float" office:value="26.42085" calcext:value-type="float">
            <text:p>26.4208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L3 </text:p>
          </table:table-cell>
          <table:table-cell office:value-type="float" office:value="813.724756" calcext:value-type="float">
            <text:p>813.724756</text:p>
          </table:table-cell>
          <table:table-cell office:value-type="float" office:value="0.046049" calcext:value-type="float">
            <text:p>0.046049</text:p>
          </table:table-cell>
          <table:table-cell office:value-type="float" office:value="0.72296" calcext:value-type="float">
            <text:p>0.72296</text:p>
          </table:table-cell>
          <table:table-cell office:value-type="float" office:value="0.15121" calcext:value-type="float">
            <text:p>0.15121</text:p>
          </table:table-cell>
          <table:table-cell office:value-type="float" office:value="130.391011" calcext:value-type="float">
            <text:p>130.391011</text:p>
          </table:table-cell>
          <table:table-cell office:value-type="float" office:value="15.007489" calcext:value-type="float">
            <text:p>15.007489</text:p>
          </table:table-cell>
        </table:table-row>
        <table:table-row table:style-name="ro1">
          <table:table-cell office:value-type="float" office:value="24.25" calcext:value-type="float">
            <text:p>24.25</text:p>
          </table:table-cell>
          <table:table-cell office:value-type="string" calcext:value-type="string">
            <text:p><text:s/>L3 </text:p>
          </table:table-cell>
          <table:table-cell office:value-type="float" office:value="813.744834" calcext:value-type="float">
            <text:p>813.744834</text:p>
          </table:table-cell>
          <table:table-cell office:value-type="float" office:value="0.027059" calcext:value-type="float">
            <text:p>0.027059</text:p>
          </table:table-cell>
          <table:table-cell office:value-type="float" office:value="0.993159" calcext:value-type="float">
            <text:p>0.993159</text:p>
          </table:table-cell>
          <table:table-cell office:value-type="float" office:value="0.063184" calcext:value-type="float">
            <text:p>0.063184</text:p>
          </table:table-cell>
          <table:table-cell office:value-type="float" office:value="759.958237" calcext:value-type="float">
            <text:p>759.958237</text:p>
          </table:table-cell>
          <table:table-cell office:value-type="float" office:value="120.124735" calcext:value-type="float">
            <text:p>120.124735</text:p>
          </table:table-cell>
        </table:table-row>
        <table:table-row table:style-name="ro1">
          <table:table-cell office:value-type="float" office:value="23.75" calcext:value-type="float">
            <text:p>23.75</text:p>
          </table:table-cell>
          <table:table-cell office:value-type="string" calcext:value-type="string">
            <text:p><text:s/>L3 </text:p>
          </table:table-cell>
          <table:table-cell office:value-type="float" office:value="813.77083" calcext:value-type="float">
            <text:p>813.77083</text:p>
          </table:table-cell>
          <table:table-cell office:value-type="float" office:value="0.037322" calcext:value-type="float">
            <text:p>0.037322</text:p>
          </table:table-cell>
          <table:table-cell office:value-type="float" office:value="0.945075" calcext:value-type="float">
            <text:p>0.945075</text:p>
          </table:table-cell>
          <table:table-cell office:value-type="float" office:value="0.095523" calcext:value-type="float">
            <text:p>0.095523</text:p>
          </table:table-cell>
          <table:table-cell office:value-type="float" office:value="414.140584" calcext:value-type="float">
            <text:p>414.140584</text:p>
          </table:table-cell>
          <table:table-cell office:value-type="float" office:value="62.294085" calcext:value-type="float">
            <text:p>62.294085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string" calcext:value-type="string">
            <text:p><text:s/>L3 </text:p>
          </table:table-cell>
          <table:table-cell office:value-type="float" office:value="813.824744" calcext:value-type="float">
            <text:p>813.824744</text:p>
          </table:table-cell>
          <table:table-cell office:value-type="float" office:value="0.02502" calcext:value-type="float">
            <text:p>0.02502</text:p>
          </table:table-cell>
          <table:table-cell office:value-type="float" office:value="0.945109" calcext:value-type="float">
            <text:p>0.945109</text:p>
          </table:table-cell>
          <table:table-cell office:value-type="float" office:value="0.050535" calcext:value-type="float">
            <text:p>0.050535</text:p>
          </table:table-cell>
          <table:table-cell office:value-type="float" office:value="1319.141832" calcext:value-type="float">
            <text:p>1319.141832</text:p>
          </table:table-cell>
          <table:table-cell office:value-type="float" office:value="198.424235" calcext:value-type="float">
            <text:p>198.424235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string" calcext:value-type="string">
            <text:p><text:s/>L3 </text:p>
          </table:table-cell>
          <table:table-cell office:value-type="float" office:value="813.988123" calcext:value-type="float">
            <text:p>813.988123</text:p>
          </table:table-cell>
          <table:table-cell office:value-type="float" office:value="0.03231" calcext:value-type="float">
            <text:p>0.03231</text:p>
          </table:table-cell>
          <table:table-cell office:value-type="float" office:value="0.495718" calcext:value-type="float">
            <text:p>0.495718</text:p>
          </table:table-cell>
          <table:table-cell office:value-type="float" office:value="0.146956" calcext:value-type="float">
            <text:p>0.146956</text:p>
          </table:table-cell>
          <table:table-cell office:value-type="float" office:value="-80.152419" calcext:value-type="float">
            <text:p>-80.152419</text:p>
          </table:table-cell>
          <table:table-cell office:value-type="float" office:value="6.328563" calcext:value-type="float">
            <text:p>6.3285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L3 </text:p>
          </table:table-cell>
          <table:table-cell office:value-type="float" office:value="814.031319" calcext:value-type="float">
            <text:p>814.031319</text:p>
          </table:table-cell>
          <table:table-cell office:value-type="float" office:value="0.029472" calcext:value-type="float">
            <text:p>0.029472</text:p>
          </table:table-cell>
          <table:table-cell office:value-type="float" office:value="0.652731" calcext:value-type="float">
            <text:p>0.652731</text:p>
          </table:table-cell>
          <table:table-cell office:value-type="float" office:value="0.107858" calcext:value-type="float">
            <text:p>0.107858</text:p>
          </table:table-cell>
          <table:table-cell office:value-type="float" office:value="-214.684074" calcext:value-type="float">
            <text:p>-214.684074</text:p>
          </table:table-cell>
          <table:table-cell office:value-type="float" office:value="22.30493" calcext:value-type="float">
            <text:p>22.30493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<text:s/>L3 </text:p>
          </table:table-cell>
          <table:table-cell office:value-type="float" office:value="814.041506" calcext:value-type="float">
            <text:p>814.041506</text:p>
          </table:table-cell>
          <table:table-cell office:value-type="float" office:value="0.030913" calcext:value-type="float">
            <text:p>0.030913</text:p>
          </table:table-cell>
          <table:table-cell office:value-type="float" office:value="0.512023" calcext:value-type="float">
            <text:p>0.512023</text:p>
          </table:table-cell>
          <table:table-cell office:value-type="float" office:value="0.139133" calcext:value-type="float">
            <text:p>0.139133</text:p>
          </table:table-cell>
          <table:table-cell office:value-type="float" office:value="-100.107563" calcext:value-type="float">
            <text:p>-100.107563</text:p>
          </table:table-cell>
          <table:table-cell office:value-type="float" office:value="8.161888" calcext:value-type="float">
            <text:p>8.161888</text:p>
          </table:table-cell>
        </table:table-row>
        <table:table-row table:style-name="ro1">
          <table:table-cell office:value-type="float" office:value="21.25" calcext:value-type="float">
            <text:p>21.25</text:p>
          </table:table-cell>
          <table:table-cell office:value-type="string" calcext:value-type="string">
            <text:p><text:s/>L3 </text:p>
          </table:table-cell>
          <table:table-cell office:value-type="float" office:value="814.064793" calcext:value-type="float">
            <text:p>814.064793</text:p>
          </table:table-cell>
          <table:table-cell office:value-type="float" office:value="0.032784" calcext:value-type="float">
            <text:p>0.032784</text:p>
          </table:table-cell>
          <table:table-cell office:value-type="float" office:value="0.63657" calcext:value-type="float">
            <text:p>0.63657</text:p>
          </table:table-cell>
          <table:table-cell office:value-type="float" office:value="0.124265" calcext:value-type="float">
            <text:p>0.124265</text:p>
          </table:table-cell>
          <table:table-cell office:value-type="float" office:value="-226.517721" calcext:value-type="float">
            <text:p>-226.517721</text:p>
          </table:table-cell>
          <table:table-cell office:value-type="float" office:value="22.951458" calcext:value-type="float">
            <text:p>22.951458</text:p>
          </table:table-cell>
        </table:table-row>
        <table:table-row table:style-name="ro1">
          <table:table-cell office:value-type="float" office:value="21.75" calcext:value-type="float">
            <text:p>21.75</text:p>
          </table:table-cell>
          <table:table-cell office:value-type="string" calcext:value-type="string">
            <text:p><text:s/>L3 </text:p>
          </table:table-cell>
          <table:table-cell office:value-type="float" office:value="814.094423" calcext:value-type="float">
            <text:p>814.094423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570636" calcext:value-type="float">
            <text:p>0.570636</text:p>
          </table:table-cell>
          <table:table-cell office:value-type="float" office:value="0.111182" calcext:value-type="float">
            <text:p>0.111182</text:p>
          </table:table-cell>
          <table:table-cell office:value-type="float" office:value="-219.146024" calcext:value-type="float">
            <text:p>-219.146024</text:p>
          </table:table-cell>
          <table:table-cell office:value-type="float" office:value="19.9048" calcext:value-type="float">
            <text:p>19.9048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string" calcext:value-type="string">
            <text:p><text:s/>L3 </text:p>
          </table:table-cell>
          <table:table-cell office:value-type="float" office:value="814.185626" calcext:value-type="float">
            <text:p>814.185626</text:p>
          </table:table-cell>
          <table:table-cell office:value-type="float" office:value="0.087997" calcext:value-type="float">
            <text:p>0.087997</text:p>
          </table:table-cell>
          <table:table-cell office:value-type="float" office:value="0.89814" calcext:value-type="float">
            <text:p>0.89814</text:p>
          </table:table-cell>
          <table:table-cell office:value-type="float" office:value="0.164546" calcext:value-type="float">
            <text:p>0.164546</text:p>
          </table:table-cell>
          <table:table-cell office:value-type="float" office:value="-896.056295" calcext:value-type="float">
            <text:p>-896.056295</text:p>
          </table:table-cell>
          <table:table-cell office:value-type="float" office:value="128.086151" calcext:value-type="float">
            <text:p>128.0861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L3 </text:p>
          </table:table-cell>
          <table:table-cell office:value-type="float" office:value="814.201133" calcext:value-type="float">
            <text:p>814.201133</text:p>
          </table:table-cell>
          <table:table-cell office:value-type="float" office:value="0.02436" calcext:value-type="float">
            <text:p>0.02436</text:p>
          </table:table-cell>
          <table:table-cell office:value-type="float" office:value="0.478989" calcext:value-type="float">
            <text:p>0.478989</text:p>
          </table:table-cell>
          <table:table-cell office:value-type="float" office:value="0.135098" calcext:value-type="float">
            <text:p>0.135098</text:p>
          </table:table-cell>
          <table:table-cell office:value-type="float" office:value="-207.370355" calcext:value-type="float">
            <text:p>-207.370355</text:p>
          </table:table-cell>
          <table:table-cell office:value-type="float" office:value="15.810361" calcext:value-type="float">
            <text:p>15.810361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string" calcext:value-type="string">
            <text:p><text:s/>L3 </text:p>
          </table:table-cell>
          <table:table-cell office:value-type="float" office:value="814.250824" calcext:value-type="float">
            <text:p>814.250824</text:p>
          </table:table-cell>
          <table:table-cell office:value-type="float" office:value="0.056708" calcext:value-type="float">
            <text:p>0.056708</text:p>
          </table:table-cell>
          <table:table-cell office:value-type="float" office:value="0.69196" calcext:value-type="float">
            <text:p>0.69196</text:p>
          </table:table-cell>
          <table:table-cell office:value-type="float" office:value="0.199338" calcext:value-type="float">
            <text:p>0.199338</text:p>
          </table:table-cell>
          <table:table-cell office:value-type="float" office:value="-547.01299" calcext:value-type="float">
            <text:p>-547.01299</text:p>
          </table:table-cell>
          <table:table-cell office:value-type="float" office:value="60.242944" calcext:value-type="float">
            <text:p>60.242944</text:p>
          </table:table-cell>
        </table:table-row>
        <table:table-row table:style-name="ro1">
          <table:table-cell office:value-type="float" office:value="22.25" calcext:value-type="float">
            <text:p>22.25</text:p>
          </table:table-cell>
          <table:table-cell office:value-type="string" calcext:value-type="string">
            <text:p><text:s/>L3 </text:p>
          </table:table-cell>
          <table:table-cell office:value-type="float" office:value="814.274394" calcext:value-type="float">
            <text:p>814.274394</text:p>
          </table:table-cell>
          <table:table-cell office:value-type="float" office:value="0.102064" calcext:value-type="float">
            <text:p>0.102064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306815" calcext:value-type="float">
            <text:p>0.306815</text:p>
          </table:table-cell>
          <table:table-cell office:value-type="float" office:value="-655.536381" calcext:value-type="float">
            <text:p>-655.536381</text:p>
          </table:table-cell>
          <table:table-cell office:value-type="float" office:value="80.840713" calcext:value-type="float">
            <text:p>80.8407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L0 </text:p>
          </table:table-cell>
          <table:table-cell office:value-type="float" office:value="816.017097" calcext:value-type="float">
            <text:p>816.017097</text:p>
          </table:table-cell>
          <table:table-cell office:value-type="float" office:value="0.728109" calcext:value-type="float">
            <text:p>0.728109</text:p>
          </table:table-cell>
          <table:table-cell office:value-type="float" office:value="3.91142" calcext:value-type="float">
            <text:p>3.91142</text:p>
          </table:table-cell>
          <table:table-cell office:value-type="float" office:value="0.573477" calcext:value-type="float">
            <text:p>0.573477</text:p>
          </table:table-cell>
          <table:table-cell office:value-type="float" office:value="93504.343474" calcext:value-type="float">
            <text:p>93504.343474</text:p>
          </table:table-cell>
          <table:table-cell office:value-type="float" office:value="574494.83648" calcext:value-type="float">
            <text:p>574494.83648</text:p>
          </table:table-cell>
        </table:table-row>
      </table:table>
      <table:table table:name="B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6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7" table:style-name="ta1">
        <table:table-column table:style-name="co1" table:default-cell-style-name="Default"/>
        <table:table-row table:style-name="ro1">
          <table:table-cell/>
        </table:table-row>
      </table:table>
      <table:table table:name="Dia_Energia_x" table:style-name="ta1">
        <table:table-column table:style-name="co1" table:number-columns-repeated="19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67.073602" calcext:value-type="float">
            <text:p>867.073602</text:p>
          </table:table-cell>
          <table:table-cell office:value-type="float" office:value="0.000797" calcext:value-type="float">
            <text:p>0.000797</text:p>
          </table:table-cell>
          <table:table-cell/>
          <table:table-cell office:value-type="float" office:value="814.386257" calcext:value-type="float">
            <text:p>814.386257</text:p>
          </table:table-cell>
          <table:table-cell office:value-type="float" office:value="0.001059" calcext:value-type="float">
            <text:p>0.001059</text:p>
          </table:table-cell>
          <table:table-cell/>
          <table:table-cell office:value-type="float" office:value="811.236284" calcext:value-type="float">
            <text:p>811.236284</text:p>
          </table:table-cell>
          <table:table-cell office:value-type="float" office:value="0.005769" calcext:value-type="float">
            <text:p>0.005769</text:p>
          </table:table-cell>
          <table:table-cell/>
          <table:table-cell office:value-type="float" office:value="2" calcext:value-type="float">
            <text:p>2</text:p>
          </table:table-cell>
          <table:table-cell table:formula="of:=1239.8/[.C3]" office:value-type="float" office:value="1.42986708064952" calcext:value-type="float">
            <text:p>1.42986708064952</text:p>
          </table:table-cell>
          <table:table-cell table:number-columns-repeated="2"/>
          <table:table-cell table:formula="of:=1239.8/[.F3]" office:value-type="float" office:value="1.52237343071962" calcext:value-type="float">
            <text:p>1.52237343071962</text:p>
          </table:table-cell>
          <table:table-cell table:number-columns-repeated="2"/>
          <table:table-cell table:formula="of:=1239.8/[.I3]" office:value-type="float" office:value="1.5282846988634" calcext:value-type="float">
            <text:p>1.5282846988634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/>
          <table:table-cell office:value-type="float" office:value="864.33272" calcext:value-type="float">
            <text:p>864.33272</text:p>
          </table:table-cell>
          <table:table-cell office:value-type="float" office:value="0.000848" calcext:value-type="float">
            <text:p>0.000848</text:p>
          </table:table-cell>
          <table:table-cell/>
          <table:table-cell office:value-type="float" office:value="814.323559" calcext:value-type="float">
            <text:p>814.323559</text:p>
          </table:table-cell>
          <table:table-cell office:value-type="float" office:value="0.001366" calcext:value-type="float">
            <text:p>0.001366</text:p>
          </table:table-cell>
          <table:table-cell/>
          <table:table-cell office:value-type="float" office:value="811.262094" calcext:value-type="float">
            <text:p>811.262094</text:p>
          </table:table-cell>
          <table:table-cell office:value-type="float" office:value="0.002095" calcext:value-type="float">
            <text:p>0.002095</text:p>
          </table:table-cell>
          <table:table-cell/>
          <table:table-cell office:value-type="float" office:value="2.75" calcext:value-type="float">
            <text:p>2.75</text:p>
          </table:table-cell>
          <table:table-cell table:formula="of:=1239.8/[.C4]" office:value-type="float" office:value="1.43440132637811" calcext:value-type="float">
            <text:p>1.43440132637811</text:p>
          </table:table-cell>
          <table:table-cell table:number-columns-repeated="2"/>
          <table:table-cell table:formula="of:=1239.8/[.F4]" office:value-type="float" office:value="1.52249064428701" calcext:value-type="float">
            <text:p>1.52249064428701</text:p>
          </table:table-cell>
          <table:table-cell table:number-columns-repeated="2"/>
          <table:table-cell table:formula="of:=1239.8/[.I4]" office:value-type="float" office:value="1.52823607705748" calcext:value-type="float">
            <text:p>1.52823607705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863.388763" calcext:value-type="float">
            <text:p>863.388763</text:p>
          </table:table-cell>
          <table:table-cell office:value-type="float" office:value="0.001023" calcext:value-type="float">
            <text:p>0.001023</text:p>
          </table:table-cell>
          <table:table-cell/>
          <table:table-cell office:value-type="float" office:value="814.345684" calcext:value-type="float">
            <text:p>814.345684</text:p>
          </table:table-cell>
          <table:table-cell office:value-type="float" office:value="0.001586" calcext:value-type="float">
            <text:p>0.001586</text:p>
          </table:table-cell>
          <table:table-cell/>
          <table:table-cell office:value-type="float" office:value="811.065438" calcext:value-type="float">
            <text:p>811.065438</text:p>
          </table:table-cell>
          <table:table-cell office:value-type="float" office:value="0.002455" calcext:value-type="float">
            <text:p>0.002455</text:p>
          </table:table-cell>
          <table:table-cell/>
          <table:table-cell office:value-type="float" office:value="3" calcext:value-type="float">
            <text:p>3</text:p>
          </table:table-cell>
          <table:table-cell table:formula="of:=1239.8/[.C5]" office:value-type="float" office:value="1.43596958071598" calcext:value-type="float">
            <text:p>1.43596958071598</text:p>
          </table:table-cell>
          <table:table-cell table:number-columns-repeated="2"/>
          <table:table-cell table:formula="of:=1239.8/[.F5]" office:value-type="float" office:value="1.52244927965996" calcext:value-type="float">
            <text:p>1.52244927965996</text:p>
          </table:table-cell>
          <table:table-cell table:number-columns-repeated="2"/>
          <table:table-cell table:formula="of:=1239.8/[.I5]" office:value-type="float" office:value="1.52860662273714" calcext:value-type="float">
            <text:p>1.52860662273714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/>
          <table:table-cell office:value-type="float" office:value="862.502578" calcext:value-type="float">
            <text:p>862.502578</text:p>
          </table:table-cell>
          <table:table-cell office:value-type="float" office:value="0.010824" calcext:value-type="float">
            <text:p>0.010824</text:p>
          </table:table-cell>
          <table:table-cell/>
          <table:table-cell office:value-type="float" office:value="814.395138" calcext:value-type="float">
            <text:p>814.395138</text:p>
          </table:table-cell>
          <table:table-cell office:value-type="float" office:value="0.001905" calcext:value-type="float">
            <text:p>0.001905</text:p>
          </table:table-cell>
          <table:table-cell/>
          <table:table-cell office:value-type="float" office:value="811.205955" calcext:value-type="float">
            <text:p>811.205955</text:p>
          </table:table-cell>
          <table:table-cell office:value-type="float" office:value="0.002061" calcext:value-type="float">
            <text:p>0.002061</text:p>
          </table:table-cell>
          <table:table-cell/>
          <table:table-cell office:value-type="float" office:value="3.25" calcext:value-type="float">
            <text:p>3.25</text:p>
          </table:table-cell>
          <table:table-cell table:formula="of:=1239.8/[.C6]" office:value-type="float" office:value="1.43744497886011" calcext:value-type="float">
            <text:p>1.43744497886011</text:p>
          </table:table-cell>
          <table:table-cell table:number-columns-repeated="2"/>
          <table:table-cell table:formula="of:=1239.8/[.F6]" office:value-type="float" office:value="1.52235682919806" calcext:value-type="float">
            <text:p>1.52235682919806</text:p>
          </table:table-cell>
          <table:table-cell table:number-columns-repeated="2"/>
          <table:table-cell table:formula="of:=1239.8/[.I6]" office:value-type="float" office:value="1.52834183767795" calcext:value-type="float">
            <text:p>1.5283418376779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/>
          <table:table-cell office:value-type="float" office:value="861.577974" calcext:value-type="float">
            <text:p>861.577974</text:p>
          </table:table-cell>
          <table:table-cell office:value-type="float" office:value="0.008521" calcext:value-type="float">
            <text:p>0.008521</text:p>
          </table:table-cell>
          <table:table-cell/>
          <table:table-cell office:value-type="float" office:value="814.410818" calcext:value-type="float">
            <text:p>814.410818</text:p>
          </table:table-cell>
          <table:table-cell office:value-type="float" office:value="0.002652" calcext:value-type="float">
            <text:p>0.002652</text:p>
          </table:table-cell>
          <table:table-cell/>
          <table:table-cell office:value-type="float" office:value="811.25523" calcext:value-type="float">
            <text:p>811.25523</text:p>
          </table:table-cell>
          <table:table-cell office:value-type="float" office:value="0.002417" calcext:value-type="float">
            <text:p>0.002417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1239.8/[.C7]" office:value-type="float" office:value="1.43898757560392" calcext:value-type="float">
            <text:p>1.43898757560392</text:p>
          </table:table-cell>
          <table:table-cell table:number-columns-repeated="2"/>
          <table:table-cell table:formula="of:=1239.8/[.F7]" office:value-type="float" office:value="1.52232751898441" calcext:value-type="float">
            <text:p>1.52232751898441</text:p>
          </table:table-cell>
          <table:table-cell table:number-columns-repeated="2"/>
          <table:table-cell table:formula="of:=1239.8/[.I7]" office:value-type="float" office:value="1.52824900740547" calcext:value-type="float">
            <text:p>1.52824900740547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/>
          <table:table-cell office:value-type="float" office:value="860.714069" calcext:value-type="float">
            <text:p>860.714069</text:p>
          </table:table-cell>
          <table:table-cell office:value-type="float" office:value="0.005355" calcext:value-type="float">
            <text:p>0.005355</text:p>
          </table:table-cell>
          <table:table-cell/>
          <table:table-cell office:value-type="float" office:value="814.424495" calcext:value-type="float">
            <text:p>814.424495</text:p>
          </table:table-cell>
          <table:table-cell office:value-type="float" office:value="0.002136" calcext:value-type="float">
            <text:p>0.002136</text:p>
          </table:table-cell>
          <table:table-cell/>
          <table:table-cell office:value-type="float" office:value="811.309512" calcext:value-type="float">
            <text:p>811.309512</text:p>
          </table:table-cell>
          <table:table-cell office:value-type="float" office:value="0.002702" calcext:value-type="float">
            <text:p>0.002702</text:p>
          </table:table-cell>
          <table:table-cell/>
          <table:table-cell office:value-type="float" office:value="3.75" calcext:value-type="float">
            <text:p>3.75</text:p>
          </table:table-cell>
          <table:table-cell table:formula="of:=1239.8/[.C8]" office:value-type="float" office:value="1.44043189794775" calcext:value-type="float">
            <text:p>1.44043189794775</text:p>
          </table:table-cell>
          <table:table-cell table:number-columns-repeated="2"/>
          <table:table-cell table:formula="of:=1239.8/[.F8]" office:value-type="float" office:value="1.52230195384779" calcext:value-type="float">
            <text:p>1.52230195384779</text:p>
          </table:table-cell>
          <table:table-cell table:number-columns-repeated="2"/>
          <table:table-cell table:formula="of:=1239.8/[.I8]" office:value-type="float" office:value="1.52814675738696" calcext:value-type="float">
            <text:p>1.528146757386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859.775127" calcext:value-type="float">
            <text:p>859.775127</text:p>
          </table:table-cell>
          <table:table-cell office:value-type="float" office:value="0.004095" calcext:value-type="float">
            <text:p>0.004095</text:p>
          </table:table-cell>
          <table:table-cell/>
          <table:table-cell office:value-type="float" office:value="814.425087" calcext:value-type="float">
            <text:p>814.425087</text:p>
          </table:table-cell>
          <table:table-cell office:value-type="float" office:value="0.002102" calcext:value-type="float">
            <text:p>0.002102</text:p>
          </table:table-cell>
          <table:table-cell/>
          <table:table-cell office:value-type="float" office:value="811.303045" calcext:value-type="float">
            <text:p>811.303045</text:p>
          </table:table-cell>
          <table:table-cell office:value-type="float" office:value="0.003482" calcext:value-type="float">
            <text:p>0.003482</text:p>
          </table:table-cell>
          <table:table-cell/>
          <table:table-cell office:value-type="float" office:value="4" calcext:value-type="float">
            <text:p>4</text:p>
          </table:table-cell>
          <table:table-cell table:formula="of:=1239.8/[.C9]" office:value-type="float" office:value="1.44200496276976" calcext:value-type="float">
            <text:p>1.44200496276976</text:p>
          </table:table-cell>
          <table:table-cell table:number-columns-repeated="2"/>
          <table:table-cell table:formula="of:=1239.8/[.F9]" office:value-type="float" office:value="1.52230084729696" calcext:value-type="float">
            <text:p>1.52230084729696</text:p>
          </table:table-cell>
          <table:table-cell table:number-columns-repeated="2"/>
          <table:table-cell table:formula="of:=1239.8/[.I9]" office:value-type="float" office:value="1.52815893843958" calcext:value-type="float">
            <text:p>1.52815893843958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/>
          <table:table-cell office:value-type="float" office:value="858.924508" calcext:value-type="float">
            <text:p>858.924508</text:p>
          </table:table-cell>
          <table:table-cell office:value-type="float" office:value="0.003329" calcext:value-type="float">
            <text:p>0.003329</text:p>
          </table:table-cell>
          <table:table-cell/>
          <table:table-cell office:value-type="float" office:value="814.460291" calcext:value-type="float">
            <text:p>814.460291</text:p>
          </table:table-cell>
          <table:table-cell office:value-type="float" office:value="0.002836" calcext:value-type="float">
            <text:p>0.002836</text:p>
          </table:table-cell>
          <table:table-cell/>
          <table:table-cell office:value-type="float" office:value="811.384268" calcext:value-type="float">
            <text:p>811.384268</text:p>
          </table:table-cell>
          <table:table-cell office:value-type="float" office:value="0.005052" calcext:value-type="float">
            <text:p>0.005052</text:p>
          </table:table-cell>
          <table:table-cell/>
          <table:table-cell office:value-type="float" office:value="4.25" calcext:value-type="float">
            <text:p>4.25</text:p>
          </table:table-cell>
          <table:table-cell table:formula="of:=1239.8/[.C10]" office:value-type="float" office:value="1.44343302403475" calcext:value-type="float">
            <text:p>1.44343302403475</text:p>
          </table:table-cell>
          <table:table-cell table:number-columns-repeated="2"/>
          <table:table-cell table:formula="of:=1239.8/[.F10]" office:value-type="float" office:value="1.52223504779805" calcext:value-type="float">
            <text:p>1.52223504779805</text:p>
          </table:table-cell>
          <table:table-cell table:number-columns-repeated="2"/>
          <table:table-cell table:formula="of:=1239.8/[.I10]" office:value-type="float" office:value="1.5280059632608" calcext:value-type="float">
            <text:p>1.528005963260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/>
          <table:table-cell office:value-type="float" office:value="857.995052" calcext:value-type="float">
            <text:p>857.995052</text:p>
          </table:table-cell>
          <table:table-cell office:value-type="float" office:value="0.00216" calcext:value-type="float">
            <text:p>0.00216</text:p>
          </table:table-cell>
          <table:table-cell/>
          <table:table-cell office:value-type="float" office:value="814.443367" calcext:value-type="float">
            <text:p>814.443367</text:p>
          </table:table-cell>
          <table:table-cell office:value-type="float" office:value="0.002142" calcext:value-type="float">
            <text:p>0.002142</text:p>
          </table:table-cell>
          <table:table-cell/>
          <table:table-cell office:value-type="float" office:value="811.359955" calcext:value-type="float">
            <text:p>811.359955</text:p>
          </table:table-cell>
          <table:table-cell office:value-type="float" office:value="0.004872" calcext:value-type="float">
            <text:p>0.004872</text:p>
          </table:table-cell>
          <table:table-cell/>
          <table:table-cell office:value-type="float" office:value="4.5" calcext:value-type="float">
            <text:p>4.5</text:p>
          </table:table-cell>
          <table:table-cell table:formula="of:=1239.8/[.C11]" office:value-type="float" office:value="1.44499667813935" calcext:value-type="float">
            <text:p>1.44499667813935</text:p>
          </table:table-cell>
          <table:table-cell table:number-columns-repeated="2"/>
          <table:table-cell table:formula="of:=1239.8/[.F11]" office:value-type="float" office:value="1.52226667959345" calcext:value-type="float">
            <text:p>1.52226667959345</text:p>
          </table:table-cell>
          <table:table-cell table:number-columns-repeated="2"/>
          <table:table-cell table:formula="of:=1239.8/[.I11]" office:value-type="float" office:value="1.52805175108747" calcext:value-type="float">
            <text:p>1.52805175108747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/>
          <table:table-cell office:value-type="float" office:value="857.076303" calcext:value-type="float">
            <text:p>857.076303</text:p>
          </table:table-cell>
          <table:table-cell office:value-type="float" office:value="0.002053" calcext:value-type="float">
            <text:p>0.002053</text:p>
          </table:table-cell>
          <table:table-cell/>
          <table:table-cell office:value-type="float" office:value="814.416315" calcext:value-type="float">
            <text:p>814.416315</text:p>
          </table:table-cell>
          <table:table-cell office:value-type="float" office:value="0.002699" calcext:value-type="float">
            <text:p>0.002699</text:p>
          </table:table-cell>
          <table:table-cell/>
          <table:table-cell office:value-type="float" office:value="811.309921" calcext:value-type="float">
            <text:p>811.309921</text:p>
          </table:table-cell>
          <table:table-cell office:value-type="float" office:value="0.006577" calcext:value-type="float">
            <text:p>0.006577</text:p>
          </table:table-cell>
          <table:table-cell/>
          <table:table-cell office:value-type="float" office:value="4.75" calcext:value-type="float">
            <text:p>4.75</text:p>
          </table:table-cell>
          <table:table-cell table:formula="of:=1239.8/[.C12]" office:value-type="float" office:value="1.44654565254034" calcext:value-type="float">
            <text:p>1.44654565254034</text:p>
          </table:table-cell>
          <table:table-cell table:number-columns-repeated="2"/>
          <table:table-cell table:formula="of:=1239.8/[.F12]" office:value-type="float" office:value="1.52231724385335" calcext:value-type="float">
            <text:p>1.52231724385335</text:p>
          </table:table-cell>
          <table:table-cell table:number-columns-repeated="2"/>
          <table:table-cell table:formula="of:=1239.8/[.I12]" office:value-type="float" office:value="1.52814598701302" calcext:value-type="float">
            <text:p>1.52814598701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856.159089" calcext:value-type="float">
            <text:p>856.159089</text:p>
          </table:table-cell>
          <table:table-cell office:value-type="float" office:value="0.001167" calcext:value-type="float">
            <text:p>0.001167</text:p>
          </table:table-cell>
          <table:table-cell/>
          <table:table-cell office:value-type="float" office:value="814.435628" calcext:value-type="float">
            <text:p>814.435628</text:p>
          </table:table-cell>
          <table:table-cell office:value-type="float" office:value="0.003007" calcext:value-type="float">
            <text:p>0.003007</text:p>
          </table:table-cell>
          <table:table-cell/>
          <table:table-cell office:value-type="float" office:value="811.372983" calcext:value-type="float">
            <text:p>811.372983</text:p>
          </table:table-cell>
          <table:table-cell office:value-type="float" office:value="0.008195" calcext:value-type="float">
            <text:p>0.008195</text:p>
          </table:table-cell>
          <table:table-cell/>
          <table:table-cell office:value-type="float" office:value="5" calcext:value-type="float">
            <text:p>5</text:p>
          </table:table-cell>
          <table:table-cell table:formula="of:=1239.8/[.C13]" office:value-type="float" office:value="1.44809535509118" calcext:value-type="float">
            <text:p>1.44809535509118</text:p>
          </table:table-cell>
          <table:table-cell table:number-columns-repeated="2"/>
          <table:table-cell table:formula="of:=1239.8/[.F13]" office:value-type="float" office:value="1.52228114460631" calcext:value-type="float">
            <text:p>1.52228114460631</text:p>
          </table:table-cell>
          <table:table-cell table:number-columns-repeated="2"/>
          <table:table-cell table:formula="of:=1239.8/[.I13]" office:value-type="float" office:value="1.52802721556727" calcext:value-type="float">
            <text:p>1.52802721556727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/>
          <table:table-cell office:value-type="float" office:value="855.160287" calcext:value-type="float">
            <text:p>855.160287</text:p>
          </table:table-cell>
          <table:table-cell office:value-type="float" office:value="0.000425" calcext:value-type="float">
            <text:p>0.000425</text:p>
          </table:table-cell>
          <table:table-cell/>
          <table:table-cell office:value-type="float" office:value="814.426966" calcext:value-type="float">
            <text:p>814.426966</text:p>
          </table:table-cell>
          <table:table-cell office:value-type="float" office:value="0.00189" calcext:value-type="float">
            <text:p>0.00189</text:p>
          </table:table-cell>
          <table:table-cell/>
          <table:table-cell office:value-type="float" office:value="811.399625" calcext:value-type="float">
            <text:p>811.399625</text:p>
          </table:table-cell>
          <table:table-cell office:value-type="float" office:value="0.006595" calcext:value-type="float">
            <text:p>0.006595</text:p>
          </table:table-cell>
          <table:table-cell/>
          <table:table-cell office:value-type="float" office:value="5.25" calcext:value-type="float">
            <text:p>5.25</text:p>
          </table:table-cell>
          <table:table-cell table:formula="of:=1239.8/[.C14]" office:value-type="float" office:value="1.44978668776746" calcext:value-type="float">
            <text:p>1.44978668776746</text:p>
          </table:table-cell>
          <table:table-cell table:number-columns-repeated="2"/>
          <table:table-cell table:formula="of:=1239.8/[.F14]" office:value-type="float" office:value="1.52229733513023" calcext:value-type="float">
            <text:p>1.52229733513023</text:p>
          </table:table-cell>
          <table:table-cell table:number-columns-repeated="2"/>
          <table:table-cell table:formula="of:=1239.8/[.I14]" office:value-type="float" office:value="1.5279770433712" calcext:value-type="float">
            <text:p>1.527977043371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/>
          <table:table-cell office:value-type="float" office:value="854.34274" calcext:value-type="float">
            <text:p>854.34274</text:p>
          </table:table-cell>
          <table:table-cell office:value-type="float" office:value="0.000284" calcext:value-type="float">
            <text:p>0.000284</text:p>
          </table:table-cell>
          <table:table-cell/>
          <table:table-cell office:value-type="float" office:value="814.382429" calcext:value-type="float">
            <text:p>814.382429</text:p>
          </table:table-cell>
          <table:table-cell office:value-type="float" office:value="0.021789" calcext:value-type="float">
            <text:p>0.021789</text:p>
          </table:table-cell>
          <table:table-cell/>
          <table:table-cell office:value-type="float" office:value="811.422321" calcext:value-type="float">
            <text:p>811.422321</text:p>
          </table:table-cell>
          <table:table-cell office:value-type="float" office:value="0.006341" calcext:value-type="float">
            <text:p>0.006341</text:p>
          </table:table-cell>
          <table:table-cell/>
          <table:table-cell office:value-type="float" office:value="5.5" calcext:value-type="float">
            <text:p>5.5</text:p>
          </table:table-cell>
          <table:table-cell table:formula="of:=1239.8/[.C15]" office:value-type="float" office:value="1.45117403350323" calcext:value-type="float">
            <text:p>1.45117403350323</text:p>
          </table:table-cell>
          <table:table-cell table:number-columns-repeated="2"/>
          <table:table-cell table:formula="of:=1239.8/[.F15]" office:value-type="float" office:value="1.52238058662732" calcext:value-type="float">
            <text:p>1.52238058662732</text:p>
          </table:table-cell>
          <table:table-cell table:number-columns-repeated="2"/>
          <table:table-cell table:formula="of:=1239.8/[.I15]" office:value-type="float" office:value="1.52793430487846" calcext:value-type="float">
            <text:p>1.52793430487846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/>
          <table:table-cell office:value-type="float" office:value="853.393349" calcext:value-type="float">
            <text:p>853.393349</text:p>
          </table:table-cell>
          <table:table-cell office:value-type="float" office:value="0.000257" calcext:value-type="float">
            <text:p>0.000257</text:p>
          </table:table-cell>
          <table:table-cell/>
          <table:table-cell office:value-type="float" office:value="814.373161" calcext:value-type="float">
            <text:p>814.373161</text:p>
          </table:table-cell>
          <table:table-cell office:value-type="float" office:value="0.040477" calcext:value-type="float">
            <text:p>0.040477</text:p>
          </table:table-cell>
          <table:table-cell/>
          <table:table-cell office:value-type="float" office:value="811.439474" calcext:value-type="float">
            <text:p>811.439474</text:p>
          </table:table-cell>
          <table:table-cell office:value-type="float" office:value="0.007014" calcext:value-type="float">
            <text:p>0.007014</text:p>
          </table:table-cell>
          <table:table-cell/>
          <table:table-cell office:value-type="float" office:value="5.75" calcext:value-type="float">
            <text:p>5.75</text:p>
          </table:table-cell>
          <table:table-cell table:formula="of:=1239.8/[.C16]" office:value-type="float" office:value="1.45278844913988" calcext:value-type="float">
            <text:p>1.45278844913988</text:p>
          </table:table-cell>
          <table:table-cell table:number-columns-repeated="2"/>
          <table:table-cell table:formula="of:=1239.8/[.F16]" office:value-type="float" office:value="1.52239791212864" calcext:value-type="float">
            <text:p>1.52239791212864</text:p>
          </table:table-cell>
          <table:table-cell table:number-columns-repeated="2"/>
          <table:table-cell table:formula="of:=1239.8/[.I16]" office:value-type="float" office:value="1.52790200591104" calcext:value-type="float">
            <text:p>1.527902005911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52.46681" calcext:value-type="float">
            <text:p>852.46681</text:p>
          </table:table-cell>
          <table:table-cell office:value-type="float" office:value="0.000285" calcext:value-type="float">
            <text:p>0.000285</text:p>
          </table:table-cell>
          <table:table-cell/>
          <table:table-cell office:value-type="float" office:value="814.39286" calcext:value-type="float">
            <text:p>814.39286</text:p>
          </table:table-cell>
          <table:table-cell office:value-type="float" office:value="0.008371" calcext:value-type="float">
            <text:p>0.008371</text:p>
          </table:table-cell>
          <table:table-cell/>
          <table:table-cell office:value-type="float" office:value="811.466048" calcext:value-type="float">
            <text:p>811.466048</text:p>
          </table:table-cell>
          <table:table-cell office:value-type="float" office:value="0.008279" calcext:value-type="float">
            <text:p>0.008279</text:p>
          </table:table-cell>
          <table:table-cell/>
          <table:table-cell office:value-type="float" office:value="6" calcext:value-type="float">
            <text:p>6</text:p>
          </table:table-cell>
          <table:table-cell table:formula="of:=1239.8/[.C17]" office:value-type="float" office:value="1.45436747267615" calcext:value-type="float">
            <text:p>1.45436747267615</text:p>
          </table:table-cell>
          <table:table-cell table:number-columns-repeated="2"/>
          <table:table-cell table:formula="of:=1239.8/[.F17]" office:value-type="float" office:value="1.52236108749775" calcext:value-type="float">
            <text:p>1.52236108749775</text:p>
          </table:table-cell>
          <table:table-cell table:number-columns-repeated="2"/>
          <table:table-cell table:formula="of:=1239.8/[.I17]" office:value-type="float" office:value="1.5278519699693" calcext:value-type="float">
            <text:p>1.5278519699693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/>
          <table:table-cell office:value-type="float" office:value="851.580671" calcext:value-type="float">
            <text:p>851.580671</text:p>
          </table:table-cell>
          <table:table-cell office:value-type="float" office:value="0.000229" calcext:value-type="float">
            <text:p>0.000229</text:p>
          </table:table-cell>
          <table:table-cell/>
          <table:table-cell office:value-type="float" office:value="814.385415" calcext:value-type="float">
            <text:p>814.385415</text:p>
          </table:table-cell>
          <table:table-cell office:value-type="float" office:value="0.009898" calcext:value-type="float">
            <text:p>0.009898</text:p>
          </table:table-cell>
          <table:table-cell/>
          <table:table-cell office:value-type="float" office:value="811.472711" calcext:value-type="float">
            <text:p>811.472711</text:p>
          </table:table-cell>
          <table:table-cell office:value-type="float" office:value="0.007809" calcext:value-type="float">
            <text:p>0.007809</text:p>
          </table:table-cell>
          <table:table-cell/>
          <table:table-cell office:value-type="float" office:value="6.25" calcext:value-type="float">
            <text:p>6.25</text:p>
          </table:table-cell>
          <table:table-cell table:formula="of:=1239.8/[.C18]" office:value-type="float" office:value="1.4558808604053" calcext:value-type="float">
            <text:p>1.4558808604053</text:p>
          </table:table-cell>
          <table:table-cell table:number-columns-repeated="2"/>
          <table:table-cell table:formula="of:=1239.8/[.F18]" office:value-type="float" office:value="1.52237500471444" calcext:value-type="float">
            <text:p>1.52237500471444</text:p>
          </table:table-cell>
          <table:table-cell table:number-columns-repeated="2"/>
          <table:table-cell table:formula="of:=1239.8/[.I18]" office:value-type="float" office:value="1.52783942478135" calcext:value-type="float">
            <text:p>1.52783942478135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/>
          <table:table-cell office:value-type="float" office:value="850.658321" calcext:value-type="float">
            <text:p>850.658321</text:p>
          </table:table-cell>
          <table:table-cell office:value-type="float" office:value="0.000206" calcext:value-type="float">
            <text:p>0.000206</text:p>
          </table:table-cell>
          <table:table-cell/>
          <table:table-cell office:value-type="float" office:value="814.322832" calcext:value-type="float">
            <text:p>814.322832</text:p>
          </table:table-cell>
          <table:table-cell office:value-type="float" office:value="0.051745" calcext:value-type="float">
            <text:p>0.051745</text:p>
          </table:table-cell>
          <table:table-cell/>
          <table:table-cell office:value-type="float" office:value="811.489218" calcext:value-type="float">
            <text:p>811.489218</text:p>
          </table:table-cell>
          <table:table-cell office:value-type="float" office:value="0.007652" calcext:value-type="float">
            <text:p>0.007652</text:p>
          </table:table-cell>
          <table:table-cell/>
          <table:table-cell office:value-type="float" office:value="6.5" calcext:value-type="float">
            <text:p>6.5</text:p>
          </table:table-cell>
          <table:table-cell table:formula="of:=1239.8/[.C19]" office:value-type="float" office:value="1.45745943981661" calcext:value-type="float">
            <text:p>1.45745943981661</text:p>
          </table:table-cell>
          <table:table-cell table:number-columns-repeated="2"/>
          <table:table-cell table:formula="of:=1239.8/[.F19]" office:value-type="float" office:value="1.52249200351538" calcext:value-type="float">
            <text:p>1.52249200351538</text:p>
          </table:table-cell>
          <table:table-cell table:number-columns-repeated="2"/>
          <table:table-cell table:formula="of:=1239.8/[.I19]" office:value-type="float" office:value="1.52780834606234" calcext:value-type="float">
            <text:p>1.52780834606234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/>
          <table:table-cell office:value-type="float" office:value="849.712043" calcext:value-type="float">
            <text:p>849.712043</text:p>
          </table:table-cell>
          <table:table-cell office:value-type="float" office:value="0.000263" calcext:value-type="float">
            <text:p>0.000263</text:p>
          </table:table-cell>
          <table:table-cell/>
          <table:table-cell office:value-type="float" office:value="814.365604" calcext:value-type="float">
            <text:p>814.365604</text:p>
          </table:table-cell>
          <table:table-cell office:value-type="float" office:value="0.014598" calcext:value-type="float">
            <text:p>0.014598</text:p>
          </table:table-cell>
          <table:table-cell/>
          <table:table-cell office:value-type="float" office:value="811.490703" calcext:value-type="float">
            <text:p>811.490703</text:p>
          </table:table-cell>
          <table:table-cell office:value-type="float" office:value="0.009748" calcext:value-type="float">
            <text:p>0.009748</text:p>
          </table:table-cell>
          <table:table-cell/>
          <table:table-cell office:value-type="float" office:value="6.75" calcext:value-type="float">
            <text:p>6.75</text:p>
          </table:table-cell>
          <table:table-cell table:formula="of:=1239.8/[.C20]" office:value-type="float" office:value="1.45908253297523" calcext:value-type="float">
            <text:p>1.45908253297523</text:p>
          </table:table-cell>
          <table:table-cell table:number-columns-repeated="2"/>
          <table:table-cell table:formula="of:=1239.8/[.F20]" office:value-type="float" office:value="1.5224120393965" calcext:value-type="float">
            <text:p>1.5224120393965</text:p>
          </table:table-cell>
          <table:table-cell table:number-columns-repeated="2"/>
          <table:table-cell table:formula="of:=1239.8/[.I20]" office:value-type="float" office:value="1.52780555022576" calcext:value-type="float">
            <text:p>1.527805550225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848.813647" calcext:value-type="float">
            <text:p>848.813647</text:p>
          </table:table-cell>
          <table:table-cell office:value-type="float" office:value="0.000225" calcext:value-type="float">
            <text:p>0.000225</text:p>
          </table:table-cell>
          <table:table-cell/>
          <table:table-cell office:value-type="float" office:value="814.362443" calcext:value-type="float">
            <text:p>814.362443</text:p>
          </table:table-cell>
          <table:table-cell office:value-type="float" office:value="0.013561" calcext:value-type="float">
            <text:p>0.013561</text:p>
          </table:table-cell>
          <table:table-cell/>
          <table:table-cell office:value-type="float" office:value="811.52723" calcext:value-type="float">
            <text:p>811.52723</text:p>
          </table:table-cell>
          <table:table-cell office:value-type="float" office:value="0.009651" calcext:value-type="float">
            <text:p>0.009651</text:p>
          </table:table-cell>
          <table:table-cell/>
          <table:table-cell office:value-type="float" office:value="7" calcext:value-type="float">
            <text:p>7</text:p>
          </table:table-cell>
          <table:table-cell table:formula="of:=1239.8/[.C21]" office:value-type="float" office:value="1.46062684593006" calcext:value-type="float">
            <text:p>1.46062684593006</text:p>
          </table:table-cell>
          <table:table-cell table:number-columns-repeated="2"/>
          <table:table-cell table:formula="of:=1239.8/[.F21]" office:value-type="float" office:value="1.52241794873637" calcext:value-type="float">
            <text:p>1.52241794873637</text:p>
          </table:table-cell>
          <table:table-cell table:number-columns-repeated="2"/>
          <table:table-cell table:formula="of:=1239.8/[.I21]" office:value-type="float" office:value="1.52773678339789" calcext:value-type="float">
            <text:p>1.52773678339789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/>
          <table:table-cell office:value-type="float" office:value="847.927548" calcext:value-type="float">
            <text:p>847.927548</text:p>
          </table:table-cell>
          <table:table-cell office:value-type="float" office:value="0.000239" calcext:value-type="float">
            <text:p>0.000239</text:p>
          </table:table-cell>
          <table:table-cell/>
          <table:table-cell office:value-type="float" office:value="814.397683" calcext:value-type="float">
            <text:p>814.397683</text:p>
          </table:table-cell>
          <table:table-cell office:value-type="float" office:value="0.008046" calcext:value-type="float">
            <text:p>0.008046</text:p>
          </table:table-cell>
          <table:table-cell/>
          <table:table-cell office:value-type="float" office:value="811.547559" calcext:value-type="float">
            <text:p>811.547559</text:p>
          </table:table-cell>
          <table:table-cell office:value-type="float" office:value="0.009729" calcext:value-type="float">
            <text:p>0.009729</text:p>
          </table:table-cell>
          <table:table-cell/>
          <table:table-cell office:value-type="float" office:value="7.25" calcext:value-type="float">
            <text:p>7.25</text:p>
          </table:table-cell>
          <table:table-cell table:formula="of:=1239.8/[.C22]" office:value-type="float" office:value="1.4621532263273" calcext:value-type="float">
            <text:p>1.4621532263273</text:p>
          </table:table-cell>
          <table:table-cell table:number-columns-repeated="2"/>
          <table:table-cell table:formula="of:=1239.8/[.F22]" office:value-type="float" office:value="1.52235207181944" calcext:value-type="float">
            <text:p>1.52235207181944</text:p>
          </table:table-cell>
          <table:table-cell table:number-columns-repeated="2"/>
          <table:table-cell table:formula="of:=1239.8/[.I22]" office:value-type="float" office:value="1.52769851409288" calcext:value-type="float">
            <text:p>1.5276985140928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/>
          <table:table-cell office:value-type="float" office:value="846.999744" calcext:value-type="float">
            <text:p>846.999744</text:p>
          </table:table-cell>
          <table:table-cell office:value-type="float" office:value="0.00024" calcext:value-type="float">
            <text:p>0.00024</text:p>
          </table:table-cell>
          <table:table-cell/>
          <table:table-cell office:value-type="float" office:value="814.396943" calcext:value-type="float">
            <text:p>814.396943</text:p>
          </table:table-cell>
          <table:table-cell office:value-type="float" office:value="0.009521" calcext:value-type="float">
            <text:p>0.009521</text:p>
          </table:table-cell>
          <table:table-cell/>
          <table:table-cell office:value-type="float" office:value="811.5763" calcext:value-type="float">
            <text:p>811.5763</text:p>
          </table:table-cell>
          <table:table-cell office:value-type="float" office:value="0.01101" calcext:value-type="float">
            <text:p>0.01101</text:p>
          </table:table-cell>
          <table:table-cell/>
          <table:table-cell office:value-type="float" office:value="7.5" calcext:value-type="float">
            <text:p>7.5</text:p>
          </table:table-cell>
          <table:table-cell table:formula="of:=1239.8/[.C23]" office:value-type="float" office:value="1.46375486980076" calcext:value-type="float">
            <text:p>1.46375486980076</text:p>
          </table:table-cell>
          <table:table-cell table:number-columns-repeated="2"/>
          <table:table-cell table:formula="of:=1239.8/[.F23]" office:value-type="float" office:value="1.52235345510132" calcext:value-type="float">
            <text:p>1.52235345510132</text:p>
          </table:table-cell>
          <table:table-cell table:number-columns-repeated="2"/>
          <table:table-cell table:formula="of:=1239.8/[.I23]" office:value-type="float" office:value="1.52764441248469" calcext:value-type="float">
            <text:p>1.52764441248469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/>
          <table:table-cell office:value-type="float" office:value="846.132566" calcext:value-type="float">
            <text:p>846.132566</text:p>
          </table:table-cell>
          <table:table-cell office:value-type="float" office:value="0.000224" calcext:value-type="float">
            <text:p>0.000224</text:p>
          </table:table-cell>
          <table:table-cell/>
          <table:table-cell office:value-type="float" office:value="814.450254" calcext:value-type="float">
            <text:p>814.450254</text:p>
          </table:table-cell>
          <table:table-cell office:value-type="float" office:value="0.002205" calcext:value-type="float">
            <text:p>0.002205</text:p>
          </table:table-cell>
          <table:table-cell/>
          <table:table-cell office:value-type="float" office:value="811.650835" calcext:value-type="float">
            <text:p>811.650835</text:p>
          </table:table-cell>
          <table:table-cell office:value-type="float" office:value="0.014733" calcext:value-type="float">
            <text:p>0.014733</text:p>
          </table:table-cell>
          <table:table-cell/>
          <table:table-cell office:value-type="float" office:value="7.75" calcext:value-type="float">
            <text:p>7.75</text:p>
          </table:table-cell>
          <table:table-cell table:formula="of:=1239.8/[.C24]" office:value-type="float" office:value="1.46525503191659" calcext:value-type="float">
            <text:p>1.46525503191659</text:p>
          </table:table-cell>
          <table:table-cell table:number-columns-repeated="2"/>
          <table:table-cell table:formula="of:=1239.8/[.F24]" office:value-type="float" office:value="1.52225380729024" calcext:value-type="float">
            <text:p>1.52225380729024</text:p>
          </table:table-cell>
          <table:table-cell table:number-columns-repeated="2"/>
          <table:table-cell table:formula="of:=1239.8/[.I24]" office:value-type="float" office:value="1.52750412682074" calcext:value-type="float">
            <text:p>1.527504126820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45.204835" calcext:value-type="float">
            <text:p>845.204835</text:p>
          </table:table-cell>
          <table:table-cell office:value-type="float" office:value="0.000226" calcext:value-type="float">
            <text:p>0.000226</text:p>
          </table:table-cell>
          <table:table-cell/>
          <table:table-cell office:value-type="float" office:value="814.4756" calcext:value-type="float">
            <text:p>814.4756</text:p>
          </table:table-cell>
          <table:table-cell office:value-type="float" office:value="0.002079" calcext:value-type="float">
            <text:p>0.002079</text:p>
          </table:table-cell>
          <table:table-cell/>
          <table:table-cell office:value-type="float" office:value="811.6341" calcext:value-type="float">
            <text:p>811.6341</text:p>
          </table:table-cell>
          <table:table-cell office:value-type="float" office:value="0.013352" calcext:value-type="float">
            <text:p>0.013352</text:p>
          </table:table-cell>
          <table:table-cell/>
          <table:table-cell office:value-type="float" office:value="8" calcext:value-type="float">
            <text:p>8</text:p>
          </table:table-cell>
          <table:table-cell table:formula="of:=1239.8/[.C25]" office:value-type="float" office:value="1.46686335508244" calcext:value-type="float">
            <text:p>1.46686335508244</text:p>
          </table:table-cell>
          <table:table-cell table:number-columns-repeated="2"/>
          <table:table-cell table:formula="of:=1239.8/[.F25]" office:value-type="float" office:value="1.52220643565013" calcext:value-type="float">
            <text:p>1.52220643565013</text:p>
          </table:table-cell>
          <table:table-cell table:number-columns-repeated="2"/>
          <table:table-cell table:formula="of:=1239.8/[.I25]" office:value-type="float" office:value="1.52753562227117" calcext:value-type="float">
            <text:p>1.52753562227117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/>
          <table:table-cell office:value-type="float" office:value="844.325315" calcext:value-type="float">
            <text:p>844.325315</text:p>
          </table:table-cell>
          <table:table-cell office:value-type="float" office:value="0.000183" calcext:value-type="float">
            <text:p>0.000183</text:p>
          </table:table-cell>
          <table:table-cell/>
          <table:table-cell office:value-type="float" office:value="814.479083" calcext:value-type="float">
            <text:p>814.479083</text:p>
          </table:table-cell>
          <table:table-cell office:value-type="float" office:value="0.002178" calcext:value-type="float">
            <text:p>0.002178</text:p>
          </table:table-cell>
          <table:table-cell/>
          <table:table-cell office:value-type="float" office:value="811.711829" calcext:value-type="float">
            <text:p>811.711829</text:p>
          </table:table-cell>
          <table:table-cell office:value-type="float" office:value="0.012711" calcext:value-type="float">
            <text:p>0.012711</text:p>
          </table:table-cell>
          <table:table-cell/>
          <table:table-cell office:value-type="float" office:value="8.25" calcext:value-type="float">
            <text:p>8.25</text:p>
          </table:table-cell>
          <table:table-cell table:formula="of:=1239.8/[.C26]" office:value-type="float" office:value="1.46839136287179" calcext:value-type="float">
            <text:p>1.46839136287179</text:p>
          </table:table-cell>
          <table:table-cell table:number-columns-repeated="2"/>
          <table:table-cell table:formula="of:=1239.8/[.F26]" office:value-type="float" office:value="1.5221999261582" calcext:value-type="float">
            <text:p>1.5221999261582</text:p>
          </table:table-cell>
          <table:table-cell table:number-columns-repeated="2"/>
          <table:table-cell table:formula="of:=1239.8/[.I26]" office:value-type="float" office:value="1.52738934644748" calcext:value-type="float">
            <text:p>1.52738934644748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/>
          <table:table-cell office:value-type="float" office:value="843.407014" calcext:value-type="float">
            <text:p>843.407014</text:p>
          </table:table-cell>
          <table:table-cell office:value-type="float" office:value="0.000231" calcext:value-type="float">
            <text:p>0.000231</text:p>
          </table:table-cell>
          <table:table-cell/>
          <table:table-cell office:value-type="float" office:value="814.469481" calcext:value-type="float">
            <text:p>814.469481</text:p>
          </table:table-cell>
          <table:table-cell office:value-type="float" office:value="0.002593" calcext:value-type="float">
            <text:p>0.002593</text:p>
          </table:table-cell>
          <table:table-cell/>
          <table:table-cell office:value-type="float" office:value="811.757641" calcext:value-type="float">
            <text:p>811.757641</text:p>
          </table:table-cell>
          <table:table-cell office:value-type="float" office:value="0.018731" calcext:value-type="float">
            <text:p>0.018731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1239.8/[.C27]" office:value-type="float" office:value="1.4699901464182" calcext:value-type="float">
            <text:p>1.4699901464182</text:p>
          </table:table-cell>
          <table:table-cell table:number-columns-repeated="2"/>
          <table:table-cell table:formula="of:=1239.8/[.F27]" office:value-type="float" office:value="1.52221787178297" calcext:value-type="float">
            <text:p>1.52221787178297</text:p>
          </table:table-cell>
          <table:table-cell table:number-columns-repeated="2"/>
          <table:table-cell table:formula="of:=1239.8/[.I27]" office:value-type="float" office:value="1.52730314736883" calcext:value-type="float">
            <text:p>1.52730314736883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/>
          <table:table-cell office:value-type="float" office:value="842.386624" calcext:value-type="float">
            <text:p>842.386624</text:p>
          </table:table-cell>
          <table:table-cell office:value-type="float" office:value="0.000207" calcext:value-type="float">
            <text:p>0.000207</text:p>
          </table:table-cell>
          <table:table-cell/>
          <table:table-cell office:value-type="float" office:value="814.507262" calcext:value-type="float">
            <text:p>814.507262</text:p>
          </table:table-cell>
          <table:table-cell office:value-type="float" office:value="0.002935" calcext:value-type="float">
            <text:p>0.002935</text:p>
          </table:table-cell>
          <table:table-cell/>
          <table:table-cell office:value-type="float" office:value="811.875168" calcext:value-type="float">
            <text:p>811.875168</text:p>
          </table:table-cell>
          <table:table-cell office:value-type="float" office:value="0.016265" calcext:value-type="float">
            <text:p>0.016265</text:p>
          </table:table-cell>
          <table:table-cell/>
          <table:table-cell office:value-type="float" office:value="8.78" calcext:value-type="float">
            <text:p>8.78</text:p>
          </table:table-cell>
          <table:table-cell table:formula="of:=1239.8/[.C28]" office:value-type="float" office:value="1.47177075784147" calcext:value-type="float">
            <text:p>1.47177075784147</text:p>
          </table:table-cell>
          <table:table-cell table:number-columns-repeated="2"/>
          <table:table-cell table:formula="of:=1239.8/[.F28]" office:value-type="float" office:value="1.52214726355626" calcext:value-type="float">
            <text:p>1.52214726355626</text:p>
          </table:table-cell>
          <table:table-cell table:number-columns-repeated="2"/>
          <table:table-cell table:formula="of:=1239.8/[.I28]" office:value-type="float" office:value="1.527082055058" calcext:value-type="float">
            <text:p>1.527082055058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/>
          <table:table-cell office:value-type="float" office:value="838.302395" calcext:value-type="float">
            <text:p>838.302395</text:p>
          </table:table-cell>
          <table:table-cell office:value-type="float" office:value="0.000226" calcext:value-type="float">
            <text:p>0.000226</text:p>
          </table:table-cell>
          <table:table-cell/>
          <table:table-cell office:value-type="float" office:value="814.347452" calcext:value-type="float">
            <text:p>814.347452</text:p>
          </table:table-cell>
          <table:table-cell office:value-type="float" office:value="0.002307" calcext:value-type="float">
            <text:p>0.002307</text:p>
          </table:table-cell>
          <table:table-cell/>
          <table:table-cell office:value-type="float" office:value="811.630409" calcext:value-type="float">
            <text:p>811.630409</text:p>
          </table:table-cell>
          <table:table-cell office:value-type="float" office:value="0.010543" calcext:value-type="float">
            <text:p>0.010543</text:p>
          </table:table-cell>
          <table:table-cell/>
          <table:table-cell office:value-type="float" office:value="9.74" calcext:value-type="float">
            <text:p>9.74</text:p>
          </table:table-cell>
          <table:table-cell table:formula="of:=1239.8/[.C29]" office:value-type="float" office:value="1.47894125961551" calcext:value-type="float">
            <text:p>1.47894125961551</text:p>
          </table:table-cell>
          <table:table-cell table:number-columns-repeated="2"/>
          <table:table-cell table:formula="of:=1239.8/[.F29]" office:value-type="float" office:value="1.52244597432596" calcext:value-type="float">
            <text:p>1.52244597432596</text:p>
          </table:table-cell>
          <table:table-cell table:number-columns-repeated="2"/>
          <table:table-cell table:formula="of:=1239.8/[.I29]" office:value-type="float" office:value="1.52754256894778" calcext:value-type="float">
            <text:p>1.52754256894778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/>
          <table:table-cell office:value-type="float" office:value="837.366453" calcext:value-type="float">
            <text:p>837.366453</text:p>
          </table:table-cell>
          <table:table-cell office:value-type="float" office:value="0.000254" calcext:value-type="float">
            <text:p>0.000254</text:p>
          </table:table-cell>
          <table:table-cell/>
          <table:table-cell office:value-type="float" office:value="814.29698" calcext:value-type="float">
            <text:p>814.29698</text:p>
          </table:table-cell>
          <table:table-cell office:value-type="float" office:value="0.002098" calcext:value-type="float">
            <text:p>0.002098</text:p>
          </table:table-cell>
          <table:table-cell/>
          <table:table-cell office:value-type="float" office:value="811.57094" calcext:value-type="float">
            <text:p>811.57094</text:p>
          </table:table-cell>
          <table:table-cell office:value-type="float" office:value="0.011128" calcext:value-type="float">
            <text:p>0.011128</text:p>
          </table:table-cell>
          <table:table-cell/>
          <table:table-cell office:value-type="float" office:value="10.05" calcext:value-type="float">
            <text:p>10.05</text:p>
          </table:table-cell>
          <table:table-cell table:formula="of:=1239.8/[.C30]" office:value-type="float" office:value="1.48059430319691" calcext:value-type="float">
            <text:p>1.48059430319691</text:p>
          </table:table-cell>
          <table:table-cell table:number-columns-repeated="2"/>
          <table:table-cell table:formula="of:=1239.8/[.F30]" office:value-type="float" office:value="1.52254033902963" calcext:value-type="float">
            <text:p>1.52254033902963</text:p>
          </table:table-cell>
          <table:table-cell table:number-columns-repeated="2"/>
          <table:table-cell table:formula="of:=1239.8/[.I30]" office:value-type="float" office:value="1.52765450177405" calcext:value-type="float">
            <text:p>1.52765450177405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/>
          <table:table-cell office:value-type="float" office:value="836.260799" calcext:value-type="float">
            <text:p>836.260799</text:p>
          </table:table-cell>
          <table:table-cell office:value-type="float" office:value="0.000252" calcext:value-type="float">
            <text:p>0.000252</text:p>
          </table:table-cell>
          <table:table-cell/>
          <table:table-cell office:value-type="float" office:value="814.272861" calcext:value-type="float">
            <text:p>814.272861</text:p>
          </table:table-cell>
          <table:table-cell office:value-type="float" office:value="0.001861" calcext:value-type="float">
            <text:p>0.001861</text:p>
          </table:table-cell>
          <table:table-cell/>
          <table:table-cell office:value-type="float" office:value="811.553582" calcext:value-type="float">
            <text:p>811.553582</text:p>
          </table:table-cell>
          <table:table-cell office:value-type="float" office:value="0.008957" calcext:value-type="float">
            <text:p>0.008957</text:p>
          </table:table-cell>
          <table:table-cell/>
          <table:table-cell office:value-type="float" office:value="10.25" calcext:value-type="float">
            <text:p>10.25</text:p>
          </table:table-cell>
          <table:table-cell table:formula="of:=1239.8/[.C31]" office:value-type="float" office:value="1.48255185640957" calcext:value-type="float">
            <text:p>1.48255185640957</text:p>
          </table:table-cell>
          <table:table-cell table:number-columns-repeated="2"/>
          <table:table-cell table:formula="of:=1239.8/[.F31]" office:value-type="float" office:value="1.52258543711922" calcext:value-type="float">
            <text:p>1.52258543711922</text:p>
          </table:table-cell>
          <table:table-cell table:number-columns-repeated="2"/>
          <table:table-cell table:formula="of:=1239.8/[.I31]" office:value-type="float" office:value="1.52768717617465" calcext:value-type="float">
            <text:p>1.52768717617465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/>
          <table:table-cell office:value-type="float" office:value="835.477014" calcext:value-type="float">
            <text:p>835.477014</text:p>
          </table:table-cell>
          <table:table-cell office:value-type="float" office:value="0.000262" calcext:value-type="float">
            <text:p>0.000262</text:p>
          </table:table-cell>
          <table:table-cell/>
          <table:table-cell office:value-type="float" office:value="814.298931" calcext:value-type="float">
            <text:p>814.298931</text:p>
          </table:table-cell>
          <table:table-cell office:value-type="float" office:value="0.001862" calcext:value-type="float">
            <text:p>0.001862</text:p>
          </table:table-cell>
          <table:table-cell/>
          <table:table-cell office:value-type="float" office:value="811.569575" calcext:value-type="float">
            <text:p>811.569575</text:p>
          </table:table-cell>
          <table:table-cell office:value-type="float" office:value="0.007023" calcext:value-type="float">
            <text:p>0.007023</text:p>
          </table:table-cell>
          <table:table-cell/>
          <table:table-cell office:value-type="float" office:value="10.55" calcext:value-type="float">
            <text:p>10.55</text:p>
          </table:table-cell>
          <table:table-cell table:formula="of:=1239.8/[.C32]" office:value-type="float" office:value="1.48394268091737" calcext:value-type="float">
            <text:p>1.48394268091737</text:p>
          </table:table-cell>
          <table:table-cell table:number-columns-repeated="2"/>
          <table:table-cell table:formula="of:=1239.8/[.F32]" office:value-type="float" office:value="1.5225366911356" calcext:value-type="float">
            <text:p>1.5225366911356</text:p>
          </table:table-cell>
          <table:table-cell table:number-columns-repeated="2"/>
          <table:table-cell table:formula="of:=1239.8/[.I32]" office:value-type="float" office:value="1.52765707117594" calcext:value-type="float">
            <text:p>1.52765707117594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/>
          <table:table-cell office:value-type="float" office:value="834.460485" calcext:value-type="float">
            <text:p>834.460485</text:p>
          </table:table-cell>
          <table:table-cell office:value-type="float" office:value="0.000248" calcext:value-type="float">
            <text:p>0.000248</text:p>
          </table:table-cell>
          <table:table-cell/>
          <table:table-cell office:value-type="float" office:value="814.24563" calcext:value-type="float">
            <text:p>814.24563</text:p>
          </table:table-cell>
          <table:table-cell office:value-type="float" office:value="0.00174" calcext:value-type="float">
            <text:p>0.00174</text:p>
          </table:table-cell>
          <table:table-cell/>
          <table:table-cell office:value-type="float" office:value="811.526091" calcext:value-type="float">
            <text:p>811.526091</text:p>
          </table:table-cell>
          <table:table-cell office:value-type="float" office:value="0.0088" calcext:value-type="float">
            <text:p>0.0088</text:p>
          </table:table-cell>
          <table:table-cell/>
          <table:table-cell office:value-type="float" office:value="10.75" calcext:value-type="float">
            <text:p>10.75</text:p>
          </table:table-cell>
          <table:table-cell table:formula="of:=1239.8/[.C33]" office:value-type="float" office:value="1.48575040075145" calcext:value-type="float">
            <text:p>1.48575040075145</text:p>
          </table:table-cell>
          <table:table-cell table:number-columns-repeated="2"/>
          <table:table-cell table:formula="of:=1239.8/[.F33]" office:value-type="float" office:value="1.52263635728693" calcext:value-type="float">
            <text:p>1.52263635728693</text:p>
          </table:table-cell>
          <table:table-cell table:number-columns-repeated="2"/>
          <table:table-cell table:formula="of:=1239.8/[.I33]" office:value-type="float" office:value="1.52773892762001" calcext:value-type="float">
            <text:p>1.52773892762001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/>
          <table:table-cell office:value-type="float" office:value="833.703719" calcext:value-type="float">
            <text:p>833.703719</text:p>
          </table:table-cell>
          <table:table-cell office:value-type="float" office:value="0.00019" calcext:value-type="float">
            <text:p>0.00019</text:p>
          </table:table-cell>
          <table:table-cell/>
          <table:table-cell office:value-type="float" office:value="814.230498" calcext:value-type="float">
            <text:p>814.230498</text:p>
          </table:table-cell>
          <table:table-cell office:value-type="float" office:value="0.001716" calcext:value-type="float">
            <text:p>0.001716</text:p>
          </table:table-cell>
          <table:table-cell/>
          <table:table-cell office:value-type="float" office:value="811.490554" calcext:value-type="float">
            <text:p>811.490554</text:p>
          </table:table-cell>
          <table:table-cell office:value-type="float" office:value="0.008688" calcext:value-type="float">
            <text:p>0.008688</text:p>
          </table:table-cell>
          <table:table-cell/>
          <table:table-cell office:value-type="float" office:value="11.05" calcext:value-type="float">
            <text:p>11.05</text:p>
          </table:table-cell>
          <table:table-cell table:formula="of:=1239.8/[.C34]" office:value-type="float" office:value="1.48709903979689" calcext:value-type="float">
            <text:p>1.48709903979689</text:p>
          </table:table-cell>
          <table:table-cell table:number-columns-repeated="2"/>
          <table:table-cell table:formula="of:=1239.8/[.F34]" office:value-type="float" office:value="1.5226646545976" calcext:value-type="float">
            <text:p>1.5226646545976</text:p>
          </table:table-cell>
          <table:table-cell table:number-columns-repeated="2"/>
          <table:table-cell table:formula="of:=1239.8/[.I34]" office:value-type="float" office:value="1.52780583075031" calcext:value-type="float">
            <text:p>1.52780583075031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/>
          <table:table-cell office:value-type="float" office:value="832.624645" calcext:value-type="float">
            <text:p>832.624645</text:p>
          </table:table-cell>
          <table:table-cell office:value-type="float" office:value="0.000253" calcext:value-type="float">
            <text:p>0.000253</text:p>
          </table:table-cell>
          <table:table-cell/>
          <table:table-cell office:value-type="float" office:value="814.207716" calcext:value-type="float">
            <text:p>814.207716</text:p>
          </table:table-cell>
          <table:table-cell office:value-type="float" office:value="0.001896" calcext:value-type="float">
            <text:p>0.001896</text:p>
          </table:table-cell>
          <table:table-cell/>
          <table:table-cell office:value-type="float" office:value="811.451861" calcext:value-type="float">
            <text:p>811.451861</text:p>
          </table:table-cell>
          <table:table-cell office:value-type="float" office:value="0.009871" calcext:value-type="float">
            <text:p>0.009871</text:p>
          </table:table-cell>
          <table:table-cell/>
          <table:table-cell office:value-type="float" office:value="11.25" calcext:value-type="float">
            <text:p>11.25</text:p>
          </table:table-cell>
          <table:table-cell table:formula="of:=1239.8/[.C35]" office:value-type="float" office:value="1.48902630668589" calcext:value-type="float">
            <text:p>1.48902630668589</text:p>
          </table:table-cell>
          <table:table-cell table:number-columns-repeated="2"/>
          <table:table-cell table:formula="of:=1239.8/[.F35]" office:value-type="float" office:value="1.52270725963005" calcext:value-type="float">
            <text:p>1.52270725963005</text:p>
          </table:table-cell>
          <table:table-cell table:number-columns-repeated="2"/>
          <table:table-cell table:formula="of:=1239.8/[.I35]" office:value-type="float" office:value="1.52787868213417" calcext:value-type="float">
            <text:p>1.52787868213417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/>
          <table:table-cell office:value-type="float" office:value="832.252488" calcext:value-type="float">
            <text:p>832.252488</text:p>
          </table:table-cell>
          <table:table-cell office:value-type="float" office:value="0.000271" calcext:value-type="float">
            <text:p>0.000271</text:p>
          </table:table-cell>
          <table:table-cell/>
          <table:table-cell office:value-type="float" office:value="814.202107" calcext:value-type="float">
            <text:p>814.202107</text:p>
          </table:table-cell>
          <table:table-cell office:value-type="float" office:value="0.001518" calcext:value-type="float">
            <text:p>0.001518</text:p>
          </table:table-cell>
          <table:table-cell/>
          <table:table-cell office:value-type="float" office:value="811.466692" calcext:value-type="float">
            <text:p>811.466692</text:p>
          </table:table-cell>
          <table:table-cell office:value-type="float" office:value="0.007283" calcext:value-type="float">
            <text:p>0.007283</text:p>
          </table:table-cell>
          <table:table-cell/>
          <table:table-cell office:value-type="float" office:value="11.55" calcext:value-type="float">
            <text:p>11.55</text:p>
          </table:table-cell>
          <table:table-cell table:formula="of:=1239.8/[.C36]" office:value-type="float" office:value="1.48969215217294" calcext:value-type="float">
            <text:p>1.48969215217294</text:p>
          </table:table-cell>
          <table:table-cell table:number-columns-repeated="2"/>
          <table:table-cell table:formula="of:=1239.8/[.F36]" office:value-type="float" office:value="1.5227177494887" calcext:value-type="float">
            <text:p>1.5227177494887</text:p>
          </table:table-cell>
          <table:table-cell table:number-columns-repeated="2"/>
          <table:table-cell table:formula="of:=1239.8/[.I36]" office:value-type="float" office:value="1.52785075742825" calcext:value-type="float">
            <text:p>1.52785075742825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/>
          <table:table-cell office:value-type="float" office:value="830.825973" calcext:value-type="float">
            <text:p>830.825973</text:p>
          </table:table-cell>
          <table:table-cell office:value-type="float" office:value="0.000286" calcext:value-type="float">
            <text:p>0.000286</text:p>
          </table:table-cell>
          <table:table-cell/>
          <table:table-cell office:value-type="float" office:value="814.170769" calcext:value-type="float">
            <text:p>814.170769</text:p>
          </table:table-cell>
          <table:table-cell office:value-type="float" office:value="0.001843" calcext:value-type="float">
            <text:p>0.001843</text:p>
          </table:table-cell>
          <table:table-cell/>
          <table:table-cell office:value-type="float" office:value="811.446932" calcext:value-type="float">
            <text:p>811.446932</text:p>
          </table:table-cell>
          <table:table-cell office:value-type="float" office:value="0.009305" calcext:value-type="float">
            <text:p>0.009305</text:p>
          </table:table-cell>
          <table:table-cell/>
          <table:table-cell office:value-type="float" office:value="11.75" calcext:value-type="float">
            <text:p>11.75</text:p>
          </table:table-cell>
          <table:table-cell table:formula="of:=1239.8/[.C37]" office:value-type="float" office:value="1.4922499299381" calcext:value-type="float">
            <text:p>1.4922499299381</text:p>
          </table:table-cell>
          <table:table-cell table:number-columns-repeated="2"/>
          <table:table-cell table:formula="of:=1239.8/[.F37]" office:value-type="float" office:value="1.52277635995551" calcext:value-type="float">
            <text:p>1.52277635995551</text:p>
          </table:table-cell>
          <table:table-cell table:number-columns-repeated="2"/>
          <table:table-cell table:formula="of:=1239.8/[.I37]" office:value-type="float" office:value="1.52788796298018" calcext:value-type="float">
            <text:p>1.52788796298018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/>
          <table:table-cell office:value-type="float" office:value="830.082733" calcext:value-type="float">
            <text:p>830.082733</text:p>
          </table:table-cell>
          <table:table-cell office:value-type="float" office:value="0.000233" calcext:value-type="float">
            <text:p>0.000233</text:p>
          </table:table-cell>
          <table:table-cell/>
          <table:table-cell office:value-type="float" office:value="814.149556" calcext:value-type="float">
            <text:p>814.149556</text:p>
          </table:table-cell>
          <table:table-cell office:value-type="float" office:value="0.001541" calcext:value-type="float">
            <text:p>0.001541</text:p>
          </table:table-cell>
          <table:table-cell/>
          <table:table-cell office:value-type="float" office:value="811.398684" calcext:value-type="float">
            <text:p>811.398684</text:p>
          </table:table-cell>
          <table:table-cell office:value-type="float" office:value="0.00782" calcext:value-type="float">
            <text:p>0.00782</text:p>
          </table:table-cell>
          <table:table-cell/>
          <table:table-cell office:value-type="float" office:value="12.05" calcext:value-type="float">
            <text:p>12.05</text:p>
          </table:table-cell>
          <table:table-cell table:formula="of:=1239.8/[.C38]" office:value-type="float" office:value="1.49358606161972" calcext:value-type="float">
            <text:p>1.49358606161972</text:p>
          </table:table-cell>
          <table:table-cell table:number-columns-repeated="2"/>
          <table:table-cell table:formula="of:=1239.8/[.F38]" office:value-type="float" office:value="1.52281603651701" calcext:value-type="float">
            <text:p>1.52281603651701</text:p>
          </table:table-cell>
          <table:table-cell table:number-columns-repeated="2"/>
          <table:table-cell table:formula="of:=1239.8/[.I38]" office:value-type="float" office:value="1.52797881540562" calcext:value-type="float">
            <text:p>1.52797881540562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/>
          <table:table-cell office:value-type="float" office:value="829.035762" calcext:value-type="float">
            <text:p>829.035762</text:p>
          </table:table-cell>
          <table:table-cell office:value-type="float" office:value="0.000284" calcext:value-type="float">
            <text:p>0.000284</text:p>
          </table:table-cell>
          <table:table-cell/>
          <table:table-cell office:value-type="float" office:value="814.115431" calcext:value-type="float">
            <text:p>814.115431</text:p>
          </table:table-cell>
          <table:table-cell office:value-type="float" office:value="0.001613" calcext:value-type="float">
            <text:p>0.001613</text:p>
          </table:table-cell>
          <table:table-cell/>
          <table:table-cell office:value-type="float" office:value="811.370053" calcext:value-type="float">
            <text:p>811.370053</text:p>
          </table:table-cell>
          <table:table-cell office:value-type="float" office:value="0.008171" calcext:value-type="float">
            <text:p>0.008171</text:p>
          </table:table-cell>
          <table:table-cell/>
          <table:table-cell office:value-type="float" office:value="12.25" calcext:value-type="float">
            <text:p>12.25</text:p>
          </table:table-cell>
          <table:table-cell table:formula="of:=1239.8/[.C39]" office:value-type="float" office:value="1.49547227855292" calcext:value-type="float">
            <text:p>1.49547227855292</text:p>
          </table:table-cell>
          <table:table-cell table:number-columns-repeated="2"/>
          <table:table-cell table:formula="of:=1239.8/[.F39]" office:value-type="float" office:value="1.52287986787957" calcext:value-type="float">
            <text:p>1.52287986787957</text:p>
          </table:table-cell>
          <table:table-cell table:number-columns-repeated="2"/>
          <table:table-cell table:formula="of:=1239.8/[.I39]" office:value-type="float" office:value="1.52803273354236" calcext:value-type="float">
            <text:p>1.52803273354236</text:p>
          </table:table-cell>
        </table:table-row>
        <table:table-row table:style-name="ro1">
          <table:table-cell office:value-type="float" office:value="12.55" calcext:value-type="float">
            <text:p>12.55</text:p>
          </table:table-cell>
          <table:table-cell/>
          <table:table-cell office:value-type="float" office:value="828.329571" calcext:value-type="float">
            <text:p>828.329571</text:p>
          </table:table-cell>
          <table:table-cell office:value-type="float" office:value="0.00028" calcext:value-type="float">
            <text:p>0.00028</text:p>
          </table:table-cell>
          <table:table-cell/>
          <table:table-cell office:value-type="float" office:value="814.098497" calcext:value-type="float">
            <text:p>814.098497</text:p>
          </table:table-cell>
          <table:table-cell office:value-type="float" office:value="0.00158" calcext:value-type="float">
            <text:p>0.00158</text:p>
          </table:table-cell>
          <table:table-cell/>
          <table:table-cell office:value-type="float" office:value="811.365551" calcext:value-type="float">
            <text:p>811.365551</text:p>
          </table:table-cell>
          <table:table-cell office:value-type="float" office:value="0.008786" calcext:value-type="float">
            <text:p>0.008786</text:p>
          </table:table-cell>
          <table:table-cell/>
          <table:table-cell office:value-type="float" office:value="12.55" calcext:value-type="float">
            <text:p>12.55</text:p>
          </table:table-cell>
          <table:table-cell table:formula="of:=1239.8/[.C40]" office:value-type="float" office:value="1.4967472409602" calcext:value-type="float">
            <text:p>1.4967472409602</text:p>
          </table:table-cell>
          <table:table-cell table:number-columns-repeated="2"/>
          <table:table-cell table:formula="of:=1239.8/[.F40]" office:value-type="float" office:value="1.52291154518616" calcext:value-type="float">
            <text:p>1.52291154518616</text:p>
          </table:table-cell>
          <table:table-cell table:number-columns-repeated="2"/>
          <table:table-cell table:formula="of:=1239.8/[.I40]" office:value-type="float" office:value="1.52804121209233" calcext:value-type="float">
            <text:p>1.52804121209233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/>
          <table:table-cell office:value-type="float" office:value="827.276126" calcext:value-type="float">
            <text:p>827.276126</text:p>
          </table:table-cell>
          <table:table-cell office:value-type="float" office:value="0.000255" calcext:value-type="float">
            <text:p>0.000255</text:p>
          </table:table-cell>
          <table:table-cell/>
          <table:table-cell office:value-type="float" office:value="814.045219" calcext:value-type="float">
            <text:p>814.045219</text:p>
          </table:table-cell>
          <table:table-cell office:value-type="float" office:value="0.001613" calcext:value-type="float">
            <text:p>0.001613</text:p>
          </table:table-cell>
          <table:table-cell/>
          <table:table-cell office:value-type="float" office:value="811.305438" calcext:value-type="float">
            <text:p>811.305438</text:p>
          </table:table-cell>
          <table:table-cell office:value-type="float" office:value="0.008886" calcext:value-type="float">
            <text:p>0.008886</text:p>
          </table:table-cell>
          <table:table-cell/>
          <table:table-cell office:value-type="float" office:value="12.75" calcext:value-type="float">
            <text:p>12.75</text:p>
          </table:table-cell>
          <table:table-cell table:formula="of:=1239.8/[.C41]" office:value-type="float" office:value="1.49865318366506" calcext:value-type="float">
            <text:p>1.49865318366506</text:p>
          </table:table-cell>
          <table:table-cell table:number-columns-repeated="2"/>
          <table:table-cell table:formula="of:=1239.8/[.F41]" office:value-type="float" office:value="1.52301121739037" calcext:value-type="float">
            <text:p>1.52301121739037</text:p>
          </table:table-cell>
          <table:table-cell table:number-columns-repeated="2"/>
          <table:table-cell table:formula="of:=1239.8/[.I41]" office:value-type="float" office:value="1.52815443103193" calcext:value-type="float">
            <text:p>1.52815443103193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/>
          <table:table-cell office:value-type="float" office:value="826.542619" calcext:value-type="float">
            <text:p>826.542619</text:p>
          </table:table-cell>
          <table:table-cell office:value-type="float" office:value="0.000198" calcext:value-type="float">
            <text:p>0.000198</text:p>
          </table:table-cell>
          <table:table-cell/>
          <table:table-cell office:value-type="float" office:value="814.008995" calcext:value-type="float">
            <text:p>814.008995</text:p>
          </table:table-cell>
          <table:table-cell office:value-type="float" office:value="0.001491" calcext:value-type="float">
            <text:p>0.001491</text:p>
          </table:table-cell>
          <table:table-cell/>
          <table:table-cell office:value-type="float" office:value="811.295097" calcext:value-type="float">
            <text:p>811.295097</text:p>
          </table:table-cell>
          <table:table-cell office:value-type="float" office:value="0.009542" calcext:value-type="float">
            <text:p>0.009542</text:p>
          </table:table-cell>
          <table:table-cell/>
          <table:table-cell office:value-type="float" office:value="13.05" calcext:value-type="float">
            <text:p>13.05</text:p>
          </table:table-cell>
          <table:table-cell table:formula="of:=1239.8/[.C42]" office:value-type="float" office:value="1.49998314847936" calcext:value-type="float">
            <text:p>1.49998314847936</text:p>
          </table:table-cell>
          <table:table-cell table:number-columns-repeated="2"/>
          <table:table-cell table:formula="of:=1239.8/[.F42]" office:value-type="float" office:value="1.52307899251162" calcext:value-type="float">
            <text:p>1.52307899251162</text:p>
          </table:table-cell>
          <table:table-cell table:number-columns-repeated="2"/>
          <table:table-cell table:formula="of:=1239.8/[.I42]" office:value-type="float" office:value="1.52817390932661" calcext:value-type="float">
            <text:p>1.52817390932661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/>
          <table:table-cell office:value-type="float" office:value="825.484841" calcext:value-type="float">
            <text:p>825.484841</text:p>
          </table:table-cell>
          <table:table-cell office:value-type="float" office:value="0.0003" calcext:value-type="float">
            <text:p>0.0003</text:p>
          </table:table-cell>
          <table:table-cell/>
          <table:table-cell office:value-type="float" office:value="813.980607" calcext:value-type="float">
            <text:p>813.980607</text:p>
          </table:table-cell>
          <table:table-cell office:value-type="float" office:value="0.001605" calcext:value-type="float">
            <text:p>0.001605</text:p>
          </table:table-cell>
          <table:table-cell/>
          <table:table-cell office:value-type="float" office:value="811.248621" calcext:value-type="float">
            <text:p>811.248621</text:p>
          </table:table-cell>
          <table:table-cell office:value-type="float" office:value="0.010082" calcext:value-type="float">
            <text:p>0.010082</text:p>
          </table:table-cell>
          <table:table-cell/>
          <table:table-cell office:value-type="float" office:value="13.25" calcext:value-type="float">
            <text:p>13.25</text:p>
          </table:table-cell>
          <table:table-cell table:formula="of:=1239.8/[.C43]" office:value-type="float" office:value="1.50190523001984" calcext:value-type="float">
            <text:p>1.50190523001984</text:p>
          </table:table-cell>
          <table:table-cell table:number-columns-repeated="2"/>
          <table:table-cell table:formula="of:=1239.8/[.F43]" office:value-type="float" office:value="1.52313211068922" calcext:value-type="float">
            <text:p>1.52313211068922</text:p>
          </table:table-cell>
          <table:table-cell table:number-columns-repeated="2"/>
          <table:table-cell table:formula="of:=1239.8/[.I43]" office:value-type="float" office:value="1.52826145759328" calcext:value-type="float">
            <text:p>1.52826145759328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  <table:table-cell/>
          <table:table-cell office:value-type="float" office:value="824.767177" calcext:value-type="float">
            <text:p>824.767177</text:p>
          </table:table-cell>
          <table:table-cell office:value-type="float" office:value="0.000216" calcext:value-type="float">
            <text:p>0.000216</text:p>
          </table:table-cell>
          <table:table-cell/>
          <table:table-cell office:value-type="float" office:value="813.951329" calcext:value-type="float">
            <text:p>813.951329</text:p>
          </table:table-cell>
          <table:table-cell office:value-type="float" office:value="0.001381" calcext:value-type="float">
            <text:p>0.001381</text:p>
          </table:table-cell>
          <table:table-cell/>
          <table:table-cell office:value-type="float" office:value="811.226915" calcext:value-type="float">
            <text:p>811.226915</text:p>
          </table:table-cell>
          <table:table-cell office:value-type="float" office:value="0.008262" calcext:value-type="float">
            <text:p>0.008262</text:p>
          </table:table-cell>
          <table:table-cell/>
          <table:table-cell office:value-type="float" office:value="13.55" calcext:value-type="float">
            <text:p>13.55</text:p>
          </table:table-cell>
          <table:table-cell table:formula="of:=1239.8/[.C44]" office:value-type="float" office:value="1.50321209981905" calcext:value-type="float">
            <text:p>1.50321209981905</text:p>
          </table:table-cell>
          <table:table-cell table:number-columns-repeated="2"/>
          <table:table-cell table:formula="of:=1239.8/[.F44]" office:value-type="float" office:value="1.52318689807066" calcext:value-type="float">
            <text:p>1.52318689807066</text:p>
          </table:table-cell>
          <table:table-cell table:number-columns-repeated="2"/>
          <table:table-cell table:formula="of:=1239.8/[.I44]" office:value-type="float" office:value="1.52830234928781" calcext:value-type="float">
            <text:p>1.52830234928781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/>
          <table:table-cell office:value-type="float" office:value="823.770768" calcext:value-type="float">
            <text:p>823.770768</text:p>
          </table:table-cell>
          <table:table-cell office:value-type="float" office:value="0.000351" calcext:value-type="float">
            <text:p>0.000351</text:p>
          </table:table-cell>
          <table:table-cell/>
          <table:table-cell office:value-type="float" office:value="813.920282" calcext:value-type="float">
            <text:p>813.920282</text:p>
          </table:table-cell>
          <table:table-cell office:value-type="float" office:value="0.001829" calcext:value-type="float">
            <text:p>0.001829</text:p>
          </table:table-cell>
          <table:table-cell/>
          <table:table-cell office:value-type="float" office:value="811.190976" calcext:value-type="float">
            <text:p>811.190976</text:p>
          </table:table-cell>
          <table:table-cell office:value-type="float" office:value="0.01049" calcext:value-type="float">
            <text:p>0.01049</text:p>
          </table:table-cell>
          <table:table-cell/>
          <table:table-cell office:value-type="float" office:value="13.75" calcext:value-type="float">
            <text:p>13.75</text:p>
          </table:table-cell>
          <table:table-cell table:formula="of:=1239.8/[.C45]" office:value-type="float" office:value="1.50503034115918" calcext:value-type="float">
            <text:p>1.50503034115918</text:p>
          </table:table-cell>
          <table:table-cell table:number-columns-repeated="2"/>
          <table:table-cell table:formula="of:=1239.8/[.F45]" office:value-type="float" office:value="1.52324500005518" calcext:value-type="float">
            <text:p>1.52324500005518</text:p>
          </table:table-cell>
          <table:table-cell table:number-columns-repeated="2"/>
          <table:table-cell table:formula="of:=1239.8/[.I45]" office:value-type="float" office:value="1.52837005918567" calcext:value-type="float">
            <text:p>1.52837005918567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/>
          <table:table-cell office:value-type="float" office:value="823.0541" calcext:value-type="float">
            <text:p>823.0541</text:p>
          </table:table-cell>
          <table:table-cell office:value-type="float" office:value="0.000261" calcext:value-type="float">
            <text:p>0.000261</text:p>
          </table:table-cell>
          <table:table-cell/>
          <table:table-cell office:value-type="float" office:value="813.84537" calcext:value-type="float">
            <text:p>813.84537</text:p>
          </table:table-cell>
          <table:table-cell office:value-type="float" office:value="0.001371" calcext:value-type="float">
            <text:p>0.001371</text:p>
          </table:table-cell>
          <table:table-cell/>
          <table:table-cell office:value-type="float" office:value="811.140829" calcext:value-type="float">
            <text:p>811.140829</text:p>
          </table:table-cell>
          <table:table-cell office:value-type="float" office:value="0.008612" calcext:value-type="float">
            <text:p>0.008612</text:p>
          </table:table-cell>
          <table:table-cell/>
          <table:table-cell office:value-type="float" office:value="14.05" calcext:value-type="float">
            <text:p>14.05</text:p>
          </table:table-cell>
          <table:table-cell table:formula="of:=1239.8/[.C46]" office:value-type="float" office:value="1.50634083470333" calcext:value-type="float">
            <text:p>1.50634083470333</text:p>
          </table:table-cell>
          <table:table-cell table:number-columns-repeated="2"/>
          <table:table-cell table:formula="of:=1239.8/[.F46]" office:value-type="float" office:value="1.52338521014133" calcext:value-type="float">
            <text:p>1.52338521014133</text:p>
          </table:table-cell>
          <table:table-cell table:number-columns-repeated="2"/>
          <table:table-cell table:formula="of:=1239.8/[.I46]" office:value-type="float" office:value="1.52846454730736" calcext:value-type="float">
            <text:p>1.52846454730736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/>
          <table:table-cell office:value-type="float" office:value="822.023473" calcext:value-type="float">
            <text:p>822.023473</text:p>
          </table:table-cell>
          <table:table-cell office:value-type="float" office:value="0.000318" calcext:value-type="float">
            <text:p>0.000318</text:p>
          </table:table-cell>
          <table:table-cell/>
          <table:table-cell office:value-type="float" office:value="813.791824" calcext:value-type="float">
            <text:p>813.791824</text:p>
          </table:table-cell>
          <table:table-cell office:value-type="float" office:value="0.001675" calcext:value-type="float">
            <text:p>0.001675</text:p>
          </table:table-cell>
          <table:table-cell/>
          <table:table-cell office:value-type="float" office:value="811.088233" calcext:value-type="float">
            <text:p>811.088233</text:p>
          </table:table-cell>
          <table:table-cell office:value-type="float" office:value="0.010928" calcext:value-type="float">
            <text:p>0.010928</text:p>
          </table:table-cell>
          <table:table-cell/>
          <table:table-cell office:value-type="float" office:value="14.25" calcext:value-type="float">
            <text:p>14.25</text:p>
          </table:table-cell>
          <table:table-cell table:formula="of:=1239.8/[.C47]" office:value-type="float" office:value="1.50822943714163" calcext:value-type="float">
            <text:p>1.50822943714163</text:p>
          </table:table-cell>
          <table:table-cell table:number-columns-repeated="2"/>
          <table:table-cell table:formula="of:=1239.8/[.F47]" office:value-type="float" office:value="1.52348544607644" calcext:value-type="float">
            <text:p>1.52348544607644</text:p>
          </table:table-cell>
          <table:table-cell table:number-columns-repeated="2"/>
          <table:table-cell table:formula="of:=1239.8/[.I47]" office:value-type="float" office:value="1.52856366244435" calcext:value-type="float">
            <text:p>1.52856366244435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/>
          <table:table-cell office:value-type="float" office:value="821.331131" calcext:value-type="float">
            <text:p>821.331131</text:p>
          </table:table-cell>
          <table:table-cell office:value-type="float" office:value="0.000211" calcext:value-type="float">
            <text:p>0.000211</text:p>
          </table:table-cell>
          <table:table-cell/>
          <table:table-cell office:value-type="float" office:value="813.740093" calcext:value-type="float">
            <text:p>813.740093</text:p>
          </table:table-cell>
          <table:table-cell office:value-type="float" office:value="0.001347" calcext:value-type="float">
            <text:p>0.001347</text:p>
          </table:table-cell>
          <table:table-cell/>
          <table:table-cell office:value-type="float" office:value="811.067687" calcext:value-type="float">
            <text:p>811.067687</text:p>
          </table:table-cell>
          <table:table-cell office:value-type="float" office:value="0.009478" calcext:value-type="float">
            <text:p>0.009478</text:p>
          </table:table-cell>
          <table:table-cell/>
          <table:table-cell office:value-type="float" office:value="14.55" calcext:value-type="float">
            <text:p>14.55</text:p>
          </table:table-cell>
          <table:table-cell table:formula="of:=1239.8/[.C48]" office:value-type="float" office:value="1.50950080084082" calcext:value-type="float">
            <text:p>1.50950080084082</text:p>
          </table:table-cell>
          <table:table-cell table:number-columns-repeated="2"/>
          <table:table-cell table:formula="of:=1239.8/[.F48]" office:value-type="float" office:value="1.52358229693372" calcext:value-type="float">
            <text:p>1.52358229693372</text:p>
          </table:table-cell>
          <table:table-cell table:number-columns-repeated="2"/>
          <table:table-cell table:formula="of:=1239.8/[.I48]" office:value-type="float" office:value="1.52860238408191" calcext:value-type="float">
            <text:p>1.52860238408191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/>
          <table:table-cell office:value-type="float" office:value="820.34985" calcext:value-type="float">
            <text:p>820.34985</text:p>
          </table:table-cell>
          <table:table-cell office:value-type="float" office:value="0.000314" calcext:value-type="float">
            <text:p>0.000314</text:p>
          </table:table-cell>
          <table:table-cell/>
          <table:table-cell office:value-type="float" office:value="813.667267" calcext:value-type="float">
            <text:p>813.667267</text:p>
          </table:table-cell>
          <table:table-cell office:value-type="float" office:value="0.001534" calcext:value-type="float">
            <text:p>0.001534</text:p>
          </table:table-cell>
          <table:table-cell/>
          <table:table-cell office:value-type="float" office:value="810.997928" calcext:value-type="float">
            <text:p>810.997928</text:p>
          </table:table-cell>
          <table:table-cell office:value-type="float" office:value="0.01051" calcext:value-type="float">
            <text:p>0.01051</text:p>
          </table:table-cell>
          <table:table-cell/>
          <table:table-cell office:value-type="float" office:value="14.75" calcext:value-type="float">
            <text:p>14.75</text:p>
          </table:table-cell>
          <table:table-cell table:formula="of:=1239.8/[.C49]" office:value-type="float" office:value="1.51130642615465" calcext:value-type="float">
            <text:p>1.51130642615465</text:p>
          </table:table-cell>
          <table:table-cell table:number-columns-repeated="2"/>
          <table:table-cell table:formula="of:=1239.8/[.F49]" office:value-type="float" office:value="1.52371866275407" calcext:value-type="float">
            <text:p>1.52371866275407</text:p>
          </table:table-cell>
          <table:table-cell table:number-columns-repeated="2"/>
          <table:table-cell table:formula="of:=1239.8/[.I49]" office:value-type="float" office:value="1.52873386872574" calcext:value-type="float">
            <text:p>1.52873386872574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/>
          <table:table-cell office:value-type="float" office:value="818.745419" calcext:value-type="float">
            <text:p>818.745419</text:p>
          </table:table-cell>
          <table:table-cell office:value-type="float" office:value="0.000299" calcext:value-type="float">
            <text:p>0.000299</text:p>
          </table:table-cell>
          <table:table-cell/>
          <table:table-cell office:value-type="float" office:value="813.488563" calcext:value-type="float">
            <text:p>813.488563</text:p>
          </table:table-cell>
          <table:table-cell office:value-type="float" office:value="0.001634" calcext:value-type="float">
            <text:p>0.001634</text:p>
          </table:table-cell>
          <table:table-cell/>
          <table:table-cell office:value-type="float" office:value="810.903651" calcext:value-type="float">
            <text:p>810.903651</text:p>
          </table:table-cell>
          <table:table-cell office:value-type="float" office:value="0.01202" calcext:value-type="float">
            <text:p>0.01202</text:p>
          </table:table-cell>
          <table:table-cell/>
          <table:table-cell office:value-type="float" office:value="15.25" calcext:value-type="float">
            <text:p>15.25</text:p>
          </table:table-cell>
          <table:table-cell table:formula="of:=1239.8/[.C50]" office:value-type="float" office:value="1.51426801448766" calcext:value-type="float">
            <text:p>1.51426801448766</text:p>
          </table:table-cell>
          <table:table-cell table:number-columns-repeated="2"/>
          <table:table-cell table:formula="of:=1239.8/[.F50]" office:value-type="float" office:value="1.52405338733693" calcext:value-type="float">
            <text:p>1.52405338733693</text:p>
          </table:table-cell>
          <table:table-cell table:number-columns-repeated="2"/>
          <table:table-cell table:formula="of:=1239.8/[.I50]" office:value-type="float" office:value="1.52891160185441" calcext:value-type="float">
            <text:p>1.52891160185441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/>
          <table:table-cell office:value-type="float" office:value="818.441961" calcext:value-type="float">
            <text:p>818.441961</text:p>
          </table:table-cell>
          <table:table-cell office:value-type="float" office:value="0.000273" calcext:value-type="float">
            <text:p>0.000273</text:p>
          </table:table-cell>
          <table:table-cell/>
          <table:table-cell office:value-type="float" office:value="813.456154" calcext:value-type="float">
            <text:p>813.456154</text:p>
          </table:table-cell>
          <table:table-cell office:value-type="float" office:value="0.001707" calcext:value-type="float">
            <text:p>0.001707</text:p>
          </table:table-cell>
          <table:table-cell/>
          <table:table-cell office:value-type="float" office:value="810.892386" calcext:value-type="float">
            <text:p>810.892386</text:p>
          </table:table-cell>
          <table:table-cell office:value-type="float" office:value="0.012444" calcext:value-type="float">
            <text:p>0.012444</text:p>
          </table:table-cell>
          <table:table-cell/>
          <table:table-cell office:value-type="float" office:value="15.35" calcext:value-type="float">
            <text:p>15.35</text:p>
          </table:table-cell>
          <table:table-cell table:formula="of:=1239.8/[.C51]" office:value-type="float" office:value="1.5148294675473" calcext:value-type="float">
            <text:p>1.5148294675473</text:p>
          </table:table-cell>
          <table:table-cell table:number-columns-repeated="2"/>
          <table:table-cell table:formula="of:=1239.8/[.F51]" office:value-type="float" office:value="1.52411410732286" calcext:value-type="float">
            <text:p>1.52411410732286</text:p>
          </table:table-cell>
          <table:table-cell table:number-columns-repeated="2"/>
          <table:table-cell table:formula="of:=1239.8/[.I51]" office:value-type="float" office:value="1.52893284165083" calcext:value-type="float">
            <text:p>1.52893284165083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/>
          <table:table-cell office:value-type="float" office:value="818.167715" calcext:value-type="float">
            <text:p>818.167715</text:p>
          </table:table-cell>
          <table:table-cell office:value-type="float" office:value="0.000338" calcext:value-type="float">
            <text:p>0.000338</text:p>
          </table:table-cell>
          <table:table-cell/>
          <table:table-cell office:value-type="float" office:value="813.412494" calcext:value-type="float">
            <text:p>813.412494</text:p>
          </table:table-cell>
          <table:table-cell office:value-type="float" office:value="0.001742" calcext:value-type="float">
            <text:p>0.001742</text:p>
          </table:table-cell>
          <table:table-cell/>
          <table:table-cell office:value-type="float" office:value="810.871999" calcext:value-type="float">
            <text:p>810.871999</text:p>
          </table:table-cell>
          <table:table-cell office:value-type="float" office:value="0.011988" calcext:value-type="float">
            <text:p>0.011988</text:p>
          </table:table-cell>
          <table:table-cell/>
          <table:table-cell office:value-type="float" office:value="15.45" calcext:value-type="float">
            <text:p>15.45</text:p>
          </table:table-cell>
          <table:table-cell table:formula="of:=1239.8/[.C52]" office:value-type="float" office:value="1.51533723131571" calcext:value-type="float">
            <text:p>1.51533723131571</text:p>
          </table:table-cell>
          <table:table-cell table:number-columns-repeated="2"/>
          <table:table-cell table:formula="of:=1239.8/[.F52]" office:value-type="float" office:value="1.52419591430569" calcext:value-type="float">
            <text:p>1.52419591430569</text:p>
          </table:table-cell>
          <table:table-cell table:number-columns-repeated="2"/>
          <table:table-cell table:formula="of:=1239.8/[.I52]" office:value-type="float" office:value="1.5289712821863" calcext:value-type="float">
            <text:p>1.5289712821863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/>
          <table:table-cell office:value-type="float" office:value="817.826696" calcext:value-type="float">
            <text:p>817.826696</text:p>
          </table:table-cell>
          <table:table-cell office:value-type="float" office:value="0.000349" calcext:value-type="float">
            <text:p>0.000349</text:p>
          </table:table-cell>
          <table:table-cell/>
          <table:table-cell office:value-type="float" office:value="813.355872" calcext:value-type="float">
            <text:p>813.355872</text:p>
          </table:table-cell>
          <table:table-cell office:value-type="float" office:value="0.001847" calcext:value-type="float">
            <text:p>0.001847</text:p>
          </table:table-cell>
          <table:table-cell/>
          <table:table-cell office:value-type="float" office:value="810.836453" calcext:value-type="float">
            <text:p>810.836453</text:p>
          </table:table-cell>
          <table:table-cell office:value-type="float" office:value="0.012093" calcext:value-type="float">
            <text:p>0.012093</text:p>
          </table:table-cell>
          <table:table-cell/>
          <table:table-cell office:value-type="float" office:value="15.55" calcext:value-type="float">
            <text:p>15.55</text:p>
          </table:table-cell>
          <table:table-cell table:formula="of:=1239.8/[.C53]" office:value-type="float" office:value="1.51596909964406" calcext:value-type="float">
            <text:p>1.51596909964406</text:p>
          </table:table-cell>
          <table:table-cell table:number-columns-repeated="2"/>
          <table:table-cell table:formula="of:=1239.8/[.F53]" office:value-type="float" office:value="1.52430202163709" calcext:value-type="float">
            <text:p>1.52430202163709</text:p>
          </table:table-cell>
          <table:table-cell table:number-columns-repeated="2"/>
          <table:table-cell table:formula="of:=1239.8/[.I53]" office:value-type="float" office:value="1.52903831026946" calcext:value-type="float">
            <text:p>1.52903831026946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/>
          <table:table-cell office:value-type="float" office:value="817.564009" calcext:value-type="float">
            <text:p>817.564009</text:p>
          </table:table-cell>
          <table:table-cell office:value-type="float" office:value="0.000332" calcext:value-type="float">
            <text:p>0.000332</text:p>
          </table:table-cell>
          <table:table-cell/>
          <table:table-cell office:value-type="float" office:value="813.312743" calcext:value-type="float">
            <text:p>813.312743</text:p>
          </table:table-cell>
          <table:table-cell office:value-type="float" office:value="0.001966" calcext:value-type="float">
            <text:p>0.001966</text:p>
          </table:table-cell>
          <table:table-cell/>
          <table:table-cell office:value-type="float" office:value="810.822378" calcext:value-type="float">
            <text:p>810.822378</text:p>
          </table:table-cell>
          <table:table-cell office:value-type="float" office:value="0.012635" calcext:value-type="float">
            <text:p>0.012635</text:p>
          </table:table-cell>
          <table:table-cell/>
          <table:table-cell office:value-type="float" office:value="15.65" calcext:value-type="float">
            <text:p>15.65</text:p>
          </table:table-cell>
          <table:table-cell table:formula="of:=1239.8/[.C54]" office:value-type="float" office:value="1.51645618734667" calcext:value-type="float">
            <text:p>1.51645618734667</text:p>
          </table:table-cell>
          <table:table-cell table:number-columns-repeated="2"/>
          <table:table-cell table:formula="of:=1239.8/[.F54]" office:value-type="float" office:value="1.52438285354641" calcext:value-type="float">
            <text:p>1.52438285354641</text:p>
          </table:table-cell>
          <table:table-cell table:number-columns-repeated="2"/>
          <table:table-cell table:formula="of:=1239.8/[.I54]" office:value-type="float" office:value="1.52906485272166" calcext:value-type="float">
            <text:p>1.52906485272166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/>
          <table:table-cell office:value-type="float" office:value="817.293959" calcext:value-type="float">
            <text:p>817.293959</text:p>
          </table:table-cell>
          <table:table-cell office:value-type="float" office:value="0.000308" calcext:value-type="float">
            <text:p>0.000308</text:p>
          </table:table-cell>
          <table:table-cell/>
          <table:table-cell office:value-type="float" office:value="813.251893" calcext:value-type="float">
            <text:p>813.251893</text:p>
          </table:table-cell>
          <table:table-cell office:value-type="float" office:value="0.002212" calcext:value-type="float">
            <text:p>0.002212</text:p>
          </table:table-cell>
          <table:table-cell/>
          <table:table-cell office:value-type="float" office:value="810.784789" calcext:value-type="float">
            <text:p>810.784789</text:p>
          </table:table-cell>
          <table:table-cell office:value-type="float" office:value="0.013876" calcext:value-type="float">
            <text:p>0.013876</text:p>
          </table:table-cell>
          <table:table-cell/>
          <table:table-cell office:value-type="float" office:value="15.75" calcext:value-type="float">
            <text:p>15.75</text:p>
          </table:table-cell>
          <table:table-cell table:formula="of:=1239.8/[.C55]" office:value-type="float" office:value="1.51695725429925" calcext:value-type="float">
            <text:p>1.51695725429925</text:p>
          </table:table-cell>
          <table:table-cell table:number-columns-repeated="2"/>
          <table:table-cell table:formula="of:=1239.8/[.F55]" office:value-type="float" office:value="1.52449691254515" calcext:value-type="float">
            <text:p>1.52449691254515</text:p>
          </table:table-cell>
          <table:table-cell table:number-columns-repeated="2"/>
          <table:table-cell table:formula="of:=1239.8/[.I55]" office:value-type="float" office:value="1.52913574208655" calcext:value-type="float">
            <text:p>1.52913574208655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/>
          <table:table-cell office:value-type="float" office:value="817.018261" calcext:value-type="float">
            <text:p>817.018261</text:p>
          </table:table-cell>
          <table:table-cell office:value-type="float" office:value="0.000313" calcext:value-type="float">
            <text:p>0.000313</text:p>
          </table:table-cell>
          <table:table-cell/>
          <table:table-cell office:value-type="float" office:value="813.187858" calcext:value-type="float">
            <text:p>813.187858</text:p>
          </table:table-cell>
          <table:table-cell office:value-type="float" office:value="0.002463" calcext:value-type="float">
            <text:p>0.002463</text:p>
          </table:table-cell>
          <table:table-cell/>
          <table:table-cell office:value-type="float" office:value="810.76762" calcext:value-type="float">
            <text:p>810.76762</text:p>
          </table:table-cell>
          <table:table-cell office:value-type="float" office:value="0.014198" calcext:value-type="float">
            <text:p>0.014198</text:p>
          </table:table-cell>
          <table:table-cell/>
          <table:table-cell office:value-type="float" office:value="15.85" calcext:value-type="float">
            <text:p>15.85</text:p>
          </table:table-cell>
          <table:table-cell table:formula="of:=1239.8/[.C56]" office:value-type="float" office:value="1.51746914258995" calcext:value-type="float">
            <text:p>1.51746914258995</text:p>
          </table:table-cell>
          <table:table-cell table:number-columns-repeated="2"/>
          <table:table-cell table:formula="of:=1239.8/[.F56]" office:value-type="float" office:value="1.52461696003336" calcext:value-type="float">
            <text:p>1.52461696003336</text:p>
          </table:table-cell>
          <table:table-cell table:number-columns-repeated="2"/>
          <table:table-cell table:formula="of:=1239.8/[.I56]" office:value-type="float" office:value="1.52916812341371" calcext:value-type="float">
            <text:p>1.52916812341371</text:p>
          </table:table-cell>
        </table:table-row>
        <table:table-row table:style-name="ro1">
          <table:table-cell office:value-type="float" office:value="16.05" calcext:value-type="float">
            <text:p>16.05</text:p>
          </table:table-cell>
          <table:table-cell/>
          <table:table-cell office:value-type="float" office:value="816.529844" calcext:value-type="float">
            <text:p>816.529844</text:p>
          </table:table-cell>
          <table:table-cell office:value-type="float" office:value="0.000205" calcext:value-type="float">
            <text:p>0.000205</text:p>
          </table:table-cell>
          <table:table-cell/>
          <table:table-cell office:value-type="float" office:value="813.031395" calcext:value-type="float">
            <text:p>813.031395</text:p>
          </table:table-cell>
          <table:table-cell office:value-type="float" office:value="0.012794" calcext:value-type="float">
            <text:p>0.012794</text:p>
          </table:table-cell>
          <table:table-cell/>
          <table:table-cell office:value-type="float" office:value="810.668924" calcext:value-type="float">
            <text:p>810.668924</text:p>
          </table:table-cell>
          <table:table-cell office:value-type="float" office:value="0.089549" calcext:value-type="float">
            <text:p>0.089549</text:p>
          </table:table-cell>
          <table:table-cell/>
          <table:table-cell office:value-type="float" office:value="16.05" calcext:value-type="float">
            <text:p>16.05</text:p>
          </table:table-cell>
          <table:table-cell table:formula="of:=1239.8/[.C57]" office:value-type="float" office:value="1.51837683473576" calcext:value-type="float">
            <text:p>1.51837683473576</text:p>
          </table:table-cell>
          <table:table-cell table:number-columns-repeated="2"/>
          <table:table-cell table:formula="of:=1239.8/[.F57]" office:value-type="float" office:value="1.52491036339378" calcext:value-type="float">
            <text:p>1.52491036339378</text:p>
          </table:table-cell>
          <table:table-cell table:number-columns-repeated="2"/>
          <table:table-cell table:formula="of:=1239.8/[.I57]" office:value-type="float" office:value="1.52935429408418" calcext:value-type="float">
            <text:p>1.52935429408418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/>
          <table:table-cell office:value-type="float" office:value="816.306296" calcext:value-type="float">
            <text:p>816.306296</text:p>
          </table:table-cell>
          <table:table-cell office:value-type="float" office:value="0.000227" calcext:value-type="float">
            <text:p>0.000227</text:p>
          </table:table-cell>
          <table:table-cell/>
          <table:table-cell office:value-type="float" office:value="812.944662" calcext:value-type="float">
            <text:p>812.944662</text:p>
          </table:table-cell>
          <table:table-cell office:value-type="float" office:value="0.010135" calcext:value-type="float">
            <text:p>0.010135</text:p>
          </table:table-cell>
          <table:table-cell/>
          <table:table-cell office:value-type="float" office:value="810.657442" calcext:value-type="float">
            <text:p>810.657442</text:p>
          </table:table-cell>
          <table:table-cell office:value-type="float" office:value="0.060314" calcext:value-type="float">
            <text:p>0.060314</text:p>
          </table:table-cell>
          <table:table-cell/>
          <table:table-cell office:value-type="float" office:value="16.15" calcext:value-type="float">
            <text:p>16.15</text:p>
          </table:table-cell>
          <table:table-cell table:formula="of:=1239.8/[.C58]" office:value-type="float" office:value="1.51879264692086" calcext:value-type="float">
            <text:p>1.51879264692086</text:p>
          </table:table-cell>
          <table:table-cell table:number-columns-repeated="2"/>
          <table:table-cell table:formula="of:=1239.8/[.F58]" office:value-type="float" office:value="1.52507305595667" calcext:value-type="float">
            <text:p>1.52507305595667</text:p>
          </table:table-cell>
          <table:table-cell table:number-columns-repeated="2"/>
          <table:table-cell table:formula="of:=1239.8/[.I58]" office:value-type="float" office:value="1.52937595557163" calcext:value-type="float">
            <text:p>1.52937595557163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/>
          <table:table-cell office:value-type="float" office:value="816.103445" calcext:value-type="float">
            <text:p>816.103445</text:p>
          </table:table-cell>
          <table:table-cell office:value-type="float" office:value="0.000238" calcext:value-type="float">
            <text:p>0.000238</text:p>
          </table:table-cell>
          <table:table-cell/>
          <table:table-cell office:value-type="float" office:value="812.853754" calcext:value-type="float">
            <text:p>812.853754</text:p>
          </table:table-cell>
          <table:table-cell office:value-type="float" office:value="0.007529" calcext:value-type="float">
            <text:p>0.007529</text:p>
          </table:table-cell>
          <table:table-cell/>
          <table:table-cell office:value-type="float" office:value="810.632344" calcext:value-type="float">
            <text:p>810.632344</text:p>
          </table:table-cell>
          <table:table-cell office:value-type="float" office:value="0.040148" calcext:value-type="float">
            <text:p>0.040148</text:p>
          </table:table-cell>
          <table:table-cell/>
          <table:table-cell office:value-type="float" office:value="16.25" calcext:value-type="float">
            <text:p>16.25</text:p>
          </table:table-cell>
          <table:table-cell table:formula="of:=1239.8/[.C59]" office:value-type="float" office:value="1.51917015863105" calcext:value-type="float">
            <text:p>1.51917015863105</text:p>
          </table:table-cell>
          <table:table-cell table:number-columns-repeated="2"/>
          <table:table-cell table:formula="of:=1239.8/[.F59]" office:value-type="float" office:value="1.52524361719316" calcext:value-type="float">
            <text:p>1.52524361719316</text:p>
          </table:table-cell>
          <table:table-cell table:number-columns-repeated="2"/>
          <table:table-cell table:formula="of:=1239.8/[.I59]" office:value-type="float" office:value="1.52942330660322" calcext:value-type="float">
            <text:p>1.52942330660322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/>
          <table:table-cell office:value-type="float" office:value="815.866984" calcext:value-type="float">
            <text:p>815.866984</text:p>
          </table:table-cell>
          <table:table-cell office:value-type="float" office:value="0.000286" calcext:value-type="float">
            <text:p>0.000286</text:p>
          </table:table-cell>
          <table:table-cell/>
          <table:table-cell office:value-type="float" office:value="812.730851" calcext:value-type="float">
            <text:p>812.730851</text:p>
          </table:table-cell>
          <table:table-cell office:value-type="float" office:value="0.005964" calcext:value-type="float">
            <text:p>0.005964</text:p>
          </table:table-cell>
          <table:table-cell/>
          <table:table-cell office:value-type="float" office:value="810.586231" calcext:value-type="float">
            <text:p>810.586231</text:p>
          </table:table-cell>
          <table:table-cell office:value-type="float" office:value="0.027733" calcext:value-type="float">
            <text:p>0.027733</text:p>
          </table:table-cell>
          <table:table-cell/>
          <table:table-cell office:value-type="float" office:value="16.35" calcext:value-type="float">
            <text:p>16.35</text:p>
          </table:table-cell>
          <table:table-cell table:formula="of:=1239.8/[.C60]" office:value-type="float" office:value="1.51961045650059" calcext:value-type="float">
            <text:p>1.51961045650059</text:p>
          </table:table-cell>
          <table:table-cell table:number-columns-repeated="2"/>
          <table:table-cell table:formula="of:=1239.8/[.F60]" office:value-type="float" office:value="1.5254742679874" calcext:value-type="float">
            <text:p>1.5254742679874</text:p>
          </table:table-cell>
          <table:table-cell table:number-columns-repeated="2"/>
          <table:table-cell table:formula="of:=1239.8/[.I60]" office:value-type="float" office:value="1.52951031313533" calcext:value-type="float">
            <text:p>1.52951031313533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/>
          <table:table-cell office:value-type="float" office:value="815.615037" calcext:value-type="float">
            <text:p>815.615037</text:p>
          </table:table-cell>
          <table:table-cell office:value-type="float" office:value="0.000374" calcext:value-type="float">
            <text:p>0.000374</text:p>
          </table:table-cell>
          <table:table-cell/>
          <table:table-cell office:value-type="float" office:value="812.553801" calcext:value-type="float">
            <text:p>812.553801</text:p>
          </table:table-cell>
          <table:table-cell office:value-type="float" office:value="0.004878" calcext:value-type="float">
            <text:p>0.004878</text:p>
          </table:table-cell>
          <table:table-cell/>
          <table:table-cell office:value-type="float" office:value="810.485076" calcext:value-type="float">
            <text:p>810.485076</text:p>
          </table:table-cell>
          <table:table-cell office:value-type="float" office:value="0.019952" calcext:value-type="float">
            <text:p>0.019952</text:p>
          </table:table-cell>
          <table:table-cell/>
          <table:table-cell office:value-type="float" office:value="16.45" calcext:value-type="float">
            <text:p>16.45</text:p>
          </table:table-cell>
          <table:table-cell table:formula="of:=1239.8/[.C61]" office:value-type="float" office:value="1.5200798707197" calcext:value-type="float">
            <text:p>1.5200798707197</text:p>
          </table:table-cell>
          <table:table-cell table:number-columns-repeated="2"/>
          <table:table-cell table:formula="of:=1239.8/[.F61]" office:value-type="float" office:value="1.52580665855503" calcext:value-type="float">
            <text:p>1.52580665855503</text:p>
          </table:table-cell>
          <table:table-cell table:number-columns-repeated="2"/>
          <table:table-cell table:formula="of:=1239.8/[.I61]" office:value-type="float" office:value="1.52970120821818" calcext:value-type="float">
            <text:p>1.52970120821818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/>
          <table:table-cell office:value-type="float" office:value="815.484484" calcext:value-type="float">
            <text:p>815.484484</text:p>
          </table:table-cell>
          <table:table-cell office:value-type="float" office:value="0.000429" calcext:value-type="float">
            <text:p>0.000429</text:p>
          </table:table-cell>
          <table:table-cell/>
          <table:table-cell office:value-type="float" office:value="812.457847" calcext:value-type="float">
            <text:p>812.457847</text:p>
          </table:table-cell>
          <table:table-cell office:value-type="float" office:value="0.004414" calcext:value-type="float">
            <text:p>0.004414</text:p>
          </table:table-cell>
          <table:table-cell/>
          <table:table-cell office:value-type="float" office:value="810.438235" calcext:value-type="float">
            <text:p>810.438235</text:p>
          </table:table-cell>
          <table:table-cell office:value-type="float" office:value="0.015983" calcext:value-type="float">
            <text:p>0.015983</text:p>
          </table:table-cell>
          <table:table-cell/>
          <table:table-cell office:value-type="float" office:value="16.55" calcext:value-type="float">
            <text:p>16.55</text:p>
          </table:table-cell>
          <table:table-cell table:formula="of:=1239.8/[.C62]" office:value-type="float" office:value="1.52032322420006" calcext:value-type="float">
            <text:p>1.52032322420006</text:p>
          </table:table-cell>
          <table:table-cell table:number-columns-repeated="2"/>
          <table:table-cell table:formula="of:=1239.8/[.F62]" office:value-type="float" office:value="1.52598686144513" calcext:value-type="float">
            <text:p>1.52598686144513</text:p>
          </table:table-cell>
          <table:table-cell table:number-columns-repeated="2"/>
          <table:table-cell table:formula="of:=1239.8/[.I62]" office:value-type="float" office:value="1.52978962055017" calcext:value-type="float">
            <text:p>1.52978962055017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/>
          <table:table-cell office:value-type="float" office:value="815.327314" calcext:value-type="float">
            <text:p>815.327314</text:p>
          </table:table-cell>
          <table:table-cell office:value-type="float" office:value="0.000506" calcext:value-type="float">
            <text:p>0.000506</text:p>
          </table:table-cell>
          <table:table-cell/>
          <table:table-cell office:value-type="float" office:value="812.327338" calcext:value-type="float">
            <text:p>812.327338</text:p>
          </table:table-cell>
          <table:table-cell office:value-type="float" office:value="0.003928" calcext:value-type="float">
            <text:p>0.003928</text:p>
          </table:table-cell>
          <table:table-cell/>
          <table:table-cell office:value-type="float" office:value="810.360135" calcext:value-type="float">
            <text:p>810.360135</text:p>
          </table:table-cell>
          <table:table-cell office:value-type="float" office:value="0.01229" calcext:value-type="float">
            <text:p>0.01229</text:p>
          </table:table-cell>
          <table:table-cell/>
          <table:table-cell office:value-type="float" office:value="16.65" calcext:value-type="float">
            <text:p>16.65</text:p>
          </table:table-cell>
          <table:table-cell table:formula="of:=1239.8/[.C63]" office:value-type="float" office:value="1.52061629570281" calcext:value-type="float">
            <text:p>1.52061629570281</text:p>
          </table:table-cell>
          <table:table-cell table:number-columns-repeated="2"/>
          <table:table-cell table:formula="of:=1239.8/[.F63]" office:value-type="float" office:value="1.52623202741454" calcext:value-type="float">
            <text:p>1.52623202741454</text:p>
          </table:table-cell>
          <table:table-cell table:number-columns-repeated="2"/>
          <table:table-cell table:formula="of:=1239.8/[.I63]" office:value-type="float" office:value="1.5299370569358" calcext:value-type="float">
            <text:p>1.5299370569358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/>
          <table:table-cell office:value-type="float" office:value="815.203348" calcext:value-type="float">
            <text:p>815.203348</text:p>
          </table:table-cell>
          <table:table-cell office:value-type="float" office:value="0.00053" calcext:value-type="float">
            <text:p>0.00053</text:p>
          </table:table-cell>
          <table:table-cell/>
          <table:table-cell office:value-type="float" office:value="812.212892" calcext:value-type="float">
            <text:p>812.212892</text:p>
          </table:table-cell>
          <table:table-cell office:value-type="float" office:value="0.003334" calcext:value-type="float">
            <text:p>0.003334</text:p>
          </table:table-cell>
          <table:table-cell/>
          <table:table-cell office:value-type="float" office:value="810.282625" calcext:value-type="float">
            <text:p>810.282625</text:p>
          </table:table-cell>
          <table:table-cell office:value-type="float" office:value="0.00939" calcext:value-type="float">
            <text:p>0.00939</text:p>
          </table:table-cell>
          <table:table-cell/>
          <table:table-cell office:value-type="float" office:value="16.75" calcext:value-type="float">
            <text:p>16.75</text:p>
          </table:table-cell>
          <table:table-cell table:formula="of:=1239.8/[.C64]" office:value-type="float" office:value="1.52084753214237" calcext:value-type="float">
            <text:p>1.52084753214237</text:p>
          </table:table-cell>
          <table:table-cell table:number-columns-repeated="2"/>
          <table:table-cell table:formula="of:=1239.8/[.F64]" office:value-type="float" office:value="1.52644708328515" calcext:value-type="float">
            <text:p>1.52644708328515</text:p>
          </table:table-cell>
          <table:table-cell table:number-columns-repeated="2"/>
          <table:table-cell table:formula="of:=1239.8/[.I64]" office:value-type="float" office:value="1.53008340762583" calcext:value-type="float">
            <text:p>1.53008340762583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/>
          <table:table-cell office:value-type="float" office:value="815.089257" calcext:value-type="float">
            <text:p>815.089257</text:p>
          </table:table-cell>
          <table:table-cell office:value-type="float" office:value="0.000481" calcext:value-type="float">
            <text:p>0.000481</text:p>
          </table:table-cell>
          <table:table-cell/>
          <table:table-cell office:value-type="float" office:value="812.105664" calcext:value-type="float">
            <text:p>812.105664</text:p>
          </table:table-cell>
          <table:table-cell office:value-type="float" office:value="0.00262" calcext:value-type="float">
            <text:p>0.00262</text:p>
          </table:table-cell>
          <table:table-cell/>
          <table:table-cell office:value-type="float" office:value="810.19293" calcext:value-type="float">
            <text:p>810.19293</text:p>
          </table:table-cell>
          <table:table-cell office:value-type="float" office:value="0.00669" calcext:value-type="float">
            <text:p>0.00669</text:p>
          </table:table-cell>
          <table:table-cell/>
          <table:table-cell office:value-type="float" office:value="16.85" calcext:value-type="float">
            <text:p>16.85</text:p>
          </table:table-cell>
          <table:table-cell table:formula="of:=1239.8/[.C65]" office:value-type="float" office:value="1.52106041068825" calcext:value-type="float">
            <text:p>1.52106041068825</text:p>
          </table:table-cell>
          <table:table-cell table:number-columns-repeated="2"/>
          <table:table-cell table:formula="of:=1239.8/[.F65]" office:value-type="float" office:value="1.52664863078704" calcext:value-type="float">
            <text:p>1.52664863078704</text:p>
          </table:table-cell>
          <table:table-cell table:number-columns-repeated="2"/>
          <table:table-cell table:formula="of:=1239.8/[.I65]" office:value-type="float" office:value="1.53025280040397" calcext:value-type="float">
            <text:p>1.53025280040397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/>
          <table:table-cell office:value-type="float" office:value="814.95874" calcext:value-type="float">
            <text:p>814.95874</text:p>
          </table:table-cell>
          <table:table-cell office:value-type="float" office:value="0.000415" calcext:value-type="float">
            <text:p>0.000415</text:p>
          </table:table-cell>
          <table:table-cell/>
          <table:table-cell office:value-type="float" office:value="811.965012" calcext:value-type="float">
            <text:p>811.965012</text:p>
          </table:table-cell>
          <table:table-cell office:value-type="float" office:value="0.002146" calcext:value-type="float">
            <text:p>0.002146</text:p>
          </table:table-cell>
          <table:table-cell/>
          <table:table-cell office:value-type="float" office:value="810.04281" calcext:value-type="float">
            <text:p>810.04281</text:p>
          </table:table-cell>
          <table:table-cell office:value-type="float" office:value="0.004731" calcext:value-type="float">
            <text:p>0.004731</text:p>
          </table:table-cell>
          <table:table-cell/>
          <table:table-cell office:value-type="float" office:value="16.95" calcext:value-type="float">
            <text:p>16.95</text:p>
          </table:table-cell>
          <table:table-cell table:formula="of:=1239.8/[.C66]" office:value-type="float" office:value="1.52130401104723" calcext:value-type="float">
            <text:p>1.52130401104723</text:p>
          </table:table-cell>
          <table:table-cell table:number-columns-repeated="2"/>
          <table:table-cell table:formula="of:=1239.8/[.F66]" office:value-type="float" office:value="1.52691308329428" calcext:value-type="float">
            <text:p>1.52691308329428</text:p>
          </table:table-cell>
          <table:table-cell table:number-columns-repeated="2"/>
          <table:table-cell table:formula="of:=1239.8/[.I66]" office:value-type="float" office:value="1.53053639226796" calcext:value-type="float">
            <text:p>1.53053639226796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/>
          <table:table-cell office:value-type="float" office:value="814.871123" calcext:value-type="float">
            <text:p>814.871123</text:p>
          </table:table-cell>
          <table:table-cell office:value-type="float" office:value="0.00038" calcext:value-type="float">
            <text:p>0.00038</text:p>
          </table:table-cell>
          <table:table-cell/>
          <table:table-cell office:value-type="float" office:value="811.866885" calcext:value-type="float">
            <text:p>811.866885</text:p>
          </table:table-cell>
          <table:table-cell office:value-type="float" office:value="0.001891" calcext:value-type="float">
            <text:p>0.001891</text:p>
          </table:table-cell>
          <table:table-cell/>
          <table:table-cell office:value-type="float" office:value="809.90967" calcext:value-type="float">
            <text:p>809.90967</text:p>
          </table:table-cell>
          <table:table-cell office:value-type="float" office:value="0.003815" calcext:value-type="float">
            <text:p>0.003815</text:p>
          </table:table-cell>
          <table:table-cell/>
          <table:table-cell office:value-type="float" office:value="17.05" calcext:value-type="float">
            <text:p>17.05</text:p>
          </table:table-cell>
          <table:table-cell table:formula="of:=1239.8/[.C67]" office:value-type="float" office:value="1.5214675854945" calcext:value-type="float">
            <text:p>1.5214675854945</text:p>
          </table:table-cell>
          <table:table-cell table:number-columns-repeated="2"/>
          <table:table-cell table:formula="of:=1239.8/[.F67]" office:value-type="float" office:value="1.52709763497744" calcext:value-type="float">
            <text:p>1.52709763497744</text:p>
          </table:table-cell>
          <table:table-cell table:number-columns-repeated="2"/>
          <table:table-cell table:formula="of:=1239.8/[.I67]" office:value-type="float" office:value="1.53078799516" calcext:value-type="float">
            <text:p>1.53078799516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/>
          <table:table-cell office:value-type="float" office:value="814.803504" calcext:value-type="float">
            <text:p>814.803504</text:p>
          </table:table-cell>
          <table:table-cell office:value-type="float" office:value="0.000382" calcext:value-type="float">
            <text:p>0.000382</text:p>
          </table:table-cell>
          <table:table-cell/>
          <table:table-cell office:value-type="float" office:value="811.78858" calcext:value-type="float">
            <text:p>811.78858</text:p>
          </table:table-cell>
          <table:table-cell office:value-type="float" office:value="0.001891" calcext:value-type="float">
            <text:p>0.001891</text:p>
          </table:table-cell>
          <table:table-cell/>
          <table:table-cell office:value-type="float" office:value="809.775911" calcext:value-type="float">
            <text:p>809.775911</text:p>
          </table:table-cell>
          <table:table-cell office:value-type="float" office:value="0.003475" calcext:value-type="float">
            <text:p>0.003475</text:p>
          </table:table-cell>
          <table:table-cell/>
          <table:table-cell office:value-type="float" office:value="17.15" calcext:value-type="float">
            <text:p>17.15</text:p>
          </table:table-cell>
          <table:table-cell table:formula="of:=1239.8/[.C68]" office:value-type="float" office:value="1.52159384920858" calcext:value-type="float">
            <text:p>1.52159384920858</text:p>
          </table:table-cell>
          <table:table-cell table:number-columns-repeated="2"/>
          <table:table-cell table:formula="of:=1239.8/[.F68]" office:value-type="float" office:value="1.52724493857748" calcext:value-type="float">
            <text:p>1.52724493857748</text:p>
          </table:table-cell>
          <table:table-cell table:number-columns-repeated="2"/>
          <table:table-cell table:formula="of:=1239.8/[.I68]" office:value-type="float" office:value="1.53104085112752" calcext:value-type="float">
            <text:p>1.53104085112752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/>
          <table:table-cell office:value-type="float" office:value="814.72628" calcext:value-type="float">
            <text:p>814.72628</text:p>
          </table:table-cell>
          <table:table-cell office:value-type="float" office:value="0.000365" calcext:value-type="float">
            <text:p>0.000365</text:p>
          </table:table-cell>
          <table:table-cell/>
          <table:table-cell office:value-type="float" office:value="811.705679" calcext:value-type="float">
            <text:p>811.705679</text:p>
          </table:table-cell>
          <table:table-cell office:value-type="float" office:value="0.001891" calcext:value-type="float">
            <text:p>0.001891</text:p>
          </table:table-cell>
          <table:table-cell/>
          <table:table-cell office:value-type="float" office:value="809.573726" calcext:value-type="float">
            <text:p>809.573726</text:p>
          </table:table-cell>
          <table:table-cell office:value-type="float" office:value="0.00305" calcext:value-type="float">
            <text:p>0.00305</text:p>
          </table:table-cell>
          <table:table-cell/>
          <table:table-cell office:value-type="float" office:value="17.25" calcext:value-type="float">
            <text:p>17.25</text:p>
          </table:table-cell>
          <table:table-cell table:formula="of:=1239.8/[.C69]" office:value-type="float" office:value="1.52173807379823" calcext:value-type="float">
            <text:p>1.52173807379823</text:p>
          </table:table-cell>
          <table:table-cell table:number-columns-repeated="2"/>
          <table:table-cell table:formula="of:=1239.8/[.F69]" office:value-type="float" office:value="1.52740091892347" calcext:value-type="float">
            <text:p>1.52740091892347</text:p>
          </table:table-cell>
          <table:table-cell table:number-columns-repeated="2"/>
          <table:table-cell table:formula="of:=1239.8/[.I69]" office:value-type="float" office:value="1.53142321716108" calcext:value-type="float">
            <text:p>1.53142321716108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/>
          <table:table-cell office:value-type="float" office:value="814.648765" calcext:value-type="float">
            <text:p>814.648765</text:p>
          </table:table-cell>
          <table:table-cell office:value-type="float" office:value="0.000371" calcext:value-type="float">
            <text:p>0.000371</text:p>
          </table:table-cell>
          <table:table-cell/>
          <table:table-cell office:value-type="float" office:value="811.606766" calcext:value-type="float">
            <text:p>811.606766</text:p>
          </table:table-cell>
          <table:table-cell office:value-type="float" office:value="0.002004" calcext:value-type="float">
            <text:p>0.002004</text:p>
          </table:table-cell>
          <table:table-cell/>
          <table:table-cell office:value-type="float" office:value="809.362694" calcext:value-type="float">
            <text:p>809.362694</text:p>
          </table:table-cell>
          <table:table-cell office:value-type="float" office:value="0.003026" calcext:value-type="float">
            <text:p>0.003026</text:p>
          </table:table-cell>
          <table:table-cell/>
          <table:table-cell office:value-type="float" office:value="17.35" calcext:value-type="float">
            <text:p>17.35</text:p>
          </table:table-cell>
          <table:table-cell table:formula="of:=1239.8/[.C70]" office:value-type="float" office:value="1.5218828693615" calcext:value-type="float">
            <text:p>1.5218828693615</text:p>
          </table:table-cell>
          <table:table-cell table:number-columns-repeated="2"/>
          <table:table-cell table:formula="of:=1239.8/[.F70]" office:value-type="float" office:value="1.52758706794714" calcext:value-type="float">
            <text:p>1.52758706794714</text:p>
          </table:table-cell>
          <table:table-cell table:number-columns-repeated="2"/>
          <table:table-cell table:formula="of:=1239.8/[.I70]" office:value-type="float" office:value="1.5318225181256" calcext:value-type="float">
            <text:p>1.5318225181256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/>
          <table:table-cell office:value-type="float" office:value="814.573004" calcext:value-type="float">
            <text:p>814.573004</text:p>
          </table:table-cell>
          <table:table-cell office:value-type="float" office:value="0.000422" calcext:value-type="float">
            <text:p>0.000422</text:p>
          </table:table-cell>
          <table:table-cell/>
          <table:table-cell office:value-type="float" office:value="811.512412" calcext:value-type="float">
            <text:p>811.512412</text:p>
          </table:table-cell>
          <table:table-cell office:value-type="float" office:value="0.002337" calcext:value-type="float">
            <text:p>0.002337</text:p>
          </table:table-cell>
          <table:table-cell/>
          <table:table-cell office:value-type="float" office:value="809.062736" calcext:value-type="float">
            <text:p>809.062736</text:p>
          </table:table-cell>
          <table:table-cell office:value-type="float" office:value="0.00307" calcext:value-type="float">
            <text:p>0.00307</text:p>
          </table:table-cell>
          <table:table-cell/>
          <table:table-cell office:value-type="float" office:value="17.45" calcext:value-type="float">
            <text:p>17.45</text:p>
          </table:table-cell>
          <table:table-cell table:formula="of:=1239.8/[.C71]" office:value-type="float" office:value="1.52202441513763" calcext:value-type="float">
            <text:p>1.52202441513763</text:p>
          </table:table-cell>
          <table:table-cell table:number-columns-repeated="2"/>
          <table:table-cell table:formula="of:=1239.8/[.F71]" office:value-type="float" office:value="1.52776467946371" calcext:value-type="float">
            <text:p>1.52776467946371</text:p>
          </table:table-cell>
          <table:table-cell table:number-columns-repeated="2"/>
          <table:table-cell table:formula="of:=1239.8/[.I71]" office:value-type="float" office:value="1.53239043751979" calcext:value-type="float">
            <text:p>1.53239043751979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/>
          <table:table-cell office:value-type="float" office:value="814.544301" calcext:value-type="float">
            <text:p>814.544301</text:p>
          </table:table-cell>
          <table:table-cell office:value-type="float" office:value="0.000469" calcext:value-type="float">
            <text:p>0.000469</text:p>
          </table:table-cell>
          <table:table-cell/>
          <table:table-cell office:value-type="float" office:value="811.472081" calcext:value-type="float">
            <text:p>811.472081</text:p>
          </table:table-cell>
          <table:table-cell office:value-type="float" office:value="0.002573" calcext:value-type="float">
            <text:p>0.002573</text:p>
          </table:table-cell>
          <table:table-cell/>
          <table:table-cell office:value-type="float" office:value="808.825176" calcext:value-type="float">
            <text:p>808.825176</text:p>
          </table:table-cell>
          <table:table-cell office:value-type="float" office:value="0.002782" calcext:value-type="float">
            <text:p>0.002782</text:p>
          </table:table-cell>
          <table:table-cell/>
          <table:table-cell office:value-type="float" office:value="17.55" calcext:value-type="float">
            <text:p>17.55</text:p>
          </table:table-cell>
          <table:table-cell table:formula="of:=1239.8/[.C72]" office:value-type="float" office:value="1.52207804839825" calcext:value-type="float">
            <text:p>1.52207804839825</text:p>
          </table:table-cell>
          <table:table-cell table:number-columns-repeated="2"/>
          <table:table-cell table:formula="of:=1239.8/[.F72]" office:value-type="float" office:value="1.52784061094518" calcext:value-type="float">
            <text:p>1.52784061094518</text:p>
          </table:table-cell>
          <table:table-cell table:number-columns-repeated="2"/>
          <table:table-cell table:formula="of:=1239.8/[.I72]" office:value-type="float" office:value="1.53284051583478" calcext:value-type="float">
            <text:p>1.53284051583478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/>
          <table:table-cell office:value-type="float" office:value="814.47597" calcext:value-type="float">
            <text:p>814.47597</text:p>
          </table:table-cell>
          <table:table-cell office:value-type="float" office:value="0.000389" calcext:value-type="float">
            <text:p>0.000389</text:p>
          </table:table-cell>
          <table:table-cell/>
          <table:table-cell office:value-type="float" office:value="811.414714" calcext:value-type="float">
            <text:p>811.414714</text:p>
          </table:table-cell>
          <table:table-cell office:value-type="float" office:value="0.002665" calcext:value-type="float">
            <text:p>0.002665</text:p>
          </table:table-cell>
          <table:table-cell/>
          <table:table-cell office:value-type="float" office:value="808.571118" calcext:value-type="float">
            <text:p>808.571118</text:p>
          </table:table-cell>
          <table:table-cell office:value-type="float" office:value="0.003264" calcext:value-type="float">
            <text:p>0.003264</text:p>
          </table:table-cell>
          <table:table-cell/>
          <table:table-cell office:value-type="float" office:value="17.65" calcext:value-type="float">
            <text:p>17.65</text:p>
          </table:table-cell>
          <table:table-cell table:formula="of:=1239.8/[.C73]" office:value-type="float" office:value="1.52220574414246" calcext:value-type="float">
            <text:p>1.52220574414246</text:p>
          </table:table-cell>
          <table:table-cell table:number-columns-repeated="2"/>
          <table:table-cell table:formula="of:=1239.8/[.F73]" office:value-type="float" office:value="1.52794862923819" calcext:value-type="float">
            <text:p>1.52794862923819</text:p>
          </table:table-cell>
          <table:table-cell table:number-columns-repeated="2"/>
          <table:table-cell table:formula="of:=1239.8/[.I73]" office:value-type="float" office:value="1.53332214371773" calcext:value-type="float">
            <text:p>1.53332214371773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/>
          <table:table-cell office:value-type="float" office:value="814.420396" calcext:value-type="float">
            <text:p>814.420396</text:p>
          </table:table-cell>
          <table:table-cell office:value-type="float" office:value="0.000387" calcext:value-type="float">
            <text:p>0.000387</text:p>
          </table:table-cell>
          <table:table-cell/>
          <table:table-cell office:value-type="float" office:value="811.340739" calcext:value-type="float">
            <text:p>811.340739</text:p>
          </table:table-cell>
          <table:table-cell office:value-type="float" office:value="0.002949" calcext:value-type="float">
            <text:p>0.002949</text:p>
          </table:table-cell>
          <table:table-cell/>
          <table:table-cell office:value-type="float" office:value="808.25076" calcext:value-type="float">
            <text:p>808.25076</text:p>
          </table:table-cell>
          <table:table-cell office:value-type="float" office:value="0.003471" calcext:value-type="float">
            <text:p>0.003471</text:p>
          </table:table-cell>
          <table:table-cell/>
          <table:table-cell office:value-type="float" office:value="17.75" calcext:value-type="float">
            <text:p>17.75</text:p>
          </table:table-cell>
          <table:table-cell table:formula="of:=1239.8/[.C74]" office:value-type="float" office:value="1.52230961563492" calcext:value-type="float">
            <text:p>1.52230961563492</text:p>
          </table:table-cell>
          <table:table-cell table:number-columns-repeated="2"/>
          <table:table-cell table:formula="of:=1239.8/[.F74]" office:value-type="float" office:value="1.528087941853" calcext:value-type="float">
            <text:p>1.528087941853</text:p>
          </table:table-cell>
          <table:table-cell table:number-columns-repeated="2"/>
          <table:table-cell table:formula="of:=1239.8/[.I74]" office:value-type="float" office:value="1.53392989076806" calcext:value-type="float">
            <text:p>1.53392989076806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/>
          <table:table-cell office:value-type="float" office:value="814.376966" calcext:value-type="float">
            <text:p>814.376966</text:p>
          </table:table-cell>
          <table:table-cell office:value-type="float" office:value="0.000386" calcext:value-type="float">
            <text:p>0.000386</text:p>
          </table:table-cell>
          <table:table-cell/>
          <table:table-cell office:value-type="float" office:value="811.292058" calcext:value-type="float">
            <text:p>811.292058</text:p>
          </table:table-cell>
          <table:table-cell office:value-type="float" office:value="0.003403" calcext:value-type="float">
            <text:p>0.003403</text:p>
          </table:table-cell>
          <table:table-cell/>
          <table:table-cell office:value-type="float" office:value="807.968345" calcext:value-type="float">
            <text:p>807.968345</text:p>
          </table:table-cell>
          <table:table-cell office:value-type="float" office:value="0.003694" calcext:value-type="float">
            <text:p>0.003694</text:p>
          </table:table-cell>
          <table:table-cell/>
          <table:table-cell office:value-type="float" office:value="17.85" calcext:value-type="float">
            <text:p>17.85</text:p>
          </table:table-cell>
          <table:table-cell table:formula="of:=1239.8/[.C75]" office:value-type="float" office:value="1.52239079905411" calcext:value-type="float">
            <text:p>1.52239079905411</text:p>
          </table:table-cell>
          <table:table-cell table:number-columns-repeated="2"/>
          <table:table-cell table:formula="of:=1239.8/[.F75]" office:value-type="float" office:value="1.52817963367762" calcext:value-type="float">
            <text:p>1.52817963367762</text:p>
          </table:table-cell>
          <table:table-cell table:number-columns-repeated="2"/>
          <table:table-cell table:formula="of:=1239.8/[.I75]" office:value-type="float" office:value="1.53446605634036" calcext:value-type="float">
            <text:p>1.53446605634036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/>
          <table:table-cell office:value-type="float" office:value="814.346176" calcext:value-type="float">
            <text:p>814.346176</text:p>
          </table:table-cell>
          <table:table-cell office:value-type="float" office:value="0.000374" calcext:value-type="float">
            <text:p>0.000374</text:p>
          </table:table-cell>
          <table:table-cell/>
          <table:table-cell office:value-type="float" office:value="811.263032" calcext:value-type="float">
            <text:p>811.263032</text:p>
          </table:table-cell>
          <table:table-cell office:value-type="float" office:value="0.003594" calcext:value-type="float">
            <text:p>0.003594</text:p>
          </table:table-cell>
          <table:table-cell/>
          <table:table-cell office:value-type="float" office:value="807.668821" calcext:value-type="float">
            <text:p>807.668821</text:p>
          </table:table-cell>
          <table:table-cell office:value-type="float" office:value="0.003886" calcext:value-type="float">
            <text:p>0.003886</text:p>
          </table:table-cell>
          <table:table-cell/>
          <table:table-cell office:value-type="float" office:value="17.95" calcext:value-type="float">
            <text:p>17.95</text:p>
          </table:table-cell>
          <table:table-cell table:formula="of:=1239.8/[.C76]" office:value-type="float" office:value="1.52244835984838" calcext:value-type="float">
            <text:p>1.52244835984838</text:p>
          </table:table-cell>
          <table:table-cell table:number-columns-repeated="2"/>
          <table:table-cell table:formula="of:=1239.8/[.F76]" office:value-type="float" office:value="1.52823431007762" calcext:value-type="float">
            <text:p>1.52823431007762</text:p>
          </table:table-cell>
          <table:table-cell table:number-columns-repeated="2"/>
          <table:table-cell table:formula="of:=1239.8/[.I76]" office:value-type="float" office:value="1.53503511311105" calcext:value-type="float">
            <text:p>1.53503511311105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/>
          <table:table-cell office:value-type="float" office:value="814.296671" calcext:value-type="float">
            <text:p>814.296671</text:p>
          </table:table-cell>
          <table:table-cell office:value-type="float" office:value="0.0004" calcext:value-type="float">
            <text:p>0.0004</text:p>
          </table:table-cell>
          <table:table-cell/>
          <table:table-cell office:value-type="float" office:value="811.197251" calcext:value-type="float">
            <text:p>811.197251</text:p>
          </table:table-cell>
          <table:table-cell office:value-type="float" office:value="0.004298" calcext:value-type="float">
            <text:p>0.004298</text:p>
          </table:table-cell>
          <table:table-cell/>
          <table:table-cell office:value-type="float" office:value="807.260007" calcext:value-type="float">
            <text:p>807.260007</text:p>
          </table:table-cell>
          <table:table-cell office:value-type="float" office:value="0.004591" calcext:value-type="float">
            <text:p>0.004591</text:p>
          </table:table-cell>
          <table:table-cell/>
          <table:table-cell office:value-type="float" office:value="18.05" calcext:value-type="float">
            <text:p>18.05</text:p>
          </table:table-cell>
          <table:table-cell table:formula="of:=1239.8/[.C77]" office:value-type="float" office:value="1.52254091678584" calcext:value-type="float">
            <text:p>1.52254091678584</text:p>
          </table:table-cell>
          <table:table-cell table:number-columns-repeated="2"/>
          <table:table-cell table:formula="of:=1239.8/[.F77]" office:value-type="float" office:value="1.52835823650985" calcext:value-type="float">
            <text:p>1.52835823650985</text:p>
          </table:table-cell>
          <table:table-cell table:number-columns-repeated="2"/>
          <table:table-cell table:formula="of:=1239.8/[.I77]" office:value-type="float" office:value="1.53581248823095" calcext:value-type="float">
            <text:p>1.53581248823095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/>
          <table:table-cell office:value-type="float" office:value="814.263568" calcext:value-type="float">
            <text:p>814.263568</text:p>
          </table:table-cell>
          <table:table-cell office:value-type="float" office:value="0.000407" calcext:value-type="float">
            <text:p>0.000407</text:p>
          </table:table-cell>
          <table:table-cell/>
          <table:table-cell office:value-type="float" office:value="811.152405" calcext:value-type="float">
            <text:p>811.152405</text:p>
          </table:table-cell>
          <table:table-cell office:value-type="float" office:value="0.004866" calcext:value-type="float">
            <text:p>0.004866</text:p>
          </table:table-cell>
          <table:table-cell/>
          <table:table-cell office:value-type="float" office:value="806.975512" calcext:value-type="float">
            <text:p>806.975512</text:p>
          </table:table-cell>
          <table:table-cell office:value-type="float" office:value="0.004977" calcext:value-type="float">
            <text:p>0.004977</text:p>
          </table:table-cell>
          <table:table-cell/>
          <table:table-cell office:value-type="float" office:value="18.15" calcext:value-type="float">
            <text:p>18.15</text:p>
          </table:table-cell>
          <table:table-cell table:formula="of:=1239.8/[.C78]" office:value-type="float" office:value="1.52260281403134" calcext:value-type="float">
            <text:p>1.52260281403134</text:p>
          </table:table-cell>
          <table:table-cell table:number-columns-repeated="2"/>
          <table:table-cell table:formula="of:=1239.8/[.F78]" office:value-type="float" office:value="1.52844273450684" calcext:value-type="float">
            <text:p>1.52844273450684</text:p>
          </table:table-cell>
          <table:table-cell table:number-columns-repeated="2"/>
          <table:table-cell table:formula="of:=1239.8/[.I78]" office:value-type="float" office:value="1.53635393089846" calcext:value-type="float">
            <text:p>1.53635393089846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/>
          <table:table-cell office:value-type="float" office:value="814.229953" calcext:value-type="float">
            <text:p>814.229953</text:p>
          </table:table-cell>
          <table:table-cell office:value-type="float" office:value="0.000436" calcext:value-type="float">
            <text:p>0.000436</text:p>
          </table:table-cell>
          <table:table-cell/>
          <table:table-cell office:value-type="float" office:value="811.123251" calcext:value-type="float">
            <text:p>811.123251</text:p>
          </table:table-cell>
          <table:table-cell office:value-type="float" office:value="0.005531" calcext:value-type="float">
            <text:p>0.005531</text:p>
          </table:table-cell>
          <table:table-cell/>
          <table:table-cell office:value-type="float" office:value="806.617987" calcext:value-type="float">
            <text:p>806.617987</text:p>
          </table:table-cell>
          <table:table-cell office:value-type="float" office:value="0.005786" calcext:value-type="float">
            <text:p>0.005786</text:p>
          </table:table-cell>
          <table:table-cell/>
          <table:table-cell office:value-type="float" office:value="18.25" calcext:value-type="float">
            <text:p>18.25</text:p>
          </table:table-cell>
          <table:table-cell table:formula="of:=1239.8/[.C79]" office:value-type="float" office:value="1.52266567378417" calcext:value-type="float">
            <text:p>1.52266567378417</text:p>
          </table:table-cell>
          <table:table-cell table:number-columns-repeated="2"/>
          <table:table-cell table:formula="of:=1239.8/[.F79]" office:value-type="float" office:value="1.5284976709415" calcext:value-type="float">
            <text:p>1.5284976709415</text:p>
          </table:table-cell>
          <table:table-cell table:number-columns-repeated="2"/>
          <table:table-cell table:formula="of:=1239.8/[.I79]" office:value-type="float" office:value="1.53703490373566" calcext:value-type="float">
            <text:p>1.53703490373566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/>
          <table:table-cell office:value-type="float" office:value="814.200797" calcext:value-type="float">
            <text:p>814.200797</text:p>
          </table:table-cell>
          <table:table-cell office:value-type="float" office:value="0.000469" calcext:value-type="float">
            <text:p>0.000469</text:p>
          </table:table-cell>
          <table:table-cell/>
          <table:table-cell office:value-type="float" office:value="811.080318" calcext:value-type="float">
            <text:p>811.080318</text:p>
          </table:table-cell>
          <table:table-cell office:value-type="float" office:value="0.007067" calcext:value-type="float">
            <text:p>0.007067</text:p>
          </table:table-cell>
          <table:table-cell/>
          <table:table-cell office:value-type="float" office:value="806.325897" calcext:value-type="float">
            <text:p>806.325897</text:p>
          </table:table-cell>
          <table:table-cell office:value-type="float" office:value="0.006786" calcext:value-type="float">
            <text:p>0.006786</text:p>
          </table:table-cell>
          <table:table-cell/>
          <table:table-cell office:value-type="float" office:value="18.35" calcext:value-type="float">
            <text:p>18.35</text:p>
          </table:table-cell>
          <table:table-cell table:formula="of:=1239.8/[.C80]" office:value-type="float" office:value="1.52272019944977" calcext:value-type="float">
            <text:p>1.52272019944977</text:p>
          </table:table-cell>
          <table:table-cell table:number-columns-repeated="2"/>
          <table:table-cell table:formula="of:=1239.8/[.F80]" office:value-type="float" office:value="1.5285785790699" calcext:value-type="float">
            <text:p>1.5285785790699</text:p>
          </table:table-cell>
          <table:table-cell table:number-columns-repeated="2"/>
          <table:table-cell table:formula="of:=1239.8/[.I80]" office:value-type="float" office:value="1.5375916916631" calcext:value-type="float">
            <text:p>1.5375916916631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/>
          <table:table-cell office:value-type="float" office:value="814.173677" calcext:value-type="float">
            <text:p>814.173677</text:p>
          </table:table-cell>
          <table:table-cell office:value-type="float" office:value="0.00048" calcext:value-type="float">
            <text:p>0.00048</text:p>
          </table:table-cell>
          <table:table-cell/>
          <table:table-cell office:value-type="float" office:value="811.039749" calcext:value-type="float">
            <text:p>811.039749</text:p>
          </table:table-cell>
          <table:table-cell office:value-type="float" office:value="0.007469" calcext:value-type="float">
            <text:p>0.007469</text:p>
          </table:table-cell>
          <table:table-cell/>
          <table:table-cell office:value-type="float" office:value="806.028103" calcext:value-type="float">
            <text:p>806.028103</text:p>
          </table:table-cell>
          <table:table-cell office:value-type="float" office:value="0.007355" calcext:value-type="float">
            <text:p>0.007355</text:p>
          </table:table-cell>
          <table:table-cell/>
          <table:table-cell office:value-type="float" office:value="18.45" calcext:value-type="float">
            <text:p>18.45</text:p>
          </table:table-cell>
          <table:table-cell table:formula="of:=1239.8/[.C81]" office:value-type="float" office:value="1.52277092102549" calcext:value-type="float">
            <text:p>1.52277092102549</text:p>
          </table:table-cell>
          <table:table-cell table:number-columns-repeated="2"/>
          <table:table-cell table:formula="of:=1239.8/[.F81]" office:value-type="float" office:value="1.52865504006265" calcext:value-type="float">
            <text:p>1.52865504006265</text:p>
          </table:table-cell>
          <table:table-cell table:number-columns-repeated="2"/>
          <table:table-cell table:formula="of:=1239.8/[.I81]" office:value-type="float" office:value="1.53815976810923" calcext:value-type="float">
            <text:p>1.53815976810923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/>
          <table:table-cell office:value-type="float" office:value="814.138847" calcext:value-type="float">
            <text:p>814.138847</text:p>
          </table:table-cell>
          <table:table-cell office:value-type="float" office:value="0.000505" calcext:value-type="float">
            <text:p>0.000505</text:p>
          </table:table-cell>
          <table:table-cell/>
          <table:table-cell office:value-type="float" office:value="810.991853" calcext:value-type="float">
            <text:p>810.991853</text:p>
          </table:table-cell>
          <table:table-cell office:value-type="float" office:value="0.009197" calcext:value-type="float">
            <text:p>0.009197</text:p>
          </table:table-cell>
          <table:table-cell/>
          <table:table-cell office:value-type="float" office:value="805.614987" calcext:value-type="float">
            <text:p>805.614987</text:p>
          </table:table-cell>
          <table:table-cell office:value-type="float" office:value="0.009028" calcext:value-type="float">
            <text:p>0.009028</text:p>
          </table:table-cell>
          <table:table-cell/>
          <table:table-cell office:value-type="float" office:value="18.55" calcext:value-type="float">
            <text:p>18.55</text:p>
          </table:table-cell>
          <table:table-cell table:formula="of:=1239.8/[.C82]" office:value-type="float" office:value="1.52283606729799" calcext:value-type="float">
            <text:p>1.52283606729799</text:p>
          </table:table-cell>
          <table:table-cell table:number-columns-repeated="2"/>
          <table:table-cell table:formula="of:=1239.8/[.F82]" office:value-type="float" office:value="1.5287453202073" calcext:value-type="float">
            <text:p>1.5287453202073</text:p>
          </table:table-cell>
          <table:table-cell table:number-columns-repeated="2"/>
          <table:table-cell table:formula="of:=1239.8/[.I82]" office:value-type="float" office:value="1.53894853001289" calcext:value-type="float">
            <text:p>1.53894853001289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/>
          <table:table-cell office:value-type="float" office:value="814.115987" calcext:value-type="float">
            <text:p>814.115987</text:p>
          </table:table-cell>
          <table:table-cell office:value-type="float" office:value="0.000569" calcext:value-type="float">
            <text:p>0.000569</text:p>
          </table:table-cell>
          <table:table-cell/>
          <table:table-cell office:value-type="float" office:value="810.978938" calcext:value-type="float">
            <text:p>810.978938</text:p>
          </table:table-cell>
          <table:table-cell office:value-type="float" office:value="0.00964" calcext:value-type="float">
            <text:p>0.00964</text:p>
          </table:table-cell>
          <table:table-cell/>
          <table:table-cell office:value-type="float" office:value="805.286694" calcext:value-type="float">
            <text:p>805.286694</text:p>
          </table:table-cell>
          <table:table-cell office:value-type="float" office:value="0.010348" calcext:value-type="float">
            <text:p>0.010348</text:p>
          </table:table-cell>
          <table:table-cell/>
          <table:table-cell office:value-type="float" office:value="18.65" calcext:value-type="float">
            <text:p>18.65</text:p>
          </table:table-cell>
          <table:table-cell table:formula="of:=1239.8/[.C83]" office:value-type="float" office:value="1.52287882782973" calcext:value-type="float">
            <text:p>1.52287882782973</text:p>
          </table:table-cell>
          <table:table-cell table:number-columns-repeated="2"/>
          <table:table-cell table:formula="of:=1239.8/[.F83]" office:value-type="float" office:value="1.52876966577892" calcext:value-type="float">
            <text:p>1.52876966577892</text:p>
          </table:table-cell>
          <table:table-cell table:number-columns-repeated="2"/>
          <table:table-cell table:formula="of:=1239.8/[.I83]" office:value-type="float" office:value="1.53957591654929" calcext:value-type="float">
            <text:p>1.53957591654929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/>
          <table:table-cell office:value-type="float" office:value="814.092219" calcext:value-type="float">
            <text:p>814.092219</text:p>
          </table:table-cell>
          <table:table-cell office:value-type="float" office:value="0.000526" calcext:value-type="float">
            <text:p>0.000526</text:p>
          </table:table-cell>
          <table:table-cell/>
          <table:table-cell office:value-type="float" office:value="810.958166" calcext:value-type="float">
            <text:p>810.958166</text:p>
          </table:table-cell>
          <table:table-cell office:value-type="float" office:value="0.00849" calcext:value-type="float">
            <text:p>0.00849</text:p>
          </table:table-cell>
          <table:table-cell/>
          <table:table-cell office:value-type="float" office:value="804.863713" calcext:value-type="float">
            <text:p>804.863713</text:p>
          </table:table-cell>
          <table:table-cell office:value-type="float" office:value="0.00981" calcext:value-type="float">
            <text:p>0.00981</text:p>
          </table:table-cell>
          <table:table-cell/>
          <table:table-cell office:value-type="float" office:value="18.75" calcext:value-type="float">
            <text:p>18.75</text:p>
          </table:table-cell>
          <table:table-cell table:formula="of:=1239.8/[.C84]" office:value-type="float" office:value="1.52292328935771" calcext:value-type="float">
            <text:p>1.52292328935771</text:p>
          </table:table-cell>
          <table:table-cell table:number-columns-repeated="2"/>
          <table:table-cell table:formula="of:=1239.8/[.F84]" office:value-type="float" office:value="1.52880882390671" calcext:value-type="float">
            <text:p>1.52880882390671</text:p>
          </table:table-cell>
          <table:table-cell table:number-columns-repeated="2"/>
          <table:table-cell table:formula="of:=1239.8/[.I84]" office:value-type="float" office:value="1.54038501174173" calcext:value-type="float">
            <text:p>1.54038501174173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/>
          <table:table-cell office:value-type="float" office:value="814.065707" calcext:value-type="float">
            <text:p>814.065707</text:p>
          </table:table-cell>
          <table:table-cell office:value-type="float" office:value="0.00054" calcext:value-type="float">
            <text:p>0.00054</text:p>
          </table:table-cell>
          <table:table-cell/>
          <table:table-cell office:value-type="float" office:value="810.906368" calcext:value-type="float">
            <text:p>810.906368</text:p>
          </table:table-cell>
          <table:table-cell office:value-type="float" office:value="0.010407" calcext:value-type="float">
            <text:p>0.010407</text:p>
          </table:table-cell>
          <table:table-cell/>
          <table:table-cell office:value-type="float" office:value="804.603115" calcext:value-type="float">
            <text:p>804.603115</text:p>
          </table:table-cell>
          <table:table-cell office:value-type="float" office:value="0.011775" calcext:value-type="float">
            <text:p>0.011775</text:p>
          </table:table-cell>
          <table:table-cell/>
          <table:table-cell office:value-type="float" office:value="18.85" calcext:value-type="float">
            <text:p>18.85</text:p>
          </table:table-cell>
          <table:table-cell table:formula="of:=1239.8/[.C85]" office:value-type="float" office:value="1.52297288700309" calcext:value-type="float">
            <text:p>1.52297288700309</text:p>
          </table:table-cell>
          <table:table-cell table:number-columns-repeated="2"/>
          <table:table-cell table:formula="of:=1239.8/[.F85]" office:value-type="float" office:value="1.52890647912633" calcext:value-type="float">
            <text:p>1.52890647912633</text:p>
          </table:table-cell>
          <table:table-cell table:number-columns-repeated="2"/>
          <table:table-cell table:formula="of:=1239.8/[.I85]" office:value-type="float" office:value="1.54088391765672" calcext:value-type="float">
            <text:p>1.54088391765672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/>
          <table:table-cell office:value-type="float" office:value="814.039622" calcext:value-type="float">
            <text:p>814.039622</text:p>
          </table:table-cell>
          <table:table-cell office:value-type="float" office:value="0.00065" calcext:value-type="float">
            <text:p>0.00065</text:p>
          </table:table-cell>
          <table:table-cell/>
          <table:table-cell office:value-type="float" office:value="810.874857" calcext:value-type="float">
            <text:p>810.874857</text:p>
          </table:table-cell>
          <table:table-cell office:value-type="float" office:value="0.012699" calcext:value-type="float">
            <text:p>0.012699</text:p>
          </table:table-cell>
          <table:table-cell/>
          <table:table-cell office:value-type="float" office:value="804.222026" calcext:value-type="float">
            <text:p>804.222026</text:p>
          </table:table-cell>
          <table:table-cell office:value-type="float" office:value="0.015147" calcext:value-type="float">
            <text:p>0.015147</text:p>
          </table:table-cell>
          <table:table-cell/>
          <table:table-cell office:value-type="float" office:value="18.95" calcext:value-type="float">
            <text:p>18.95</text:p>
          </table:table-cell>
          <table:table-cell table:formula="of:=1239.8/[.C86]" office:value-type="float" office:value="1.52302168898604" calcext:value-type="float">
            <text:p>1.52302168898604</text:p>
          </table:table-cell>
          <table:table-cell table:number-columns-repeated="2"/>
          <table:table-cell table:formula="of:=1239.8/[.F86]" office:value-type="float" office:value="1.52896589319207" calcext:value-type="float">
            <text:p>1.52896589319207</text:p>
          </table:table-cell>
          <table:table-cell table:number-columns-repeated="2"/>
          <table:table-cell table:formula="of:=1239.8/[.I86]" office:value-type="float" office:value="1.54161408158199" calcext:value-type="float">
            <text:p>1.54161408158199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/>
          <table:table-cell office:value-type="float" office:value="814.019064" calcext:value-type="float">
            <text:p>814.019064</text:p>
          </table:table-cell>
          <table:table-cell office:value-type="float" office:value="0.000677" calcext:value-type="float">
            <text:p>0.000677</text:p>
          </table:table-cell>
          <table:table-cell/>
          <table:table-cell office:value-type="float" office:value="810.850009" calcext:value-type="float">
            <text:p>810.850009</text:p>
          </table:table-cell>
          <table:table-cell office:value-type="float" office:value="0.013288" calcext:value-type="float">
            <text:p>0.013288</text:p>
          </table:table-cell>
          <table:table-cell/>
          <table:table-cell office:value-type="float" office:value="803.823258" calcext:value-type="float">
            <text:p>803.823258</text:p>
          </table:table-cell>
          <table:table-cell office:value-type="float" office:value="0.016553" calcext:value-type="float">
            <text:p>0.016553</text:p>
          </table:table-cell>
          <table:table-cell/>
          <table:table-cell office:value-type="float" office:value="19.05" calcext:value-type="float">
            <text:p>19.05</text:p>
          </table:table-cell>
          <table:table-cell table:formula="of:=1239.8/[.C87]" office:value-type="float" office:value="1.52306015280251" calcext:value-type="float">
            <text:p>1.52306015280251</text:p>
          </table:table-cell>
          <table:table-cell table:number-columns-repeated="2"/>
          <table:table-cell table:formula="of:=1239.8/[.F87]" office:value-type="float" office:value="1.52901274741183" calcext:value-type="float">
            <text:p>1.52901274741183</text:p>
          </table:table-cell>
          <table:table-cell table:number-columns-repeated="2"/>
          <table:table-cell table:formula="of:=1239.8/[.I87]" office:value-type="float" office:value="1.54237885960747" calcext:value-type="float">
            <text:p>1.54237885960747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/>
          <table:table-cell office:value-type="float" office:value="814.002607" calcext:value-type="float">
            <text:p>814.002607</text:p>
          </table:table-cell>
          <table:table-cell office:value-type="float" office:value="0.000768" calcext:value-type="float">
            <text:p>0.000768</text:p>
          </table:table-cell>
          <table:table-cell/>
          <table:table-cell office:value-type="float" office:value="810.826055" calcext:value-type="float">
            <text:p>810.826055</text:p>
          </table:table-cell>
          <table:table-cell office:value-type="float" office:value="0.014535" calcext:value-type="float">
            <text:p>0.014535</text:p>
          </table:table-cell>
          <table:table-cell/>
          <table:table-cell office:value-type="float" office:value="803.645825" calcext:value-type="float">
            <text:p>803.645825</text:p>
          </table:table-cell>
          <table:table-cell office:value-type="float" office:value="0.021868" calcext:value-type="float">
            <text:p>0.021868</text:p>
          </table:table-cell>
          <table:table-cell/>
          <table:table-cell office:value-type="float" office:value="19.15" calcext:value-type="float">
            <text:p>19.15</text:p>
          </table:table-cell>
          <table:table-cell table:formula="of:=1239.8/[.C88]" office:value-type="float" office:value="1.52309094508834" calcext:value-type="float">
            <text:p>1.52309094508834</text:p>
          </table:table-cell>
          <table:table-cell table:number-columns-repeated="2"/>
          <table:table-cell table:formula="of:=1239.8/[.F88]" office:value-type="float" office:value="1.5290579185939" calcext:value-type="float">
            <text:p>1.5290579185939</text:p>
          </table:table-cell>
          <table:table-cell table:number-columns-repeated="2"/>
          <table:table-cell table:formula="of:=1239.8/[.I88]" office:value-type="float" office:value="1.54271939383248" calcext:value-type="float">
            <text:p>1.54271939383248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/>
          <table:table-cell office:value-type="float" office:value="813.967401" calcext:value-type="float">
            <text:p>813.967401</text:p>
          </table:table-cell>
          <table:table-cell office:value-type="float" office:value="0.000728" calcext:value-type="float">
            <text:p>0.000728</text:p>
          </table:table-cell>
          <table:table-cell/>
          <table:table-cell office:value-type="float" office:value="810.797905" calcext:value-type="float">
            <text:p>810.797905</text:p>
          </table:table-cell>
          <table:table-cell office:value-type="float" office:value="0.022892" calcext:value-type="float">
            <text:p>0.022892</text:p>
          </table:table-cell>
          <table:table-cell/>
          <table:table-cell office:value-type="float" office:value="803.119004" calcext:value-type="float">
            <text:p>803.119004</text:p>
          </table:table-cell>
          <table:table-cell office:value-type="float" office:value="0.021013" calcext:value-type="float">
            <text:p>0.021013</text:p>
          </table:table-cell>
          <table:table-cell/>
          <table:table-cell office:value-type="float" office:value="19.25" calcext:value-type="float">
            <text:p>19.25</text:p>
          </table:table-cell>
          <table:table-cell table:formula="of:=1239.8/[.C89]" office:value-type="float" office:value="1.52315682234552" calcext:value-type="float">
            <text:p>1.52315682234552</text:p>
          </table:table-cell>
          <table:table-cell table:number-columns-repeated="2"/>
          <table:table-cell table:formula="of:=1239.8/[.F89]" office:value-type="float" office:value="1.5291110057814" calcext:value-type="float">
            <text:p>1.5291110057814</text:p>
          </table:table-cell>
          <table:table-cell table:number-columns-repeated="2"/>
          <table:table-cell table:formula="of:=1239.8/[.I89]" office:value-type="float" office:value="1.5437313696041" calcext:value-type="float">
            <text:p>1.543731369604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1"/>
          <table:table-cell table:formula="of:=20+[.L3]" office:value-type="float" office:value="22" calcext:value-type="float">
            <text:p>22</text:p>
          </table:table-cell>
          <table:table-cell office:value-type="float" office:value="1.52237343071962" calcext:value-type="float">
            <text:p>1.52237343071962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4]" office:value-type="float" office:value="22.75" calcext:value-type="float">
            <text:p>22.75</text:p>
          </table:table-cell>
          <table:table-cell office:value-type="float" office:value="1.52249064428701" calcext:value-type="float">
            <text:p>1.5224906442870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5]" office:value-type="float" office:value="23" calcext:value-type="float">
            <text:p>23</text:p>
          </table:table-cell>
          <table:table-cell office:value-type="float" office:value="1.52244927965996" calcext:value-type="float">
            <text:p>1.5224492796599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6]" office:value-type="float" office:value="23.25" calcext:value-type="float">
            <text:p>23.25</text:p>
          </table:table-cell>
          <table:table-cell office:value-type="float" office:value="1.52235682919806" calcext:value-type="float">
            <text:p>1.5223568291980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7]" office:value-type="float" office:value="23.5" calcext:value-type="float">
            <text:p>23.5</text:p>
          </table:table-cell>
          <table:table-cell office:value-type="float" office:value="1.52232751898441" calcext:value-type="float">
            <text:p>1.5223275189844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8]" office:value-type="float" office:value="23.75" calcext:value-type="float">
            <text:p>23.75</text:p>
          </table:table-cell>
          <table:table-cell office:value-type="float" office:value="1.52230195384779" calcext:value-type="float">
            <text:p>1.52230195384779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9]" office:value-type="float" office:value="24" calcext:value-type="float">
            <text:p>24</text:p>
          </table:table-cell>
          <table:table-cell office:value-type="float" office:value="1.52230084729696" calcext:value-type="float">
            <text:p>1.5223008472969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10]" office:value-type="float" office:value="24.25" calcext:value-type="float">
            <text:p>24.25</text:p>
          </table:table-cell>
          <table:table-cell office:value-type="float" office:value="1.52223504779805" calcext:value-type="float">
            <text:p>1.5222350477980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11]" office:value-type="float" office:value="24.5" calcext:value-type="float">
            <text:p>24.5</text:p>
          </table:table-cell>
          <table:table-cell office:value-type="float" office:value="1.52226667959345" calcext:value-type="float">
            <text:p>1.5222666795934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12]" office:value-type="float" office:value="24.75" calcext:value-type="float">
            <text:p>24.75</text:p>
          </table:table-cell>
          <table:table-cell office:value-type="float" office:value="1.52231724385335" calcext:value-type="float">
            <text:p>1.5223172438533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13]" office:value-type="float" office:value="25" calcext:value-type="float">
            <text:p>25</text:p>
          </table:table-cell>
          <table:table-cell office:value-type="float" office:value="1.52228114460631" calcext:value-type="float">
            <text:p>1.5222811446063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14]" office:value-type="float" office:value="25.25" calcext:value-type="float">
            <text:p>25.25</text:p>
          </table:table-cell>
          <table:table-cell office:value-type="float" office:value="1.52229733513023" calcext:value-type="float">
            <text:p>1.5222973351302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15]" office:value-type="float" office:value="25.5" calcext:value-type="float">
            <text:p>25.5</text:p>
          </table:table-cell>
          <table:table-cell office:value-type="float" office:value="1.52238058662732" calcext:value-type="float">
            <text:p>1.52238058662732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16]" office:value-type="float" office:value="25.75" calcext:value-type="float">
            <text:p>25.75</text:p>
          </table:table-cell>
          <table:table-cell office:value-type="float" office:value="1.52239791212864" calcext:value-type="float">
            <text:p>1.5223979121286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17]" office:value-type="float" office:value="26" calcext:value-type="float">
            <text:p>26</text:p>
          </table:table-cell>
          <table:table-cell office:value-type="float" office:value="1.52236108749775" calcext:value-type="float">
            <text:p>1.5223610874977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18]" office:value-type="float" office:value="26.25" calcext:value-type="float">
            <text:p>26.25</text:p>
          </table:table-cell>
          <table:table-cell office:value-type="float" office:value="1.52237500471444" calcext:value-type="float">
            <text:p>1.5223750047144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19]" office:value-type="float" office:value="26.5" calcext:value-type="float">
            <text:p>26.5</text:p>
          </table:table-cell>
          <table:table-cell office:value-type="float" office:value="1.52249200351538" calcext:value-type="float">
            <text:p>1.5224920035153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20]" office:value-type="float" office:value="26.75" calcext:value-type="float">
            <text:p>26.75</text:p>
          </table:table-cell>
          <table:table-cell office:value-type="float" office:value="1.5224120393965" calcext:value-type="float">
            <text:p>1.522412039396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21]" office:value-type="float" office:value="27" calcext:value-type="float">
            <text:p>27</text:p>
          </table:table-cell>
          <table:table-cell office:value-type="float" office:value="1.52241794873637" calcext:value-type="float">
            <text:p>1.52241794873637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22]" office:value-type="float" office:value="27.25" calcext:value-type="float">
            <text:p>27.25</text:p>
          </table:table-cell>
          <table:table-cell office:value-type="float" office:value="1.52235207181944" calcext:value-type="float">
            <text:p>1.5223520718194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23]" office:value-type="float" office:value="27.5" calcext:value-type="float">
            <text:p>27.5</text:p>
          </table:table-cell>
          <table:table-cell office:value-type="float" office:value="1.52235345510132" calcext:value-type="float">
            <text:p>1.52235345510132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24]" office:value-type="float" office:value="27.75" calcext:value-type="float">
            <text:p>27.75</text:p>
          </table:table-cell>
          <table:table-cell office:value-type="float" office:value="1.52225380729024" calcext:value-type="float">
            <text:p>1.5222538072902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25]" office:value-type="float" office:value="28" calcext:value-type="float">
            <text:p>28</text:p>
          </table:table-cell>
          <table:table-cell office:value-type="float" office:value="1.52220643565013" calcext:value-type="float">
            <text:p>1.5222064356501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26]" office:value-type="float" office:value="28.25" calcext:value-type="float">
            <text:p>28.25</text:p>
          </table:table-cell>
          <table:table-cell office:value-type="float" office:value="1.5221999261582" calcext:value-type="float">
            <text:p>1.5221999261582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27]" office:value-type="float" office:value="28.5" calcext:value-type="float">
            <text:p>28.5</text:p>
          </table:table-cell>
          <table:table-cell office:value-type="float" office:value="1.52221787178297" calcext:value-type="float">
            <text:p>1.52221787178297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28]" office:value-type="float" office:value="28.78" calcext:value-type="float">
            <text:p>28.78</text:p>
          </table:table-cell>
          <table:table-cell office:value-type="float" office:value="1.52214726355626" calcext:value-type="float">
            <text:p>1.5221472635562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29]" office:value-type="float" office:value="29.74" calcext:value-type="float">
            <text:p>29.74</text:p>
          </table:table-cell>
          <table:table-cell office:value-type="float" office:value="1.52244597432596" calcext:value-type="float">
            <text:p>1.5224459743259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30]" office:value-type="float" office:value="30.05" calcext:value-type="float">
            <text:p>30.05</text:p>
          </table:table-cell>
          <table:table-cell office:value-type="float" office:value="1.52254033902963" calcext:value-type="float">
            <text:p>1.5225403390296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31]" office:value-type="float" office:value="30.25" calcext:value-type="float">
            <text:p>30.25</text:p>
          </table:table-cell>
          <table:table-cell office:value-type="float" office:value="1.52258543711922" calcext:value-type="float">
            <text:p>1.52258543711922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32]" office:value-type="float" office:value="30.55" calcext:value-type="float">
            <text:p>30.55</text:p>
          </table:table-cell>
          <table:table-cell office:value-type="float" office:value="1.5225366911356" calcext:value-type="float">
            <text:p>1.522536691135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33]" office:value-type="float" office:value="30.75" calcext:value-type="float">
            <text:p>30.75</text:p>
          </table:table-cell>
          <table:table-cell office:value-type="float" office:value="1.52263635728693" calcext:value-type="float">
            <text:p>1.5226363572869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34]" office:value-type="float" office:value="31.05" calcext:value-type="float">
            <text:p>31.05</text:p>
          </table:table-cell>
          <table:table-cell office:value-type="float" office:value="1.5226646545976" calcext:value-type="float">
            <text:p>1.522664654597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35]" office:value-type="float" office:value="31.25" calcext:value-type="float">
            <text:p>31.25</text:p>
          </table:table-cell>
          <table:table-cell office:value-type="float" office:value="1.52270725963005" calcext:value-type="float">
            <text:p>1.5227072596300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36]" office:value-type="float" office:value="31.55" calcext:value-type="float">
            <text:p>31.55</text:p>
          </table:table-cell>
          <table:table-cell office:value-type="float" office:value="1.5227177494887" calcext:value-type="float">
            <text:p>1.5227177494887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37]" office:value-type="float" office:value="31.75" calcext:value-type="float">
            <text:p>31.75</text:p>
          </table:table-cell>
          <table:table-cell office:value-type="float" office:value="1.52277635995551" calcext:value-type="float">
            <text:p>1.5227763599555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38]" office:value-type="float" office:value="32.05" calcext:value-type="float">
            <text:p>32.05</text:p>
          </table:table-cell>
          <table:table-cell office:value-type="float" office:value="1.52281603651701" calcext:value-type="float">
            <text:p>1.5228160365170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39]" office:value-type="float" office:value="32.25" calcext:value-type="float">
            <text:p>32.25</text:p>
          </table:table-cell>
          <table:table-cell office:value-type="float" office:value="1.52287986787957" calcext:value-type="float">
            <text:p>1.52287986787957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40]" office:value-type="float" office:value="32.55" calcext:value-type="float">
            <text:p>32.55</text:p>
          </table:table-cell>
          <table:table-cell office:value-type="float" office:value="1.52291154518616" calcext:value-type="float">
            <text:p>1.5229115451861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41]" office:value-type="float" office:value="32.75" calcext:value-type="float">
            <text:p>32.75</text:p>
          </table:table-cell>
          <table:table-cell office:value-type="float" office:value="1.52301121739037" calcext:value-type="float">
            <text:p>1.52301121739037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42]" office:value-type="float" office:value="33.05" calcext:value-type="float">
            <text:p>33.05</text:p>
          </table:table-cell>
          <table:table-cell office:value-type="float" office:value="1.52307899251162" calcext:value-type="float">
            <text:p>1.52307899251162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43]" office:value-type="float" office:value="33.25" calcext:value-type="float">
            <text:p>33.25</text:p>
          </table:table-cell>
          <table:table-cell office:value-type="float" office:value="1.52313211068922" calcext:value-type="float">
            <text:p>1.52313211068922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44]" office:value-type="float" office:value="33.55" calcext:value-type="float">
            <text:p>33.55</text:p>
          </table:table-cell>
          <table:table-cell office:value-type="float" office:value="1.52318689807066" calcext:value-type="float">
            <text:p>1.5231868980706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45]" office:value-type="float" office:value="33.75" calcext:value-type="float">
            <text:p>33.75</text:p>
          </table:table-cell>
          <table:table-cell office:value-type="float" office:value="1.52324500005518" calcext:value-type="float">
            <text:p>1.5232450000551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46]" office:value-type="float" office:value="34.05" calcext:value-type="float">
            <text:p>34.05</text:p>
          </table:table-cell>
          <table:table-cell office:value-type="float" office:value="1.52338521014133" calcext:value-type="float">
            <text:p>1.5233852101413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47]" office:value-type="float" office:value="34.25" calcext:value-type="float">
            <text:p>34.25</text:p>
          </table:table-cell>
          <table:table-cell office:value-type="float" office:value="1.52348544607644" calcext:value-type="float">
            <text:p>1.5234854460764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48]" office:value-type="float" office:value="34.55" calcext:value-type="float">
            <text:p>34.55</text:p>
          </table:table-cell>
          <table:table-cell office:value-type="float" office:value="1.52358229693372" calcext:value-type="float">
            <text:p>1.52358229693372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49]" office:value-type="float" office:value="34.75" calcext:value-type="float">
            <text:p>34.75</text:p>
          </table:table-cell>
          <table:table-cell office:value-type="float" office:value="1.52371866275407" calcext:value-type="float">
            <text:p>1.52371866275407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50]" office:value-type="float" office:value="35.25" calcext:value-type="float">
            <text:p>35.25</text:p>
          </table:table-cell>
          <table:table-cell office:value-type="float" office:value="1.52405338733693" calcext:value-type="float">
            <text:p>1.5240533873369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51]" office:value-type="float" office:value="35.35" calcext:value-type="float">
            <text:p>35.35</text:p>
          </table:table-cell>
          <table:table-cell office:value-type="float" office:value="1.52411410732286" calcext:value-type="float">
            <text:p>1.5241141073228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52]" office:value-type="float" office:value="35.45" calcext:value-type="float">
            <text:p>35.45</text:p>
          </table:table-cell>
          <table:table-cell office:value-type="float" office:value="1.52419591430569" calcext:value-type="float">
            <text:p>1.52419591430569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53]" office:value-type="float" office:value="35.55" calcext:value-type="float">
            <text:p>35.55</text:p>
          </table:table-cell>
          <table:table-cell office:value-type="float" office:value="1.52430202163709" calcext:value-type="float">
            <text:p>1.52430202163709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54]" office:value-type="float" office:value="35.65" calcext:value-type="float">
            <text:p>35.65</text:p>
          </table:table-cell>
          <table:table-cell office:value-type="float" office:value="1.52438285354641" calcext:value-type="float">
            <text:p>1.5243828535464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55]" office:value-type="float" office:value="35.75" calcext:value-type="float">
            <text:p>35.75</text:p>
          </table:table-cell>
          <table:table-cell office:value-type="float" office:value="1.52449691254515" calcext:value-type="float">
            <text:p>1.5244969125451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56]" office:value-type="float" office:value="35.85" calcext:value-type="float">
            <text:p>35.85</text:p>
          </table:table-cell>
          <table:table-cell office:value-type="float" office:value="1.52461696003336" calcext:value-type="float">
            <text:p>1.5246169600333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57]" office:value-type="float" office:value="36.05" calcext:value-type="float">
            <text:p>36.05</text:p>
          </table:table-cell>
          <table:table-cell office:value-type="float" office:value="1.52491036339378" calcext:value-type="float">
            <text:p>1.5249103633937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58]" office:value-type="float" office:value="36.15" calcext:value-type="float">
            <text:p>36.15</text:p>
          </table:table-cell>
          <table:table-cell office:value-type="float" office:value="1.52507305595667" calcext:value-type="float">
            <text:p>1.52507305595667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59]" office:value-type="float" office:value="36.25" calcext:value-type="float">
            <text:p>36.25</text:p>
          </table:table-cell>
          <table:table-cell office:value-type="float" office:value="1.52524361719316" calcext:value-type="float">
            <text:p>1.5252436171931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60]" office:value-type="float" office:value="36.35" calcext:value-type="float">
            <text:p>36.35</text:p>
          </table:table-cell>
          <table:table-cell office:value-type="float" office:value="1.5254742679874" calcext:value-type="float">
            <text:p>1.525474267987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61]" office:value-type="float" office:value="36.45" calcext:value-type="float">
            <text:p>36.45</text:p>
          </table:table-cell>
          <table:table-cell office:value-type="float" office:value="1.52580665855503" calcext:value-type="float">
            <text:p>1.5258066585550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62]" office:value-type="float" office:value="36.55" calcext:value-type="float">
            <text:p>36.55</text:p>
          </table:table-cell>
          <table:table-cell office:value-type="float" office:value="1.52598686144513" calcext:value-type="float">
            <text:p>1.5259868614451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63]" office:value-type="float" office:value="36.65" calcext:value-type="float">
            <text:p>36.65</text:p>
          </table:table-cell>
          <table:table-cell office:value-type="float" office:value="1.52623202741454" calcext:value-type="float">
            <text:p>1.5262320274145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64]" office:value-type="float" office:value="36.75" calcext:value-type="float">
            <text:p>36.75</text:p>
          </table:table-cell>
          <table:table-cell office:value-type="float" office:value="1.52644708328515" calcext:value-type="float">
            <text:p>1.5264470832851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65]" office:value-type="float" office:value="36.85" calcext:value-type="float">
            <text:p>36.85</text:p>
          </table:table-cell>
          <table:table-cell office:value-type="float" office:value="1.52664863078704" calcext:value-type="float">
            <text:p>1.5266486307870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66]" office:value-type="float" office:value="36.95" calcext:value-type="float">
            <text:p>36.95</text:p>
          </table:table-cell>
          <table:table-cell office:value-type="float" office:value="1.52691308329428" calcext:value-type="float">
            <text:p>1.5269130832942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67]" office:value-type="float" office:value="37.05" calcext:value-type="float">
            <text:p>37.05</text:p>
          </table:table-cell>
          <table:table-cell office:value-type="float" office:value="1.52709763497744" calcext:value-type="float">
            <text:p>1.5270976349774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68]" office:value-type="float" office:value="37.15" calcext:value-type="float">
            <text:p>37.15</text:p>
          </table:table-cell>
          <table:table-cell office:value-type="float" office:value="1.52724493857748" calcext:value-type="float">
            <text:p>1.5272449385774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69]" office:value-type="float" office:value="37.25" calcext:value-type="float">
            <text:p>37.25</text:p>
          </table:table-cell>
          <table:table-cell office:value-type="float" office:value="1.52740091892347" calcext:value-type="float">
            <text:p>1.52740091892347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70]" office:value-type="float" office:value="37.35" calcext:value-type="float">
            <text:p>37.35</text:p>
          </table:table-cell>
          <table:table-cell office:value-type="float" office:value="1.52758706794714" calcext:value-type="float">
            <text:p>1.5275870679471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71]" office:value-type="float" office:value="37.45" calcext:value-type="float">
            <text:p>37.45</text:p>
          </table:table-cell>
          <table:table-cell office:value-type="float" office:value="1.52776467946371" calcext:value-type="float">
            <text:p>1.5277646794637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72]" office:value-type="float" office:value="37.55" calcext:value-type="float">
            <text:p>37.55</text:p>
          </table:table-cell>
          <table:table-cell office:value-type="float" office:value="1.52784061094518" calcext:value-type="float">
            <text:p>1.5278406109451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73]" office:value-type="float" office:value="37.65" calcext:value-type="float">
            <text:p>37.65</text:p>
          </table:table-cell>
          <table:table-cell office:value-type="float" office:value="1.52794862923819" calcext:value-type="float">
            <text:p>1.52794862923819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74]" office:value-type="float" office:value="37.75" calcext:value-type="float">
            <text:p>37.75</text:p>
          </table:table-cell>
          <table:table-cell office:value-type="float" office:value="1.528087941853" calcext:value-type="float">
            <text:p>1.52808794185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75]" office:value-type="float" office:value="37.85" calcext:value-type="float">
            <text:p>37.85</text:p>
          </table:table-cell>
          <table:table-cell office:value-type="float" office:value="1.52817963367762" calcext:value-type="float">
            <text:p>1.52817963367762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76]" office:value-type="float" office:value="37.95" calcext:value-type="float">
            <text:p>37.95</text:p>
          </table:table-cell>
          <table:table-cell office:value-type="float" office:value="1.52823431007762" calcext:value-type="float">
            <text:p>1.52823431007762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77]" office:value-type="float" office:value="38.05" calcext:value-type="float">
            <text:p>38.05</text:p>
          </table:table-cell>
          <table:table-cell office:value-type="float" office:value="1.52835823650985" calcext:value-type="float">
            <text:p>1.5283582365098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78]" office:value-type="float" office:value="38.15" calcext:value-type="float">
            <text:p>38.15</text:p>
          </table:table-cell>
          <table:table-cell office:value-type="float" office:value="1.52844273450684" calcext:value-type="float">
            <text:p>1.5284427345068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79]" office:value-type="float" office:value="38.25" calcext:value-type="float">
            <text:p>38.25</text:p>
          </table:table-cell>
          <table:table-cell office:value-type="float" office:value="1.5284976709415" calcext:value-type="float">
            <text:p>1.528497670941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80]" office:value-type="float" office:value="38.35" calcext:value-type="float">
            <text:p>38.35</text:p>
          </table:table-cell>
          <table:table-cell office:value-type="float" office:value="1.5285785790699" calcext:value-type="float">
            <text:p>1.5285785790699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81]" office:value-type="float" office:value="38.45" calcext:value-type="float">
            <text:p>38.45</text:p>
          </table:table-cell>
          <table:table-cell office:value-type="float" office:value="1.52865504006265" calcext:value-type="float">
            <text:p>1.5286550400626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82]" office:value-type="float" office:value="38.55" calcext:value-type="float">
            <text:p>38.55</text:p>
          </table:table-cell>
          <table:table-cell office:value-type="float" office:value="1.5287453202073" calcext:value-type="float">
            <text:p>1.528745320207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83]" office:value-type="float" office:value="38.65" calcext:value-type="float">
            <text:p>38.65</text:p>
          </table:table-cell>
          <table:table-cell office:value-type="float" office:value="1.52876966577892" calcext:value-type="float">
            <text:p>1.52876966577892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84]" office:value-type="float" office:value="38.75" calcext:value-type="float">
            <text:p>38.75</text:p>
          </table:table-cell>
          <table:table-cell office:value-type="float" office:value="1.52880882390671" calcext:value-type="float">
            <text:p>1.5288088239067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85]" office:value-type="float" office:value="38.85" calcext:value-type="float">
            <text:p>38.85</text:p>
          </table:table-cell>
          <table:table-cell office:value-type="float" office:value="1.52890647912633" calcext:value-type="float">
            <text:p>1.5289064791263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86]" office:value-type="float" office:value="38.95" calcext:value-type="float">
            <text:p>38.95</text:p>
          </table:table-cell>
          <table:table-cell office:value-type="float" office:value="1.52896589319207" calcext:value-type="float">
            <text:p>1.52896589319207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87]" office:value-type="float" office:value="39.05" calcext:value-type="float">
            <text:p>39.05</text:p>
          </table:table-cell>
          <table:table-cell office:value-type="float" office:value="1.52901274741183" calcext:value-type="float">
            <text:p>1.5290127474118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88]" office:value-type="float" office:value="39.15" calcext:value-type="float">
            <text:p>39.15</text:p>
          </table:table-cell>
          <table:table-cell office:value-type="float" office:value="1.5290579185939" calcext:value-type="float">
            <text:p>1.5290579185939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20+[.L89]" office:value-type="float" office:value="39.25" calcext:value-type="float">
            <text:p>39.25</text:p>
          </table:table-cell>
          <table:table-cell office:value-type="float" office:value="1.5291110057814" calcext:value-type="float">
            <text:p>1.5291110057814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11"/>
          <table:table-cell table:formula="of:=40+[.L3]" office:value-type="float" office:value="42" calcext:value-type="float">
            <text:p>42</text:p>
          </table:table-cell>
          <table:table-cell office:value-type="float" office:value="1.5282846988634" calcext:value-type="float">
            <text:p>1.528284698863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4]" office:value-type="float" office:value="42.75" calcext:value-type="float">
            <text:p>42.75</text:p>
          </table:table-cell>
          <table:table-cell office:value-type="float" office:value="1.52823607705748" calcext:value-type="float">
            <text:p>1.5282360770574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5]" office:value-type="float" office:value="43" calcext:value-type="float">
            <text:p>43</text:p>
          </table:table-cell>
          <table:table-cell office:value-type="float" office:value="1.52860662273714" calcext:value-type="float">
            <text:p>1.5286066227371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6]" office:value-type="float" office:value="43.25" calcext:value-type="float">
            <text:p>43.25</text:p>
          </table:table-cell>
          <table:table-cell office:value-type="float" office:value="1.52834183767795" calcext:value-type="float">
            <text:p>1.5283418376779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7]" office:value-type="float" office:value="43.5" calcext:value-type="float">
            <text:p>43.5</text:p>
          </table:table-cell>
          <table:table-cell office:value-type="float" office:value="1.52824900740547" calcext:value-type="float">
            <text:p>1.52824900740547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8]" office:value-type="float" office:value="43.75" calcext:value-type="float">
            <text:p>43.75</text:p>
          </table:table-cell>
          <table:table-cell office:value-type="float" office:value="1.52814675738696" calcext:value-type="float">
            <text:p>1.5281467573869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9]" office:value-type="float" office:value="44" calcext:value-type="float">
            <text:p>44</text:p>
          </table:table-cell>
          <table:table-cell office:value-type="float" office:value="1.52815893843958" calcext:value-type="float">
            <text:p>1.5281589384395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10]" office:value-type="float" office:value="44.25" calcext:value-type="float">
            <text:p>44.25</text:p>
          </table:table-cell>
          <table:table-cell office:value-type="float" office:value="1.5280059632608" calcext:value-type="float">
            <text:p>1.528005963260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11]" office:value-type="float" office:value="44.5" calcext:value-type="float">
            <text:p>44.5</text:p>
          </table:table-cell>
          <table:table-cell office:value-type="float" office:value="1.52805175108747" calcext:value-type="float">
            <text:p>1.52805175108747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12]" office:value-type="float" office:value="44.75" calcext:value-type="float">
            <text:p>44.75</text:p>
          </table:table-cell>
          <table:table-cell office:value-type="float" office:value="1.52814598701302" calcext:value-type="float">
            <text:p>1.52814598701302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13]" office:value-type="float" office:value="45" calcext:value-type="float">
            <text:p>45</text:p>
          </table:table-cell>
          <table:table-cell office:value-type="float" office:value="1.52802721556727" calcext:value-type="float">
            <text:p>1.52802721556727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14]" office:value-type="float" office:value="45.25" calcext:value-type="float">
            <text:p>45.25</text:p>
          </table:table-cell>
          <table:table-cell office:value-type="float" office:value="1.5279770433712" calcext:value-type="float">
            <text:p>1.5279770433712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15]" office:value-type="float" office:value="45.5" calcext:value-type="float">
            <text:p>45.5</text:p>
          </table:table-cell>
          <table:table-cell office:value-type="float" office:value="1.52793430487846" calcext:value-type="float">
            <text:p>1.5279343048784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16]" office:value-type="float" office:value="45.75" calcext:value-type="float">
            <text:p>45.75</text:p>
          </table:table-cell>
          <table:table-cell office:value-type="float" office:value="1.52790200591104" calcext:value-type="float">
            <text:p>1.5279020059110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17]" office:value-type="float" office:value="46" calcext:value-type="float">
            <text:p>46</text:p>
          </table:table-cell>
          <table:table-cell office:value-type="float" office:value="1.5278519699693" calcext:value-type="float">
            <text:p>1.527851969969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18]" office:value-type="float" office:value="46.25" calcext:value-type="float">
            <text:p>46.25</text:p>
          </table:table-cell>
          <table:table-cell office:value-type="float" office:value="1.52783942478135" calcext:value-type="float">
            <text:p>1.5278394247813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19]" office:value-type="float" office:value="46.5" calcext:value-type="float">
            <text:p>46.5</text:p>
          </table:table-cell>
          <table:table-cell office:value-type="float" office:value="1.52780834606234" calcext:value-type="float">
            <text:p>1.5278083460623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20]" office:value-type="float" office:value="46.75" calcext:value-type="float">
            <text:p>46.75</text:p>
          </table:table-cell>
          <table:table-cell office:value-type="float" office:value="1.52780555022576" calcext:value-type="float">
            <text:p>1.5278055502257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21]" office:value-type="float" office:value="47" calcext:value-type="float">
            <text:p>47</text:p>
          </table:table-cell>
          <table:table-cell office:value-type="float" office:value="1.52773678339789" calcext:value-type="float">
            <text:p>1.52773678339789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22]" office:value-type="float" office:value="47.25" calcext:value-type="float">
            <text:p>47.25</text:p>
          </table:table-cell>
          <table:table-cell office:value-type="float" office:value="1.52769851409288" calcext:value-type="float">
            <text:p>1.5276985140928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23]" office:value-type="float" office:value="47.5" calcext:value-type="float">
            <text:p>47.5</text:p>
          </table:table-cell>
          <table:table-cell office:value-type="float" office:value="1.52764441248469" calcext:value-type="float">
            <text:p>1.52764441248469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24]" office:value-type="float" office:value="47.75" calcext:value-type="float">
            <text:p>47.75</text:p>
          </table:table-cell>
          <table:table-cell office:value-type="float" office:value="1.52750412682074" calcext:value-type="float">
            <text:p>1.5275041268207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25]" office:value-type="float" office:value="48" calcext:value-type="float">
            <text:p>48</text:p>
          </table:table-cell>
          <table:table-cell office:value-type="float" office:value="1.52753562227117" calcext:value-type="float">
            <text:p>1.52753562227117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26]" office:value-type="float" office:value="48.25" calcext:value-type="float">
            <text:p>48.25</text:p>
          </table:table-cell>
          <table:table-cell office:value-type="float" office:value="1.52738934644748" calcext:value-type="float">
            <text:p>1.5273893464474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27]" office:value-type="float" office:value="48.5" calcext:value-type="float">
            <text:p>48.5</text:p>
          </table:table-cell>
          <table:table-cell office:value-type="float" office:value="1.52730314736883" calcext:value-type="float">
            <text:p>1.5273031473688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28]" office:value-type="float" office:value="48.78" calcext:value-type="float">
            <text:p>48.78</text:p>
          </table:table-cell>
          <table:table-cell office:value-type="float" office:value="1.527082055058" calcext:value-type="float">
            <text:p>1.52708205505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29]" office:value-type="float" office:value="49.74" calcext:value-type="float">
            <text:p>49.74</text:p>
          </table:table-cell>
          <table:table-cell office:value-type="float" office:value="1.52754256894778" calcext:value-type="float">
            <text:p>1.5275425689477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30]" office:value-type="float" office:value="50.05" calcext:value-type="float">
            <text:p>50.05</text:p>
          </table:table-cell>
          <table:table-cell office:value-type="float" office:value="1.52765450177405" calcext:value-type="float">
            <text:p>1.5276545017740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31]" office:value-type="float" office:value="50.25" calcext:value-type="float">
            <text:p>50.25</text:p>
          </table:table-cell>
          <table:table-cell office:value-type="float" office:value="1.52768717617465" calcext:value-type="float">
            <text:p>1.5276871761746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32]" office:value-type="float" office:value="50.55" calcext:value-type="float">
            <text:p>50.55</text:p>
          </table:table-cell>
          <table:table-cell office:value-type="float" office:value="1.52765707117594" calcext:value-type="float">
            <text:p>1.5276570711759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33]" office:value-type="float" office:value="50.75" calcext:value-type="float">
            <text:p>50.75</text:p>
          </table:table-cell>
          <table:table-cell office:value-type="float" office:value="1.52773892762001" calcext:value-type="float">
            <text:p>1.5277389276200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34]" office:value-type="float" office:value="51.05" calcext:value-type="float">
            <text:p>51.05</text:p>
          </table:table-cell>
          <table:table-cell office:value-type="float" office:value="1.52780583075031" calcext:value-type="float">
            <text:p>1.5278058307503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35]" office:value-type="float" office:value="51.25" calcext:value-type="float">
            <text:p>51.25</text:p>
          </table:table-cell>
          <table:table-cell office:value-type="float" office:value="1.52787868213417" calcext:value-type="float">
            <text:p>1.52787868213417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36]" office:value-type="float" office:value="51.55" calcext:value-type="float">
            <text:p>51.55</text:p>
          </table:table-cell>
          <table:table-cell office:value-type="float" office:value="1.52785075742825" calcext:value-type="float">
            <text:p>1.5278507574282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37]" office:value-type="float" office:value="51.75" calcext:value-type="float">
            <text:p>51.75</text:p>
          </table:table-cell>
          <table:table-cell office:value-type="float" office:value="1.52788796298018" calcext:value-type="float">
            <text:p>1.5278879629801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38]" office:value-type="float" office:value="52.05" calcext:value-type="float">
            <text:p>52.05</text:p>
          </table:table-cell>
          <table:table-cell office:value-type="float" office:value="1.52797881540562" calcext:value-type="float">
            <text:p>1.52797881540562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39]" office:value-type="float" office:value="52.25" calcext:value-type="float">
            <text:p>52.25</text:p>
          </table:table-cell>
          <table:table-cell office:value-type="float" office:value="1.52803273354236" calcext:value-type="float">
            <text:p>1.5280327335423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40]" office:value-type="float" office:value="52.55" calcext:value-type="float">
            <text:p>52.55</text:p>
          </table:table-cell>
          <table:table-cell office:value-type="float" office:value="1.52804121209233" calcext:value-type="float">
            <text:p>1.5280412120923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41]" office:value-type="float" office:value="52.75" calcext:value-type="float">
            <text:p>52.75</text:p>
          </table:table-cell>
          <table:table-cell office:value-type="float" office:value="1.52815443103193" calcext:value-type="float">
            <text:p>1.5281544310319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42]" office:value-type="float" office:value="53.05" calcext:value-type="float">
            <text:p>53.05</text:p>
          </table:table-cell>
          <table:table-cell office:value-type="float" office:value="1.52817390932661" calcext:value-type="float">
            <text:p>1.5281739093266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43]" office:value-type="float" office:value="53.25" calcext:value-type="float">
            <text:p>53.25</text:p>
          </table:table-cell>
          <table:table-cell office:value-type="float" office:value="1.52826145759328" calcext:value-type="float">
            <text:p>1.5282614575932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44]" office:value-type="float" office:value="53.55" calcext:value-type="float">
            <text:p>53.55</text:p>
          </table:table-cell>
          <table:table-cell office:value-type="float" office:value="1.52830234928781" calcext:value-type="float">
            <text:p>1.5283023492878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45]" office:value-type="float" office:value="53.75" calcext:value-type="float">
            <text:p>53.75</text:p>
          </table:table-cell>
          <table:table-cell office:value-type="float" office:value="1.52837005918567" calcext:value-type="float">
            <text:p>1.52837005918567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46]" office:value-type="float" office:value="54.05" calcext:value-type="float">
            <text:p>54.05</text:p>
          </table:table-cell>
          <table:table-cell office:value-type="float" office:value="1.52846454730736" calcext:value-type="float">
            <text:p>1.5284645473073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47]" office:value-type="float" office:value="54.25" calcext:value-type="float">
            <text:p>54.25</text:p>
          </table:table-cell>
          <table:table-cell office:value-type="float" office:value="1.52856366244435" calcext:value-type="float">
            <text:p>1.5285636624443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48]" office:value-type="float" office:value="54.55" calcext:value-type="float">
            <text:p>54.55</text:p>
          </table:table-cell>
          <table:table-cell office:value-type="float" office:value="1.52860238408191" calcext:value-type="float">
            <text:p>1.5286023840819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49]" office:value-type="float" office:value="54.75" calcext:value-type="float">
            <text:p>54.75</text:p>
          </table:table-cell>
          <table:table-cell office:value-type="float" office:value="1.52873386872574" calcext:value-type="float">
            <text:p>1.52873386872574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50]" office:value-type="float" office:value="55.25" calcext:value-type="float">
            <text:p>55.25</text:p>
          </table:table-cell>
          <table:table-cell office:value-type="float" office:value="1.52891160185441" calcext:value-type="float">
            <text:p>1.5289116018544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51]" office:value-type="float" office:value="55.35" calcext:value-type="float">
            <text:p>55.35</text:p>
          </table:table-cell>
          <table:table-cell office:value-type="float" office:value="1.52893284165083" calcext:value-type="float">
            <text:p>1.5289328416508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52]" office:value-type="float" office:value="55.45" calcext:value-type="float">
            <text:p>55.45</text:p>
          </table:table-cell>
          <table:table-cell office:value-type="float" office:value="1.5289712821863" calcext:value-type="float">
            <text:p>1.528971282186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53]" office:value-type="float" office:value="55.55" calcext:value-type="float">
            <text:p>55.55</text:p>
          </table:table-cell>
          <table:table-cell office:value-type="float" office:value="1.52903831026946" calcext:value-type="float">
            <text:p>1.5290383102694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54]" office:value-type="float" office:value="55.65" calcext:value-type="float">
            <text:p>55.65</text:p>
          </table:table-cell>
          <table:table-cell office:value-type="float" office:value="1.52906485272166" calcext:value-type="float">
            <text:p>1.5290648527216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55]" office:value-type="float" office:value="55.75" calcext:value-type="float">
            <text:p>55.75</text:p>
          </table:table-cell>
          <table:table-cell office:value-type="float" office:value="1.52913574208655" calcext:value-type="float">
            <text:p>1.5291357420865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56]" office:value-type="float" office:value="55.85" calcext:value-type="float">
            <text:p>55.85</text:p>
          </table:table-cell>
          <table:table-cell office:value-type="float" office:value="1.52916812341371" calcext:value-type="float">
            <text:p>1.5291681234137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57]" office:value-type="float" office:value="56.05" calcext:value-type="float">
            <text:p>56.05</text:p>
          </table:table-cell>
          <table:table-cell office:value-type="float" office:value="1.52935429408418" calcext:value-type="float">
            <text:p>1.5293542940841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58]" office:value-type="float" office:value="56.15" calcext:value-type="float">
            <text:p>56.15</text:p>
          </table:table-cell>
          <table:table-cell office:value-type="float" office:value="1.52937595557163" calcext:value-type="float">
            <text:p>1.5293759555716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59]" office:value-type="float" office:value="56.25" calcext:value-type="float">
            <text:p>56.25</text:p>
          </table:table-cell>
          <table:table-cell office:value-type="float" office:value="1.52942330660322" calcext:value-type="float">
            <text:p>1.52942330660322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60]" office:value-type="float" office:value="56.35" calcext:value-type="float">
            <text:p>56.35</text:p>
          </table:table-cell>
          <table:table-cell office:value-type="float" office:value="1.52951031313533" calcext:value-type="float">
            <text:p>1.5295103131353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61]" office:value-type="float" office:value="56.45" calcext:value-type="float">
            <text:p>56.45</text:p>
          </table:table-cell>
          <table:table-cell office:value-type="float" office:value="1.52970120821818" calcext:value-type="float">
            <text:p>1.5297012082181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62]" office:value-type="float" office:value="56.55" calcext:value-type="float">
            <text:p>56.55</text:p>
          </table:table-cell>
          <table:table-cell office:value-type="float" office:value="1.52978962055017" calcext:value-type="float">
            <text:p>1.52978962055017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63]" office:value-type="float" office:value="56.65" calcext:value-type="float">
            <text:p>56.65</text:p>
          </table:table-cell>
          <table:table-cell office:value-type="float" office:value="1.5299370569358" calcext:value-type="float">
            <text:p>1.529937056935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64]" office:value-type="float" office:value="56.75" calcext:value-type="float">
            <text:p>56.75</text:p>
          </table:table-cell>
          <table:table-cell office:value-type="float" office:value="1.53008340762583" calcext:value-type="float">
            <text:p>1.5300834076258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65]" office:value-type="float" office:value="56.85" calcext:value-type="float">
            <text:p>56.85</text:p>
          </table:table-cell>
          <table:table-cell office:value-type="float" office:value="1.53025280040397" calcext:value-type="float">
            <text:p>1.53025280040397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66]" office:value-type="float" office:value="56.95" calcext:value-type="float">
            <text:p>56.95</text:p>
          </table:table-cell>
          <table:table-cell office:value-type="float" office:value="1.53053639226796" calcext:value-type="float">
            <text:p>1.5305363922679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67]" office:value-type="float" office:value="57.05" calcext:value-type="float">
            <text:p>57.05</text:p>
          </table:table-cell>
          <table:table-cell office:value-type="float" office:value="1.53078799516" calcext:value-type="float">
            <text:p>1.5307879951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68]" office:value-type="float" office:value="57.15" calcext:value-type="float">
            <text:p>57.15</text:p>
          </table:table-cell>
          <table:table-cell office:value-type="float" office:value="1.53104085112752" calcext:value-type="float">
            <text:p>1.53104085112752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69]" office:value-type="float" office:value="57.25" calcext:value-type="float">
            <text:p>57.25</text:p>
          </table:table-cell>
          <table:table-cell office:value-type="float" office:value="1.53142321716108" calcext:value-type="float">
            <text:p>1.5314232171610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70]" office:value-type="float" office:value="57.35" calcext:value-type="float">
            <text:p>57.35</text:p>
          </table:table-cell>
          <table:table-cell office:value-type="float" office:value="1.5318225181256" calcext:value-type="float">
            <text:p>1.531822518125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71]" office:value-type="float" office:value="57.45" calcext:value-type="float">
            <text:p>57.45</text:p>
          </table:table-cell>
          <table:table-cell office:value-type="float" office:value="1.53239043751979" calcext:value-type="float">
            <text:p>1.53239043751979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72]" office:value-type="float" office:value="57.55" calcext:value-type="float">
            <text:p>57.55</text:p>
          </table:table-cell>
          <table:table-cell office:value-type="float" office:value="1.53284051583478" calcext:value-type="float">
            <text:p>1.5328405158347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73]" office:value-type="float" office:value="57.65" calcext:value-type="float">
            <text:p>57.65</text:p>
          </table:table-cell>
          <table:table-cell office:value-type="float" office:value="1.53332214371773" calcext:value-type="float">
            <text:p>1.5333221437177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74]" office:value-type="float" office:value="57.75" calcext:value-type="float">
            <text:p>57.75</text:p>
          </table:table-cell>
          <table:table-cell office:value-type="float" office:value="1.53392989076806" calcext:value-type="float">
            <text:p>1.5339298907680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75]" office:value-type="float" office:value="57.85" calcext:value-type="float">
            <text:p>57.85</text:p>
          </table:table-cell>
          <table:table-cell office:value-type="float" office:value="1.53446605634036" calcext:value-type="float">
            <text:p>1.5344660563403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76]" office:value-type="float" office:value="57.95" calcext:value-type="float">
            <text:p>57.95</text:p>
          </table:table-cell>
          <table:table-cell office:value-type="float" office:value="1.53503511311105" calcext:value-type="float">
            <text:p>1.5350351131110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77]" office:value-type="float" office:value="58.05" calcext:value-type="float">
            <text:p>58.05</text:p>
          </table:table-cell>
          <table:table-cell office:value-type="float" office:value="1.53581248823095" calcext:value-type="float">
            <text:p>1.53581248823095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78]" office:value-type="float" office:value="58.15" calcext:value-type="float">
            <text:p>58.15</text:p>
          </table:table-cell>
          <table:table-cell office:value-type="float" office:value="1.53635393089846" calcext:value-type="float">
            <text:p>1.5363539308984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79]" office:value-type="float" office:value="58.25" calcext:value-type="float">
            <text:p>58.25</text:p>
          </table:table-cell>
          <table:table-cell office:value-type="float" office:value="1.53703490373566" calcext:value-type="float">
            <text:p>1.53703490373566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80]" office:value-type="float" office:value="58.35" calcext:value-type="float">
            <text:p>58.35</text:p>
          </table:table-cell>
          <table:table-cell office:value-type="float" office:value="1.5375916916631" calcext:value-type="float">
            <text:p>1.5375916916631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81]" office:value-type="float" office:value="58.45" calcext:value-type="float">
            <text:p>58.45</text:p>
          </table:table-cell>
          <table:table-cell office:value-type="float" office:value="1.53815976810923" calcext:value-type="float">
            <text:p>1.5381597681092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82]" office:value-type="float" office:value="58.55" calcext:value-type="float">
            <text:p>58.55</text:p>
          </table:table-cell>
          <table:table-cell office:value-type="float" office:value="1.53894853001289" calcext:value-type="float">
            <text:p>1.53894853001289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83]" office:value-type="float" office:value="58.65" calcext:value-type="float">
            <text:p>58.65</text:p>
          </table:table-cell>
          <table:table-cell office:value-type="float" office:value="1.53957591654929" calcext:value-type="float">
            <text:p>1.53957591654929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84]" office:value-type="float" office:value="58.75" calcext:value-type="float">
            <text:p>58.75</text:p>
          </table:table-cell>
          <table:table-cell office:value-type="float" office:value="1.54038501174173" calcext:value-type="float">
            <text:p>1.54038501174173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85]" office:value-type="float" office:value="58.85" calcext:value-type="float">
            <text:p>58.85</text:p>
          </table:table-cell>
          <table:table-cell office:value-type="float" office:value="1.54088391765672" calcext:value-type="float">
            <text:p>1.54088391765672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86]" office:value-type="float" office:value="58.95" calcext:value-type="float">
            <text:p>58.95</text:p>
          </table:table-cell>
          <table:table-cell office:value-type="float" office:value="1.54161408158199" calcext:value-type="float">
            <text:p>1.54161408158199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87]" office:value-type="float" office:value="59.05" calcext:value-type="float">
            <text:p>59.05</text:p>
          </table:table-cell>
          <table:table-cell office:value-type="float" office:value="1.54237885960747" calcext:value-type="float">
            <text:p>1.54237885960747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88]" office:value-type="float" office:value="59.15" calcext:value-type="float">
            <text:p>59.15</text:p>
          </table:table-cell>
          <table:table-cell office:value-type="float" office:value="1.54271939383248" calcext:value-type="float">
            <text:p>1.54271939383248</text:p>
          </table:table-cell>
          <table:table-cell table:number-columns-repeated="6"/>
        </table:table-row>
        <table:table-row table:style-name="ro1">
          <table:table-cell table:number-columns-repeated="11"/>
          <table:table-cell table:formula="of:=40+[.L89]" office:value-type="float" office:value="59.25" calcext:value-type="float">
            <text:p>59.25</text:p>
          </table:table-cell>
          <table:table-cell office:value-type="float" office:value="1.5437313696041" calcext:value-type="float">
            <text:p>1.5437313696041</text:p>
          </table:table-cell>
          <table:table-cell table:number-columns-repeated="6"/>
        </table:table-row>
      </table:table>
      <table:table table:name="Diagonalizar" table:style-name="ta1">
        <table:table-column table:style-name="co1" table:number-columns-repeated="23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67.073602" calcext:value-type="float">
            <text:p>867.073602</text:p>
          </table:table-cell>
          <table:table-cell office:value-type="float" office:value="0.000797" calcext:value-type="float">
            <text:p>0.000797</text:p>
          </table:table-cell>
          <table:table-cell office:value-type="float" office:value="0.217764" calcext:value-type="float">
            <text:p>0.217764</text:p>
          </table:table-cell>
          <table:table-cell office:value-type="float" office:value="0.002354" calcext:value-type="float">
            <text:p>0.002354</text:p>
          </table:table-cell>
          <table:table-cell office:value-type="float" office:value="0.008615" calcext:value-type="float">
            <text:p>0.0086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4.386257" calcext:value-type="float">
            <text:p>814.386257</text:p>
          </table:table-cell>
          <table:table-cell office:value-type="float" office:value="0.001059" calcext:value-type="float">
            <text:p>0.001059</text:p>
          </table:table-cell>
          <table:table-cell office:value-type="float" office:value="1.102026" calcext:value-type="float">
            <text:p>1.102026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162833" calcext:value-type="float">
            <text:p>0.1628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11.236284" calcext:value-type="float">
            <text:p>811.236284</text:p>
          </table:table-cell>
          <table:table-cell office:value-type="float" office:value="0.005769" calcext:value-type="float">
            <text:p>0.005769</text:p>
          </table:table-cell>
          <table:table-cell office:value-type="float" office:value="1.497572" calcext:value-type="float">
            <text:p>1.497572</text:p>
          </table:table-cell>
          <table:table-cell office:value-type="float" office:value="0.020791" calcext:value-type="float">
            <text:p>0.020791</text:p>
          </table:table-cell>
          <table:table-cell office:value-type="float" office:value="0.063987" calcext:value-type="float">
            <text:p>0.063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864.33272" calcext:value-type="float">
            <text:p>864.33272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.223128" calcext:value-type="float">
            <text:p>0.223128</text:p>
          </table:table-cell>
          <table:table-cell office:value-type="float" office:value="0.002507" calcext:value-type="float">
            <text:p>0.002507</text:p>
          </table:table-cell>
          <table:table-cell office:value-type="float" office:value="0.006812" calcext:value-type="float">
            <text:p>0.0068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814.323559" calcext:value-type="float">
            <text:p>814.323559</text:p>
          </table:table-cell>
          <table:table-cell office:value-type="float" office:value="0.001366" calcext:value-type="float">
            <text:p>0.001366</text:p>
          </table:table-cell>
          <table:table-cell office:value-type="float" office:value="0.992235" calcext:value-type="float">
            <text:p>0.992235</text:p>
          </table:table-cell>
          <table:table-cell office:value-type="float" office:value="0.004172" calcext:value-type="float">
            <text:p>0.004172</text:p>
          </table:table-cell>
          <table:table-cell office:value-type="float" office:value="0.035683" calcext:value-type="float">
            <text:p>0.0356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811.262094" calcext:value-type="float">
            <text:p>811.262094</text:p>
          </table:table-cell>
          <table:table-cell office:value-type="float" office:value="0.002095" calcext:value-type="float">
            <text:p>0.002095</text:p>
          </table:table-cell>
          <table:table-cell office:value-type="float" office:value="1.555861" calcext:value-type="float">
            <text:p>1.555861</text:p>
          </table:table-cell>
          <table:table-cell office:value-type="float" office:value="0.007539" calcext:value-type="float">
            <text:p>0.007539</text:p>
          </table:table-cell>
          <table:table-cell office:value-type="float" office:value="0.030813" calcext:value-type="float">
            <text:p>0.030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63.388763" calcext:value-type="float">
            <text:p>863.388763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192325" calcext:value-type="float">
            <text:p>0.192325</text:p>
          </table:table-cell>
          <table:table-cell office:value-type="float" office:value="0.002999" calcext:value-type="float">
            <text:p>0.002999</text:p>
          </table:table-cell>
          <table:table-cell office:value-type="float" office:value="0.007014" calcext:value-type="float">
            <text:p>0.0070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4.345684" calcext:value-type="float">
            <text:p>814.345684</text:p>
          </table:table-cell>
          <table:table-cell office:value-type="float" office:value="0.001586" calcext:value-type="float">
            <text:p>0.001586</text:p>
          </table:table-cell>
          <table:table-cell office:value-type="float" office:value="0.924116" calcext:value-type="float">
            <text:p>0.924116</text:p>
          </table:table-cell>
          <table:table-cell office:value-type="float" office:value="0.004797" calcext:value-type="float">
            <text:p>0.004797</text:p>
          </table:table-cell>
          <table:table-cell office:value-type="float" office:value="0.02305" calcext:value-type="float">
            <text:p>0.023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1.065438" calcext:value-type="float">
            <text:p>811.065438</text:p>
          </table:table-cell>
          <table:table-cell office:value-type="float" office:value="0.002455" calcext:value-type="float">
            <text:p>0.002455</text:p>
          </table:table-cell>
          <table:table-cell office:value-type="float" office:value="1.689386" calcext:value-type="float">
            <text:p>1.689386</text:p>
          </table:table-cell>
          <table:table-cell office:value-type="float" office:value="0.008642" calcext:value-type="float">
            <text:p>0.008642</text:p>
          </table:table-cell>
          <table:table-cell office:value-type="float" office:value="0.021088" calcext:value-type="float">
            <text:p>0.02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862.502578" calcext:value-type="float">
            <text:p>862.502578</text:p>
          </table:table-cell>
          <table:table-cell office:value-type="float" office:value="0.010824" calcext:value-type="float">
            <text:p>0.010824</text:p>
          </table:table-cell>
          <table:table-cell office:value-type="float" office:value="0.295879" calcext:value-type="float">
            <text:p>0.295879</text:p>
          </table:table-cell>
          <table:table-cell office:value-type="float" office:value="0.030851" calcext:value-type="float">
            <text:p>0.030851</text:p>
          </table:table-cell>
          <table:table-cell office:value-type="float" office:value="0.007337" calcext:value-type="float">
            <text:p>0.0073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814.395138" calcext:value-type="float">
            <text:p>814.395138</text:p>
          </table:table-cell>
          <table:table-cell office:value-type="float" office:value="0.001905" calcext:value-type="float">
            <text:p>0.001905</text:p>
          </table:table-cell>
          <table:table-cell office:value-type="float" office:value="0.837614" calcext:value-type="float">
            <text:p>0.837614</text:p>
          </table:table-cell>
          <table:table-cell office:value-type="float" office:value="0.005246" calcext:value-type="float">
            <text:p>0.005246</text:p>
          </table:table-cell>
          <table:table-cell office:value-type="float" office:value="0.152268" calcext:value-type="float">
            <text:p>0.1522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811.205955" calcext:value-type="float">
            <text:p>811.205955</text:p>
          </table:table-cell>
          <table:table-cell office:value-type="float" office:value="0.002061" calcext:value-type="float">
            <text:p>0.002061</text:p>
          </table:table-cell>
          <table:table-cell office:value-type="float" office:value="1.08256" calcext:value-type="float">
            <text:p>1.08256</text:p>
          </table:table-cell>
          <table:table-cell office:value-type="float" office:value="0.009531" calcext:value-type="float">
            <text:p>0.009531</text:p>
          </table:table-cell>
          <table:table-cell office:value-type="float" office:value="0.099422" calcext:value-type="float">
            <text:p>0.099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861.577974" calcext:value-type="float">
            <text:p>861.577974</text:p>
          </table:table-cell>
          <table:table-cell office:value-type="float" office:value="0.008521" calcext:value-type="float">
            <text:p>0.008521</text:p>
          </table:table-cell>
          <table:table-cell office:value-type="float" office:value="0.274712" calcext:value-type="float">
            <text:p>0.274712</text:p>
          </table:table-cell>
          <table:table-cell office:value-type="float" office:value="0.024277" calcext:value-type="float">
            <text:p>0.024277</text:p>
          </table:table-cell>
          <table:table-cell office:value-type="float" office:value="0.006806" calcext:value-type="float">
            <text:p>0.006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14.410818" calcext:value-type="float">
            <text:p>814.410818</text:p>
          </table:table-cell>
          <table:table-cell office:value-type="float" office:value="0.002652" calcext:value-type="float">
            <text:p>0.002652</text:p>
          </table:table-cell>
          <table:table-cell office:value-type="float" office:value="0.804697" calcext:value-type="float">
            <text:p>0.804697</text:p>
          </table:table-cell>
          <table:table-cell office:value-type="float" office:value="0.006305" calcext:value-type="float">
            <text:p>0.006305</text:p>
          </table:table-cell>
          <table:table-cell office:value-type="float" office:value="0.102383" calcext:value-type="float">
            <text:p>0.1023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811.25523" calcext:value-type="float">
            <text:p>811.25523</text:p>
          </table:table-cell>
          <table:table-cell office:value-type="float" office:value="0.002417" calcext:value-type="float">
            <text:p>0.002417</text:p>
          </table:table-cell>
          <table:table-cell office:value-type="float" office:value="1.020554" calcext:value-type="float">
            <text:p>1.020554</text:p>
          </table:table-cell>
          <table:table-cell office:value-type="float" office:value="0.010153" calcext:value-type="float">
            <text:p>0.010153</text:p>
          </table:table-cell>
          <table:table-cell office:value-type="float" office:value="0.051045" calcext:value-type="float">
            <text:p>0.05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860.714069" calcext:value-type="float">
            <text:p>860.714069</text:p>
          </table:table-cell>
          <table:table-cell office:value-type="float" office:value="0.005355" calcext:value-type="float">
            <text:p>0.005355</text:p>
          </table:table-cell>
          <table:table-cell office:value-type="float" office:value="0.22915" calcext:value-type="float">
            <text:p>0.22915</text:p>
          </table:table-cell>
          <table:table-cell office:value-type="float" office:value="0.01524" calcext:value-type="float">
            <text:p>0.01524</text:p>
          </table:table-cell>
          <table:table-cell office:value-type="float" office:value="0.007144" calcext:value-type="float">
            <text:p>0.0071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814.424495" calcext:value-type="float">
            <text:p>814.424495</text:p>
          </table:table-cell>
          <table:table-cell office:value-type="float" office:value="0.002136" calcext:value-type="float">
            <text:p>0.002136</text:p>
          </table:table-cell>
          <table:table-cell office:value-type="float" office:value="0.852431" calcext:value-type="float">
            <text:p>0.852431</text:p>
          </table:table-cell>
          <table:table-cell office:value-type="float" office:value="0.005419" calcext:value-type="float">
            <text:p>0.005419</text:p>
          </table:table-cell>
          <table:table-cell office:value-type="float" office:value="0.081637" calcext:value-type="float">
            <text:p>0.0816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811.309512" calcext:value-type="float">
            <text:p>811.309512</text:p>
          </table:table-cell>
          <table:table-cell office:value-type="float" office:value="0.002702" calcext:value-type="float">
            <text:p>0.002702</text:p>
          </table:table-cell>
          <table:table-cell office:value-type="float" office:value="1.118462" calcext:value-type="float">
            <text:p>1.118462</text:p>
          </table:table-cell>
          <table:table-cell office:value-type="float" office:value="0.010477" calcext:value-type="float">
            <text:p>0.010477</text:p>
          </table:table-cell>
          <table:table-cell office:value-type="float" office:value="0.033537" calcext:value-type="float">
            <text:p>0.033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9.775127" calcext:value-type="float">
            <text:p>859.775127</text:p>
          </table:table-cell>
          <table:table-cell office:value-type="float" office:value="0.004095" calcext:value-type="float">
            <text:p>0.004095</text:p>
          </table:table-cell>
          <table:table-cell office:value-type="float" office:value="0.205454" calcext:value-type="float">
            <text:p>0.205454</text:p>
          </table:table-cell>
          <table:table-cell office:value-type="float" office:value="0.011648" calcext:value-type="float">
            <text:p>0.011648</text:p>
          </table:table-cell>
          <table:table-cell office:value-type="float" office:value="0.007312" calcext:value-type="float">
            <text:p>0.0073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4.425087" calcext:value-type="float">
            <text:p>814.425087</text:p>
          </table:table-cell>
          <table:table-cell office:value-type="float" office:value="0.002102" calcext:value-type="float">
            <text:p>0.002102</text:p>
          </table:table-cell>
          <table:table-cell office:value-type="float" office:value="0.884985" calcext:value-type="float">
            <text:p>0.884985</text:p>
          </table:table-cell>
          <table:table-cell office:value-type="float" office:value="0.005476" calcext:value-type="float">
            <text:p>0.005476</text:p>
          </table:table-cell>
          <table:table-cell office:value-type="float" office:value="0.064642" calcext:value-type="float">
            <text:p>0.0646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11.303045" calcext:value-type="float">
            <text:p>811.303045</text:p>
          </table:table-cell>
          <table:table-cell office:value-type="float" office:value="0.003482" calcext:value-type="float">
            <text:p>0.003482</text:p>
          </table:table-cell>
          <table:table-cell office:value-type="float" office:value="1.256055" calcext:value-type="float">
            <text:p>1.256055</text:p>
          </table:table-cell>
          <table:table-cell office:value-type="float" office:value="0.012775" calcext:value-type="float">
            <text:p>0.012775</text:p>
          </table:table-cell>
          <table:table-cell office:value-type="float" office:value="0.02271" calcext:value-type="float">
            <text:p>0.02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858.924508" calcext:value-type="float">
            <text:p>858.924508</text:p>
          </table:table-cell>
          <table:table-cell office:value-type="float" office:value="0.003329" calcext:value-type="float">
            <text:p>0.003329</text:p>
          </table:table-cell>
          <table:table-cell office:value-type="float" office:value="0.181144" calcext:value-type="float">
            <text:p>0.181144</text:p>
          </table:table-cell>
          <table:table-cell office:value-type="float" office:value="0.009465" calcext:value-type="float">
            <text:p>0.009465</text:p>
          </table:table-cell>
          <table:table-cell office:value-type="float" office:value="0.00856" calcext:value-type="float">
            <text:p>0.00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14.460291" calcext:value-type="float">
            <text:p>814.460291</text:p>
          </table:table-cell>
          <table:table-cell office:value-type="float" office:value="0.002836" calcext:value-type="float">
            <text:p>0.002836</text:p>
          </table:table-cell>
          <table:table-cell office:value-type="float" office:value="0.8735" calcext:value-type="float">
            <text:p>0.8735</text:p>
          </table:table-cell>
          <table:table-cell office:value-type="float" office:value="0.006946" calcext:value-type="float">
            <text:p>0.006946</text:p>
          </table:table-cell>
          <table:table-cell office:value-type="float" office:value="0.051806" calcext:value-type="float">
            <text:p>0.051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811.384268" calcext:value-type="float">
            <text:p>811.384268</text:p>
          </table:table-cell>
          <table:table-cell office:value-type="float" office:value="0.005052" calcext:value-type="float">
            <text:p>0.005052</text:p>
          </table:table-cell>
          <table:table-cell office:value-type="float" office:value="1.374153" calcext:value-type="float">
            <text:p>1.374153</text:p>
          </table:table-cell>
          <table:table-cell office:value-type="float" office:value="0.018011" calcext:value-type="float">
            <text:p>0.018011</text:p>
          </table:table-cell>
          <table:table-cell office:value-type="float" office:value="0.016555" calcext:value-type="float">
            <text:p>0.016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857.995052" calcext:value-type="float">
            <text:p>857.995052</text:p>
          </table:table-cell>
          <table:table-cell office:value-type="float" office:value="0.00216" calcext:value-type="float">
            <text:p>0.00216</text:p>
          </table:table-cell>
          <table:table-cell office:value-type="float" office:value="0.167353" calcext:value-type="float">
            <text:p>0.167353</text:p>
          </table:table-cell>
          <table:table-cell office:value-type="float" office:value="0.006143" calcext:value-type="float">
            <text:p>0.006143</text:p>
          </table:table-cell>
          <table:table-cell office:value-type="float" office:value="0.008675" calcext:value-type="float">
            <text:p>0.0086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4.443367" calcext:value-type="float">
            <text:p>814.443367</text:p>
          </table:table-cell>
          <table:table-cell office:value-type="float" office:value="0.002142" calcext:value-type="float">
            <text:p>0.002142</text:p>
          </table:table-cell>
          <table:table-cell office:value-type="float" office:value="0.897702" calcext:value-type="float">
            <text:p>0.897702</text:p>
          </table:table-cell>
          <table:table-cell office:value-type="float" office:value="0.005488" calcext:value-type="float">
            <text:p>0.005488</text:p>
          </table:table-cell>
          <table:table-cell office:value-type="float" office:value="0.041988" calcext:value-type="float">
            <text:p>0.0419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11.359955" calcext:value-type="float">
            <text:p>811.359955</text:p>
          </table:table-cell>
          <table:table-cell office:value-type="float" office:value="0.004872" calcext:value-type="float">
            <text:p>0.004872</text:p>
          </table:table-cell>
          <table:table-cell office:value-type="float" office:value="1.435764" calcext:value-type="float">
            <text:p>1.435764</text:p>
          </table:table-cell>
          <table:table-cell office:value-type="float" office:value="0.016992" calcext:value-type="float">
            <text:p>0.016992</text:p>
          </table:table-cell>
          <table:table-cell office:value-type="float" office:value="0.012027" calcext:value-type="float">
            <text:p>0.012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857.076303" calcext:value-type="float">
            <text:p>857.076303</text:p>
          </table:table-cell>
          <table:table-cell office:value-type="float" office:value="0.002053" calcext:value-type="float">
            <text:p>0.002053</text:p>
          </table:table-cell>
          <table:table-cell office:value-type="float" office:value="0.177305" calcext:value-type="float">
            <text:p>0.177305</text:p>
          </table:table-cell>
          <table:table-cell office:value-type="float" office:value="0.00584" calcext:value-type="float">
            <text:p>0.00584</text:p>
          </table:table-cell>
          <table:table-cell office:value-type="float" office:value="0.009513" calcext:value-type="float">
            <text:p>0.009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14.416315" calcext:value-type="float">
            <text:p>814.416315</text:p>
          </table:table-cell>
          <table:table-cell office:value-type="float" office:value="0.002699" calcext:value-type="float">
            <text:p>0.002699</text:p>
          </table:table-cell>
          <table:table-cell office:value-type="float" office:value="0.925518" calcext:value-type="float">
            <text:p>0.925518</text:p>
          </table:table-cell>
          <table:table-cell office:value-type="float" office:value="0.006404" calcext:value-type="float">
            <text:p>0.006404</text:p>
          </table:table-cell>
          <table:table-cell office:value-type="float" office:value="0.036148" calcext:value-type="float">
            <text:p>0.036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811.309921" calcext:value-type="float">
            <text:p>811.309921</text:p>
          </table:table-cell>
          <table:table-cell office:value-type="float" office:value="0.006577" calcext:value-type="float">
            <text:p>0.006577</text:p>
          </table:table-cell>
          <table:table-cell office:value-type="float" office:value="1.658512" calcext:value-type="float">
            <text:p>1.658512</text:p>
          </table:table-cell>
          <table:table-cell office:value-type="float" office:value="0.022556" calcext:value-type="float">
            <text:p>0.022556</text:p>
          </table:table-cell>
          <table:table-cell office:value-type="float" office:value="0.009678" calcext:value-type="float">
            <text:p>0.0096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6.159089" calcext:value-type="float">
            <text:p>856.159089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0.156693" calcext:value-type="float">
            <text:p>0.156693</text:p>
          </table:table-cell>
          <table:table-cell office:value-type="float" office:value="0.003319" calcext:value-type="float">
            <text:p>0.003319</text:p>
          </table:table-cell>
          <table:table-cell office:value-type="float" office:value="0.014653" calcext:value-type="float">
            <text:p>0.0146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4.435628" calcext:value-type="float">
            <text:p>814.435628</text:p>
          </table:table-cell>
          <table:table-cell office:value-type="float" office:value="0.003007" calcext:value-type="float">
            <text:p>0.003007</text:p>
          </table:table-cell>
          <table:table-cell office:value-type="float" office:value="0.967622" calcext:value-type="float">
            <text:p>0.967622</text:p>
          </table:table-cell>
          <table:table-cell office:value-type="float" office:value="0.006931" calcext:value-type="float">
            <text:p>0.006931</text:p>
          </table:table-cell>
          <table:table-cell office:value-type="float" office:value="0.031082" calcext:value-type="float">
            <text:p>0.0310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11.372983" calcext:value-type="float">
            <text:p>811.372983</text:p>
          </table:table-cell>
          <table:table-cell office:value-type="float" office:value="0.008195" calcext:value-type="float">
            <text:p>0.008195</text:p>
          </table:table-cell>
          <table:table-cell office:value-type="float" office:value="1.901089" calcext:value-type="float">
            <text:p>1.901089</text:p>
          </table:table-cell>
          <table:table-cell office:value-type="float" office:value="0.02816" calcext:value-type="float">
            <text:p>0.02816</text:p>
          </table:table-cell>
          <table:table-cell office:value-type="float" office:value="0.007861" calcext:value-type="float">
            <text:p>0.007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855.160287" calcext:value-type="float">
            <text:p>855.160287</text:p>
          </table:table-cell>
          <table:table-cell office:value-type="float" office:value="0.000425" calcext:value-type="float">
            <text:p>0.000425</text:p>
          </table:table-cell>
          <table:table-cell office:value-type="float" office:value="0.154655" calcext:value-type="float">
            <text:p>0.154655</text:p>
          </table:table-cell>
          <table:table-cell office:value-type="float" office:value="0.001211" calcext:value-type="float">
            <text:p>0.001211</text:p>
          </table:table-cell>
          <table:table-cell office:value-type="float" office:value="0.028921" calcext:value-type="float">
            <text:p>0.0289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14.426966" calcext:value-type="float">
            <text:p>814.426966</text:p>
          </table:table-cell>
          <table:table-cell office:value-type="float" office:value="0.00189" calcext:value-type="float">
            <text:p>0.00189</text:p>
          </table:table-cell>
          <table:table-cell office:value-type="float" office:value="0.951832" calcext:value-type="float">
            <text:p>0.951832</text:p>
          </table:table-cell>
          <table:table-cell office:value-type="float" office:value="0.005676" calcext:value-type="float">
            <text:p>0.005676</text:p>
          </table:table-cell>
          <table:table-cell office:value-type="float" office:value="0.026729" calcext:value-type="float">
            <text:p>0.0267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811.399625" calcext:value-type="float">
            <text:p>811.399625</text:p>
          </table:table-cell>
          <table:table-cell office:value-type="float" office:value="0.006595" calcext:value-type="float">
            <text:p>0.006595</text:p>
          </table:table-cell>
          <table:table-cell office:value-type="float" office:value="1.52645" calcext:value-type="float">
            <text:p>1.52645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06666" calcext:value-type="float">
            <text:p>0.006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854.34274" calcext:value-type="float">
            <text:p>854.34274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.155251" calcext:value-type="float">
            <text:p>0.155251</text:p>
          </table:table-cell>
          <table:table-cell office:value-type="float" office:value="0.000809" calcext:value-type="float">
            <text:p>0.000809</text:p>
          </table:table-cell>
          <table:table-cell office:value-type="float" office:value="0.039938" calcext:value-type="float">
            <text:p>0.03993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14.382429" calcext:value-type="float">
            <text:p>814.382429</text:p>
          </table:table-cell>
          <table:table-cell office:value-type="float" office:value="0.021789" calcext:value-type="float">
            <text:p>0.021789</text:p>
          </table:table-cell>
          <table:table-cell office:value-type="float" office:value="0.975445" calcext:value-type="float">
            <text:p>0.975445</text:p>
          </table:table-cell>
          <table:table-cell office:value-type="float" office:value="0.027045" calcext:value-type="float">
            <text:p>0.027045</text:p>
          </table:table-cell>
          <table:table-cell office:value-type="float" office:value="0.029913" calcext:value-type="float">
            <text:p>0.029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811.422321" calcext:value-type="float">
            <text:p>811.422321</text:p>
          </table:table-cell>
          <table:table-cell office:value-type="float" office:value="0.006341" calcext:value-type="float">
            <text:p>0.006341</text:p>
          </table:table-cell>
          <table:table-cell office:value-type="float" office:value="1.508758" calcext:value-type="float">
            <text:p>1.508758</text:p>
          </table:table-cell>
          <table:table-cell office:value-type="float" office:value="0.025042" calcext:value-type="float">
            <text:p>0.025042</text:p>
          </table:table-cell>
          <table:table-cell office:value-type="float" office:value="0.006027" calcext:value-type="float">
            <text:p>0.006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853.393349" calcext:value-type="float">
            <text:p>853.393349</text:p>
          </table:table-cell>
          <table:table-cell office:value-type="float" office:value="0.000257" calcext:value-type="float">
            <text:p>0.000257</text:p>
          </table:table-cell>
          <table:table-cell office:value-type="float" office:value="0.152855" calcext:value-type="float">
            <text:p>0.152855</text:p>
          </table:table-cell>
          <table:table-cell office:value-type="float" office:value="0.000733" calcext:value-type="float">
            <text:p>0.000733</text:p>
          </table:table-cell>
          <table:table-cell office:value-type="float" office:value="0.039533" calcext:value-type="float">
            <text:p>0.0395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814.373161" calcext:value-type="float">
            <text:p>814.373161</text:p>
          </table:table-cell>
          <table:table-cell office:value-type="float" office:value="0.040477" calcext:value-type="float">
            <text:p>0.040477</text:p>
          </table:table-cell>
          <table:table-cell office:value-type="float" office:value="0.982461" calcext:value-type="float">
            <text:p>0.982461</text:p>
          </table:table-cell>
          <table:table-cell office:value-type="float" office:value="0.057235" calcext:value-type="float">
            <text:p>0.057235</text:p>
          </table:table-cell>
          <table:table-cell office:value-type="float" office:value="0.028578" calcext:value-type="float">
            <text:p>0.028578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811.439474" calcext:value-type="float">
            <text:p>811.439474</text:p>
          </table:table-cell>
          <table:table-cell office:value-type="float" office:value="0.007014" calcext:value-type="float">
            <text:p>0.007014</text:p>
          </table:table-cell>
          <table:table-cell office:value-type="float" office:value="1.504079" calcext:value-type="float">
            <text:p>1.504079</text:p>
          </table:table-cell>
          <table:table-cell office:value-type="float" office:value="0.028183" calcext:value-type="float">
            <text:p>0.028183</text:p>
          </table:table-cell>
          <table:table-cell office:value-type="float" office:value="0.004973" calcext:value-type="float">
            <text:p>0.004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2.46681" calcext:value-type="float">
            <text:p>852.46681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15265" calcext:value-type="float">
            <text:p>0.15265</text:p>
          </table:table-cell>
          <table:table-cell office:value-type="float" office:value="0.000812" calcext:value-type="float">
            <text:p>0.000812</text:p>
          </table:table-cell>
          <table:table-cell office:value-type="float" office:value="0.039998" calcext:value-type="float">
            <text:p>0.0399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14.39286" calcext:value-type="float">
            <text:p>814.39286</text:p>
          </table:table-cell>
          <table:table-cell office:value-type="float" office:value="0.008371" calcext:value-type="float">
            <text:p>0.008371</text:p>
          </table:table-cell>
          <table:table-cell office:value-type="float" office:value="1.000755" calcext:value-type="float">
            <text:p>1.000755</text:p>
          </table:table-cell>
          <table:table-cell office:value-type="float" office:value="0.010603" calcext:value-type="float">
            <text:p>0.010603</text:p>
          </table:table-cell>
          <table:table-cell office:value-type="float" office:value="0.021273" calcext:value-type="float">
            <text:p>0.0212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11.466048" calcext:value-type="float">
            <text:p>811.466048</text:p>
          </table:table-cell>
          <table:table-cell office:value-type="float" office:value="0.008279" calcext:value-type="float">
            <text:p>0.008279</text:p>
          </table:table-cell>
          <table:table-cell office:value-type="float" office:value="1.453162" calcext:value-type="float">
            <text:p>1.453162</text:p>
          </table:table-cell>
          <table:table-cell office:value-type="float" office:value="0.033333" calcext:value-type="float">
            <text:p>0.033333</text:p>
          </table:table-cell>
          <table:table-cell office:value-type="float" office:value="0.004539" calcext:value-type="float">
            <text:p>0.004539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6.25" calcext:value-type="float">
            <text:p>6.25</text:p>
          </table:table-cell>
          <table:table-cell office:value-type="float" office:value="851.580671" calcext:value-type="float">
            <text:p>851.580671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148237" calcext:value-type="float">
            <text:p>0.148237</text:p>
          </table:table-cell>
          <table:table-cell office:value-type="float" office:value="0.000654" calcext:value-type="float">
            <text:p>0.000654</text:p>
          </table:table-cell>
          <table:table-cell office:value-type="float" office:value="0.038779" calcext:value-type="float">
            <text:p>0.038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814.385415" calcext:value-type="float">
            <text:p>814.385415</text:p>
          </table:table-cell>
          <table:table-cell office:value-type="float" office:value="0.009898" calcext:value-type="float">
            <text:p>0.009898</text:p>
          </table:table-cell>
          <table:table-cell office:value-type="float" office:value="1.079412" calcext:value-type="float">
            <text:p>1.079412</text:p>
          </table:table-cell>
          <table:table-cell office:value-type="float" office:value="0.005974" calcext:value-type="float">
            <text:p>0.005974</text:p>
          </table:table-cell>
          <table:table-cell office:value-type="float" office:value="0.019208" calcext:value-type="float">
            <text:p>0.019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811.472711" calcext:value-type="float">
            <text:p>811.472711</text:p>
          </table:table-cell>
          <table:table-cell office:value-type="float" office:value="0.007809" calcext:value-type="float">
            <text:p>0.007809</text:p>
          </table:table-cell>
          <table:table-cell office:value-type="float" office:value="1.459921" calcext:value-type="float">
            <text:p>1.459921</text:p>
          </table:table-cell>
          <table:table-cell office:value-type="float" office:value="0.031703" calcext:value-type="float">
            <text:p>0.031703</text:p>
          </table:table-cell>
          <table:table-cell office:value-type="float" office:value="0.003925" calcext:value-type="float">
            <text:p>0.003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850.658321" calcext:value-type="float">
            <text:p>850.658321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144389" calcext:value-type="float">
            <text:p>0.144389</text:p>
          </table:table-cell>
          <table:table-cell office:value-type="float" office:value="0.000586" calcext:value-type="float">
            <text:p>0.000586</text:p>
          </table:table-cell>
          <table:table-cell office:value-type="float" office:value="0.036472" calcext:value-type="float">
            <text:p>0.036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14.322832" calcext:value-type="float">
            <text:p>814.322832</text:p>
          </table:table-cell>
          <table:table-cell office:value-type="float" office:value="0.051745" calcext:value-type="float">
            <text:p>0.051745</text:p>
          </table:table-cell>
          <table:table-cell office:value-type="float" office:value="1.0623" calcext:value-type="float">
            <text:p>1.0623</text:p>
          </table:table-cell>
          <table:table-cell office:value-type="float" office:value="0.03269" calcext:value-type="float">
            <text:p>0.03269</text:p>
          </table:table-cell>
          <table:table-cell office:value-type="float" office:value="0.023918" calcext:value-type="float">
            <text:p>0.0239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11.489218" calcext:value-type="float">
            <text:p>811.489218</text:p>
          </table:table-cell>
          <table:table-cell office:value-type="float" office:value="0.007652" calcext:value-type="float">
            <text:p>0.007652</text:p>
          </table:table-cell>
          <table:table-cell office:value-type="float" office:value="1.339956" calcext:value-type="float">
            <text:p>1.339956</text:p>
          </table:table-cell>
          <table:table-cell office:value-type="float" office:value="0.030792" calcext:value-type="float">
            <text:p>0.030792</text:p>
          </table:table-cell>
          <table:table-cell office:value-type="float" office:value="0.003282" calcext:value-type="float">
            <text:p>0.003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5" calcext:value-type="float">
            <text:p>6.75</text:p>
          </table:table-cell>
          <table:table-cell office:value-type="float" office:value="849.712043" calcext:value-type="float">
            <text:p>849.712043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153794" calcext:value-type="float">
            <text:p>0.153794</text:p>
          </table:table-cell>
          <table:table-cell office:value-type="float" office:value="0.00075" calcext:value-type="float">
            <text:p>0.00075</text:p>
          </table:table-cell>
          <table:table-cell office:value-type="float" office:value="0.033597" calcext:value-type="float">
            <text:p>0.0335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814.365604" calcext:value-type="float">
            <text:p>814.365604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1.079103" calcext:value-type="float">
            <text:p>1.079103</text:p>
          </table:table-cell>
          <table:table-cell office:value-type="float" office:value="0.007233" calcext:value-type="float">
            <text:p>0.007233</text:p>
          </table:table-cell>
          <table:table-cell office:value-type="float" office:value="0.015546" calcext:value-type="float">
            <text:p>0.0155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811.490703" calcext:value-type="float">
            <text:p>811.490703</text:p>
          </table:table-cell>
          <table:table-cell office:value-type="float" office:value="0.009748" calcext:value-type="float">
            <text:p>0.009748</text:p>
          </table:table-cell>
          <table:table-cell office:value-type="float" office:value="1.500785" calcext:value-type="float">
            <text:p>1.500785</text:p>
          </table:table-cell>
          <table:table-cell office:value-type="float" office:value="0.039514" calcext:value-type="float">
            <text:p>0.039514</text:p>
          </table:table-cell>
          <table:table-cell office:value-type="float" office:value="0.003163" calcext:value-type="float">
            <text:p>0.003163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48.813647" calcext:value-type="float">
            <text:p>848.813647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152589" calcext:value-type="float">
            <text:p>0.152589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34947" calcext:value-type="float">
            <text:p>0.0349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14.362443" calcext:value-type="float">
            <text:p>814.362443</text:p>
          </table:table-cell>
          <table:table-cell office:value-type="float" office:value="0.013561" calcext:value-type="float">
            <text:p>0.013561</text:p>
          </table:table-cell>
          <table:table-cell office:value-type="float" office:value="1.106141" calcext:value-type="float">
            <text:p>1.106141</text:p>
          </table:table-cell>
          <table:table-cell office:value-type="float" office:value="0.007264" calcext:value-type="float">
            <text:p>0.007264</text:p>
          </table:table-cell>
          <table:table-cell office:value-type="float" office:value="0.01409" calcext:value-type="float">
            <text:p>0.014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11.52723" calcext:value-type="float">
            <text:p>811.52723</text:p>
          </table:table-cell>
          <table:table-cell office:value-type="float" office:value="0.009651" calcext:value-type="float">
            <text:p>0.009651</text:p>
          </table:table-cell>
          <table:table-cell office:value-type="float" office:value="1.315479" calcext:value-type="float">
            <text:p>1.315479</text:p>
          </table:table-cell>
          <table:table-cell office:value-type="float" office:value="0.039677" calcext:value-type="float">
            <text:p>0.039677</text:p>
          </table:table-cell>
          <table:table-cell office:value-type="float" office:value="0.002662" calcext:value-type="float">
            <text:p>0.002662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7.25" calcext:value-type="float">
            <text:p>7.25</text:p>
          </table:table-cell>
          <table:table-cell office:value-type="float" office:value="847.927548" calcext:value-type="float">
            <text:p>847.927548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155759" calcext:value-type="float">
            <text:p>0.155759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32928" calcext:value-type="float">
            <text:p>0.0329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814.397683" calcext:value-type="float">
            <text:p>814.397683</text:p>
          </table:table-cell>
          <table:table-cell office:value-type="float" office:value="0.008046" calcext:value-type="float">
            <text:p>0.008046</text:p>
          </table:table-cell>
          <table:table-cell office:value-type="float" office:value="1.056901" calcext:value-type="float">
            <text:p>1.056901</text:p>
          </table:table-cell>
          <table:table-cell office:value-type="float" office:value="0.008747" calcext:value-type="float">
            <text:p>0.008747</text:p>
          </table:table-cell>
          <table:table-cell office:value-type="float" office:value="0.012317" calcext:value-type="float">
            <text:p>0.0123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811.547559" calcext:value-type="float">
            <text:p>811.547559</text:p>
          </table:table-cell>
          <table:table-cell office:value-type="float" office:value="0.009729" calcext:value-type="float">
            <text:p>0.009729</text:p>
          </table:table-cell>
          <table:table-cell office:value-type="float" office:value="1.346892" calcext:value-type="float">
            <text:p>1.346892</text:p>
          </table:table-cell>
          <table:table-cell office:value-type="float" office:value="0.040171" calcext:value-type="float">
            <text:p>0.040171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846.999744" calcext:value-type="float">
            <text:p>846.999744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1601" calcext:value-type="float">
            <text:p>0.1601</text:p>
          </table:table-cell>
          <table:table-cell office:value-type="float" office:value="0.000685" calcext:value-type="float">
            <text:p>0.000685</text:p>
          </table:table-cell>
          <table:table-cell office:value-type="float" office:value="0.032415" calcext:value-type="float">
            <text:p>0.032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14.396943" calcext:value-type="float">
            <text:p>814.396943</text:p>
          </table:table-cell>
          <table:table-cell office:value-type="float" office:value="0.009521" calcext:value-type="float">
            <text:p>0.009521</text:p>
          </table:table-cell>
          <table:table-cell office:value-type="float" office:value="1.03146" calcext:value-type="float">
            <text:p>1.03146</text:p>
          </table:table-cell>
          <table:table-cell office:value-type="float" office:value="0.007732" calcext:value-type="float">
            <text:p>0.007732</text:p>
          </table:table-cell>
          <table:table-cell office:value-type="float" office:value="0.012132" calcext:value-type="float">
            <text:p>0.01213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811.5763" calcext:value-type="float">
            <text:p>811.5763</text:p>
          </table:table-cell>
          <table:table-cell office:value-type="float" office:value="0.01101" calcext:value-type="float">
            <text:p>0.01101</text:p>
          </table:table-cell>
          <table:table-cell office:value-type="float" office:value="1.466919" calcext:value-type="float">
            <text:p>1.466919</text:p>
          </table:table-cell>
          <table:table-cell office:value-type="float" office:value="0.044552" calcext:value-type="float">
            <text:p>0.044552</text:p>
          </table:table-cell>
          <table:table-cell office:value-type="float" office:value="0.002367" calcext:value-type="float">
            <text:p>0.002367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7.75" calcext:value-type="float">
            <text:p>7.75</text:p>
          </table:table-cell>
          <table:table-cell office:value-type="float" office:value="846.132566" calcext:value-type="float">
            <text:p>846.132566</text:p>
          </table:table-cell>
          <table:table-cell office:value-type="float" office:value="0.000224" calcext:value-type="float">
            <text:p>0.000224</text:p>
          </table:table-cell>
          <table:table-cell office:value-type="float" office:value="0.136871" calcext:value-type="float">
            <text:p>0.136871</text:p>
          </table:table-cell>
          <table:table-cell office:value-type="float" office:value="0.000638" calcext:value-type="float">
            <text:p>0.000638</text:p>
          </table:table-cell>
          <table:table-cell office:value-type="float" office:value="0.035115" calcext:value-type="float">
            <text:p>0.0351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814.450254" calcext:value-type="float">
            <text:p>814.450254</text:p>
          </table:table-cell>
          <table:table-cell office:value-type="float" office:value="0.002205" calcext:value-type="float">
            <text:p>0.002205</text:p>
          </table:table-cell>
          <table:table-cell office:value-type="float" office:value="1.047589" calcext:value-type="float">
            <text:p>1.047589</text:p>
          </table:table-cell>
          <table:table-cell office:value-type="float" office:value="0.006943" calcext:value-type="float">
            <text:p>0.006943</text:p>
          </table:table-cell>
          <table:table-cell office:value-type="float" office:value="0.010078" calcext:value-type="float">
            <text:p>0.0100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811.650835" calcext:value-type="float">
            <text:p>811.650835</text:p>
          </table:table-cell>
          <table:table-cell office:value-type="float" office:value="0.014733" calcext:value-type="float">
            <text:p>0.014733</text:p>
          </table:table-cell>
          <table:table-cell office:value-type="float" office:value="1.749606" calcext:value-type="float">
            <text:p>1.749606</text:p>
          </table:table-cell>
          <table:table-cell office:value-type="float" office:value="0.047082" calcext:value-type="float">
            <text:p>0.047082</text:p>
          </table:table-cell>
          <table:table-cell office:value-type="float" office:value="0.001987" calcext:value-type="float">
            <text:p>0.001987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5.204835" calcext:value-type="float">
            <text:p>845.204835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137659" calcext:value-type="float">
            <text:p>0.137659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36214" calcext:value-type="float">
            <text:p>0.0362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14.4756" calcext:value-type="float">
            <text:p>814.4756</text:p>
          </table:table-cell>
          <table:table-cell office:value-type="float" office:value="0.002079" calcext:value-type="float">
            <text:p>0.002079</text:p>
          </table:table-cell>
          <table:table-cell office:value-type="float" office:value="1.072429" calcext:value-type="float">
            <text:p>1.072429</text:p>
          </table:table-cell>
          <table:table-cell office:value-type="float" office:value="0.006653" calcext:value-type="float">
            <text:p>0.006653</text:p>
          </table:table-cell>
          <table:table-cell office:value-type="float" office:value="0.011269" calcext:value-type="float">
            <text:p>0.0112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11.6341" calcext:value-type="float">
            <text:p>811.6341</text:p>
          </table:table-cell>
          <table:table-cell office:value-type="float" office:value="0.013352" calcext:value-type="float">
            <text:p>0.013352</text:p>
          </table:table-cell>
          <table:table-cell office:value-type="float" office:value="2.029991" calcext:value-type="float">
            <text:p>2.029991</text:p>
          </table:table-cell>
          <table:table-cell office:value-type="float" office:value="0.043287" calcext:value-type="float">
            <text:p>0.043287</text:p>
          </table:table-cell>
          <table:table-cell office:value-type="float" office:value="0.002496" calcext:value-type="float">
            <text:p>0.00249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844.325315" calcext:value-type="float">
            <text:p>844.325315</text:p>
          </table:table-cell>
          <table:table-cell office:value-type="float" office:value="0.000183" calcext:value-type="float">
            <text:p>0.000183</text:p>
          </table:table-cell>
          <table:table-cell office:value-type="float" office:value="0.137945" calcext:value-type="float">
            <text:p>0.137945</text:p>
          </table:table-cell>
          <table:table-cell office:value-type="float" office:value="0.000519" calcext:value-type="float">
            <text:p>0.000519</text:p>
          </table:table-cell>
          <table:table-cell office:value-type="float" office:value="0.040085" calcext:value-type="float">
            <text:p>0.04008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814.479083" calcext:value-type="float">
            <text:p>814.479083</text:p>
          </table:table-cell>
          <table:table-cell office:value-type="float" office:value="0.002178" calcext:value-type="float">
            <text:p>0.002178</text:p>
          </table:table-cell>
          <table:table-cell office:value-type="float" office:value="1.088496" calcext:value-type="float">
            <text:p>1.088496</text:p>
          </table:table-cell>
          <table:table-cell office:value-type="float" office:value="0.006862" calcext:value-type="float">
            <text:p>0.006862</text:p>
          </table:table-cell>
          <table:table-cell office:value-type="float" office:value="0.009642" calcext:value-type="float">
            <text:p>0.0096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811.711829" calcext:value-type="float">
            <text:p>811.711829</text:p>
          </table:table-cell>
          <table:table-cell office:value-type="float" office:value="0.012711" calcext:value-type="float">
            <text:p>0.012711</text:p>
          </table:table-cell>
          <table:table-cell office:value-type="float" office:value="1.666977" calcext:value-type="float">
            <text:p>1.666977</text:p>
          </table:table-cell>
          <table:table-cell office:value-type="float" office:value="0.04055" calcext:value-type="float">
            <text:p>0.04055</text:p>
          </table:table-cell>
          <table:table-cell office:value-type="float" office:value="0.002076" calcext:value-type="float">
            <text:p>0.00207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843.407014" calcext:value-type="float">
            <text:p>843.407014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46087" calcext:value-type="float">
            <text:p>0.146087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36469" calcext:value-type="float">
            <text:p>0.0364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814.469481" calcext:value-type="float">
            <text:p>814.469481</text:p>
          </table:table-cell>
          <table:table-cell office:value-type="float" office:value="0.002593" calcext:value-type="float">
            <text:p>0.002593</text:p>
          </table:table-cell>
          <table:table-cell office:value-type="float" office:value="0.924962" calcext:value-type="float">
            <text:p>0.924962</text:p>
          </table:table-cell>
          <table:table-cell office:value-type="float" office:value="0.008043" calcext:value-type="float">
            <text:p>0.008043</text:p>
          </table:table-cell>
          <table:table-cell office:value-type="float" office:value="0.008291" calcext:value-type="float">
            <text:p>0.0082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811.757641" calcext:value-type="float">
            <text:p>811.757641</text:p>
          </table:table-cell>
          <table:table-cell office:value-type="float" office:value="0.018731" calcext:value-type="float">
            <text:p>0.018731</text:p>
          </table:table-cell>
          <table:table-cell office:value-type="float" office:value="1.597409" calcext:value-type="float">
            <text:p>1.597409</text:p>
          </table:table-cell>
          <table:table-cell office:value-type="float" office:value="0.059162" calcext:value-type="float">
            <text:p>0.059162</text:p>
          </table:table-cell>
          <table:table-cell office:value-type="float" office:value="0.001528" calcext:value-type="float">
            <text:p>0.001528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842.386624" calcext:value-type="float">
            <text:p>842.386624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138902" calcext:value-type="float">
            <text:p>0.138902</text:p>
          </table:table-cell>
          <table:table-cell office:value-type="float" office:value="0.000588" calcext:value-type="float">
            <text:p>0.000588</text:p>
          </table:table-cell>
          <table:table-cell office:value-type="float" office:value="0.040505" calcext:value-type="float">
            <text:p>0.0405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814.507262" calcext:value-type="float">
            <text:p>814.507262</text:p>
          </table:table-cell>
          <table:table-cell office:value-type="float" office:value="0.002935" calcext:value-type="float">
            <text:p>0.002935</text:p>
          </table:table-cell>
          <table:table-cell office:value-type="float" office:value="0.987017" calcext:value-type="float">
            <text:p>0.987017</text:p>
          </table:table-cell>
          <table:table-cell office:value-type="float" office:value="0.009003" calcext:value-type="float">
            <text:p>0.009003</text:p>
          </table:table-cell>
          <table:table-cell office:value-type="float" office:value="0.0077" calcext:value-type="float">
            <text:p>0.00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78" calcext:value-type="float">
            <text:p>8.78</text:p>
          </table:table-cell>
          <table:table-cell office:value-type="float" office:value="811.875168" calcext:value-type="float">
            <text:p>811.875168</text:p>
          </table:table-cell>
          <table:table-cell office:value-type="float" office:value="0.016265" calcext:value-type="float">
            <text:p>0.016265</text:p>
          </table:table-cell>
          <table:table-cell office:value-type="float" office:value="1.220779" calcext:value-type="float">
            <text:p>1.220779</text:p>
          </table:table-cell>
          <table:table-cell office:value-type="float" office:value="0.050259" calcext:value-type="float">
            <text:p>0.050259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838.302395" calcext:value-type="float">
            <text:p>838.302395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133477" calcext:value-type="float">
            <text:p>0.133477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027229" calcext:value-type="float">
            <text:p>0.027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74" calcext:value-type="float">
            <text:p>9.74</text:p>
          </table:table-cell>
          <table:table-cell office:value-type="float" office:value="814.347452" calcext:value-type="float">
            <text:p>814.347452</text:p>
          </table:table-cell>
          <table:table-cell office:value-type="float" office:value="0.002307" calcext:value-type="float">
            <text:p>0.002307</text:p>
          </table:table-cell>
          <table:table-cell office:value-type="float" office:value="1.001679" calcext:value-type="float">
            <text:p>1.001679</text:p>
          </table:table-cell>
          <table:table-cell office:value-type="float" office:value="0.008144" calcext:value-type="float">
            <text:p>0.008144</text:p>
          </table:table-cell>
          <table:table-cell office:value-type="float" office:value="0.001412" calcext:value-type="float">
            <text:p>0.001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.74" calcext:value-type="float">
            <text:p>9.74</text:p>
          </table:table-cell>
          <table:table-cell office:value-type="float" office:value="811.630409" calcext:value-type="float">
            <text:p>811.630409</text:p>
          </table:table-cell>
          <table:table-cell office:value-type="float" office:value="0.010543" calcext:value-type="float">
            <text:p>0.010543</text:p>
          </table:table-cell>
          <table:table-cell office:value-type="float" office:value="1.364892" calcext:value-type="float">
            <text:p>1.364892</text:p>
          </table:table-cell>
          <table:table-cell office:value-type="float" office:value="0.037276" calcext:value-type="float">
            <text:p>0.037276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0.05" calcext:value-type="float">
            <text:p>10.05</text:p>
          </table:table-cell>
          <table:table-cell office:value-type="float" office:value="837.366453" calcext:value-type="float">
            <text:p>837.366453</text:p>
          </table:table-cell>
          <table:table-cell office:value-type="float" office:value="0.000254" calcext:value-type="float">
            <text:p>0.000254</text:p>
          </table:table-cell>
          <table:table-cell office:value-type="float" office:value="0.144083" calcext:value-type="float">
            <text:p>0.144083</text:p>
          </table:table-cell>
          <table:table-cell office:value-type="float" office:value="0.000725" calcext:value-type="float">
            <text:p>0.000725</text:p>
          </table:table-cell>
          <table:table-cell office:value-type="float" office:value="0.023827" calcext:value-type="float">
            <text:p>0.0238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05" calcext:value-type="float">
            <text:p>10.05</text:p>
          </table:table-cell>
          <table:table-cell office:value-type="float" office:value="814.29698" calcext:value-type="float">
            <text:p>814.29698</text:p>
          </table:table-cell>
          <table:table-cell office:value-type="float" office:value="0.002098" calcext:value-type="float">
            <text:p>0.002098</text:p>
          </table:table-cell>
          <table:table-cell office:value-type="float" office:value="0.959886" calcext:value-type="float">
            <text:p>0.959886</text:p>
          </table:table-cell>
          <table:table-cell office:value-type="float" office:value="0.007263" calcext:value-type="float">
            <text:p>0.007263</text:p>
          </table:table-cell>
          <table:table-cell office:value-type="float" office:value="0.001266" calcext:value-type="float">
            <text:p>0.00126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05" calcext:value-type="float">
            <text:p>10.05</text:p>
          </table:table-cell>
          <table:table-cell office:value-type="float" office:value="811.57094" calcext:value-type="float">
            <text:p>811.57094</text:p>
          </table:table-cell>
          <table:table-cell office:value-type="float" office:value="0.011128" calcext:value-type="float">
            <text:p>0.011128</text:p>
          </table:table-cell>
          <table:table-cell office:value-type="float" office:value="1.420453" calcext:value-type="float">
            <text:p>1.420453</text:p>
          </table:table-cell>
          <table:table-cell office:value-type="float" office:value="0.039647" calcext:value-type="float">
            <text:p>0.039647</text:p>
          </table:table-cell>
          <table:table-cell office:value-type="float" office:value="0.000285" calcext:value-type="float">
            <text:p>0.000285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0.25" calcext:value-type="float">
            <text:p>10.25</text:p>
          </table:table-cell>
          <table:table-cell office:value-type="float" office:value="836.260799" calcext:value-type="float">
            <text:p>836.260799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.139857" calcext:value-type="float">
            <text:p>0.139857</text:p>
          </table:table-cell>
          <table:table-cell office:value-type="float" office:value="0.000718" calcext:value-type="float">
            <text:p>0.000718</text:p>
          </table:table-cell>
          <table:table-cell office:value-type="float" office:value="0.039464" calcext:value-type="float">
            <text:p>0.039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25" calcext:value-type="float">
            <text:p>10.25</text:p>
          </table:table-cell>
          <table:table-cell office:value-type="float" office:value="814.272861" calcext:value-type="float">
            <text:p>814.272861</text:p>
          </table:table-cell>
          <table:table-cell office:value-type="float" office:value="0.001861" calcext:value-type="float">
            <text:p>0.001861</text:p>
          </table:table-cell>
          <table:table-cell office:value-type="float" office:value="0.951887" calcext:value-type="float">
            <text:p>0.951887</text:p>
          </table:table-cell>
          <table:table-cell office:value-type="float" office:value="0.006316" calcext:value-type="float">
            <text:p>0.006316</text:p>
          </table:table-cell>
          <table:table-cell office:value-type="float" office:value="0.001545" calcext:value-type="float">
            <text:p>0.0015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25" calcext:value-type="float">
            <text:p>10.25</text:p>
          </table:table-cell>
          <table:table-cell office:value-type="float" office:value="811.553582" calcext:value-type="float">
            <text:p>811.553582</text:p>
          </table:table-cell>
          <table:table-cell office:value-type="float" office:value="0.008957" calcext:value-type="float">
            <text:p>0.008957</text:p>
          </table:table-cell>
          <table:table-cell office:value-type="float" office:value="1.025331" calcext:value-type="float">
            <text:p>1.025331</text:p>
          </table:table-cell>
          <table:table-cell office:value-type="float" office:value="0.030012" calcext:value-type="float">
            <text:p>0.030012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0.55" calcext:value-type="float">
            <text:p>10.55</text:p>
          </table:table-cell>
          <table:table-cell office:value-type="float" office:value="835.477014" calcext:value-type="float">
            <text:p>835.477014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144551" calcext:value-type="float">
            <text:p>0.144551</text:p>
          </table:table-cell>
          <table:table-cell office:value-type="float" office:value="0.000749" calcext:value-type="float">
            <text:p>0.000749</text:p>
          </table:table-cell>
          <table:table-cell office:value-type="float" office:value="0.037731" calcext:value-type="float">
            <text:p>0.0377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55" calcext:value-type="float">
            <text:p>10.55</text:p>
          </table:table-cell>
          <table:table-cell office:value-type="float" office:value="814.298931" calcext:value-type="float">
            <text:p>814.298931</text:p>
          </table:table-cell>
          <table:table-cell office:value-type="float" office:value="0.001862" calcext:value-type="float">
            <text:p>0.001862</text:p>
          </table:table-cell>
          <table:table-cell office:value-type="float" office:value="1.057036" calcext:value-type="float">
            <text:p>1.057036</text:p>
          </table:table-cell>
          <table:table-cell office:value-type="float" office:value="0.006518" calcext:value-type="float">
            <text:p>0.006518</text:p>
          </table:table-cell>
          <table:table-cell office:value-type="float" office:value="0.002263" calcext:value-type="float">
            <text:p>0.0022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55" calcext:value-type="float">
            <text:p>10.55</text:p>
          </table:table-cell>
          <table:table-cell office:value-type="float" office:value="811.569575" calcext:value-type="float">
            <text:p>811.569575</text:p>
          </table:table-cell>
          <table:table-cell office:value-type="float" office:value="0.007023" calcext:value-type="float">
            <text:p>0.007023</text:p>
          </table:table-cell>
          <table:table-cell office:value-type="float" office:value="1.073192" calcext:value-type="float">
            <text:p>1.073192</text:p>
          </table:table-cell>
          <table:table-cell office:value-type="float" office:value="0.023757" calcext:value-type="float">
            <text:p>0.023757</text:p>
          </table:table-cell>
          <table:table-cell office:value-type="float" office:value="0.000579" calcext:value-type="float">
            <text:p>0.000579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834.460485" calcext:value-type="float">
            <text:p>834.460485</text:p>
          </table:table-cell>
          <table:table-cell office:value-type="float" office:value="0.000248" calcext:value-type="float">
            <text:p>0.000248</text:p>
          </table:table-cell>
          <table:table-cell office:value-type="float" office:value="0.142551" calcext:value-type="float">
            <text:p>0.142551</text:p>
          </table:table-cell>
          <table:table-cell office:value-type="float" office:value="0.000709" calcext:value-type="float">
            <text:p>0.000709</text:p>
          </table:table-cell>
          <table:table-cell office:value-type="float" office:value="0.098302" calcext:value-type="float">
            <text:p>0.0983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75" calcext:value-type="float">
            <text:p>10.75</text:p>
          </table:table-cell>
          <table:table-cell office:value-type="float" office:value="814.24563" calcext:value-type="float">
            <text:p>814.24563</text:p>
          </table:table-cell>
          <table:table-cell office:value-type="float" office:value="0.00174" calcext:value-type="float">
            <text:p>0.00174</text:p>
          </table:table-cell>
          <table:table-cell office:value-type="float" office:value="0.993459" calcext:value-type="float">
            <text:p>0.993459</text:p>
          </table:table-cell>
          <table:table-cell office:value-type="float" office:value="0.005969" calcext:value-type="float">
            <text:p>0.005969</text:p>
          </table:table-cell>
          <table:table-cell office:value-type="float" office:value="0.001639" calcext:value-type="float">
            <text:p>0.0016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75" calcext:value-type="float">
            <text:p>10.75</text:p>
          </table:table-cell>
          <table:table-cell office:value-type="float" office:value="811.526091" calcext:value-type="float">
            <text:p>811.526091</text:p>
          </table:table-cell>
          <table:table-cell office:value-type="float" office:value="0.0088" calcext:value-type="float">
            <text:p>0.0088</text:p>
          </table:table-cell>
          <table:table-cell office:value-type="float" office:value="1.190061" calcext:value-type="float">
            <text:p>1.190061</text:p>
          </table:table-cell>
          <table:table-cell office:value-type="float" office:value="0.030291" calcext:value-type="float">
            <text:p>0.030291</text:p>
          </table:table-cell>
          <table:table-cell office:value-type="float" office:value="0.000347" calcext:value-type="float">
            <text:p>0.000347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1.05" calcext:value-type="float">
            <text:p>11.05</text:p>
          </table:table-cell>
          <table:table-cell office:value-type="float" office:value="833.703719" calcext:value-type="float">
            <text:p>833.70371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.137311" calcext:value-type="float">
            <text:p>0.137311</text:p>
          </table:table-cell>
          <table:table-cell office:value-type="float" office:value="0.000542" calcext:value-type="float">
            <text:p>0.000542</text:p>
          </table:table-cell>
          <table:table-cell office:value-type="float" office:value="0.147575" calcext:value-type="float">
            <text:p>0.1475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5" calcext:value-type="float">
            <text:p>11.05</text:p>
          </table:table-cell>
          <table:table-cell office:value-type="float" office:value="814.230498" calcext:value-type="float">
            <text:p>814.230498</text:p>
          </table:table-cell>
          <table:table-cell office:value-type="float" office:value="0.001716" calcext:value-type="float">
            <text:p>0.001716</text:p>
          </table:table-cell>
          <table:table-cell office:value-type="float" office:value="0.968891" calcext:value-type="float">
            <text:p>0.968891</text:p>
          </table:table-cell>
          <table:table-cell office:value-type="float" office:value="0.005831" calcext:value-type="float">
            <text:p>0.005831</text:p>
          </table:table-cell>
          <table:table-cell office:value-type="float" office:value="0.001524" calcext:value-type="float">
            <text:p>0.0015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05" calcext:value-type="float">
            <text:p>11.05</text:p>
          </table:table-cell>
          <table:table-cell office:value-type="float" office:value="811.490554" calcext:value-type="float">
            <text:p>811.490554</text:p>
          </table:table-cell>
          <table:table-cell office:value-type="float" office:value="0.008688" calcext:value-type="float">
            <text:p>0.008688</text:p>
          </table:table-cell>
          <table:table-cell office:value-type="float" office:value="1.188859" calcext:value-type="float">
            <text:p>1.188859</text:p>
          </table:table-cell>
          <table:table-cell office:value-type="float" office:value="0.029885" calcext:value-type="float">
            <text:p>0.029885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1.25" calcext:value-type="float">
            <text:p>11.25</text:p>
          </table:table-cell>
          <table:table-cell office:value-type="float" office:value="832.624645" calcext:value-type="float">
            <text:p>832.624645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149094" calcext:value-type="float">
            <text:p>0.149094</text:p>
          </table:table-cell>
          <table:table-cell office:value-type="float" office:value="0.000722" calcext:value-type="float">
            <text:p>0.000722</text:p>
          </table:table-cell>
          <table:table-cell office:value-type="float" office:value="0.359764" calcext:value-type="float">
            <text:p>0.3597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814.207716" calcext:value-type="float">
            <text:p>814.207716</text:p>
          </table:table-cell>
          <table:table-cell office:value-type="float" office:value="0.001896" calcext:value-type="float">
            <text:p>0.001896</text:p>
          </table:table-cell>
          <table:table-cell office:value-type="float" office:value="1.014225" calcext:value-type="float">
            <text:p>1.014225</text:p>
          </table:table-cell>
          <table:table-cell office:value-type="float" office:value="0.006463" calcext:value-type="float">
            <text:p>0.006463</text:p>
          </table:table-cell>
          <table:table-cell office:value-type="float" office:value="0.001821" calcext:value-type="float">
            <text:p>0.0018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25" calcext:value-type="float">
            <text:p>11.25</text:p>
          </table:table-cell>
          <table:table-cell office:value-type="float" office:value="811.451861" calcext:value-type="float">
            <text:p>811.451861</text:p>
          </table:table-cell>
          <table:table-cell office:value-type="float" office:value="0.009871" calcext:value-type="float">
            <text:p>0.009871</text:p>
          </table:table-cell>
          <table:table-cell office:value-type="float" office:value="1.084979" calcext:value-type="float">
            <text:p>1.084979</text:p>
          </table:table-cell>
          <table:table-cell office:value-type="float" office:value="0.033443" calcext:value-type="float">
            <text:p>0.033443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832.252488" calcext:value-type="float">
            <text:p>832.252488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150898" calcext:value-type="float">
            <text:p>0.150898</text:p>
          </table:table-cell>
          <table:table-cell office:value-type="float" office:value="0.000774" calcext:value-type="float">
            <text:p>0.000774</text:p>
          </table:table-cell>
          <table:table-cell office:value-type="float" office:value="0.359301" calcext:value-type="float">
            <text:p>0.3593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5" calcext:value-type="float">
            <text:p>11.55</text:p>
          </table:table-cell>
          <table:table-cell office:value-type="float" office:value="814.202107" calcext:value-type="float">
            <text:p>814.202107</text:p>
          </table:table-cell>
          <table:table-cell office:value-type="float" office:value="0.001518" calcext:value-type="float">
            <text:p>0.001518</text:p>
          </table:table-cell>
          <table:table-cell office:value-type="float" office:value="0.993646" calcext:value-type="float">
            <text:p>0.993646</text:p>
          </table:table-cell>
          <table:table-cell office:value-type="float" office:value="0.005139" calcext:value-type="float">
            <text:p>0.005139</text:p>
          </table:table-cell>
          <table:table-cell office:value-type="float" office:value="0.001755" calcext:value-type="float">
            <text:p>0.0017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55" calcext:value-type="float">
            <text:p>11.55</text:p>
          </table:table-cell>
          <table:table-cell office:value-type="float" office:value="811.466692" calcext:value-type="float">
            <text:p>811.466692</text:p>
          </table:table-cell>
          <table:table-cell office:value-type="float" office:value="0.007283" calcext:value-type="float">
            <text:p>0.007283</text:p>
          </table:table-cell>
          <table:table-cell office:value-type="float" office:value="1.011863" calcext:value-type="float">
            <text:p>1.011863</text:p>
          </table:table-cell>
          <table:table-cell office:value-type="float" office:value="0.024374" calcext:value-type="float">
            <text:p>0.024374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1.75" calcext:value-type="float">
            <text:p>11.75</text:p>
          </table:table-cell>
          <table:table-cell office:value-type="float" office:value="830.825973" calcext:value-type="float">
            <text:p>830.825973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158285" calcext:value-type="float">
            <text:p>0.158285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0.460913" calcext:value-type="float">
            <text:p>0.460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75" calcext:value-type="float">
            <text:p>11.75</text:p>
          </table:table-cell>
          <table:table-cell office:value-type="float" office:value="814.170769" calcext:value-type="float">
            <text:p>814.170769</text:p>
          </table:table-cell>
          <table:table-cell office:value-type="float" office:value="0.001843" calcext:value-type="float">
            <text:p>0.001843</text:p>
          </table:table-cell>
          <table:table-cell office:value-type="float" office:value="1.08381" calcext:value-type="float">
            <text:p>1.08381</text:p>
          </table:table-cell>
          <table:table-cell office:value-type="float" office:value="0.006406" calcext:value-type="float">
            <text:p>0.006406</text:p>
          </table:table-cell>
          <table:table-cell office:value-type="float" office:value="0.002172" calcext:value-type="float">
            <text:p>0.0021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.75" calcext:value-type="float">
            <text:p>11.75</text:p>
          </table:table-cell>
          <table:table-cell office:value-type="float" office:value="811.446932" calcext:value-type="float">
            <text:p>811.446932</text:p>
          </table:table-cell>
          <table:table-cell office:value-type="float" office:value="0.009305" calcext:value-type="float">
            <text:p>0.009305</text:p>
          </table:table-cell>
          <table:table-cell office:value-type="float" office:value="1.279785" calcext:value-type="float">
            <text:p>1.279785</text:p>
          </table:table-cell>
          <table:table-cell office:value-type="float" office:value="0.032555" calcext:value-type="float">
            <text:p>0.032555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2.05" calcext:value-type="float">
            <text:p>12.05</text:p>
          </table:table-cell>
          <table:table-cell office:value-type="float" office:value="830.082733" calcext:value-type="float">
            <text:p>830.082733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144155" calcext:value-type="float">
            <text:p>0.144155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465782" calcext:value-type="float">
            <text:p>0.4657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05" calcext:value-type="float">
            <text:p>12.05</text:p>
          </table:table-cell>
          <table:table-cell office:value-type="float" office:value="814.149556" calcext:value-type="float">
            <text:p>814.149556</text:p>
          </table:table-cell>
          <table:table-cell office:value-type="float" office:value="0.001541" calcext:value-type="float">
            <text:p>0.001541</text:p>
          </table:table-cell>
          <table:table-cell office:value-type="float" office:value="0.990283" calcext:value-type="float">
            <text:p>0.990283</text:p>
          </table:table-cell>
          <table:table-cell office:value-type="float" office:value="0.005161" calcext:value-type="float">
            <text:p>0.005161</text:p>
          </table:table-cell>
          <table:table-cell office:value-type="float" office:value="0.002058" calcext:value-type="float">
            <text:p>0.0020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05" calcext:value-type="float">
            <text:p>12.05</text:p>
          </table:table-cell>
          <table:table-cell office:value-type="float" office:value="811.398684" calcext:value-type="float">
            <text:p>811.398684</text:p>
          </table:table-cell>
          <table:table-cell office:value-type="float" office:value="0.00782" calcext:value-type="float">
            <text:p>0.00782</text:p>
          </table:table-cell>
          <table:table-cell office:value-type="float" office:value="0.939116" calcext:value-type="float">
            <text:p>0.939116</text:p>
          </table:table-cell>
          <table:table-cell office:value-type="float" office:value="0.025879" calcext:value-type="float">
            <text:p>0.025879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2.25" calcext:value-type="float">
            <text:p>12.25</text:p>
          </table:table-cell>
          <table:table-cell office:value-type="float" office:value="829.035762" calcext:value-type="float">
            <text:p>829.035762</text:p>
          </table:table-cell>
          <table:table-cell office:value-type="float" office:value="0.000284" calcext:value-type="float">
            <text:p>0.000284</text:p>
          </table:table-cell>
          <table:table-cell office:value-type="float" office:value="0.155323" calcext:value-type="float">
            <text:p>0.155323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.520115" calcext:value-type="float">
            <text:p>0.52011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25" calcext:value-type="float">
            <text:p>12.25</text:p>
          </table:table-cell>
          <table:table-cell office:value-type="float" office:value="814.115431" calcext:value-type="float">
            <text:p>814.115431</text:p>
          </table:table-cell>
          <table:table-cell office:value-type="float" office:value="0.001613" calcext:value-type="float">
            <text:p>0.001613</text:p>
          </table:table-cell>
          <table:table-cell office:value-type="float" office:value="1.061737" calcext:value-type="float">
            <text:p>1.061737</text:p>
          </table:table-cell>
          <table:table-cell office:value-type="float" office:value="0.005481" calcext:value-type="float">
            <text:p>0.005481</text:p>
          </table:table-cell>
          <table:table-cell office:value-type="float" office:value="0.002379" calcext:value-type="float">
            <text:p>0.00237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25" calcext:value-type="float">
            <text:p>12.25</text:p>
          </table:table-cell>
          <table:table-cell office:value-type="float" office:value="811.370053" calcext:value-type="float">
            <text:p>811.370053</text:p>
          </table:table-cell>
          <table:table-cell office:value-type="float" office:value="0.008171" calcext:value-type="float">
            <text:p>0.008171</text:p>
          </table:table-cell>
          <table:table-cell office:value-type="float" office:value="1.046934" calcext:value-type="float">
            <text:p>1.046934</text:p>
          </table:table-cell>
          <table:table-cell office:value-type="float" office:value="0.027552" calcext:value-type="float">
            <text:p>0.027552</text:p>
          </table:table-cell>
          <table:table-cell office:value-type="float" office:value="0.000459" calcext:value-type="float">
            <text:p>0.000459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828.329571" calcext:value-type="float">
            <text:p>828.32957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154716" calcext:value-type="float">
            <text:p>0.154716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55898" calcext:value-type="float">
            <text:p>0.558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5" calcext:value-type="float">
            <text:p>12.55</text:p>
          </table:table-cell>
          <table:table-cell office:value-type="float" office:value="814.098497" calcext:value-type="float">
            <text:p>814.098497</text:p>
          </table:table-cell>
          <table:table-cell office:value-type="float" office:value="0.00158" calcext:value-type="float">
            <text:p>0.00158</text:p>
          </table:table-cell>
          <table:table-cell office:value-type="float" office:value="1.028014" calcext:value-type="float">
            <text:p>1.028014</text:p>
          </table:table-cell>
          <table:table-cell office:value-type="float" office:value="0.005338" calcext:value-type="float">
            <text:p>0.005338</text:p>
          </table:table-cell>
          <table:table-cell office:value-type="float" office:value="0.00271" calcext:value-type="float">
            <text:p>0.0027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55" calcext:value-type="float">
            <text:p>12.55</text:p>
          </table:table-cell>
          <table:table-cell office:value-type="float" office:value="811.365551" calcext:value-type="float">
            <text:p>811.365551</text:p>
          </table:table-cell>
          <table:table-cell office:value-type="float" office:value="0.008786" calcext:value-type="float">
            <text:p>0.008786</text:p>
          </table:table-cell>
          <table:table-cell office:value-type="float" office:value="1.194218" calcext:value-type="float">
            <text:p>1.194218</text:p>
          </table:table-cell>
          <table:table-cell office:value-type="float" office:value="0.030304" calcext:value-type="float">
            <text:p>0.030304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827.276126" calcext:value-type="float">
            <text:p>827.276126</text:p>
          </table:table-cell>
          <table:table-cell office:value-type="float" office:value="0.000255" calcext:value-type="float">
            <text:p>0.000255</text:p>
          </table:table-cell>
          <table:table-cell office:value-type="float" office:value="0.142383" calcext:value-type="float">
            <text:p>0.142383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620801" calcext:value-type="float">
            <text:p>0.6208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75" calcext:value-type="float">
            <text:p>12.75</text:p>
          </table:table-cell>
          <table:table-cell office:value-type="float" office:value="814.045219" calcext:value-type="float">
            <text:p>814.045219</text:p>
          </table:table-cell>
          <table:table-cell office:value-type="float" office:value="0.001613" calcext:value-type="float">
            <text:p>0.001613</text:p>
          </table:table-cell>
          <table:table-cell office:value-type="float" office:value="0.982342" calcext:value-type="float">
            <text:p>0.982342</text:p>
          </table:table-cell>
          <table:table-cell office:value-type="float" office:value="0.005327" calcext:value-type="float">
            <text:p>0.005327</text:p>
          </table:table-cell>
          <table:table-cell office:value-type="float" office:value="0.002828" calcext:value-type="float">
            <text:p>0.0028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75" calcext:value-type="float">
            <text:p>12.75</text:p>
          </table:table-cell>
          <table:table-cell office:value-type="float" office:value="811.305438" calcext:value-type="float">
            <text:p>811.305438</text:p>
          </table:table-cell>
          <table:table-cell office:value-type="float" office:value="0.008886" calcext:value-type="float">
            <text:p>0.008886</text:p>
          </table:table-cell>
          <table:table-cell office:value-type="float" office:value="0.988963" calcext:value-type="float">
            <text:p>0.988963</text:p>
          </table:table-cell>
          <table:table-cell office:value-type="float" office:value="0.029652" calcext:value-type="float">
            <text:p>0.029652</text:p>
          </table:table-cell>
          <table:table-cell office:value-type="float" office:value="0.000511" calcext:value-type="float">
            <text:p>0.000511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3.05" calcext:value-type="float">
            <text:p>13.05</text:p>
          </table:table-cell>
          <table:table-cell office:value-type="float" office:value="826.542619" calcext:value-type="float">
            <text:p>826.542619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147943" calcext:value-type="float">
            <text:p>0.147943</text:p>
          </table:table-cell>
          <table:table-cell office:value-type="float" office:value="0.000564" calcext:value-type="float">
            <text:p>0.000564</text:p>
          </table:table-cell>
          <table:table-cell office:value-type="float" office:value="0.648664" calcext:value-type="float">
            <text:p>0.6486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05" calcext:value-type="float">
            <text:p>13.05</text:p>
          </table:table-cell>
          <table:table-cell office:value-type="float" office:value="814.008995" calcext:value-type="float">
            <text:p>814.008995</text:p>
          </table:table-cell>
          <table:table-cell office:value-type="float" office:value="0.001491" calcext:value-type="float">
            <text:p>0.001491</text:p>
          </table:table-cell>
          <table:table-cell office:value-type="float" office:value="0.925104" calcext:value-type="float">
            <text:p>0.925104</text:p>
          </table:table-cell>
          <table:table-cell office:value-type="float" office:value="0.004866" calcext:value-type="float">
            <text:p>0.004866</text:p>
          </table:table-cell>
          <table:table-cell office:value-type="float" office:value="0.003609" calcext:value-type="float">
            <text:p>0.0036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05" calcext:value-type="float">
            <text:p>13.05</text:p>
          </table:table-cell>
          <table:table-cell office:value-type="float" office:value="811.295097" calcext:value-type="float">
            <text:p>811.295097</text:p>
          </table:table-cell>
          <table:table-cell office:value-type="float" office:value="0.009542" calcext:value-type="float">
            <text:p>0.009542</text:p>
          </table:table-cell>
          <table:table-cell office:value-type="float" office:value="1.104782" calcext:value-type="float">
            <text:p>1.104782</text:p>
          </table:table-cell>
          <table:table-cell office:value-type="float" office:value="0.032416" calcext:value-type="float">
            <text:p>0.032416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825.484841" calcext:value-type="float">
            <text:p>825.484841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14779" calcext:value-type="float">
            <text:p>0.14779</text:p>
          </table:table-cell>
          <table:table-cell office:value-type="float" office:value="0.000857" calcext:value-type="float">
            <text:p>0.000857</text:p>
          </table:table-cell>
          <table:table-cell office:value-type="float" office:value="0.541244" calcext:value-type="float">
            <text:p>0.541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25" calcext:value-type="float">
            <text:p>13.25</text:p>
          </table:table-cell>
          <table:table-cell office:value-type="float" office:value="813.980607" calcext:value-type="float">
            <text:p>813.980607</text:p>
          </table:table-cell>
          <table:table-cell office:value-type="float" office:value="0.001605" calcext:value-type="float">
            <text:p>0.001605</text:p>
          </table:table-cell>
          <table:table-cell office:value-type="float" office:value="0.962323" calcext:value-type="float">
            <text:p>0.962323</text:p>
          </table:table-cell>
          <table:table-cell office:value-type="float" office:value="0.005259" calcext:value-type="float">
            <text:p>0.005259</text:p>
          </table:table-cell>
          <table:table-cell office:value-type="float" office:value="0.003239" calcext:value-type="float">
            <text:p>0.0032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25" calcext:value-type="float">
            <text:p>13.25</text:p>
          </table:table-cell>
          <table:table-cell office:value-type="float" office:value="811.248621" calcext:value-type="float">
            <text:p>811.248621</text:p>
          </table:table-cell>
          <table:table-cell office:value-type="float" office:value="0.010082" calcext:value-type="float">
            <text:p>0.010082</text:p>
          </table:table-cell>
          <table:table-cell office:value-type="float" office:value="1.11248" calcext:value-type="float">
            <text:p>1.11248</text:p>
          </table:table-cell>
          <table:table-cell office:value-type="float" office:value="0.03432" calcext:value-type="float">
            <text:p>0.03432</text:p>
          </table:table-cell>
          <table:table-cell office:value-type="float" office:value="0.000553" calcext:value-type="float">
            <text:p>0.000553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3.55" calcext:value-type="float">
            <text:p>13.55</text:p>
          </table:table-cell>
          <table:table-cell office:value-type="float" office:value="824.767177" calcext:value-type="float">
            <text:p>824.767177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0.140917" calcext:value-type="float">
            <text:p>0.140917</text:p>
          </table:table-cell>
          <table:table-cell office:value-type="float" office:value="0.000616" calcext:value-type="float">
            <text:p>0.000616</text:p>
          </table:table-cell>
          <table:table-cell office:value-type="float" office:value="0.466094" calcext:value-type="float">
            <text:p>0.4660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55" calcext:value-type="float">
            <text:p>13.55</text:p>
          </table:table-cell>
          <table:table-cell office:value-type="float" office:value="813.951329" calcext:value-type="float">
            <text:p>813.951329</text:p>
          </table:table-cell>
          <table:table-cell office:value-type="float" office:value="0.001381" calcext:value-type="float">
            <text:p>0.001381</text:p>
          </table:table-cell>
          <table:table-cell office:value-type="float" office:value="0.909591" calcext:value-type="float">
            <text:p>0.909591</text:p>
          </table:table-cell>
          <table:table-cell office:value-type="float" office:value="0.004466" calcext:value-type="float">
            <text:p>0.004466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55" calcext:value-type="float">
            <text:p>13.55</text:p>
          </table:table-cell>
          <table:table-cell office:value-type="float" office:value="811.226915" calcext:value-type="float">
            <text:p>811.226915</text:p>
          </table:table-cell>
          <table:table-cell office:value-type="float" office:value="0.008262" calcext:value-type="float">
            <text:p>0.008262</text:p>
          </table:table-cell>
          <table:table-cell office:value-type="float" office:value="0.944288" calcext:value-type="float">
            <text:p>0.944288</text:p>
          </table:table-cell>
          <table:table-cell office:value-type="float" office:value="0.027375" calcext:value-type="float">
            <text:p>0.027375</text:p>
          </table:table-cell>
          <table:table-cell office:value-type="float" office:value="0.00059" calcext:value-type="float">
            <text:p>0.00059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3.75" calcext:value-type="float">
            <text:p>13.75</text:p>
          </table:table-cell>
          <table:table-cell office:value-type="float" office:value="823.770768" calcext:value-type="float">
            <text:p>823.770768</text:p>
          </table:table-cell>
          <table:table-cell office:value-type="float" office:value="0.000351" calcext:value-type="float">
            <text:p>0.000351</text:p>
          </table:table-cell>
          <table:table-cell office:value-type="float" office:value="0.144578" calcext:value-type="float">
            <text:p>0.144578</text:p>
          </table:table-cell>
          <table:table-cell office:value-type="float" office:value="0.001009" calcext:value-type="float">
            <text:p>0.001009</text:p>
          </table:table-cell>
          <table:table-cell office:value-type="float" office:value="0.463743" calcext:value-type="float">
            <text:p>0.463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75" calcext:value-type="float">
            <text:p>13.75</text:p>
          </table:table-cell>
          <table:table-cell office:value-type="float" office:value="813.920282" calcext:value-type="float">
            <text:p>813.920282</text:p>
          </table:table-cell>
          <table:table-cell office:value-type="float" office:value="0.001829" calcext:value-type="float">
            <text:p>0.001829</text:p>
          </table:table-cell>
          <table:table-cell office:value-type="float" office:value="0.987658" calcext:value-type="float">
            <text:p>0.987658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3913" calcext:value-type="float">
            <text:p>0.0039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.75" calcext:value-type="float">
            <text:p>13.75</text:p>
          </table:table-cell>
          <table:table-cell office:value-type="float" office:value="811.190976" calcext:value-type="float">
            <text:p>811.190976</text:p>
          </table:table-cell>
          <table:table-cell office:value-type="float" office:value="0.01049" calcext:value-type="float">
            <text:p>0.01049</text:p>
          </table:table-cell>
          <table:table-cell office:value-type="float" office:value="0.924232" calcext:value-type="float">
            <text:p>0.924232</text:p>
          </table:table-cell>
          <table:table-cell office:value-type="float" office:value="0.034675" calcext:value-type="float">
            <text:p>0.034675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823.0541" calcext:value-type="float">
            <text:p>823.0541</text:p>
          </table:table-cell>
          <table:table-cell office:value-type="float" office:value="0.000261" calcext:value-type="float">
            <text:p>0.000261</text:p>
          </table:table-cell>
          <table:table-cell office:value-type="float" office:value="0.141453" calcext:value-type="float">
            <text:p>0.141453</text:p>
          </table:table-cell>
          <table:table-cell office:value-type="float" office:value="0.000744" calcext:value-type="float">
            <text:p>0.000744</text:p>
          </table:table-cell>
          <table:table-cell office:value-type="float" office:value="0.368147" calcext:value-type="float">
            <text:p>0.3681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05" calcext:value-type="float">
            <text:p>14.05</text:p>
          </table:table-cell>
          <table:table-cell office:value-type="float" office:value="813.84537" calcext:value-type="float">
            <text:p>813.84537</text:p>
          </table:table-cell>
          <table:table-cell office:value-type="float" office:value="0.001371" calcext:value-type="float">
            <text:p>0.001371</text:p>
          </table:table-cell>
          <table:table-cell office:value-type="float" office:value="0.871005" calcext:value-type="float">
            <text:p>0.871005</text:p>
          </table:table-cell>
          <table:table-cell office:value-type="float" office:value="0.004382" calcext:value-type="float">
            <text:p>0.004382</text:p>
          </table:table-cell>
          <table:table-cell office:value-type="float" office:value="0.003982" calcext:value-type="float">
            <text:p>0.0039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05" calcext:value-type="float">
            <text:p>14.05</text:p>
          </table:table-cell>
          <table:table-cell office:value-type="float" office:value="811.140829" calcext:value-type="float">
            <text:p>811.140829</text:p>
          </table:table-cell>
          <table:table-cell office:value-type="float" office:value="0.008612" calcext:value-type="float">
            <text:p>0.008612</text:p>
          </table:table-cell>
          <table:table-cell office:value-type="float" office:value="0.864161" calcext:value-type="float">
            <text:p>0.864161</text:p>
          </table:table-cell>
          <table:table-cell office:value-type="float" office:value="0.02818" calcext:value-type="float">
            <text:p>0.02818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4.25" calcext:value-type="float">
            <text:p>14.25</text:p>
          </table:table-cell>
          <table:table-cell office:value-type="float" office:value="822.023473" calcext:value-type="float">
            <text:p>822.023473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138142" calcext:value-type="float">
            <text:p>0.138142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0.487208" calcext:value-type="float">
            <text:p>0.487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25" calcext:value-type="float">
            <text:p>14.25</text:p>
          </table:table-cell>
          <table:table-cell office:value-type="float" office:value="813.791824" calcext:value-type="float">
            <text:p>813.791824</text:p>
          </table:table-cell>
          <table:table-cell office:value-type="float" office:value="0.001675" calcext:value-type="float">
            <text:p>0.001675</text:p>
          </table:table-cell>
          <table:table-cell office:value-type="float" office:value="0.899975" calcext:value-type="float">
            <text:p>0.899975</text:p>
          </table:table-cell>
          <table:table-cell office:value-type="float" office:value="0.005366" calcext:value-type="float">
            <text:p>0.005366</text:p>
          </table:table-cell>
          <table:table-cell office:value-type="float" office:value="0.00491" calcext:value-type="float">
            <text:p>0.0049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25" calcext:value-type="float">
            <text:p>14.25</text:p>
          </table:table-cell>
          <table:table-cell office:value-type="float" office:value="811.088233" calcext:value-type="float">
            <text:p>811.088233</text:p>
          </table:table-cell>
          <table:table-cell office:value-type="float" office:value="0.010928" calcext:value-type="float">
            <text:p>0.010928</text:p>
          </table:table-cell>
          <table:table-cell office:value-type="float" office:value="0.812732" calcext:value-type="float">
            <text:p>0.812732</text:p>
          </table:table-cell>
          <table:table-cell office:value-type="float" office:value="0.03548" calcext:value-type="float">
            <text:p>0.03548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4.55" calcext:value-type="float">
            <text:p>14.55</text:p>
          </table:table-cell>
          <table:table-cell office:value-type="float" office:value="821.331131" calcext:value-type="float">
            <text:p>821.331131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0.129949" calcext:value-type="float">
            <text:p>0.129949</text:p>
          </table:table-cell>
          <table:table-cell office:value-type="float" office:value="0.000602" calcext:value-type="float">
            <text:p>0.000602</text:p>
          </table:table-cell>
          <table:table-cell office:value-type="float" office:value="0.446147" calcext:value-type="float">
            <text:p>0.4461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55" calcext:value-type="float">
            <text:p>14.55</text:p>
          </table:table-cell>
          <table:table-cell office:value-type="float" office:value="813.740093" calcext:value-type="float">
            <text:p>813.740093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0.785715" calcext:value-type="float">
            <text:p>0.785715</text:p>
          </table:table-cell>
          <table:table-cell office:value-type="float" office:value="0.004244" calcext:value-type="float">
            <text:p>0.004244</text:p>
          </table:table-cell>
          <table:table-cell office:value-type="float" office:value="0.005627" calcext:value-type="float">
            <text:p>0.0056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55" calcext:value-type="float">
            <text:p>14.55</text:p>
          </table:table-cell>
          <table:table-cell office:value-type="float" office:value="811.067687" calcext:value-type="float">
            <text:p>811.067687</text:p>
          </table:table-cell>
          <table:table-cell office:value-type="float" office:value="0.009478" calcext:value-type="float">
            <text:p>0.009478</text:p>
          </table:table-cell>
          <table:table-cell office:value-type="float" office:value="0.803612" calcext:value-type="float">
            <text:p>0.803612</text:p>
          </table:table-cell>
          <table:table-cell office:value-type="float" office:value="0.030717" calcext:value-type="float">
            <text:p>0.030717</text:p>
          </table:table-cell>
          <table:table-cell office:value-type="float" office:value="0.000809" calcext:value-type="float">
            <text:p>0.000809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4.75" calcext:value-type="float">
            <text:p>14.75</text:p>
          </table:table-cell>
          <table:table-cell office:value-type="float" office:value="820.34985" calcext:value-type="float">
            <text:p>820.34985</text:p>
          </table:table-cell>
          <table:table-cell office:value-type="float" office:value="0.000314" calcext:value-type="float">
            <text:p>0.000314</text:p>
          </table:table-cell>
          <table:table-cell office:value-type="float" office:value="0.135997" calcext:value-type="float">
            <text:p>0.135997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592476" calcext:value-type="float">
            <text:p>0.59247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75" calcext:value-type="float">
            <text:p>14.75</text:p>
          </table:table-cell>
          <table:table-cell office:value-type="float" office:value="813.667267" calcext:value-type="float">
            <text:p>813.667267</text:p>
          </table:table-cell>
          <table:table-cell office:value-type="float" office:value="0.001534" calcext:value-type="float">
            <text:p>0.001534</text:p>
          </table:table-cell>
          <table:table-cell office:value-type="float" office:value="0.843166" calcext:value-type="float">
            <text:p>0.843166</text:p>
          </table:table-cell>
          <table:table-cell office:value-type="float" office:value="0.004864" calcext:value-type="float">
            <text:p>0.004864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.75" calcext:value-type="float">
            <text:p>14.75</text:p>
          </table:table-cell>
          <table:table-cell office:value-type="float" office:value="810.997928" calcext:value-type="float">
            <text:p>810.997928</text:p>
          </table:table-cell>
          <table:table-cell office:value-type="float" office:value="0.01051" calcext:value-type="float">
            <text:p>0.01051</text:p>
          </table:table-cell>
          <table:table-cell office:value-type="float" office:value="0.762823" calcext:value-type="float">
            <text:p>0.762823</text:p>
          </table:table-cell>
          <table:table-cell office:value-type="float" office:value="0.033853" calcext:value-type="float">
            <text:p>0.033853</text:p>
          </table:table-cell>
          <table:table-cell office:value-type="float" office:value="0.000941" calcext:value-type="float">
            <text:p>0.000941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5.25" calcext:value-type="float">
            <text:p>15.25</text:p>
          </table:table-cell>
          <table:table-cell office:value-type="float" office:value="818.745419" calcext:value-type="float">
            <text:p>818.745419</text:p>
          </table:table-cell>
          <table:table-cell office:value-type="float" office:value="0.000299" calcext:value-type="float">
            <text:p>0.000299</text:p>
          </table:table-cell>
          <table:table-cell office:value-type="float" office:value="0.136371" calcext:value-type="float">
            <text:p>0.136371</text:p>
          </table:table-cell>
          <table:table-cell office:value-type="float" office:value="0.000857" calcext:value-type="float">
            <text:p>0.000857</text:p>
          </table:table-cell>
          <table:table-cell office:value-type="float" office:value="0.801419" calcext:value-type="float">
            <text:p>0.8014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25" calcext:value-type="float">
            <text:p>15.25</text:p>
          </table:table-cell>
          <table:table-cell office:value-type="float" office:value="813.488563" calcext:value-type="float">
            <text:p>813.488563</text:p>
          </table:table-cell>
          <table:table-cell office:value-type="float" office:value="0.001634" calcext:value-type="float">
            <text:p>0.001634</text:p>
          </table:table-cell>
          <table:table-cell office:value-type="float" office:value="0.770243" calcext:value-type="float">
            <text:p>0.770243</text:p>
          </table:table-cell>
          <table:table-cell office:value-type="float" office:value="0.005138" calcext:value-type="float">
            <text:p>0.005138</text:p>
          </table:table-cell>
          <table:table-cell office:value-type="float" office:value="0.011575" calcext:value-type="float">
            <text:p>0.0115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25" calcext:value-type="float">
            <text:p>15.25</text:p>
          </table:table-cell>
          <table:table-cell office:value-type="float" office:value="810.903651" calcext:value-type="float">
            <text:p>810.903651</text:p>
          </table:table-cell>
          <table:table-cell office:value-type="float" office:value="0.01202" calcext:value-type="float">
            <text:p>0.01202</text:p>
          </table:table-cell>
          <table:table-cell office:value-type="float" office:value="0.683606" calcext:value-type="float">
            <text:p>0.683606</text:p>
          </table:table-cell>
          <table:table-cell office:value-type="float" office:value="0.038209" calcext:value-type="float">
            <text:p>0.038209</text:p>
          </table:table-cell>
          <table:table-cell office:value-type="float" office:value="0.001482" calcext:value-type="float">
            <text:p>0.001482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5.35" calcext:value-type="float">
            <text:p>15.35</text:p>
          </table:table-cell>
          <table:table-cell office:value-type="float" office:value="818.441961" calcext:value-type="float">
            <text:p>818.441961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135607" calcext:value-type="float">
            <text:p>0.135607</text:p>
          </table:table-cell>
          <table:table-cell office:value-type="float" office:value="0.000782" calcext:value-type="float">
            <text:p>0.000782</text:p>
          </table:table-cell>
          <table:table-cell office:value-type="float" office:value="0.886175" calcext:value-type="float">
            <text:p>0.8861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35" calcext:value-type="float">
            <text:p>15.35</text:p>
          </table:table-cell>
          <table:table-cell office:value-type="float" office:value="813.456154" calcext:value-type="float">
            <text:p>813.456154</text:p>
          </table:table-cell>
          <table:table-cell office:value-type="float" office:value="0.001707" calcext:value-type="float">
            <text:p>0.001707</text:p>
          </table:table-cell>
          <table:table-cell office:value-type="float" office:value="0.762763" calcext:value-type="float">
            <text:p>0.762763</text:p>
          </table:table-cell>
          <table:table-cell office:value-type="float" office:value="0.005362" calcext:value-type="float">
            <text:p>0.005362</text:p>
          </table:table-cell>
          <table:table-cell office:value-type="float" office:value="0.01352" calcext:value-type="float">
            <text:p>0.0135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35" calcext:value-type="float">
            <text:p>15.35</text:p>
          </table:table-cell>
          <table:table-cell office:value-type="float" office:value="810.892386" calcext:value-type="float">
            <text:p>810.892386</text:p>
          </table:table-cell>
          <table:table-cell office:value-type="float" office:value="0.012444" calcext:value-type="float">
            <text:p>0.012444</text:p>
          </table:table-cell>
          <table:table-cell office:value-type="float" office:value="0.633631" calcext:value-type="float">
            <text:p>0.633631</text:p>
          </table:table-cell>
          <table:table-cell office:value-type="float" office:value="0.039231" calcext:value-type="float">
            <text:p>0.039231</text:p>
          </table:table-cell>
          <table:table-cell office:value-type="float" office:value="0.001689" calcext:value-type="float">
            <text:p>0.001689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5.45" calcext:value-type="float">
            <text:p>15.45</text:p>
          </table:table-cell>
          <table:table-cell office:value-type="float" office:value="818.167715" calcext:value-type="float">
            <text:p>818.167715</text:p>
          </table:table-cell>
          <table:table-cell office:value-type="float" office:value="0.000338" calcext:value-type="float">
            <text:p>0.000338</text:p>
          </table:table-cell>
          <table:table-cell office:value-type="float" office:value="0.134618" calcext:value-type="float">
            <text:p>0.134618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0.901974" calcext:value-type="float">
            <text:p>0.9019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45" calcext:value-type="float">
            <text:p>15.45</text:p>
          </table:table-cell>
          <table:table-cell office:value-type="float" office:value="813.412494" calcext:value-type="float">
            <text:p>813.412494</text:p>
          </table:table-cell>
          <table:table-cell office:value-type="float" office:value="0.001742" calcext:value-type="float">
            <text:p>0.001742</text:p>
          </table:table-cell>
          <table:table-cell office:value-type="float" office:value="0.76365" calcext:value-type="float">
            <text:p>0.76365</text:p>
          </table:table-cell>
          <table:table-cell office:value-type="float" office:value="0.005483" calcext:value-type="float">
            <text:p>0.005483</text:p>
          </table:table-cell>
          <table:table-cell office:value-type="float" office:value="0.014203" calcext:value-type="float">
            <text:p>0.014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45" calcext:value-type="float">
            <text:p>15.45</text:p>
          </table:table-cell>
          <table:table-cell office:value-type="float" office:value="810.871999" calcext:value-type="float">
            <text:p>810.871999</text:p>
          </table:table-cell>
          <table:table-cell office:value-type="float" office:value="0.011988" calcext:value-type="float">
            <text:p>0.011988</text:p>
          </table:table-cell>
          <table:table-cell office:value-type="float" office:value="0.615513" calcext:value-type="float">
            <text:p>0.615513</text:p>
          </table:table-cell>
          <table:table-cell office:value-type="float" office:value="0.037753" calcext:value-type="float">
            <text:p>0.037753</text:p>
          </table:table-cell>
          <table:table-cell office:value-type="float" office:value="0.001852" calcext:value-type="float">
            <text:p>0.001852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5.55" calcext:value-type="float">
            <text:p>15.55</text:p>
          </table:table-cell>
          <table:table-cell office:value-type="float" office:value="817.826696" calcext:value-type="float">
            <text:p>817.826696</text:p>
          </table:table-cell>
          <table:table-cell office:value-type="float" office:value="0.000349" calcext:value-type="float">
            <text:p>0.000349</text:p>
          </table:table-cell>
          <table:table-cell office:value-type="float" office:value="0.139273" calcext:value-type="float">
            <text:p>0.139273</text:p>
          </table:table-cell>
          <table:table-cell office:value-type="float" office:value="0.001009" calcext:value-type="float">
            <text:p>0.001009</text:p>
          </table:table-cell>
          <table:table-cell office:value-type="float" office:value="0.942905" calcext:value-type="float">
            <text:p>0.9429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55" calcext:value-type="float">
            <text:p>15.55</text:p>
          </table:table-cell>
          <table:table-cell office:value-type="float" office:value="813.355872" calcext:value-type="float">
            <text:p>813.355872</text:p>
          </table:table-cell>
          <table:table-cell office:value-type="float" office:value="0.001847" calcext:value-type="float">
            <text:p>0.001847</text:p>
          </table:table-cell>
          <table:table-cell office:value-type="float" office:value="0.784774" calcext:value-type="float">
            <text:p>0.784774</text:p>
          </table:table-cell>
          <table:table-cell office:value-type="float" office:value="0.00582" calcext:value-type="float">
            <text:p>0.00582</text:p>
          </table:table-cell>
          <table:table-cell office:value-type="float" office:value="0.015343" calcext:value-type="float">
            <text:p>0.0153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55" calcext:value-type="float">
            <text:p>15.55</text:p>
          </table:table-cell>
          <table:table-cell office:value-type="float" office:value="810.836453" calcext:value-type="float">
            <text:p>810.836453</text:p>
          </table:table-cell>
          <table:table-cell office:value-type="float" office:value="0.012093" calcext:value-type="float">
            <text:p>0.012093</text:p>
          </table:table-cell>
          <table:table-cell office:value-type="float" office:value="0.583355" calcext:value-type="float">
            <text:p>0.583355</text:p>
          </table:table-cell>
          <table:table-cell office:value-type="float" office:value="0.037803" calcext:value-type="float">
            <text:p>0.037803</text:p>
          </table:table-cell>
          <table:table-cell office:value-type="float" office:value="0.002019" calcext:value-type="float">
            <text:p>0.002019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5.65" calcext:value-type="float">
            <text:p>15.65</text:p>
          </table:table-cell>
          <table:table-cell office:value-type="float" office:value="817.564009" calcext:value-type="float">
            <text:p>817.564009</text:p>
          </table:table-cell>
          <table:table-cell office:value-type="float" office:value="0.000332" calcext:value-type="float">
            <text:p>0.000332</text:p>
          </table:table-cell>
          <table:table-cell office:value-type="float" office:value="0.140782" calcext:value-type="float">
            <text:p>0.140782</text:p>
          </table:table-cell>
          <table:table-cell office:value-type="float" office:value="0.000961" calcext:value-type="float">
            <text:p>0.000961</text:p>
          </table:table-cell>
          <table:table-cell office:value-type="float" office:value="0.969675" calcext:value-type="float">
            <text:p>0.9696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5" calcext:value-type="float">
            <text:p>15.65</text:p>
          </table:table-cell>
          <table:table-cell office:value-type="float" office:value="813.312743" calcext:value-type="float">
            <text:p>813.312743</text:p>
          </table:table-cell>
          <table:table-cell office:value-type="float" office:value="0.001966" calcext:value-type="float">
            <text:p>0.001966</text:p>
          </table:table-cell>
          <table:table-cell office:value-type="float" office:value="0.789432" calcext:value-type="float">
            <text:p>0.789432</text:p>
          </table:table-cell>
          <table:table-cell office:value-type="float" office:value="0.006202" calcext:value-type="float">
            <text:p>0.006202</text:p>
          </table:table-cell>
          <table:table-cell office:value-type="float" office:value="0.016973" calcext:value-type="float">
            <text:p>0.01697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65" calcext:value-type="float">
            <text:p>15.65</text:p>
          </table:table-cell>
          <table:table-cell office:value-type="float" office:value="810.822378" calcext:value-type="float">
            <text:p>810.822378</text:p>
          </table:table-cell>
          <table:table-cell office:value-type="float" office:value="0.012635" calcext:value-type="float">
            <text:p>0.012635</text:p>
          </table:table-cell>
          <table:table-cell office:value-type="float" office:value="0.58501" calcext:value-type="float">
            <text:p>0.58501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02272" calcext:value-type="float">
            <text:p>0.002272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5.75" calcext:value-type="float">
            <text:p>15.75</text:p>
          </table:table-cell>
          <table:table-cell office:value-type="float" office:value="817.293959" calcext:value-type="float">
            <text:p>817.293959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140515" calcext:value-type="float">
            <text:p>0.140515</text:p>
          </table:table-cell>
          <table:table-cell office:value-type="float" office:value="0.00089" calcext:value-type="float">
            <text:p>0.00089</text:p>
          </table:table-cell>
          <table:table-cell office:value-type="float" office:value="0.999921" calcext:value-type="float">
            <text:p>0.9999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75" calcext:value-type="float">
            <text:p>15.75</text:p>
          </table:table-cell>
          <table:table-cell office:value-type="float" office:value="813.251893" calcext:value-type="float">
            <text:p>813.251893</text:p>
          </table:table-cell>
          <table:table-cell office:value-type="float" office:value="0.002212" calcext:value-type="float">
            <text:p>0.002212</text:p>
          </table:table-cell>
          <table:table-cell office:value-type="float" office:value="0.812045" calcext:value-type="float">
            <text:p>0.812045</text:p>
          </table:table-cell>
          <table:table-cell office:value-type="float" office:value="0.007001" calcext:value-type="float">
            <text:p>0.007001</text:p>
          </table:table-cell>
          <table:table-cell office:value-type="float" office:value="0.018662" calcext:value-type="float">
            <text:p>0.0186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75" calcext:value-type="float">
            <text:p>15.75</text:p>
          </table:table-cell>
          <table:table-cell office:value-type="float" office:value="810.784789" calcext:value-type="float">
            <text:p>810.784789</text:p>
          </table:table-cell>
          <table:table-cell office:value-type="float" office:value="0.013876" calcext:value-type="float">
            <text:p>0.013876</text:p>
          </table:table-cell>
          <table:table-cell office:value-type="float" office:value="0.563431" calcext:value-type="float">
            <text:p>0.563431</text:p>
          </table:table-cell>
          <table:table-cell office:value-type="float" office:value="0.043224" calcext:value-type="float">
            <text:p>0.043224</text:p>
          </table:table-cell>
          <table:table-cell office:value-type="float" office:value="0.002476" calcext:value-type="float">
            <text:p>0.002476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5.85" calcext:value-type="float">
            <text:p>15.85</text:p>
          </table:table-cell>
          <table:table-cell office:value-type="float" office:value="817.018261" calcext:value-type="float">
            <text:p>817.018261</text:p>
          </table:table-cell>
          <table:table-cell office:value-type="float" office:value="0.000313" calcext:value-type="float">
            <text:p>0.000313</text:p>
          </table:table-cell>
          <table:table-cell office:value-type="float" office:value="0.14974" calcext:value-type="float">
            <text:p>0.14974</text:p>
          </table:table-cell>
          <table:table-cell office:value-type="float" office:value="0.000907" calcext:value-type="float">
            <text:p>0.000907</text:p>
          </table:table-cell>
          <table:table-cell office:value-type="float" office:value="0.93081" calcext:value-type="float">
            <text:p>0.930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85" calcext:value-type="float">
            <text:p>15.85</text:p>
          </table:table-cell>
          <table:table-cell office:value-type="float" office:value="813.187858" calcext:value-type="float">
            <text:p>813.187858</text:p>
          </table:table-cell>
          <table:table-cell office:value-type="float" office:value="0.002463" calcext:value-type="float">
            <text:p>0.002463</text:p>
          </table:table-cell>
          <table:table-cell office:value-type="float" office:value="0.809038" calcext:value-type="float">
            <text:p>0.809038</text:p>
          </table:table-cell>
          <table:table-cell office:value-type="float" office:value="0.007795" calcext:value-type="float">
            <text:p>0.007795</text:p>
          </table:table-cell>
          <table:table-cell office:value-type="float" office:value="0.02082" calcext:value-type="float">
            <text:p>0.020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85" calcext:value-type="float">
            <text:p>15.85</text:p>
          </table:table-cell>
          <table:table-cell office:value-type="float" office:value="810.76762" calcext:value-type="float">
            <text:p>810.76762</text:p>
          </table:table-cell>
          <table:table-cell office:value-type="float" office:value="0.014198" calcext:value-type="float">
            <text:p>0.014198</text:p>
          </table:table-cell>
          <table:table-cell office:value-type="float" office:value="0.510704" calcext:value-type="float">
            <text:p>0.510704</text:p>
          </table:table-cell>
          <table:table-cell office:value-type="float" office:value="0.043841" calcext:value-type="float">
            <text:p>0.043841</text:p>
          </table:table-cell>
          <table:table-cell office:value-type="float" office:value="0.002865" calcext:value-type="float">
            <text:p>0.002865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5.95" calcext:value-type="float">
            <text:p>15.95</text:p>
          </table:table-cell>
          <table:table-cell office:value-type="float" office:value="816.774766" calcext:value-type="float">
            <text:p>816.774766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59897" calcext:value-type="float">
            <text:p>0.159897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845082" calcext:value-type="float">
            <text:p>0.8450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.95" calcext:value-type="float">
            <text:p>15.95</text:p>
          </table:table-cell>
          <table:table-cell office:value-type="float" office:value="813.116086" calcext:value-type="float">
            <text:p>813.116086</text:p>
          </table:table-cell>
          <table:table-cell office:value-type="float" office:value="0.019788" calcext:value-type="float">
            <text:p>0.019788</text:p>
          </table:table-cell>
          <table:table-cell office:value-type="float" office:value="0.934744" calcext:value-type="float">
            <text:p>0.934744</text:p>
          </table:table-cell>
          <table:table-cell office:value-type="float" office:value="0.073341" calcext:value-type="float">
            <text:p>0.073341</text:p>
          </table:table-cell>
          <table:table-cell office:value-type="float" office:value="0.023942" calcext:value-type="float">
            <text:p>0.023942</text:p>
          </table:table-cell>
          <table:table-cell office:value-type="float" office:value="0.000002" calcext:value-type="float">
            <text:p>2E-06</text:p>
          </table:table-cell>
          <table:table-cell table:number-columns-repeated="8"/>
        </table:table-row>
        <table:table-row table:style-name="ro1">
          <table:table-cell office:value-type="float" office:value="16.05" calcext:value-type="float">
            <text:p>16.05</text:p>
          </table:table-cell>
          <table:table-cell office:value-type="float" office:value="816.529844" calcext:value-type="float">
            <text:p>816.529844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168472" calcext:value-type="float">
            <text:p>0.168472</text:p>
          </table:table-cell>
          <table:table-cell office:value-type="float" office:value="0.000589" calcext:value-type="float">
            <text:p>0.000589</text:p>
          </table:table-cell>
          <table:table-cell office:value-type="float" office:value="0.742044" calcext:value-type="float">
            <text:p>0.7420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05" calcext:value-type="float">
            <text:p>16.05</text:p>
          </table:table-cell>
          <table:table-cell office:value-type="float" office:value="813.031395" calcext:value-type="float">
            <text:p>813.031395</text:p>
          </table:table-cell>
          <table:table-cell office:value-type="float" office:value="0.012794" calcext:value-type="float">
            <text:p>0.012794</text:p>
          </table:table-cell>
          <table:table-cell office:value-type="float" office:value="0.828396" calcext:value-type="float">
            <text:p>0.828396</text:p>
          </table:table-cell>
          <table:table-cell office:value-type="float" office:value="0.039431" calcext:value-type="float">
            <text:p>0.039431</text:p>
          </table:table-cell>
          <table:table-cell office:value-type="float" office:value="0.026579" calcext:value-type="float">
            <text:p>0.026579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16.05" calcext:value-type="float">
            <text:p>16.05</text:p>
          </table:table-cell>
          <table:table-cell office:value-type="float" office:value="810.668924" calcext:value-type="float">
            <text:p>810.668924</text:p>
          </table:table-cell>
          <table:table-cell office:value-type="float" office:value="0.089549" calcext:value-type="float">
            <text:p>0.089549</text:p>
          </table:table-cell>
          <table:table-cell office:value-type="float" office:value="0.98934" calcext:value-type="float">
            <text:p>0.98934</text:p>
          </table:table-cell>
          <table:table-cell office:value-type="float" office:value="0.280471" calcext:value-type="float">
            <text:p>0.280471</text:p>
          </table:table-cell>
          <table:table-cell office:value-type="float" office:value="0.004163" calcext:value-type="float">
            <text:p>0.004163</text:p>
          </table:table-cell>
          <table:table-cell office:value-type="float" office:value="0.000008" calcext:value-type="float">
            <text:p>8E-06</text:p>
          </table:table-cell>
        </table:table-row>
        <table:table-row table:style-name="ro1">
          <table:table-cell office:value-type="float" office:value="16.15" calcext:value-type="float">
            <text:p>16.15</text:p>
          </table:table-cell>
          <table:table-cell office:value-type="float" office:value="816.306296" calcext:value-type="float">
            <text:p>816.306296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188995" calcext:value-type="float">
            <text:p>0.188995</text:p>
          </table:table-cell>
          <table:table-cell office:value-type="float" office:value="0.000653" calcext:value-type="float">
            <text:p>0.000653</text:p>
          </table:table-cell>
          <table:table-cell office:value-type="float" office:value="0.61724" calcext:value-type="float">
            <text:p>0.617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15" calcext:value-type="float">
            <text:p>16.15</text:p>
          </table:table-cell>
          <table:table-cell office:value-type="float" office:value="812.944662" calcext:value-type="float">
            <text:p>812.944662</text:p>
          </table:table-cell>
          <table:table-cell office:value-type="float" office:value="0.010135" calcext:value-type="float">
            <text:p>0.010135</text:p>
          </table:table-cell>
          <table:table-cell office:value-type="float" office:value="0.82366" calcext:value-type="float">
            <text:p>0.82366</text:p>
          </table:table-cell>
          <table:table-cell office:value-type="float" office:value="0.031083" calcext:value-type="float">
            <text:p>0.031083</text:p>
          </table:table-cell>
          <table:table-cell office:value-type="float" office:value="0.028999" calcext:value-type="float">
            <text:p>0.028999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16.15" calcext:value-type="float">
            <text:p>16.15</text:p>
          </table:table-cell>
          <table:table-cell office:value-type="float" office:value="810.657442" calcext:value-type="float">
            <text:p>810.657442</text:p>
          </table:table-cell>
          <table:table-cell office:value-type="float" office:value="0.060314" calcext:value-type="float">
            <text:p>0.060314</text:p>
          </table:table-cell>
          <table:table-cell office:value-type="float" office:value="0.785366" calcext:value-type="float">
            <text:p>0.785366</text:p>
          </table:table-cell>
          <table:table-cell office:value-type="float" office:value="0.184885" calcext:value-type="float">
            <text:p>0.184885</text:p>
          </table:table-cell>
          <table:table-cell office:value-type="float" office:value="0.004762" calcext:value-type="float">
            <text:p>0.004762</text:p>
          </table:table-cell>
          <table:table-cell office:value-type="float" office:value="0.000006" calcext:value-type="float">
            <text:p>6E-06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 office:value-type="float" office:value="816.103445" calcext:value-type="float">
            <text:p>816.103445</text:p>
          </table:table-cell>
          <table:table-cell office:value-type="float" office:value="0.000238" calcext:value-type="float">
            <text:p>0.000238</text:p>
          </table:table-cell>
          <table:table-cell office:value-type="float" office:value="0.213159" calcext:value-type="float">
            <text:p>0.213159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500818" calcext:value-type="float">
            <text:p>0.5008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25" calcext:value-type="float">
            <text:p>16.25</text:p>
          </table:table-cell>
          <table:table-cell office:value-type="float" office:value="812.853754" calcext:value-type="float">
            <text:p>812.853754</text:p>
          </table:table-cell>
          <table:table-cell office:value-type="float" office:value="0.007529" calcext:value-type="float">
            <text:p>0.007529</text:p>
          </table:table-cell>
          <table:table-cell office:value-type="float" office:value="0.810256" calcext:value-type="float">
            <text:p>0.810256</text:p>
          </table:table-cell>
          <table:table-cell office:value-type="float" office:value="0.023053" calcext:value-type="float">
            <text:p>0.023053</text:p>
          </table:table-cell>
          <table:table-cell office:value-type="float" office:value="0.031074" calcext:value-type="float">
            <text:p>0.031074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16.25" calcext:value-type="float">
            <text:p>16.25</text:p>
          </table:table-cell>
          <table:table-cell office:value-type="float" office:value="810.632344" calcext:value-type="float">
            <text:p>810.632344</text:p>
          </table:table-cell>
          <table:table-cell office:value-type="float" office:value="0.040148" calcext:value-type="float">
            <text:p>0.040148</text:p>
          </table:table-cell>
          <table:table-cell office:value-type="float" office:value="0.720832" calcext:value-type="float">
            <text:p>0.720832</text:p>
          </table:table-cell>
          <table:table-cell office:value-type="float" office:value="0.122405" calcext:value-type="float">
            <text:p>0.122405</text:p>
          </table:table-cell>
          <table:table-cell office:value-type="float" office:value="0.005489" calcext:value-type="float">
            <text:p>0.005489</text:p>
          </table:table-cell>
          <table:table-cell office:value-type="float" office:value="0.000004" calcext:value-type="float">
            <text:p>4E-06</text:p>
          </table:table-cell>
        </table:table-row>
        <table:table-row table:style-name="ro1">
          <table:table-cell office:value-type="float" office:value="16.35" calcext:value-type="float">
            <text:p>16.35</text:p>
          </table:table-cell>
          <table:table-cell office:value-type="float" office:value="815.866984" calcext:value-type="float">
            <text:p>815.866984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248092" calcext:value-type="float">
            <text:p>0.248092</text:p>
          </table:table-cell>
          <table:table-cell office:value-type="float" office:value="0.000828" calcext:value-type="float">
            <text:p>0.000828</text:p>
          </table:table-cell>
          <table:table-cell office:value-type="float" office:value="0.387267" calcext:value-type="float">
            <text:p>0.3872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35" calcext:value-type="float">
            <text:p>16.35</text:p>
          </table:table-cell>
          <table:table-cell office:value-type="float" office:value="812.730851" calcext:value-type="float">
            <text:p>812.730851</text:p>
          </table:table-cell>
          <table:table-cell office:value-type="float" office:value="0.005964" calcext:value-type="float">
            <text:p>0.005964</text:p>
          </table:table-cell>
          <table:table-cell office:value-type="float" office:value="0.807136" calcext:value-type="float">
            <text:p>0.807136</text:p>
          </table:table-cell>
          <table:table-cell office:value-type="float" office:value="0.018291" calcext:value-type="float">
            <text:p>0.018291</text:p>
          </table:table-cell>
          <table:table-cell office:value-type="float" office:value="0.033722" calcext:value-type="float">
            <text:p>0.033722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16.35" calcext:value-type="float">
            <text:p>16.35</text:p>
          </table:table-cell>
          <table:table-cell office:value-type="float" office:value="810.586231" calcext:value-type="float">
            <text:p>810.586231</text:p>
          </table:table-cell>
          <table:table-cell office:value-type="float" office:value="0.027733" calcext:value-type="float">
            <text:p>0.027733</text:p>
          </table:table-cell>
          <table:table-cell office:value-type="float" office:value="0.693863" calcext:value-type="float">
            <text:p>0.693863</text:p>
          </table:table-cell>
          <table:table-cell office:value-type="float" office:value="0.08449" calcext:value-type="float">
            <text:p>0.08449</text:p>
          </table:table-cell>
          <table:table-cell office:value-type="float" office:value="0.006724" calcext:value-type="float">
            <text:p>0.006724</text:p>
          </table:table-cell>
          <table:table-cell office:value-type="float" office:value="0.000003" calcext:value-type="float">
            <text:p>3E-06</text:p>
          </table:table-cell>
        </table:table-row>
        <table:table-row table:style-name="ro1">
          <table:table-cell office:value-type="float" office:value="16.45" calcext:value-type="float">
            <text:p>16.45</text:p>
          </table:table-cell>
          <table:table-cell office:value-type="float" office:value="815.615037" calcext:value-type="float">
            <text:p>815.615037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300708" calcext:value-type="float">
            <text:p>0.300708</text:p>
          </table:table-cell>
          <table:table-cell office:value-type="float" office:value="0.001087" calcext:value-type="float">
            <text:p>0.001087</text:p>
          </table:table-cell>
          <table:table-cell office:value-type="float" office:value="0.286359" calcext:value-type="float">
            <text:p>0.286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812.553801" calcext:value-type="float">
            <text:p>812.553801</text:p>
          </table:table-cell>
          <table:table-cell office:value-type="float" office:value="0.004878" calcext:value-type="float">
            <text:p>0.004878</text:p>
          </table:table-cell>
          <table:table-cell office:value-type="float" office:value="0.803117" calcext:value-type="float">
            <text:p>0.803117</text:p>
          </table:table-cell>
          <table:table-cell office:value-type="float" office:value="0.015024" calcext:value-type="float">
            <text:p>0.015024</text:p>
          </table:table-cell>
          <table:table-cell office:value-type="float" office:value="0.036155" calcext:value-type="float">
            <text:p>0.0361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810.485076" calcext:value-type="float">
            <text:p>810.485076</text:p>
          </table:table-cell>
          <table:table-cell office:value-type="float" office:value="0.019952" calcext:value-type="float">
            <text:p>0.019952</text:p>
          </table:table-cell>
          <table:table-cell office:value-type="float" office:value="0.718174" calcext:value-type="float">
            <text:p>0.718174</text:p>
          </table:table-cell>
          <table:table-cell office:value-type="float" office:value="0.061141" calcext:value-type="float">
            <text:p>0.061141</text:p>
          </table:table-cell>
          <table:table-cell office:value-type="float" office:value="0.008386" calcext:value-type="float">
            <text:p>0.00838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16.55" calcext:value-type="float">
            <text:p>16.55</text:p>
          </table:table-cell>
          <table:table-cell office:value-type="float" office:value="815.484484" calcext:value-type="float">
            <text:p>815.484484</text:p>
          </table:table-cell>
          <table:table-cell office:value-type="float" office:value="0.000429" calcext:value-type="float">
            <text:p>0.000429</text:p>
          </table:table-cell>
          <table:table-cell office:value-type="float" office:value="0.335776" calcext:value-type="float">
            <text:p>0.335776</text:p>
          </table:table-cell>
          <table:table-cell office:value-type="float" office:value="0.001251" calcext:value-type="float">
            <text:p>0.001251</text:p>
          </table:table-cell>
          <table:table-cell office:value-type="float" office:value="0.237837" calcext:value-type="float">
            <text:p>0.2378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55" calcext:value-type="float">
            <text:p>16.55</text:p>
          </table:table-cell>
          <table:table-cell office:value-type="float" office:value="812.457847" calcext:value-type="float">
            <text:p>812.457847</text:p>
          </table:table-cell>
          <table:table-cell office:value-type="float" office:value="0.004414" calcext:value-type="float">
            <text:p>0.004414</text:p>
          </table:table-cell>
          <table:table-cell office:value-type="float" office:value="0.814331" calcext:value-type="float">
            <text:p>0.814331</text:p>
          </table:table-cell>
          <table:table-cell office:value-type="float" office:value="0.013667" calcext:value-type="float">
            <text:p>0.013667</text:p>
          </table:table-cell>
          <table:table-cell office:value-type="float" office:value="0.036367" calcext:value-type="float">
            <text:p>0.0363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55" calcext:value-type="float">
            <text:p>16.55</text:p>
          </table:table-cell>
          <table:table-cell office:value-type="float" office:value="810.438235" calcext:value-type="float">
            <text:p>810.438235</text:p>
          </table:table-cell>
          <table:table-cell office:value-type="float" office:value="0.015983" calcext:value-type="float">
            <text:p>0.015983</text:p>
          </table:table-cell>
          <table:table-cell office:value-type="float" office:value="0.744199" calcext:value-type="float">
            <text:p>0.744199</text:p>
          </table:table-cell>
          <table:table-cell office:value-type="float" office:value="0.049347" calcext:value-type="float">
            <text:p>0.049347</text:p>
          </table:table-cell>
          <table:table-cell office:value-type="float" office:value="0.009599" calcext:value-type="float">
            <text:p>0.009599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815.327314" calcext:value-type="float">
            <text:p>815.327314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0.387199" calcext:value-type="float">
            <text:p>0.387199</text:p>
          </table:table-cell>
          <table:table-cell office:value-type="float" office:value="0.001481" calcext:value-type="float">
            <text:p>0.001481</text:p>
          </table:table-cell>
          <table:table-cell office:value-type="float" office:value="0.189921" calcext:value-type="float">
            <text:p>0.1899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65" calcext:value-type="float">
            <text:p>16.65</text:p>
          </table:table-cell>
          <table:table-cell office:value-type="float" office:value="812.327338" calcext:value-type="float">
            <text:p>812.327338</text:p>
          </table:table-cell>
          <table:table-cell office:value-type="float" office:value="0.003928" calcext:value-type="float">
            <text:p>0.003928</text:p>
          </table:table-cell>
          <table:table-cell office:value-type="float" office:value="0.826148" calcext:value-type="float">
            <text:p>0.826148</text:p>
          </table:table-cell>
          <table:table-cell office:value-type="float" office:value="0.012253" calcext:value-type="float">
            <text:p>0.012253</text:p>
          </table:table-cell>
          <table:table-cell office:value-type="float" office:value="0.036169" calcext:value-type="float">
            <text:p>0.03616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65" calcext:value-type="float">
            <text:p>16.65</text:p>
          </table:table-cell>
          <table:table-cell office:value-type="float" office:value="810.360135" calcext:value-type="float">
            <text:p>810.360135</text:p>
          </table:table-cell>
          <table:table-cell office:value-type="float" office:value="0.01229" calcext:value-type="float">
            <text:p>0.01229</text:p>
          </table:table-cell>
          <table:table-cell office:value-type="float" office:value="0.786353" calcext:value-type="float">
            <text:p>0.786353</text:p>
          </table:table-cell>
          <table:table-cell office:value-type="float" office:value="0.038312" calcext:value-type="float">
            <text:p>0.038312</text:p>
          </table:table-cell>
          <table:table-cell office:value-type="float" office:value="0.011287" calcext:value-type="float">
            <text:p>0.011287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6.75" calcext:value-type="float">
            <text:p>16.75</text:p>
          </table:table-cell>
          <table:table-cell office:value-type="float" office:value="815.203348" calcext:value-type="float">
            <text:p>815.20334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423229" calcext:value-type="float">
            <text:p>0.423229</text:p>
          </table:table-cell>
          <table:table-cell office:value-type="float" office:value="0.001558" calcext:value-type="float">
            <text:p>0.001558</text:p>
          </table:table-cell>
          <table:table-cell office:value-type="float" office:value="0.156406" calcext:value-type="float">
            <text:p>0.156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75" calcext:value-type="float">
            <text:p>16.75</text:p>
          </table:table-cell>
          <table:table-cell office:value-type="float" office:value="812.212892" calcext:value-type="float">
            <text:p>812.212892</text:p>
          </table:table-cell>
          <table:table-cell office:value-type="float" office:value="0.003334" calcext:value-type="float">
            <text:p>0.003334</text:p>
          </table:table-cell>
          <table:table-cell office:value-type="float" office:value="0.807224" calcext:value-type="float">
            <text:p>0.807224</text:p>
          </table:table-cell>
          <table:table-cell office:value-type="float" office:value="0.010433" calcext:value-type="float">
            <text:p>0.010433</text:p>
          </table:table-cell>
          <table:table-cell office:value-type="float" office:value="0.034847" calcext:value-type="float">
            <text:p>0.0348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75" calcext:value-type="float">
            <text:p>16.75</text:p>
          </table:table-cell>
          <table:table-cell office:value-type="float" office:value="810.282625" calcext:value-type="float">
            <text:p>810.282625</text:p>
          </table:table-cell>
          <table:table-cell office:value-type="float" office:value="0.00939" calcext:value-type="float">
            <text:p>0.00939</text:p>
          </table:table-cell>
          <table:table-cell office:value-type="float" office:value="0.838965" calcext:value-type="float">
            <text:p>0.838965</text:p>
          </table:table-cell>
          <table:table-cell office:value-type="float" office:value="0.029537" calcext:value-type="float">
            <text:p>0.029537</text:p>
          </table:table-cell>
          <table:table-cell office:value-type="float" office:value="0.012629" calcext:value-type="float">
            <text:p>0.012629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6.85" calcext:value-type="float">
            <text:p>16.85</text:p>
          </table:table-cell>
          <table:table-cell office:value-type="float" office:value="815.089257" calcext:value-type="float">
            <text:p>815.089257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449482" calcext:value-type="float">
            <text:p>0.449482</text:p>
          </table:table-cell>
          <table:table-cell office:value-type="float" office:value="0.001417" calcext:value-type="float">
            <text:p>0.001417</text:p>
          </table:table-cell>
          <table:table-cell office:value-type="float" office:value="0.134524" calcext:value-type="float">
            <text:p>0.1345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85" calcext:value-type="float">
            <text:p>16.85</text:p>
          </table:table-cell>
          <table:table-cell office:value-type="float" office:value="812.105664" calcext:value-type="float">
            <text:p>812.105664</text:p>
          </table:table-cell>
          <table:table-cell office:value-type="float" office:value="0.00262" calcext:value-type="float">
            <text:p>0.00262</text:p>
          </table:table-cell>
          <table:table-cell office:value-type="float" office:value="0.79309" calcext:value-type="float">
            <text:p>0.79309</text:p>
          </table:table-cell>
          <table:table-cell office:value-type="float" office:value="0.008234" calcext:value-type="float">
            <text:p>0.008234</text:p>
          </table:table-cell>
          <table:table-cell office:value-type="float" office:value="0.033356" calcext:value-type="float">
            <text:p>0.0333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85" calcext:value-type="float">
            <text:p>16.85</text:p>
          </table:table-cell>
          <table:table-cell office:value-type="float" office:value="810.19293" calcext:value-type="float">
            <text:p>810.19293</text:p>
          </table:table-cell>
          <table:table-cell office:value-type="float" office:value="0.00669" calcext:value-type="float">
            <text:p>0.00669</text:p>
          </table:table-cell>
          <table:table-cell office:value-type="float" office:value="0.916944" calcext:value-type="float">
            <text:p>0.916944</text:p>
          </table:table-cell>
          <table:table-cell office:value-type="float" office:value="0.021281" calcext:value-type="float">
            <text:p>0.021281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6.95" calcext:value-type="float">
            <text:p>16.95</text:p>
          </table:table-cell>
          <table:table-cell office:value-type="float" office:value="814.95874" calcext:value-type="float">
            <text:p>814.95874</text:p>
          </table:table-cell>
          <table:table-cell office:value-type="float" office:value="0.000415" calcext:value-type="float">
            <text:p>0.000415</text:p>
          </table:table-cell>
          <table:table-cell office:value-type="float" office:value="0.4519" calcext:value-type="float">
            <text:p>0.4519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.109689" calcext:value-type="float">
            <text:p>0.10968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95" calcext:value-type="float">
            <text:p>16.95</text:p>
          </table:table-cell>
          <table:table-cell office:value-type="float" office:value="811.965012" calcext:value-type="float">
            <text:p>811.965012</text:p>
          </table:table-cell>
          <table:table-cell office:value-type="float" office:value="0.002146" calcext:value-type="float">
            <text:p>0.002146</text:p>
          </table:table-cell>
          <table:table-cell office:value-type="float" office:value="0.774289" calcext:value-type="float">
            <text:p>0.774289</text:p>
          </table:table-cell>
          <table:table-cell office:value-type="float" office:value="0.006756" calcext:value-type="float">
            <text:p>0.006756</text:p>
          </table:table-cell>
          <table:table-cell office:value-type="float" office:value="0.028292" calcext:value-type="float">
            <text:p>0.02829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.95" calcext:value-type="float">
            <text:p>16.95</text:p>
          </table:table-cell>
          <table:table-cell office:value-type="float" office:value="810.04281" calcext:value-type="float">
            <text:p>810.04281</text:p>
          </table:table-cell>
          <table:table-cell office:value-type="float" office:value="0.004731" calcext:value-type="float">
            <text:p>0.004731</text:p>
          </table:table-cell>
          <table:table-cell office:value-type="float" office:value="0.998104" calcext:value-type="float">
            <text:p>0.998104</text:p>
          </table:table-cell>
          <table:table-cell office:value-type="float" office:value="0.015186" calcext:value-type="float">
            <text:p>0.015186</text:p>
          </table:table-cell>
          <table:table-cell office:value-type="float" office:value="0.014673" calcext:value-type="float">
            <text:p>0.014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" calcext:value-type="float">
            <text:p>17.05</text:p>
          </table:table-cell>
          <table:table-cell office:value-type="float" office:value="814.871123" calcext:value-type="float">
            <text:p>814.871123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450561" calcext:value-type="float">
            <text:p>0.450561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91141" calcext:value-type="float">
            <text:p>0.091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05" calcext:value-type="float">
            <text:p>17.05</text:p>
          </table:table-cell>
          <table:table-cell office:value-type="float" office:value="811.866885" calcext:value-type="float">
            <text:p>811.866885</text:p>
          </table:table-cell>
          <table:table-cell office:value-type="float" office:value="0.001891" calcext:value-type="float">
            <text:p>0.001891</text:p>
          </table:table-cell>
          <table:table-cell office:value-type="float" office:value="0.746051" calcext:value-type="float">
            <text:p>0.746051</text:p>
          </table:table-cell>
          <table:table-cell office:value-type="float" office:value="0.005938" calcext:value-type="float">
            <text:p>0.005938</text:p>
          </table:table-cell>
          <table:table-cell office:value-type="float" office:value="0.023995" calcext:value-type="float">
            <text:p>0.023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05" calcext:value-type="float">
            <text:p>17.05</text:p>
          </table:table-cell>
          <table:table-cell office:value-type="float" office:value="809.90967" calcext:value-type="float">
            <text:p>809.90967</text:p>
          </table:table-cell>
          <table:table-cell office:value-type="float" office:value="0.003815" calcext:value-type="float">
            <text:p>0.003815</text:p>
          </table:table-cell>
          <table:table-cell office:value-type="float" office:value="1.067908" calcext:value-type="float">
            <text:p>1.067908</text:p>
          </table:table-cell>
          <table:table-cell office:value-type="float" office:value="0.012312" calcext:value-type="float">
            <text:p>0.012312</text:p>
          </table:table-cell>
          <table:table-cell office:value-type="float" office:value="0.014356" calcext:value-type="float">
            <text:p>0.014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float" office:value="814.803504" calcext:value-type="float">
            <text:p>814.803504</text:p>
          </table:table-cell>
          <table:table-cell office:value-type="float" office:value="0.000382" calcext:value-type="float">
            <text:p>0.000382</text:p>
          </table:table-cell>
          <table:table-cell office:value-type="float" office:value="0.451451" calcext:value-type="float">
            <text:p>0.451451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0.076809" calcext:value-type="float">
            <text:p>0.0768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811.78858" calcext:value-type="float">
            <text:p>811.78858</text:p>
          </table:table-cell>
          <table:table-cell office:value-type="float" office:value="0.001891" calcext:value-type="float">
            <text:p>0.001891</text:p>
          </table:table-cell>
          <table:table-cell office:value-type="float" office:value="0.733672" calcext:value-type="float">
            <text:p>0.733672</text:p>
          </table:table-cell>
          <table:table-cell office:value-type="float" office:value="0.005928" calcext:value-type="float">
            <text:p>0.005928</text:p>
          </table:table-cell>
          <table:table-cell office:value-type="float" office:value="0.020112" calcext:value-type="float">
            <text:p>0.020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809.775911" calcext:value-type="float">
            <text:p>809.775911</text:p>
          </table:table-cell>
          <table:table-cell office:value-type="float" office:value="0.003475" calcext:value-type="float">
            <text:p>0.003475</text:p>
          </table:table-cell>
          <table:table-cell office:value-type="float" office:value="1.132942" calcext:value-type="float">
            <text:p>1.132942</text:p>
          </table:table-cell>
          <table:table-cell office:value-type="float" office:value="0.01126" calcext:value-type="float">
            <text:p>0.01126</text:p>
          </table:table-cell>
          <table:table-cell office:value-type="float" office:value="0.013757" calcext:value-type="float">
            <text:p>0.013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814.72628" calcext:value-type="float">
            <text:p>814.72628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.447693" calcext:value-type="float">
            <text:p>0.447693</text:p>
          </table:table-cell>
          <table:table-cell office:value-type="float" office:value="0.001076" calcext:value-type="float">
            <text:p>0.001076</text:p>
          </table:table-cell>
          <table:table-cell office:value-type="float" office:value="0.062572" calcext:value-type="float">
            <text:p>0.06257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25" calcext:value-type="float">
            <text:p>17.25</text:p>
          </table:table-cell>
          <table:table-cell office:value-type="float" office:value="811.705679" calcext:value-type="float">
            <text:p>811.705679</text:p>
          </table:table-cell>
          <table:table-cell office:value-type="float" office:value="0.001891" calcext:value-type="float">
            <text:p>0.001891</text:p>
          </table:table-cell>
          <table:table-cell office:value-type="float" office:value="0.728814" calcext:value-type="float">
            <text:p>0.728814</text:p>
          </table:table-cell>
          <table:table-cell office:value-type="float" office:value="0.005906" calcext:value-type="float">
            <text:p>0.005906</text:p>
          </table:table-cell>
          <table:table-cell office:value-type="float" office:value="0.015618" calcext:value-type="float">
            <text:p>0.0156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25" calcext:value-type="float">
            <text:p>17.25</text:p>
          </table:table-cell>
          <table:table-cell office:value-type="float" office:value="809.573726" calcext:value-type="float">
            <text:p>809.573726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1.236627" calcext:value-type="float">
            <text:p>1.236627</text:p>
          </table:table-cell>
          <table:table-cell office:value-type="float" office:value="0.009941" calcext:value-type="float">
            <text:p>0.009941</text:p>
          </table:table-cell>
          <table:table-cell office:value-type="float" office:value="0.012772" calcext:value-type="float">
            <text:p>0.012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" calcext:value-type="float">
            <text:p>17.35</text:p>
          </table:table-cell>
          <table:table-cell office:value-type="float" office:value="814.648765" calcext:value-type="float">
            <text:p>814.648765</text:p>
          </table:table-cell>
          <table:table-cell office:value-type="float" office:value="0.000371" calcext:value-type="float">
            <text:p>0.000371</text:p>
          </table:table-cell>
          <table:table-cell office:value-type="float" office:value="0.446584" calcext:value-type="float">
            <text:p>0.446584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.053021" calcext:value-type="float">
            <text:p>0.053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35" calcext:value-type="float">
            <text:p>17.35</text:p>
          </table:table-cell>
          <table:table-cell office:value-type="float" office:value="811.606766" calcext:value-type="float">
            <text:p>811.606766</text:p>
          </table:table-cell>
          <table:table-cell office:value-type="float" office:value="0.002004" calcext:value-type="float">
            <text:p>0.002004</text:p>
          </table:table-cell>
          <table:table-cell office:value-type="float" office:value="0.724178" calcext:value-type="float">
            <text:p>0.724178</text:p>
          </table:table-cell>
          <table:table-cell office:value-type="float" office:value="0.006244" calcext:value-type="float">
            <text:p>0.006244</text:p>
          </table:table-cell>
          <table:table-cell office:value-type="float" office:value="0.012664" calcext:value-type="float">
            <text:p>0.0126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35" calcext:value-type="float">
            <text:p>17.35</text:p>
          </table:table-cell>
          <table:table-cell office:value-type="float" office:value="809.362694" calcext:value-type="float">
            <text:p>809.362694</text:p>
          </table:table-cell>
          <table:table-cell office:value-type="float" office:value="0.003026" calcext:value-type="float">
            <text:p>0.003026</text:p>
          </table:table-cell>
          <table:table-cell office:value-type="float" office:value="1.33851" calcext:value-type="float">
            <text:p>1.33851</text:p>
          </table:table-cell>
          <table:table-cell office:value-type="float" office:value="0.009924" calcext:value-type="float">
            <text:p>0.009924</text:p>
          </table:table-cell>
          <table:table-cell office:value-type="float" office:value="0.011563" calcext:value-type="float">
            <text:p>0.011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5" calcext:value-type="float">
            <text:p>17.45</text:p>
          </table:table-cell>
          <table:table-cell office:value-type="float" office:value="814.573004" calcext:value-type="float">
            <text:p>814.573004</text:p>
          </table:table-cell>
          <table:table-cell office:value-type="float" office:value="0.000422" calcext:value-type="float">
            <text:p>0.000422</text:p>
          </table:table-cell>
          <table:table-cell office:value-type="float" office:value="0.465816" calcext:value-type="float">
            <text:p>0.465816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.043695" calcext:value-type="float">
            <text:p>0.04369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5" calcext:value-type="float">
            <text:p>17.45</text:p>
          </table:table-cell>
          <table:table-cell office:value-type="float" office:value="811.512412" calcext:value-type="float">
            <text:p>811.512412</text:p>
          </table:table-cell>
          <table:table-cell office:value-type="float" office:value="0.002337" calcext:value-type="float">
            <text:p>0.002337</text:p>
          </table:table-cell>
          <table:table-cell office:value-type="float" office:value="0.747356" calcext:value-type="float">
            <text:p>0.747356</text:p>
          </table:table-cell>
          <table:table-cell office:value-type="float" office:value="0.007268" calcext:value-type="float">
            <text:p>0.007268</text:p>
          </table:table-cell>
          <table:table-cell office:value-type="float" office:value="0.010112" calcext:value-type="float">
            <text:p>0.010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45" calcext:value-type="float">
            <text:p>17.45</text:p>
          </table:table-cell>
          <table:table-cell office:value-type="float" office:value="809.062736" calcext:value-type="float">
            <text:p>809.062736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1.496711" calcext:value-type="float">
            <text:p>1.496711</text:p>
          </table:table-cell>
          <table:table-cell office:value-type="float" office:value="0.010165" calcext:value-type="float">
            <text:p>0.010165</text:p>
          </table:table-cell>
          <table:table-cell office:value-type="float" office:value="0.011055" calcext:value-type="float">
            <text:p>0.01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814.544301" calcext:value-type="float">
            <text:p>814.544301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521013" calcext:value-type="float">
            <text:p>0.521013</text:p>
          </table:table-cell>
          <table:table-cell office:value-type="float" office:value="0.001397" calcext:value-type="float">
            <text:p>0.001397</text:p>
          </table:table-cell>
          <table:table-cell office:value-type="float" office:value="0.033406" calcext:value-type="float">
            <text:p>0.0334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55" calcext:value-type="float">
            <text:p>17.55</text:p>
          </table:table-cell>
          <table:table-cell office:value-type="float" office:value="811.472081" calcext:value-type="float">
            <text:p>811.472081</text:p>
          </table:table-cell>
          <table:table-cell office:value-type="float" office:value="0.002573" calcext:value-type="float">
            <text:p>0.002573</text:p>
          </table:table-cell>
          <table:table-cell office:value-type="float" office:value="0.841182" calcext:value-type="float">
            <text:p>0.841182</text:p>
          </table:table-cell>
          <table:table-cell office:value-type="float" office:value="0.008041" calcext:value-type="float">
            <text:p>0.008041</text:p>
          </table:table-cell>
          <table:table-cell office:value-type="float" office:value="0.007829" calcext:value-type="float">
            <text:p>0.0078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55" calcext:value-type="float">
            <text:p>17.55</text:p>
          </table:table-cell>
          <table:table-cell office:value-type="float" office:value="808.825176" calcext:value-type="float">
            <text:p>808.825176</text:p>
          </table:table-cell>
          <table:table-cell office:value-type="float" office:value="0.002782" calcext:value-type="float">
            <text:p>0.002782</text:p>
          </table:table-cell>
          <table:table-cell office:value-type="float" office:value="1.575834" calcext:value-type="float">
            <text:p>1.575834</text:p>
          </table:table-cell>
          <table:table-cell office:value-type="float" office:value="0.009252" calcext:value-type="float">
            <text:p>0.009252</text:p>
          </table:table-cell>
          <table:table-cell office:value-type="float" office:value="0.010043" calcext:value-type="float">
            <text:p>0.010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814.47597" calcext:value-type="float">
            <text:p>814.47597</text:p>
          </table:table-cell>
          <table:table-cell office:value-type="float" office:value="0.000389" calcext:value-type="float">
            <text:p>0.000389</text:p>
          </table:table-cell>
          <table:table-cell office:value-type="float" office:value="0.416854" calcext:value-type="float">
            <text:p>0.416854</text:p>
          </table:table-cell>
          <table:table-cell office:value-type="float" office:value="0.001149" calcext:value-type="float">
            <text:p>0.001149</text:p>
          </table:table-cell>
          <table:table-cell office:value-type="float" office:value="0.031465" calcext:value-type="float">
            <text:p>0.03146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65" calcext:value-type="float">
            <text:p>17.65</text:p>
          </table:table-cell>
          <table:table-cell office:value-type="float" office:value="811.414714" calcext:value-type="float">
            <text:p>811.414714</text:p>
          </table:table-cell>
          <table:table-cell office:value-type="float" office:value="0.002665" calcext:value-type="float">
            <text:p>0.002665</text:p>
          </table:table-cell>
          <table:table-cell office:value-type="float" office:value="0.730595" calcext:value-type="float">
            <text:p>0.730595</text:p>
          </table:table-cell>
          <table:table-cell office:value-type="float" office:value="0.008163" calcext:value-type="float">
            <text:p>0.008163</text:p>
          </table:table-cell>
          <table:table-cell office:value-type="float" office:value="0.006126" calcext:value-type="float">
            <text:p>0.006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65" calcext:value-type="float">
            <text:p>17.65</text:p>
          </table:table-cell>
          <table:table-cell office:value-type="float" office:value="808.571118" calcext:value-type="float">
            <text:p>808.571118</text:p>
          </table:table-cell>
          <table:table-cell office:value-type="float" office:value="0.003264" calcext:value-type="float">
            <text:p>0.003264</text:p>
          </table:table-cell>
          <table:table-cell office:value-type="float" office:value="1.646189" calcext:value-type="float">
            <text:p>1.646189</text:p>
          </table:table-cell>
          <table:table-cell office:value-type="float" office:value="0.010819" calcext:value-type="float">
            <text:p>0.010819</text:p>
          </table:table-cell>
          <table:table-cell office:value-type="float" office:value="0.007586" calcext:value-type="float">
            <text:p>0.007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814.420396" calcext:value-type="float">
            <text:p>814.420396</text:p>
          </table:table-cell>
          <table:table-cell office:value-type="float" office:value="0.000387" calcext:value-type="float">
            <text:p>0.000387</text:p>
          </table:table-cell>
          <table:table-cell office:value-type="float" office:value="0.398915" calcext:value-type="float">
            <text:p>0.398915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0.023824" calcext:value-type="float">
            <text:p>0.0238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75" calcext:value-type="float">
            <text:p>17.75</text:p>
          </table:table-cell>
          <table:table-cell office:value-type="float" office:value="811.340739" calcext:value-type="float">
            <text:p>811.340739</text:p>
          </table:table-cell>
          <table:table-cell office:value-type="float" office:value="0.002949" calcext:value-type="float">
            <text:p>0.002949</text:p>
          </table:table-cell>
          <table:table-cell office:value-type="float" office:value="0.72083" calcext:value-type="float">
            <text:p>0.72083</text:p>
          </table:table-cell>
          <table:table-cell office:value-type="float" office:value="0.008969" calcext:value-type="float">
            <text:p>0.008969</text:p>
          </table:table-cell>
          <table:table-cell office:value-type="float" office:value="0.004225" calcext:value-type="float">
            <text:p>0.0042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75" calcext:value-type="float">
            <text:p>17.75</text:p>
          </table:table-cell>
          <table:table-cell office:value-type="float" office:value="808.25076" calcext:value-type="float">
            <text:p>808.25076</text:p>
          </table:table-cell>
          <table:table-cell office:value-type="float" office:value="0.003471" calcext:value-type="float">
            <text:p>0.003471</text:p>
          </table:table-cell>
          <table:table-cell office:value-type="float" office:value="1.713734" calcext:value-type="float">
            <text:p>1.713734</text:p>
          </table:table-cell>
          <table:table-cell office:value-type="float" office:value="0.011507" calcext:value-type="float">
            <text:p>0.011507</text:p>
          </table:table-cell>
          <table:table-cell office:value-type="float" office:value="0.00558" calcext:value-type="float">
            <text:p>0.00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814.376966" calcext:value-type="float">
            <text:p>814.376966</text:p>
          </table:table-cell>
          <table:table-cell office:value-type="float" office:value="0.000386" calcext:value-type="float">
            <text:p>0.000386</text:p>
          </table:table-cell>
          <table:table-cell office:value-type="float" office:value="0.383521" calcext:value-type="float">
            <text:p>0.383521</text:p>
          </table:table-cell>
          <table:table-cell office:value-type="float" office:value="0.001138" calcext:value-type="float">
            <text:p>0.001138</text:p>
          </table:table-cell>
          <table:table-cell office:value-type="float" office:value="0.019712" calcext:value-type="float">
            <text:p>0.0197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5" calcext:value-type="float">
            <text:p>17.85</text:p>
          </table:table-cell>
          <table:table-cell office:value-type="float" office:value="811.292058" calcext:value-type="float">
            <text:p>811.292058</text:p>
          </table:table-cell>
          <table:table-cell office:value-type="float" office:value="0.003403" calcext:value-type="float">
            <text:p>0.003403</text:p>
          </table:table-cell>
          <table:table-cell office:value-type="float" office:value="0.767249" calcext:value-type="float">
            <text:p>0.767249</text:p>
          </table:table-cell>
          <table:table-cell office:value-type="float" office:value="0.010357" calcext:value-type="float">
            <text:p>0.010357</text:p>
          </table:table-cell>
          <table:table-cell office:value-type="float" office:value="0.003174" calcext:value-type="float">
            <text:p>0.003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85" calcext:value-type="float">
            <text:p>17.85</text:p>
          </table:table-cell>
          <table:table-cell office:value-type="float" office:value="807.968345" calcext:value-type="float">
            <text:p>807.968345</text:p>
          </table:table-cell>
          <table:table-cell office:value-type="float" office:value="0.003694" calcext:value-type="float">
            <text:p>0.003694</text:p>
          </table:table-cell>
          <table:table-cell office:value-type="float" office:value="1.771427" calcext:value-type="float">
            <text:p>1.771427</text:p>
          </table:table-cell>
          <table:table-cell office:value-type="float" office:value="0.012267" calcext:value-type="float">
            <text:p>0.012267</text:p>
          </table:table-cell>
          <table:table-cell office:value-type="float" office:value="0.004473" calcext:value-type="float">
            <text:p>0.004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814.346176" calcext:value-type="float">
            <text:p>814.346176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0.362524" calcext:value-type="float">
            <text:p>0.362524</text:p>
          </table:table-cell>
          <table:table-cell office:value-type="float" office:value="0.001101" calcext:value-type="float">
            <text:p>0.001101</text:p>
          </table:table-cell>
          <table:table-cell office:value-type="float" office:value="0.015611" calcext:value-type="float">
            <text:p>0.0156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95" calcext:value-type="float">
            <text:p>17.95</text:p>
          </table:table-cell>
          <table:table-cell office:value-type="float" office:value="811.263032" calcext:value-type="float">
            <text:p>811.263032</text:p>
          </table:table-cell>
          <table:table-cell office:value-type="float" office:value="0.003594" calcext:value-type="float">
            <text:p>0.003594</text:p>
          </table:table-cell>
          <table:table-cell office:value-type="float" office:value="0.75004" calcext:value-type="float">
            <text:p>0.75004</text:p>
          </table:table-cell>
          <table:table-cell office:value-type="float" office:value="0.010881" calcext:value-type="float">
            <text:p>0.010881</text:p>
          </table:table-cell>
          <table:table-cell office:value-type="float" office:value="0.002341" calcext:value-type="float">
            <text:p>0.00234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.95" calcext:value-type="float">
            <text:p>17.95</text:p>
          </table:table-cell>
          <table:table-cell office:value-type="float" office:value="807.668821" calcext:value-type="float">
            <text:p>807.668821</text:p>
          </table:table-cell>
          <table:table-cell office:value-type="float" office:value="0.003886" calcext:value-type="float">
            <text:p>0.003886</text:p>
          </table:table-cell>
          <table:table-cell office:value-type="float" office:value="1.814241" calcext:value-type="float">
            <text:p>1.814241</text:p>
          </table:table-cell>
          <table:table-cell office:value-type="float" office:value="0.012901" calcext:value-type="float">
            <text:p>0.012901</text:p>
          </table:table-cell>
          <table:table-cell office:value-type="float" office:value="0.003385" calcext:value-type="float">
            <text:p>0.003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814.296671" calcext:value-type="float">
            <text:p>814.296671</text:p>
          </table:table-cell>
          <table:table-cell office:value-type="float" office:value="0.0004" calcext:value-type="float">
            <text:p>0.0004</text:p>
          </table:table-cell>
          <table:table-cell office:value-type="float" office:value="0.357137" calcext:value-type="float">
            <text:p>0.357137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.012408" calcext:value-type="float">
            <text:p>0.0124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05" calcext:value-type="float">
            <text:p>18.05</text:p>
          </table:table-cell>
          <table:table-cell office:value-type="float" office:value="811.197251" calcext:value-type="float">
            <text:p>811.197251</text:p>
          </table:table-cell>
          <table:table-cell office:value-type="float" office:value="0.004298" calcext:value-type="float">
            <text:p>0.004298</text:p>
          </table:table-cell>
          <table:table-cell office:value-type="float" office:value="0.771818" calcext:value-type="float">
            <text:p>0.771818</text:p>
          </table:table-cell>
          <table:table-cell office:value-type="float" office:value="0.013013" calcext:value-type="float">
            <text:p>0.013013</text:p>
          </table:table-cell>
          <table:table-cell office:value-type="float" office:value="0.001701" calcext:value-type="float">
            <text:p>0.0017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05" calcext:value-type="float">
            <text:p>18.05</text:p>
          </table:table-cell>
          <table:table-cell office:value-type="float" office:value="807.260007" calcext:value-type="float">
            <text:p>807.260007</text:p>
          </table:table-cell>
          <table:table-cell office:value-type="float" office:value="0.004591" calcext:value-type="float">
            <text:p>0.004591</text:p>
          </table:table-cell>
          <table:table-cell office:value-type="float" office:value="1.900796" calcext:value-type="float">
            <text:p>1.900796</text:p>
          </table:table-cell>
          <table:table-cell office:value-type="float" office:value="0.015318" calcext:value-type="float">
            <text:p>0.015318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814.263568" calcext:value-type="float">
            <text:p>814.263568</text:p>
          </table:table-cell>
          <table:table-cell office:value-type="float" office:value="0.000407" calcext:value-type="float">
            <text:p>0.000407</text:p>
          </table:table-cell>
          <table:table-cell office:value-type="float" office:value="0.346461" calcext:value-type="float">
            <text:p>0.346461</text:p>
          </table:table-cell>
          <table:table-cell office:value-type="float" office:value="0.001201" calcext:value-type="float">
            <text:p>0.001201</text:p>
          </table:table-cell>
          <table:table-cell office:value-type="float" office:value="0.010388" calcext:value-type="float">
            <text:p>0.0103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15" calcext:value-type="float">
            <text:p>18.15</text:p>
          </table:table-cell>
          <table:table-cell office:value-type="float" office:value="811.152405" calcext:value-type="float">
            <text:p>811.152405</text:p>
          </table:table-cell>
          <table:table-cell office:value-type="float" office:value="0.004866" calcext:value-type="float">
            <text:p>0.004866</text:p>
          </table:table-cell>
          <table:table-cell office:value-type="float" office:value="0.841777" calcext:value-type="float">
            <text:p>0.841777</text:p>
          </table:table-cell>
          <table:table-cell office:value-type="float" office:value="0.014829" calcext:value-type="float">
            <text:p>0.014829</text:p>
          </table:table-cell>
          <table:table-cell office:value-type="float" office:value="0.001358" calcext:value-type="float">
            <text:p>0.0013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15" calcext:value-type="float">
            <text:p>18.15</text:p>
          </table:table-cell>
          <table:table-cell office:value-type="float" office:value="806.975512" calcext:value-type="float">
            <text:p>806.975512</text:p>
          </table:table-cell>
          <table:table-cell office:value-type="float" office:value="0.004977" calcext:value-type="float">
            <text:p>0.004977</text:p>
          </table:table-cell>
          <table:table-cell office:value-type="float" office:value="2.06328" calcext:value-type="float">
            <text:p>2.06328</text:p>
          </table:table-cell>
          <table:table-cell office:value-type="float" office:value="0.016809" calcext:value-type="float">
            <text:p>0.016809</text:p>
          </table:table-cell>
          <table:table-cell office:value-type="float" office:value="0.002088" calcext:value-type="float">
            <text:p>0.002088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814.229953" calcext:value-type="float">
            <text:p>814.229953</text:p>
          </table:table-cell>
          <table:table-cell office:value-type="float" office:value="0.000436" calcext:value-type="float">
            <text:p>0.000436</text:p>
          </table:table-cell>
          <table:table-cell office:value-type="float" office:value="0.333396" calcext:value-type="float">
            <text:p>0.333396</text:p>
          </table:table-cell>
          <table:table-cell office:value-type="float" office:value="0.001284" calcext:value-type="float">
            <text:p>0.001284</text:p>
          </table:table-cell>
          <table:table-cell office:value-type="float" office:value="0.008709" calcext:value-type="float">
            <text:p>0.00870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25" calcext:value-type="float">
            <text:p>18.25</text:p>
          </table:table-cell>
          <table:table-cell office:value-type="float" office:value="811.123251" calcext:value-type="float">
            <text:p>811.123251</text:p>
          </table:table-cell>
          <table:table-cell office:value-type="float" office:value="0.005531" calcext:value-type="float">
            <text:p>0.005531</text:p>
          </table:table-cell>
          <table:table-cell office:value-type="float" office:value="0.77395" calcext:value-type="float">
            <text:p>0.77395</text:p>
          </table:table-cell>
          <table:table-cell office:value-type="float" office:value="0.01675" calcext:value-type="float">
            <text:p>0.01675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18.25" calcext:value-type="float">
            <text:p>18.25</text:p>
          </table:table-cell>
          <table:table-cell office:value-type="float" office:value="806.617987" calcext:value-type="float">
            <text:p>806.617987</text:p>
          </table:table-cell>
          <table:table-cell office:value-type="float" office:value="0.005786" calcext:value-type="float">
            <text:p>0.005786</text:p>
          </table:table-cell>
          <table:table-cell office:value-type="float" office:value="1.942643" calcext:value-type="float">
            <text:p>1.942643</text:p>
          </table:table-cell>
          <table:table-cell office:value-type="float" office:value="0.019339" calcext:value-type="float">
            <text:p>0.019339</text:p>
          </table:table-cell>
          <table:table-cell office:value-type="float" office:value="0.001588" calcext:value-type="float">
            <text:p>0.001588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814.200797" calcext:value-type="float">
            <text:p>814.200797</text:p>
          </table:table-cell>
          <table:table-cell office:value-type="float" office:value="0.000469" calcext:value-type="float">
            <text:p>0.000469</text:p>
          </table:table-cell>
          <table:table-cell office:value-type="float" office:value="0.322553" calcext:value-type="float">
            <text:p>0.322553</text:p>
          </table:table-cell>
          <table:table-cell office:value-type="float" office:value="0.001382" calcext:value-type="float">
            <text:p>0.001382</text:p>
          </table:table-cell>
          <table:table-cell office:value-type="float" office:value="0.007277" calcext:value-type="float">
            <text:p>0.00727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35" calcext:value-type="float">
            <text:p>18.35</text:p>
          </table:table-cell>
          <table:table-cell office:value-type="float" office:value="811.080318" calcext:value-type="float">
            <text:p>811.080318</text:p>
          </table:table-cell>
          <table:table-cell office:value-type="float" office:value="0.007067" calcext:value-type="float">
            <text:p>0.007067</text:p>
          </table:table-cell>
          <table:table-cell office:value-type="float" office:value="0.91916" calcext:value-type="float">
            <text:p>0.91916</text:p>
          </table:table-cell>
          <table:table-cell office:value-type="float" office:value="0.021682" calcext:value-type="float">
            <text:p>0.021682</text:p>
          </table:table-cell>
          <table:table-cell office:value-type="float" office:value="0.000817" calcext:value-type="float">
            <text:p>0.000817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18.35" calcext:value-type="float">
            <text:p>18.35</text:p>
          </table:table-cell>
          <table:table-cell office:value-type="float" office:value="806.325897" calcext:value-type="float">
            <text:p>806.325897</text:p>
          </table:table-cell>
          <table:table-cell office:value-type="float" office:value="0.006786" calcext:value-type="float">
            <text:p>0.006786</text:p>
          </table:table-cell>
          <table:table-cell office:value-type="float" office:value="2.013061" calcext:value-type="float">
            <text:p>2.013061</text:p>
          </table:table-cell>
          <table:table-cell office:value-type="float" office:value="0.022783" calcext:value-type="float">
            <text:p>0.022783</text:p>
          </table:table-cell>
          <table:table-cell office:value-type="float" office:value="0.001261" calcext:value-type="float">
            <text:p>0.001261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814.173677" calcext:value-type="float">
            <text:p>814.173677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31015" calcext:value-type="float">
            <text:p>0.31015</text:p>
          </table:table-cell>
          <table:table-cell office:value-type="float" office:value="0.001414" calcext:value-type="float">
            <text:p>0.001414</text:p>
          </table:table-cell>
          <table:table-cell office:value-type="float" office:value="0.006108" calcext:value-type="float">
            <text:p>0.0061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45" calcext:value-type="float">
            <text:p>18.45</text:p>
          </table:table-cell>
          <table:table-cell office:value-type="float" office:value="811.039749" calcext:value-type="float">
            <text:p>811.039749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0.895526" calcext:value-type="float">
            <text:p>0.895526</text:p>
          </table:table-cell>
          <table:table-cell office:value-type="float" office:value="0.022911" calcext:value-type="float">
            <text:p>0.022911</text:p>
          </table:table-cell>
          <table:table-cell office:value-type="float" office:value="0.000668" calcext:value-type="float">
            <text:p>0.000668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18.45" calcext:value-type="float">
            <text:p>18.45</text:p>
          </table:table-cell>
          <table:table-cell office:value-type="float" office:value="806.028103" calcext:value-type="float">
            <text:p>806.028103</text:p>
          </table:table-cell>
          <table:table-cell office:value-type="float" office:value="0.007355" calcext:value-type="float">
            <text:p>0.007355</text:p>
          </table:table-cell>
          <table:table-cell office:value-type="float" office:value="2.092277" calcext:value-type="float">
            <text:p>2.092277</text:p>
          </table:table-cell>
          <table:table-cell office:value-type="float" office:value="0.024834" calcext:value-type="float">
            <text:p>0.024834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814.138847" calcext:value-type="float">
            <text:p>814.138847</text:p>
          </table:table-cell>
          <table:table-cell office:value-type="float" office:value="0.000505" calcext:value-type="float">
            <text:p>0.000505</text:p>
          </table:table-cell>
          <table:table-cell office:value-type="float" office:value="0.298253" calcext:value-type="float">
            <text:p>0.298253</text:p>
          </table:table-cell>
          <table:table-cell office:value-type="float" office:value="0.001491" calcext:value-type="float">
            <text:p>0.001491</text:p>
          </table:table-cell>
          <table:table-cell office:value-type="float" office:value="0.004796" calcext:value-type="float">
            <text:p>0.004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55" calcext:value-type="float">
            <text:p>18.55</text:p>
          </table:table-cell>
          <table:table-cell office:value-type="float" office:value="810.991853" calcext:value-type="float">
            <text:p>810.991853</text:p>
          </table:table-cell>
          <table:table-cell office:value-type="float" office:value="0.009197" calcext:value-type="float">
            <text:p>0.009197</text:p>
          </table:table-cell>
          <table:table-cell office:value-type="float" office:value="1.031912" calcext:value-type="float">
            <text:p>1.031912</text:p>
          </table:table-cell>
          <table:table-cell office:value-type="float" office:value="0.028639" calcext:value-type="float">
            <text:p>0.028639</text:p>
          </table:table-cell>
          <table:table-cell office:value-type="float" office:value="0.000491" calcext:value-type="float">
            <text:p>0.000491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18.55" calcext:value-type="float">
            <text:p>18.55</text:p>
          </table:table-cell>
          <table:table-cell office:value-type="float" office:value="805.614987" calcext:value-type="float">
            <text:p>805.614987</text:p>
          </table:table-cell>
          <table:table-cell office:value-type="float" office:value="0.009028" calcext:value-type="float">
            <text:p>0.009028</text:p>
          </table:table-cell>
          <table:table-cell office:value-type="float" office:value="2.734319" calcext:value-type="float">
            <text:p>2.734319</text:p>
          </table:table-cell>
          <table:table-cell office:value-type="float" office:value="0.031782" calcext:value-type="float">
            <text:p>0.031782</text:p>
          </table:table-cell>
          <table:table-cell office:value-type="float" office:value="0.000818" calcext:value-type="float">
            <text:p>0.000818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814.115987" calcext:value-type="float">
            <text:p>814.115987</text:p>
          </table:table-cell>
          <table:table-cell office:value-type="float" office:value="0.000569" calcext:value-type="float">
            <text:p>0.000569</text:p>
          </table:table-cell>
          <table:table-cell office:value-type="float" office:value="0.292187" calcext:value-type="float">
            <text:p>0.292187</text:p>
          </table:table-cell>
          <table:table-cell office:value-type="float" office:value="0.001673" calcext:value-type="float">
            <text:p>0.001673</text:p>
          </table:table-cell>
          <table:table-cell office:value-type="float" office:value="0.003962" calcext:value-type="float">
            <text:p>0.0039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65" calcext:value-type="float">
            <text:p>18.65</text:p>
          </table:table-cell>
          <table:table-cell office:value-type="float" office:value="810.978938" calcext:value-type="float">
            <text:p>810.978938</text:p>
          </table:table-cell>
          <table:table-cell office:value-type="float" office:value="0.00964" calcext:value-type="float">
            <text:p>0.00964</text:p>
          </table:table-cell>
          <table:table-cell office:value-type="float" office:value="0.878074" calcext:value-type="float">
            <text:p>0.878074</text:p>
          </table:table-cell>
          <table:table-cell office:value-type="float" office:value="0.029687" calcext:value-type="float">
            <text:p>0.029687</text:p>
          </table:table-cell>
          <table:table-cell office:value-type="float" office:value="0.000406" calcext:value-type="float">
            <text:p>0.000406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18.65" calcext:value-type="float">
            <text:p>18.65</text:p>
          </table:table-cell>
          <table:table-cell office:value-type="float" office:value="805.286694" calcext:value-type="float">
            <text:p>805.286694</text:p>
          </table:table-cell>
          <table:table-cell office:value-type="float" office:value="0.010348" calcext:value-type="float">
            <text:p>0.010348</text:p>
          </table:table-cell>
          <table:table-cell office:value-type="float" office:value="1.979402" calcext:value-type="float">
            <text:p>1.979402</text:p>
          </table:table-cell>
          <table:table-cell office:value-type="float" office:value="0.034673" calcext:value-type="float">
            <text:p>0.034673</text:p>
          </table:table-cell>
          <table:table-cell office:value-type="float" office:value="0.000568" calcext:value-type="float">
            <text:p>0.000568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814.092219" calcext:value-type="float">
            <text:p>814.092219</text:p>
          </table:table-cell>
          <table:table-cell office:value-type="float" office:value="0.000526" calcext:value-type="float">
            <text:p>0.000526</text:p>
          </table:table-cell>
          <table:table-cell office:value-type="float" office:value="0.288148" calcext:value-type="float">
            <text:p>0.288148</text:p>
          </table:table-cell>
          <table:table-cell office:value-type="float" office:value="0.001546" calcext:value-type="float">
            <text:p>0.001546</text:p>
          </table:table-cell>
          <table:table-cell office:value-type="float" office:value="0.0031" calcext:value-type="float">
            <text:p>0.00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75" calcext:value-type="float">
            <text:p>18.75</text:p>
          </table:table-cell>
          <table:table-cell office:value-type="float" office:value="810.958166" calcext:value-type="float">
            <text:p>810.958166</text:p>
          </table:table-cell>
          <table:table-cell office:value-type="float" office:value="0.00849" calcext:value-type="float">
            <text:p>0.00849</text:p>
          </table:table-cell>
          <table:table-cell office:value-type="float" office:value="0.667808" calcext:value-type="float">
            <text:p>0.667808</text:p>
          </table:table-cell>
          <table:table-cell office:value-type="float" office:value="0.025739" calcext:value-type="float">
            <text:p>0.025739</text:p>
          </table:table-cell>
          <table:table-cell office:value-type="float" office:value="0.000292" calcext:value-type="float">
            <text:p>0.000292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18.75" calcext:value-type="float">
            <text:p>18.75</text:p>
          </table:table-cell>
          <table:table-cell office:value-type="float" office:value="804.863713" calcext:value-type="float">
            <text:p>804.863713</text:p>
          </table:table-cell>
          <table:table-cell office:value-type="float" office:value="0.00981" calcext:value-type="float">
            <text:p>0.00981</text:p>
          </table:table-cell>
          <table:table-cell office:value-type="float" office:value="1.950417" calcext:value-type="float">
            <text:p>1.950417</text:p>
          </table:table-cell>
          <table:table-cell office:value-type="float" office:value="0.032757" calcext:value-type="float">
            <text:p>0.032757</text:p>
          </table:table-cell>
          <table:table-cell office:value-type="float" office:value="0.000432" calcext:value-type="float">
            <text:p>0.000432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814.065707" calcext:value-type="float">
            <text:p>814.065707</text:p>
          </table:table-cell>
          <table:table-cell office:value-type="float" office:value="0.00054" calcext:value-type="float">
            <text:p>0.00054</text:p>
          </table:table-cell>
          <table:table-cell office:value-type="float" office:value="0.282489" calcext:value-type="float">
            <text:p>0.282489</text:p>
          </table:table-cell>
          <table:table-cell office:value-type="float" office:value="0.001589" calcext:value-type="float">
            <text:p>0.001589</text:p>
          </table:table-cell>
          <table:table-cell office:value-type="float" office:value="0.002494" calcext:value-type="float">
            <text:p>0.00249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85" calcext:value-type="float">
            <text:p>18.85</text:p>
          </table:table-cell>
          <table:table-cell office:value-type="float" office:value="810.906368" calcext:value-type="float">
            <text:p>810.906368</text:p>
          </table:table-cell>
          <table:table-cell office:value-type="float" office:value="0.010407" calcext:value-type="float">
            <text:p>0.010407</text:p>
          </table:table-cell>
          <table:table-cell office:value-type="float" office:value="0.915366" calcext:value-type="float">
            <text:p>0.915366</text:p>
          </table:table-cell>
          <table:table-cell office:value-type="float" office:value="0.032326" calcext:value-type="float">
            <text:p>0.032326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18.85" calcext:value-type="float">
            <text:p>18.85</text:p>
          </table:table-cell>
          <table:table-cell office:value-type="float" office:value="804.603115" calcext:value-type="float">
            <text:p>804.603115</text:p>
          </table:table-cell>
          <table:table-cell office:value-type="float" office:value="0.011775" calcext:value-type="float">
            <text:p>0.011775</text:p>
          </table:table-cell>
          <table:table-cell office:value-type="float" office:value="2.221049" calcext:value-type="float">
            <text:p>2.221049</text:p>
          </table:table-cell>
          <table:table-cell office:value-type="float" office:value="0.040022" calcext:value-type="float">
            <text:p>0.040022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000001" calcext:value-type="float">
            <text:p>1E-06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814.039622" calcext:value-type="float">
            <text:p>814.039622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287062" calcext:value-type="float">
            <text:p>0.287062</text:p>
          </table:table-cell>
          <table:table-cell office:value-type="float" office:value="0.001911" calcext:value-type="float">
            <text:p>0.001911</text:p>
          </table:table-cell>
          <table:table-cell office:value-type="float" office:value="0.002036" calcext:value-type="float">
            <text:p>0.002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.95" calcext:value-type="float">
            <text:p>18.95</text:p>
          </table:table-cell>
          <table:table-cell office:value-type="float" office:value="810.874857" calcext:value-type="float">
            <text:p>810.874857</text:p>
          </table:table-cell>
          <table:table-cell office:value-type="float" office:value="0.012699" calcext:value-type="float">
            <text:p>0.012699</text:p>
          </table:table-cell>
          <table:table-cell office:value-type="float" office:value="0.905502" calcext:value-type="float">
            <text:p>0.905502</text:p>
          </table:table-cell>
          <table:table-cell office:value-type="float" office:value="0.039508" calcext:value-type="float">
            <text:p>0.039508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18.95" calcext:value-type="float">
            <text:p>18.95</text:p>
          </table:table-cell>
          <table:table-cell office:value-type="float" office:value="804.222026" calcext:value-type="float">
            <text:p>804.222026</text:p>
          </table:table-cell>
          <table:table-cell office:value-type="float" office:value="0.015147" calcext:value-type="float">
            <text:p>0.015147</text:p>
          </table:table-cell>
          <table:table-cell office:value-type="float" office:value="2.020056" calcext:value-type="float">
            <text:p>2.020056</text:p>
          </table:table-cell>
          <table:table-cell office:value-type="float" office:value="0.050783" calcext:value-type="float">
            <text:p>0.050783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814.019064" calcext:value-type="float">
            <text:p>814.019064</text:p>
          </table:table-cell>
          <table:table-cell office:value-type="float" office:value="0.000677" calcext:value-type="float">
            <text:p>0.000677</text:p>
          </table:table-cell>
          <table:table-cell office:value-type="float" office:value="0.280343" calcext:value-type="float">
            <text:p>0.280343</text:p>
          </table:table-cell>
          <table:table-cell office:value-type="float" office:value="0.001988" calcext:value-type="float">
            <text:p>0.001988</text:p>
          </table:table-cell>
          <table:table-cell office:value-type="float" office:value="0.001696" calcext:value-type="float">
            <text:p>0.0016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05" calcext:value-type="float">
            <text:p>19.05</text:p>
          </table:table-cell>
          <table:table-cell office:value-type="float" office:value="810.850009" calcext:value-type="float">
            <text:p>810.850009</text:p>
          </table:table-cell>
          <table:table-cell office:value-type="float" office:value="0.013288" calcext:value-type="float">
            <text:p>0.013288</text:p>
          </table:table-cell>
          <table:table-cell office:value-type="float" office:value="0.836671" calcext:value-type="float">
            <text:p>0.836671</text:p>
          </table:table-cell>
          <table:table-cell office:value-type="float" office:value="0.041143" calcext:value-type="float">
            <text:p>0.041143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19.05" calcext:value-type="float">
            <text:p>19.05</text:p>
          </table:table-cell>
          <table:table-cell office:value-type="float" office:value="803.823258" calcext:value-type="float">
            <text:p>803.823258</text:p>
          </table:table-cell>
          <table:table-cell office:value-type="float" office:value="0.016553" calcext:value-type="float">
            <text:p>0.016553</text:p>
          </table:table-cell>
          <table:table-cell office:value-type="float" office:value="1.932106" calcext:value-type="float">
            <text:p>1.932106</text:p>
          </table:table-cell>
          <table:table-cell office:value-type="float" office:value="0.055024" calcext:value-type="float">
            <text:p>0.055024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814.002607" calcext:value-type="float">
            <text:p>814.002607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0.274916" calcext:value-type="float">
            <text:p>0.274916</text:p>
          </table:table-cell>
          <table:table-cell office:value-type="float" office:value="0.002263" calcext:value-type="float">
            <text:p>0.002263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15" calcext:value-type="float">
            <text:p>19.15</text:p>
          </table:table-cell>
          <table:table-cell office:value-type="float" office:value="810.826055" calcext:value-type="float">
            <text:p>810.826055</text:p>
          </table:table-cell>
          <table:table-cell office:value-type="float" office:value="0.014535" calcext:value-type="float">
            <text:p>0.014535</text:p>
          </table:table-cell>
          <table:table-cell office:value-type="float" office:value="0.761702" calcext:value-type="float">
            <text:p>0.761702</text:p>
          </table:table-cell>
          <table:table-cell office:value-type="float" office:value="0.044725" calcext:value-type="float">
            <text:p>0.04472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001" calcext:value-type="float">
            <text:p>1E-06</text:p>
          </table:table-cell>
          <table:table-cell/>
          <table:table-cell office:value-type="float" office:value="19.15" calcext:value-type="float">
            <text:p>19.15</text:p>
          </table:table-cell>
          <table:table-cell office:value-type="float" office:value="803.645825" calcext:value-type="float">
            <text:p>803.645825</text:p>
          </table:table-cell>
          <table:table-cell office:value-type="float" office:value="0.021868" calcext:value-type="float">
            <text:p>0.021868</text:p>
          </table:table-cell>
          <table:table-cell office:value-type="float" office:value="2.937987" calcext:value-type="float">
            <text:p>2.937987</text:p>
          </table:table-cell>
          <table:table-cell office:value-type="float" office:value="0.077128" calcext:value-type="float">
            <text:p>0.077128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0.000002" calcext:value-type="float">
            <text:p>2E-06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813.967401" calcext:value-type="float">
            <text:p>813.967401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.274944" calcext:value-type="float">
            <text:p>0.274944</text:p>
          </table:table-cell>
          <table:table-cell office:value-type="float" office:value="0.002115" calcext:value-type="float">
            <text:p>0.002115</text:p>
          </table:table-cell>
          <table:table-cell office:value-type="float" office:value="0.001158" calcext:value-type="float">
            <text:p>0.00115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9.25" calcext:value-type="float">
            <text:p>19.25</text:p>
          </table:table-cell>
          <table:table-cell office:value-type="float" office:value="810.797905" calcext:value-type="float">
            <text:p>810.797905</text:p>
          </table:table-cell>
          <table:table-cell office:value-type="float" office:value="0.022892" calcext:value-type="float">
            <text:p>0.022892</text:p>
          </table:table-cell>
          <table:table-cell office:value-type="float" office:value="1.585621" calcext:value-type="float">
            <text:p>1.585621</text:p>
          </table:table-cell>
          <table:table-cell office:value-type="float" office:value="0.071639" calcext:value-type="float">
            <text:p>0.071639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02" calcext:value-type="float">
            <text:p>2E-06</text:p>
          </table:table-cell>
          <table:table-cell/>
          <table:table-cell office:value-type="float" office:value="19.25" calcext:value-type="float">
            <text:p>19.25</text:p>
          </table:table-cell>
          <table:table-cell office:value-type="float" office:value="803.119004" calcext:value-type="float">
            <text:p>803.119004</text:p>
          </table:table-cell>
          <table:table-cell office:value-type="float" office:value="0.021013" calcext:value-type="float">
            <text:p>0.021013</text:p>
          </table:table-cell>
          <table:table-cell office:value-type="float" office:value="2.738235" calcext:value-type="float">
            <text:p>2.738235</text:p>
          </table:table-cell>
          <table:table-cell office:value-type="float" office:value="0.071195" calcext:value-type="float">
            <text:p>0.07119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002" calcext:value-type="float">
            <text:p>2E-06</text:p>
          </table:table-cell>
        </table:table-row>
      </table:table>
      <table:named-expressions/>
      <table:database-ranges>
        <table:database-range table:name="__Anonymous_Sheet_DB__0" table:target-range-address="L.A1:L.E99" table:orientation="column"/>
        <table:database-range table:name="__Anonymous_Sheet_DB__3" table:target-range-address="A.A1:A.H49" table:contains-header="false">
          <table:sort>
            <table:sort-by table:field-number="2" table:data-type="automatic"/>
          </table:sort>
        </table:database-range>
        <table:database-range table:name="__Anonymous_Sheet_DB__8" table:target-range-address="Diagonalizar.Q3:Diagonalizar.W9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3">00/00/0000</text:date>, <text:time style:data-style-name="N2" text:time-value="14:19:24.285661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09:14:10.134890615</meta:creation-date>
    <dc:date>2019-03-23T14:54:11.871887300</dc:date>
    <meta:editing-duration>PT1H28M1S</meta:editing-duration>
    <meta:editing-cycles>8</meta:editing-cycles>
    <meta:generator>LibreOffice/6.2.0.3$Linux_X86_64 LibreOffice_project/98c6a8a1c6c7b144ce3cc729e34964b47ce25d62</meta:generator>
    <meta:document-statistic meta:table-count="9" meta:cell-count="4692" meta:object-count="0"/>
  </office:meta>
</office:document-meta>
</file>